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33" manifest:media-type=""/>
  <manifest:file-entry manifest:full-path="ObjectReplacements/Object 34" manifest:media-type=""/>
  <manifest:file-entry manifest:full-path="ObjectReplacements/Object 100" manifest:media-type=""/>
  <manifest:file-entry manifest:full-path="ObjectReplacements/Object 35" manifest:media-type=""/>
  <manifest:file-entry manifest:full-path="ObjectReplacements/Object 101" manifest:media-type=""/>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36" manifest:media-type=""/>
  <manifest:file-entry manifest:full-path="ObjectReplacements/Object 102" manifest:media-type=""/>
  <manifest:file-entry manifest:full-path="ObjectReplacements/Object 37" manifest:media-type=""/>
  <manifest:file-entry manifest:full-path="ObjectReplacements/Object 103" manifest:media-type="application/x-openoffice-gdimetafile;windows_formatname=&quot;GDIMetaFile&quot;"/>
  <manifest:file-entry manifest:full-path="ObjectReplacements/Object 38" manifest:media-type=""/>
  <manifest:file-entry manifest:full-path="ObjectReplacements/Object 104" manifest:media-type="application/x-openoffice-gdimetafile;windows_formatname=&quot;GDIMetaFile&quot;"/>
  <manifest:file-entry manifest:full-path="ObjectReplacements/Object 40" manifest:media-type=""/>
  <manifest:file-entry manifest:full-path="ObjectReplacements/Object 99" manifest:media-type=""/>
  <manifest:file-entry manifest:full-path="ObjectReplacements/Object 23" manifest:media-type=""/>
  <manifest:file-entry manifest:full-path="ObjectReplacements/Object 39" manifest:media-type=""/>
  <manifest:file-entry manifest:full-path="ObjectReplacements/Object 41" manifest:media-type=""/>
  <manifest:file-entry manifest:full-path="ObjectReplacements/Object 105" manifest:media-type=""/>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74" manifest:media-type=""/>
  <manifest:file-entry manifest:full-path="ObjectReplacements/Object 21" manifest:media-type="application/x-openoffice-gdimetafile;windows_formatname=&quot;GDIMetaFile&quot;"/>
  <manifest:file-entry manifest:full-path="ObjectReplacements/Object 110" manifest:media-type=""/>
  <manifest:file-entry manifest:full-path="ObjectReplacements/Object 120" manifest:media-type=""/>
  <manifest:file-entry manifest:full-path="ObjectReplacements/Object 24" manifest:media-type=""/>
  <manifest:file-entry manifest:full-path="ObjectReplacements/Object 31" manifest:media-type=""/>
  <manifest:file-entry manifest:full-path="ObjectReplacements/Object 112" manifest:media-type=""/>
  <manifest:file-entry manifest:full-path="ObjectReplacements/Object 46" manifest:media-type=""/>
  <manifest:file-entry manifest:full-path="ObjectReplacements/Object 32" manifest:media-type=""/>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1" manifest:media-type=""/>
  <manifest:file-entry manifest:full-path="ObjectReplacements/Object 98" manifest:media-type=""/>
  <manifest:file-entry manifest:full-path="ObjectReplacements/Object 97" manifest:media-type=""/>
  <manifest:file-entry manifest:full-path="ObjectReplacements/Object 45" manifest:media-type=""/>
  <manifest:file-entry manifest:full-path="ObjectReplacements/Object 109" manifest:media-type=""/>
  <manifest:file-entry manifest:full-path="ObjectReplacements/Object 44" manifest:media-type=""/>
  <manifest:file-entry manifest:full-path="ObjectReplacements/Object 108" manifest:media-type=""/>
  <manifest:file-entry manifest:full-path="ObjectReplacements/Object 26" manifest:media-type="application/x-openoffice-gdimetafile;windows_formatname=&quot;GDIMetaFile&quot;"/>
  <manifest:file-entry manifest:full-path="ObjectReplacements/Object 43" manifest:media-type=""/>
  <manifest:file-entry manifest:full-path="ObjectReplacements/Object 107" manifest:media-type=""/>
  <manifest:file-entry manifest:full-path="ObjectReplacements/Object 25" manifest:media-type="application/x-openoffice-gdimetafile;windows_formatname=&quot;GDIMetaFile&quot;"/>
  <manifest:file-entry manifest:full-path="ObjectReplacements/Object 42" manifest:media-type=""/>
  <manifest:file-entry manifest:full-path="ObjectReplacements/Object 106" manifest:media-type=""/>
  <manifest:file-entry manifest:full-path="ObjectReplacements/Object 70" manifest:media-type="application/x-openoffice-gdimetafile;windows_formatname=&quot;GDIMetaFile&quot;"/>
  <manifest:file-entry manifest:full-path="ObjectReplacements/Object 92" manifest:media-type=""/>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
  <manifest:file-entry manifest:full-path="ObjectReplacements/Object 73" manifest:media-type=""/>
  <manifest:file-entry manifest:full-path="ObjectReplacements/Object 7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
  <manifest:file-entry manifest:full-path="ObjectReplacements/Object 55" manifest:media-type="application/x-openoffice-gdimetafile;windows_formatname=&quot;GDIMetaFile&quot;"/>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fo:font-size="14pt" fo:font-weight="bold" style:font-size-asian="14pt" style:font-weight-asian="bold" style:font-style-complex="italic" style:font-weight-complex="bold"/>
    </style:style>
    <style:style style:name="P2" style:family="paragraph" style:parent-style-name="Standard" style:list-style-name="">
      <style:text-properties fo:color="#000000" fo:font-size="14pt" fo:font-weight="bold" style:font-size-asian="14pt" style:font-weight-asian="bold" style:font-style-complex="italic" style:font-weight-complex="bold"/>
    </style:style>
    <style:style style:name="P3" style:family="paragraph" style:parent-style-name="Standard">
      <style:text-properties fo:color="#000000" fo:font-size="11pt" style:font-size-asian="11pt" style:font-style-complex="italic" style:font-weight-complex="bold"/>
    </style:style>
    <style:style style:name="P4" style:family="paragraph" style:parent-style-name="Standard">
      <style:text-properties fo:color="#000000" style:font-style-complex="italic" style:font-weight-complex="bold"/>
    </style:style>
    <style:style style:name="P5" style:family="paragraph" style:parent-style-name="Standard">
      <style:paragraph-properties fo:orphans="0" fo:widows="0"/>
      <style:text-properties fo:color="#000000" style:font-style-complex="italic" style:font-weight-complex="bold"/>
    </style:style>
    <style:style style:name="P6" style:family="paragraph" style:parent-style-name="Standard">
      <style:paragraph-properties fo:text-align="justify" style:justify-single-word="false"/>
      <style:text-properties fo:color="#000000" style:font-name-asian="Times New Roman1"/>
    </style:style>
    <style:style style:name="P7" style:family="paragraph" style:parent-style-name="Standard">
      <style:text-properties fo:color="#000000" fo:font-weight="bold" style:font-weight-asian="bold" style:font-style-complex="italic" style:font-weight-complex="bold"/>
    </style:style>
    <style:style style:name="P8" style:family="paragraph" style:parent-style-name="Standard" style:list-style-name="">
      <style:text-properties fo:color="#000000" fo:font-weight="bold" style:font-weight-asian="bold" style:font-style-complex="italic" style:font-weight-complex="bold"/>
    </style:style>
    <style:style style:name="P9" style:family="paragraph" style:parent-style-name="Standard">
      <style:paragraph-properties fo:text-align="justify" style:justify-single-word="false"/>
      <style:text-properties fo:color="#000000" fo:font-weight="bold" style:font-weight-asian="bold" style:font-style-complex="italic" style:font-weight-complex="bold"/>
    </style:style>
    <style:style style:name="P10" style:family="paragraph" style:parent-style-name="Standard" style:list-style-name="">
      <style:paragraph-properties fo:text-align="justify" style:justify-single-word="false"/>
      <style:text-properties fo:color="#000000" fo:font-weight="bold" style:font-weight-asian="bold" style:font-style-complex="italic" style:font-weight-complex="bold"/>
    </style:style>
    <style:style style:name="P11" style:family="paragraph" style:parent-style-name="Standard">
      <style:paragraph-properties fo:orphans="0" fo:widows="0"/>
      <style:text-properties fo:color="#000000" fo:font-weight="bold" style:font-weight-asian="bold" style:font-style-complex="italic" style:font-weight-complex="bold"/>
    </style:style>
    <style:style style:name="P12" style:family="paragraph" style:parent-style-name="Standard">
      <style:text-properties fo:color="#000000" fo:font-weight="bold" style:font-weight-asian="bold"/>
    </style:style>
    <style:style style:name="P13" style:family="paragraph" style:parent-style-name="Standard">
      <style:paragraph-properties fo:text-align="justify" style:justify-single-word="false"/>
      <style:text-properties fo:color="#000000" fo:font-weight="bold" style:font-weight-asian="bold"/>
    </style:style>
    <style:style style:name="P14" style:family="paragraph" style:parent-style-name="Standard">
      <style:paragraph-properties fo:text-align="justify" style:justify-single-word="false"/>
      <style:text-properties fo:color="#000000"/>
    </style:style>
    <style:style style:name="P15" style:family="paragraph" style:parent-style-name="Standard">
      <style:paragraph-properties fo:text-align="justify" style:justify-single-word="false" fo:orphans="0" fo:widows="0"/>
      <style:text-properties fo:color="#000000" fo:language="en" fo:country="CA"/>
    </style:style>
    <style:style style:name="P16" style:family="paragraph" style:parent-style-name="Standard">
      <style:text-properties fo:color="#000000" fo:language="en" fo:country="CA" style:font-style-complex="italic" style:font-weight-complex="bold"/>
    </style:style>
    <style:style style:name="P17" style:family="paragraph" style:parent-style-name="Standard">
      <style:paragraph-properties fo:text-align="justify" style:justify-single-word="false"/>
      <style:text-properties fo:color="#000000" fo:language="en" fo:country="CA" style:font-name-asian="F" style:font-style-complex="italic" style:font-weight-complex="bold"/>
    </style:style>
    <style:style style:name="P18" style:family="paragraph" style:parent-style-name="Standard">
      <style:paragraph-properties fo:text-align="justify" style:justify-single-word="false"/>
      <style:text-properties fo:color="#000000" fo:language="en" fo:country="CA" fo:font-weight="bold" style:font-weight-asian="bold" style:font-style-complex="italic" style:font-weight-complex="bold"/>
    </style:style>
    <style:style style:name="P19" style:family="paragraph" style:parent-style-name="Standard">
      <style:text-properties fo:color="#000000"/>
    </style:style>
    <style:style style:name="P20" style:family="paragraph" style:parent-style-name="Standard" style:list-style-nam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fo:orphans="0" fo:widows="0"/>
    </style:style>
    <style:style style:name="P23" style:family="paragraph" style:parent-style-name="Standard" style:list-style-name="">
      <style:paragraph-properties fo:text-align="justify" style:justify-single-word="false"/>
    </style:style>
    <style:style style:name="P24" style:family="paragraph" style:parent-style-name="Standard">
      <style:text-properties style:font-name-asian="Times New Roman1"/>
    </style:style>
    <style:style style:name="P25" style:family="paragraph" style:parent-style-name="Standard">
      <style:text-properties fo:color="#a6a6a6" fo:font-size="9.5pt" style:font-size-asian="9.5pt" style:font-size-complex="9.5pt"/>
    </style:style>
    <style:style style:name="P26" style:family="paragraph" style:parent-style-name="Standard">
      <style:text-properties fo:color="#808080" fo:font-weight="bold" style:font-weight-asian="bold" style:font-style-complex="italic" style:font-weight-complex="bold"/>
    </style:style>
    <style:style style:name="P27" style:family="paragraph" style:parent-style-name="Standard" style:list-style-name="">
      <style:text-properties fo:color="#808080" style:font-style-complex="italic" style:font-weight-complex="bold"/>
    </style:style>
    <style:style style:name="P28" style:family="paragraph" style:parent-style-name="Standard">
      <style:text-properties fo:font-size="14pt" fo:font-weight="bold" style:font-size-asian="14pt" style:font-weight-asian="bold"/>
    </style:style>
    <style:style style:name="P29" style:family="paragraph" style:parent-style-name="Standard">
      <style:text-properties fo:font-size="14pt" style:font-size-asian="14pt"/>
    </style:style>
    <style:style style:name="P30" style:family="paragraph" style:parent-style-name="Standard" style:list-style-name="">
      <style:text-properties fo:font-weight="bold" style:font-weight-asian="bold"/>
    </style:style>
    <style:style style:name="P31" style:family="paragraph" style:parent-style-name="Standard">
      <style:paragraph-properties fo:text-align="justify" style:justify-single-word="false"/>
      <style:text-properties fo:font-weight="bold" style:font-weight-asian="bold"/>
    </style:style>
    <style:style style:name="P32" style:family="paragraph" style:parent-style-name="Standard">
      <style:text-properties fo:language="en" fo:country="CA"/>
    </style:style>
    <style:style style:name="P33" style:family="paragraph" style:parent-style-name="Standard">
      <style:paragraph-properties fo:orphans="0" fo:widows="0"/>
    </style:style>
    <style:style style:name="P34" style:family="paragraph" style:parent-style-name="Standard">
      <style:paragraph-properties fo:text-align="justify" style:justify-single-word="false" fo:break-before="page"/>
      <style:text-properties style:font-name-asian="Times New Roman1"/>
    </style:style>
    <style:style style:name="P35" style:family="paragraph" style:parent-style-name="Standard">
      <style:paragraph-properties fo:margin-left="0cm" fo:margin-right="0cm" fo:text-indent="1.27cm" style:auto-text-indent="false"/>
    </style:style>
    <style:style style:name="P36" style:family="paragraph" style:parent-style-name="Standard">
      <style:paragraph-properties fo:margin-left="0cm" fo:margin-right="0cm" fo:text-align="justify" style:justify-single-word="false" fo:text-indent="1.27cm" style:auto-text-indent="false"/>
    </style:style>
    <style:style style:name="P37" style:family="paragraph" style:parent-style-name="Standard" style:list-style-name="">
      <style:paragraph-properties fo:margin-left="0cm" fo:margin-right="0cm" fo:text-align="justify" style:justify-single-word="false" fo:text-indent="1.27cm" style:auto-text-indent="false"/>
    </style:style>
    <style:style style:name="P38" style:family="paragraph" style:parent-style-name="Standard">
      <style:paragraph-properties fo:margin-left="0cm" fo:margin-right="0cm" fo:text-align="justify" style:justify-single-word="false" fo:orphans="0" fo:widows="0" fo:text-indent="1.27cm" style:auto-text-indent="false"/>
    </style:style>
    <style:style style:name="P39" style:family="paragraph" style:parent-style-name="Standard">
      <style:paragraph-properties fo:margin-left="0cm" fo:margin-right="0cm" fo:text-align="justify" style:justify-single-word="false" fo:text-indent="1.27cm" style:auto-text-indent="false"/>
      <style:text-properties fo:color="#000000" style:font-style-complex="italic" style:font-weight-complex="bold"/>
    </style:style>
    <style:style style:name="P40" style:family="paragraph" style:parent-style-name="Standard" style:list-style-name="">
      <style:paragraph-properties fo:margin-left="0cm" fo:margin-right="0cm" fo:text-align="justify" style:justify-single-word="false" fo:text-indent="1.27cm" style:auto-text-indent="false"/>
      <style:text-properties fo:color="#000000" style:font-style-complex="italic" style:font-weight-complex="bold"/>
    </style:style>
    <style:style style:name="P41" style:family="paragraph" style:parent-style-name="Standard">
      <style:paragraph-properties fo:margin-left="0cm" fo:margin-right="0cm" fo:text-indent="1.27cm" style:auto-text-indent="false"/>
      <style:text-properties fo:color="#000000" fo:font-weight="bold" style:font-weight-asian="bold" style:font-style-complex="italic" style:font-weight-complex="bold"/>
    </style:style>
    <style:style style:name="P42" style:family="paragraph" style:parent-style-name="Standard">
      <style:paragraph-properties fo:margin-left="1.129cm" fo:margin-right="0cm" fo:orphans="0" fo:widows="0" fo:text-indent="-1.129cm" style:auto-text-indent="false"/>
    </style:style>
    <style:style style:name="P43" style:family="paragraph" style:parent-style-name="Standard">
      <style:paragraph-properties fo:margin-left="1.129cm" fo:margin-right="0cm" fo:orphans="0" fo:widows="0" fo:text-indent="-1.129cm" style:auto-text-indent="false"/>
      <style:text-properties fo:font-weight="bold" style:font-weight-asian="bold"/>
    </style:style>
    <style:style style:name="P44" style:family="paragraph" style:parent-style-name="Standard" style:master-page-name="Standard">
      <style:paragraph-properties style:page-number="auto"/>
    </style:style>
    <style:style style:name="T1" style:family="text">
      <style:text-properties fo:color="#000000" fo:font-size="13pt" fo:font-weight="bold" style:font-size-asian="13pt" style:font-weight-asian="bold" style:font-size-complex="13pt" style:font-style-complex="italic" style:font-weight-complex="bold"/>
    </style:style>
    <style:style style:name="T2" style:family="text">
      <style:text-properties fo:color="#000000" style:font-style-complex="italic" style:font-weight-complex="bold"/>
    </style:style>
    <style:style style:name="T3" style:family="text">
      <style:text-properties fo:color="#000000" style:font-style-complex="italic" style:font-weight-complex="bold" fo:background-color="#ffff00"/>
    </style:style>
    <style:style style:name="T4" style:family="text">
      <style:text-properties fo:color="#000000" officeooo:rsid="00036561" style:font-style-complex="italic" style:font-weight-complex="bold"/>
    </style:style>
    <style:style style:name="T5" style:family="text">
      <style:text-properties fo:color="#000000" style:text-position="super 58%" style:font-style-complex="italic" style:font-weight-complex="bold"/>
    </style:style>
    <style:style style:name="T6" style:family="text">
      <style:text-properties fo:color="#000000" style:text-position="super 58%" fo:font-size="11pt" style:font-size-asian="11pt" style:font-style-complex="italic" style:font-weight-complex="bold"/>
    </style:style>
    <style:style style:name="T7" style:family="text">
      <style:text-properties fo:color="#000000" style:text-position="super 58%" fo:language="en" fo:country="CA" style:font-style-complex="italic" style:font-weight-complex="bold"/>
    </style:style>
    <style:style style:name="T8" style:family="text">
      <style:text-properties fo:color="#000000" style:text-position="super 58%" fo:language="en" fo:country="CA" fo:font-style="italic" style:font-style-asian="italic"/>
    </style:style>
    <style:style style:name="T9" style:family="text">
      <style:text-properties fo:color="#000000" style:text-position="super 58%"/>
    </style:style>
    <style:style style:name="T10" style:family="text">
      <style:text-properties fo:color="#000000" style:text-position="super 58%"/>
    </style:style>
    <style:style style:name="T11" style:family="text">
      <style:text-properties fo:color="#000000" fo:font-size="11pt" style:font-size-asian="11pt" style:font-style-complex="italic" style:font-weight-complex="bold"/>
    </style:style>
    <style:style style:name="T12" style:family="text">
      <style:text-properties fo:color="#000000" fo:font-size="11pt" fo:font-weight="bold" style:font-size-asian="11pt" style:font-weight-asian="bold" style:font-style-complex="italic" style:font-weight-complex="bold"/>
    </style:style>
    <style:style style:name="T13" style:family="text">
      <style:text-properties fo:color="#000000" fo:font-size="14pt" fo:font-weight="bold" style:font-size-asian="14pt" style:font-weight-asian="bold" style:font-style-complex="italic" style:font-weight-complex="bold"/>
    </style:style>
    <style:style style:name="T14" style:family="text">
      <style:text-properties fo:color="#000000" style:font-name-asian="Times New Roman1"/>
    </style:style>
    <style:style style:name="T15" style:family="text">
      <style:text-properties fo:color="#000000"/>
    </style:style>
    <style:style style:name="T16" style:family="text">
      <style:text-properties fo:color="#000000" fo:font-weight="bold" style:font-weight-asian="bold" style:font-style-complex="italic" style:font-weight-complex="bold"/>
    </style:style>
    <style:style style:name="T17" style:family="text">
      <style:text-properties fo:color="#000000" fo:font-weight="bold" style:font-weight-asian="bold"/>
    </style:style>
    <style:style style:name="T18" style:family="text">
      <style:text-properties fo:color="#000000" fo:font-weight="bold" style:font-weight-asian="bold" style:font-weight-complex="bold"/>
    </style:style>
    <style:style style:name="T19" style:family="text">
      <style:text-properties fo:color="#000000" fo:font-weight="bold" style:font-weight-asian="bold"/>
    </style:style>
    <style:style style:name="T20" style:family="text">
      <style:text-properties fo:color="#000000" fo:font-weight="bold" style:font-name-asian="Times New Roman1" style:font-weight-asian="bold" style:font-weight-complex="bold"/>
    </style:style>
    <style:style style:name="T21" style:family="text">
      <style:text-properties fo:color="#000000" fo:font-weight="bold" style:font-name-asian="Calibri1" style:font-weight-asian="bold"/>
    </style:style>
    <style:style style:name="T22" style:family="text">
      <style:text-properties fo:color="#000000" fo:language="el" fo:country="GR" fo:font-weight="bold" style:font-name-asian="Calibri1" style:font-weight-asian="bold" style:font-style-complex="italic" style:font-weight-complex="bold"/>
    </style:style>
    <style:style style:name="T23" style:family="text">
      <style:text-properties fo:color="#000000" fo:language="el" fo:country="GR" fo:font-weight="bold" style:font-name-asian="Calibri1" style:font-weight-asian="bold"/>
    </style:style>
    <style:style style:name="T24" style:family="text">
      <style:text-properties fo:color="#000000" fo:language="el" fo:country="GR" fo:font-weight="bold" style:font-weight-asian="bold"/>
    </style:style>
    <style:style style:name="T25" style:family="text">
      <style:text-properties fo:color="#000000" fo:language="el" fo:country="GR" fo:font-weight="bold" style:font-weight-asian="bold"/>
    </style:style>
    <style:style style:name="T26" style:family="text">
      <style:text-properties fo:color="#000000" fo:language="el" fo:country="GR"/>
    </style:style>
    <style:style style:name="T27" style:family="text">
      <style:text-properties fo:color="#000000" fo:language="el" fo:country="GR"/>
    </style:style>
    <style:style style:name="T28" style:family="text">
      <style:text-properties fo:color="#000000" fo:language="el" fo:country="GR" style:font-style-complex="italic" style:font-weight-complex="bold"/>
    </style:style>
    <style:style style:name="T29" style:family="text">
      <style:text-properties fo:color="#000000" fo:language="el" fo:country="GR" style:font-name-asian="Calibri1" style:font-style-complex="italic" style:font-weight-complex="bold"/>
    </style:style>
    <style:style style:name="T30" style:family="text">
      <style:text-properties fo:color="#000000" fo:language="en" fo:country="CA" style:font-style-complex="italic" style:font-weight-complex="bold"/>
    </style:style>
    <style:style style:name="T31" style:family="text">
      <style:text-properties fo:color="#000000" fo:language="en" fo:country="CA" fo:font-style="italic" style:font-style-asian="italic" style:font-style-complex="italic" style:font-weight-complex="bold"/>
    </style:style>
    <style:style style:name="T32" style:family="text">
      <style:text-properties fo:color="#000000" fo:language="en" fo:country="CA" fo:font-style="italic" style:font-style-asian="italic"/>
    </style:style>
    <style:style style:name="T33" style:family="text">
      <style:text-properties fo:color="#000000" fo:language="en" fo:country="CA" fo:font-style="italic" style:font-name-asian="F" style:font-style-asian="italic"/>
    </style:style>
    <style:style style:name="T34" style:family="text">
      <style:text-properties fo:color="#000000" fo:language="en" fo:country="CA"/>
    </style:style>
    <style:style style:name="T35" style:family="text">
      <style:text-properties fo:color="#000000" fo:language="en" fo:country="CA" style:font-name-asian="F"/>
    </style:style>
    <style:style style:name="T36" style:family="text">
      <style:text-properties fo:color="#000000" fo:language="en" fo:country="CA" style:font-name-asian="F"/>
    </style:style>
    <style:style style:name="T37" style:family="text">
      <style:text-properties fo:color="#000000" fo:language="en" fo:country="CA" style:font-name-asian="F" style:font-style-complex="italic" style:font-weight-complex="bold"/>
    </style:style>
    <style:style style:name="T38" style:family="text">
      <style:text-properties fo:color="#000000" fo:language="en" fo:country="CA"/>
    </style:style>
    <style:style style:name="T39" style:family="text">
      <style:text-properties fo:color="#000000"/>
    </style:style>
    <style:style style:name="T40" style:family="text">
      <style:text-properties fo:color="#000000" fo:background-color="#ffff00"/>
    </style:style>
    <style:style style:name="T41" style:family="text">
      <style:text-properties fo:color="#000000" style:font-name-asian="Calibri1"/>
    </style:style>
    <style:style style:name="T42" style:family="text">
      <style:text-properties fo:color="#000000" fo:font-style="italic" style:font-style-asian="italic"/>
    </style:style>
    <style:style style:name="T43" style:family="text">
      <style:text-properties fo:color="#000000" fo:font-style="italic" style:font-style-asian="italic" style:font-style-complex="italic" style:font-weight-complex="bold"/>
    </style:style>
    <style:style style:name="T44" style:family="text">
      <style:text-properties fo:color="#000000" fo:font-style="italic" style:font-style-asian="italic" style:font-style-complex="italic"/>
    </style:style>
    <style:style style:name="T45" style:family="text">
      <style:text-properties fo:color="#000000" fo:font-style="italic" style:font-style-asian="italic"/>
    </style:style>
    <style:style style:name="T46" style:family="text">
      <style:text-properties fo:color="#000000" fo:font-style="italic" fo:font-weight="bold" style:font-style-asian="italic" style:font-weight-asian="bold"/>
    </style:style>
    <style:style style:name="T47" style:family="text">
      <style:text-properties fo:color="#000000" fo:font-style="italic" fo:font-weight="bold" style:font-name-asian="Calibri1" style:font-style-asian="italic" style:font-weight-asian="bold"/>
    </style:style>
    <style:style style:name="T48" style:family="text">
      <style:text-properties fo:color="#000000" fo:font-style="italic" style:font-name-asian="Times New Roman1" style:font-style-asian="italic"/>
    </style:style>
    <style:style style:name="T49" style:family="text">
      <style:text-properties fo:color="#000000" fo:font-style="italic" style:font-name-asian="Calibri1" style:font-style-asian="italic"/>
    </style:style>
    <style:style style:name="T50" style:family="text">
      <style:text-properties fo:color="#000000" style:font-name-asian="F" style:font-style-complex="italic" style:font-weight-complex="bold"/>
    </style:style>
    <style:style style:name="T51" style:family="text">
      <style:text-properties fo:color="#000000" style:text-position="sub 58%" style:font-style-complex="italic" style:font-weight-complex="bold"/>
    </style:style>
    <style:style style:name="T52" style:family="text">
      <style:text-properties fo:color="#000000" style:text-position="sub 58%"/>
    </style:style>
    <style:style style:name="T53" style:family="text">
      <style:text-properties style:font-name-asian="Times New Roman1"/>
    </style:style>
    <style:style style:name="T54" style:family="text">
      <style:text-properties style:text-position="super 58%"/>
    </style:style>
    <style:style style:name="T55" style:family="text">
      <style:text-properties style:text-position="super 58%" fo:language="en" fo:country="CA"/>
    </style:style>
    <style:style style:name="T56" style:family="text">
      <style:text-properties fo:language="en" fo:country="CA"/>
    </style:style>
    <style:style style:name="T57" style:family="text">
      <style:text-properties fo:language="en" fo:country="CA" fo:font-style="italic" style:font-style-asian="italic"/>
    </style:style>
    <style:style style:name="T58" style:family="text">
      <style:text-properties fo:language="en" fo:country="CA" fo:font-weight="bold" style:font-weight-asian="bold"/>
    </style:style>
    <style:style style:name="T59" style:family="text">
      <style:text-properties fo:language="en" fo:country="CA" officeooo:rsid="00036561"/>
    </style:style>
    <style:style style:name="T60" style:family="text">
      <style:text-properties fo:font-style="italic" style:font-style-asian="italic"/>
    </style:style>
    <style:style style:name="T61" style:family="text">
      <style:text-properties fo:font-style="italic" style:font-style-asian="italic" style:font-style-complex="italic"/>
    </style:style>
    <style:style style:name="T62" style:family="text">
      <style:text-properties fo:font-style="italic" style:font-name-asian="Times New Roman1" style:font-style-asian="italic"/>
    </style:style>
    <style:style style:name="T63" style:family="text">
      <style:text-properties fo:font-style="italic" style:font-name-asian="Times New Roman1" style:font-style-asian="italic" style:font-style-complex="italic"/>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language="el" fo:country="GR"/>
    </style:style>
    <style:style style:name="T67" style:family="text">
      <style:text-properties fo:language="el" fo:country="GR" fo:font-weight="bold" style:font-weight-asian="bold"/>
    </style:style>
    <style:style style:name="T68" style:family="text">
      <style:text-properties fo:color="#808080" style:font-style-complex="italic" style:font-weight-complex="bold"/>
    </style:style>
    <style:style style:name="T69" style:family="text">
      <style:text-properties fo:color="#808080"/>
    </style:style>
    <style:style style:name="T70" style:family="text">
      <style:text-properties fo:color="#808080" fo:font-weight="bold" style:font-weight-asian="bold" style:font-style-complex="italic" style:font-weight-complex="bold"/>
    </style:style>
    <style:style style:name="T71" style:family="text">
      <style:text-properties fo:color="#808080" fo:font-size="14pt" fo:font-weight="bold" style:font-size-asian="14pt" style:font-weight-asian="bold"/>
    </style:style>
    <style:style style:name="T72" style:family="text">
      <style:text-properties fo:color="#808080" fo:font-size="14pt" style:font-size-asian="14pt"/>
    </style:style>
    <style:style style:name="T73" style:family="text">
      <style:text-properties fo:color="#a6a6a6" fo:font-weight="bold" style:font-weight-asian="bold" style:font-style-complex="italic" style:font-weight-complex="bold"/>
    </style:style>
    <style:style style:name="T74" style:family="text">
      <style:text-properties fo:color="#d9d9d9"/>
    </style:style>
    <style:style style:name="T75" style:family="text">
      <style:text-properties fo:color="#d9d9d9" fo:background-color="#ffffff" loext:char-shading-value="0" style:font-name-asian="Times New Roman1"/>
    </style:style>
    <style:style style:name="T76" style:family="text">
      <style:text-properties fo:color="#d9d9d9" style:font-style-complex="italic" style:font-weight-complex="bold"/>
    </style:style>
    <style:style style:name="T77" style:family="text">
      <style:text-properties fo:color="#d9d9d9" fo:font-weight="bold" fo:background-color="#ffffff" loext:char-shading-value="0" style:font-name-asian="Times New Roman1" style:font-weight-asian="bold" style:font-weight-complex="bold"/>
    </style:style>
    <style:style style:name="T78" style:family="text">
      <style:text-properties fo:color="#d9d9d9" fo:font-weight="bold" fo:background-color="#ffffff" loext:char-shading-value="0" style:font-name-asian="Calibri1" style:font-weight-asian="bold"/>
    </style:style>
    <style:style style:name="T79" style:family="text">
      <style:text-properties style:font-weight-complex="bold"/>
    </style:style>
    <style:style style:name="T80" style:family="text">
      <style:text-properties style:text-position="sub 58%"/>
    </style:style>
    <style:style style:name="T81" style:family="text">
      <style:text-properties fo:color="#333333" fo:background-color="#ffffff" loext:char-shading-value="0" style:font-name-asian="Times New Roman1"/>
    </style:style>
    <style:style style:name="T82" style:family="text">
      <style:text-properties fo:color="#333333" fo:background-color="#ffffff" loext:char-shading-value="0" style:font-name-asian="Times New Roman1" style:font-weight-complex="bold"/>
    </style:style>
    <style:style style:name="T83" style:family="text">
      <style:text-properties fo:color="#333333" fo:background-color="#ffffff" loext:char-shading-value="0" style:font-name-asian="Calibri1"/>
    </style:style>
    <style:style style:name="T84" style:family="text">
      <style:text-properties fo:color="#333333" style:text-position="super 58%" fo:background-color="#ffffff" loext:char-shading-value="0" style:font-name-asian="Times New Roman1"/>
    </style:style>
    <style:style style:name="T85" style:family="text">
      <style:text-properties fo:color="#333333" fo:font-style="italic" fo:background-color="#ffffff" loext:char-shading-value="0" style:font-name-asian="Times New Roman1" style:font-style-asian="italic" style:font-style-complex="italic"/>
    </style:style>
    <style:style style:name="T86" style:family="text">
      <style:text-properties fo:color="#333333" fo:font-weight="bold" fo:background-color="#ffffff" loext:char-shading-value="0" style:font-name-asian="Times New Roman1" style:font-weight-asian="bold" style:font-weight-complex="bold"/>
    </style:style>
    <style:style style:name="T87" style:family="text">
      <style:text-properties fo:color="#333333" fo:font-weight="bold" fo:background-color="#ffffff" loext:char-shading-value="0" style:font-name-asian="Calibri1" style:font-weight-asian="bold"/>
    </style:style>
    <style:style style:name="T88" style:family="text">
      <style:text-properties fo:color="#333333" style:text-position="sub 58%" fo:background-color="#ffffff" loext:char-shading-value="0" style:font-name-asian="Times New Roman1"/>
    </style:style>
    <style:style style:name="T89" style:family="text">
      <style:text-properties fo:color="#333333" fo:language="en" fo:country="CA" fo:background-color="#ffffff" loext:char-shading-value="0" style:font-name-asian="Times New Roman1"/>
    </style:style>
    <style:style style:name="T90" style:family="text">
      <style:text-properties fo:color="#222222" fo:background-color="#ffffff" loext:char-shading-value="0" style:font-name-asian="Times New Roman1"/>
    </style:style>
    <style:style style:name="T91" style:family="text">
      <style:text-properties fo:font-size="14pt" fo:font-weight="bold" style:font-size-asian="14pt" style:font-weight-asian="bold"/>
    </style:style>
    <style:style style:name="T92" style:family="text">
      <style:text-properties fo:color="#7f7f7f"/>
    </style:style>
    <style:style style:name="T93" style:family="text">
      <style:text-properties style:font-name-asian="F"/>
    </style:style>
    <style:style style:name="T94" style:family="text">
      <style:text-properties fo:color="#333333" fo:background-color="#ffffff" loext:char-shading-value="0"/>
    </style:style>
    <style:style style:name="T95" style:family="text">
      <style:text-properties style:text-underline-style="solid" style:text-underline-width="auto" style:text-underline-color="font-color"/>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Deciphering complex traits using deep combinatorial genetic analysis</text:span></text:p>
      <text:p text:style-name="P1"/>
      <text:p text:style-name="Standard"><text:span text:style-name="T2">Albi Celaj</text:span><text:span text:style-name="T5">1,2,3</text:span><text:span text:style-name="T2">, Marinella Gebbia</text:span><text:span text:style-name="T5">1</text:span><text:span text:style-name="T2">, Louai Musa</text:span><text:span text:style-name="T5">2</text:span><text:span text:style-name="T2">, Atina Cote</text:span><text:span text:style-name="T5">2</text:span><text:span text:style-name="T2">, Minjeong Ko</text:span><text:span text:style-name="T5">2,6</text:span><text:span text:style-name="T2">, Jamie Snider</text:span><text:span text:style-name="T5">1</text:span><text:span text:style-name="T2">, Victoria Wong</text:span><text:span text:style-name="T6">1</text:span><text:span text:style-name="T2">, Tiffany Fong</text:span><text:span text:style-name="T5">5</text:span><text:span text:style-name="T2">, Joe Mellor</text:span><text:span text:style-name="T6">1</text:span><text:span text:style-name="T2">, Gireesh Seesankar</text:span><text:span text:style-name="T5">5</text:span><text:span text:style-name="T2">, Maria Nguyen</text:span><text:span text:style-name="T6">5</text:span><text:span text:style-name="T2">, Shijie Zhou</text:span><text:span text:style-name="T5">1</text:span><text:span text:style-name="T2">, Igor Stagljar</text:span><text:span text:style-name="T6">1</text:span><text:span text:style-name="T2">, Nozomu Yachie</text:span><text:span text:style-name="T5">4,7</text:span><text:span text:style-name="T2">, and Frederick Roth</text:span><text:span text:style-name="T5">1,2,3,6,7</text:span></text:p>
      <text:p text:style-name="Standard"><text:span text:style-name="T2">[</text:span><text:span text:style-name="T3">Author list and order is not final</text:span><text:span text:style-name="T2">]</text:span></text:p>
      <text:p text:style-name="Standard"><text:span text:style-name="T6">1</text:span><text:span text:style-name="T11">Donnelly Centre for Cellular and Biomolecular Research, University of Toronto, Toronto, Ontario, Canada.</text:span></text:p>
      <text:p text:style-name="Standard"><text:span text:style-name="T6">2</text:span><text:span text:style-name="T11">Lunenfeld-Tanenbaum Research Institute, Mount Sinai Hospital, Toronto, Ontario, Canada.</text:span></text:p>
      <text:p text:style-name="Standard"><text:span text:style-name="T6">3</text:span><text:span text:style-name="T11">Department of Molecular Genetics, University of Toronto, Toronto, Ontario, Canada.</text:span></text:p>
      <text:p text:style-name="Standard"><text:span text:style-name="T6">4</text:span><text:span text:style-name="T11">Synthetic Biology Division, Research Center for Advanced Science and Technology, the University of Tokyo, Tokyo, Japan.</text:span></text:p>
      <text:p text:style-name="Standard"><text:span text:style-name="T6">5</text:span><text:span text:style-name="T11">McMaster University, Hamilton, Ontario, Canada.</text:span></text:p>
      <text:p text:style-name="Standard"><text:span text:style-name="T6">6</text:span><text:span text:style-name="T11">Department of Computer Science, University of Toronto, Toronto, Ontario, Canada.</text:span></text:p>
      <text:p text:style-name="Standard"><text:span text:style-name="T6">7</text:span><text:span text:style-name="T11">Lead contact</text:span></text:p>
      <text:p text:style-name="P3"/>
      <text:h text:style-name="P20" text:outline-level="1"><text:span text:style-name="T12">Lead Contact Information:</text:span></text:h>
      <text:p text:style-name="Standard"><text:span text:style-name="T11">Frederick P. Roth, Donnelly Centre and Departments of Molecular Genetics and Computer Science, University of Toronto, 160 College St., Toronto, ON M5S 3E1, Canada</text:span></text:p>
      <text:p text:style-name="Standard"><text:span text:style-name="T11">Phone: +1-416-946-5130; Email: fritz.roth@utoronto.ca</text:span></text:p>
      <text:p text:style-name="P3"/>
      <text:p text:style-name="Standard"><text:span text:style-name="T11">Nozomu Yachie, Research Center for Advanced Science and Technology Synthetic Biology Division, University of Tokyo, Rm 4-420, 4-6-1 Komaba, Meguro-ku, Tokyo 153-8904, Japan.</text:span></text:p>
      <text:p text:style-name="Standard"><text:span text:style-name="T11">Phone: +81-3-5452-5242 (x55242); Email: yachie@synbiol.rcast.u-tokyo.ac.jp</text:span></text:p>
      <text:p text:style-name="P4"/>
      <text:h text:style-name="P20" text:outline-level="1"><text:span text:style-name="T13">Abstract</text:span></text:h>
      <text:p text:style-name="P21"><text:span text:style-name="T53">Many traits are controlled by complex biological systems encoded by multiple genes. <text:s/>An accurate mechanistic understanding of these systems may require mapping complex genotype-to-trait relationships, which in turn requires perturbing genes in many different combinations and observing the impact. Here we describe a method to efficiently engineer and phenotype many multi-variant combinations within a targeted gene set, enabling a deep combinatorial genetic analysis (DCGA). We use this method to generate and profile each of ~6,000 combinations of knockouts amongst 16 yeast ABC transporters for resistance to 16 drugs. The resulting genotype-to-resistance landscapes revealed many complex drug-dependent genetic interactions. For example, we identified a quadruple knockout (</text:span><text:span text:style-name="T63">snq2∆yor1∆ybt1∆ycf1∆</text:span><text:span text:style-name="T53">) which conferred high PDR5-dependent resistance to fluconazole and ketoconazole, a phenomenon that could not be quantitatively predicted from single-, double-, or triple knockout phenotypes. To understand these interactions, we formalized and computationally reconstructed a predictive system model, lending mechanistic insight and guiding further experimental characterization of the azole-resistant quadruple knockout. These results motivate the future use of DCGA to discover unexpected high-order genotype-to-trait relationships and exploit them to model complex genetic systems.</text:span></text:p>
      <text:p text:style-name="P24"/>
      <text:p text:style-name="P34"/>
      <text:h text:style-name="P20" text:outline-level="1"><text:span text:style-name="T13">Introduction</text:span></text:h>
      <text:p text:style-name="P36">Many complex traits are understood by observing the consequences arising from varying the underlying genes, which are then interpreted to generate an explanatory functional model. <text:s/>However, extensive functional dependency and redundancy in many biological systems often results in traits which cannot be straightforwardly understood by observing single-variant effects<field:fieldmark-start text:name="__Fieldmark__125_670295454" field:type="ADDIN CSL_CITATION { &quot;citationItems&quot; : [ { &quot;id&quot; : &quot;ITEM-1&quot;, &quot;itemData&quot; : { &quot;author&quot; : [ { &quot;dropping-particle&quot; : &quot;&quot;, &quot;family&quot; : &quot;Benfey&quot;, &quot;given&quot; : &quot;Philip N.&quot;, &quot;non-dropping-particle&quot; : &quot;&quot;, &quot;parse-names&quot; : false, &quot;suffix&quot; : &quot;&quot; }, { &quot;dropping-particle&quot; : &quot;&quot;, &quot;family&quot; : &quot;Mitchell-Olds&quot;, &quot;given&quot; : &quot;Thomas&quot;, &quot;non-dropping-particle&quot; : &quot;&quot;, &quot;parse-names&quot; : false, &quot;suffix&quot; : &quot;&quot; } ], &quot;container-title&quot; : &quot;Science&quot;, &quot;id&quot; : &quot;ITEM-1&quot;, &quot;issue&quot; : &quot;5875&quot;, &quot;issued&quot; : { &quot;date-parts&quot; : [ [ &quot;2008&quot; ] ] }, &quot;title&quot; : &quot;From Genotype to Phenotype: Systems Biology Meets Natural Variation&quot;, &quot;type&quot; : &quot;article-journal&quot;, &quot;volume&quot; : &quot;320&quot; }, &quot;uris&quot; : [ &quot;http://www.mendeley.com/documents/?uuid=79ab00c9-5e08-3c42-8f23-90c694ad0591&quot; ] }, { &quot;id&quot; : &quot;ITEM-2&quot;, &quot;itemData&quot; : { &quot;author&quot; : [ { &quot;dropping-particle&quot; : &quot;&quot;, &quot;family&quot; : &quot;Hartwell&quot;, &quot;given&quot; : &quot;Lee&quot;, &quot;non-dropping-particle&quot; : &quot;&quot;, &quot;parse-names&quot; : false, &quot;suffix&quot; : &quot;&quot; } ], &quot;container-title&quot; : &quot;Science&quot;, &quot;id&quot; : &quot;ITEM-2&quot;, &quot;issue&quot; : &quot;5659&quot;, &quot;issued&quot; : { &quot;date-parts&quot; : [ [ &quot;2004&quot; ] ] }, &quot;title&quot; : &quot;Robust Interactions&quot;, &quot;type&quot; : &quot;article-journal&quot;, &quot;volume&quot; : &quot;303&quot; }, &quot;uris&quot; : [ &quot;http://www.mendeley.com/documents/?uuid=f2a8c7b0-ec8b-3150-9bbe-8a63d9380854&quot; ] }, { &quot;id&quot; : &quot;ITEM-3&quot;, &quot;itemData&quot; : { &quot;author&quot; : [ { &quot;dropping-particle&quot; : &quot;&quot;, &quot;family&quot; : &quot;Hartman&quot;, &quot;given&quot; : &quot;John L.&quot;, &quot;non-dropping-particle&quot; : &quot;&quot;, &quot;parse-names&quot; : false, &quot;suffix&quot; : &quot;&quot; }, { &quot;dropping-particle&quot; : &quot;&quot;, &quot;family&quot; : &quot;Garvik&quot;, &quot;given&quot; : &quot;Barbara&quot;, &quot;non-dropping-particle&quot; : &quot;&quot;, &quot;parse-names&quot; : false, &quot;suffix&quot; : &quot;&quot; }, { &quot;dropping-particle&quot; : &quot;&quot;, &quot;family&quot; : &quot;Hartwell&quot;, &quot;given&quot; : &quot;Lee&quot;, &quot;non-dropping-particle&quot; : &quot;&quot;, &quot;parse-names&quot; : false, &quot;suffix&quot; : &quot;&quot; } ], &quot;container-title&quot; : &quot;Science&quot;, &quot;id&quot; : &quot;ITEM-3&quot;, &quot;issue&quot; : &quot;5506&quot;, &quot;issued&quot; : { &quot;date-parts&quot; : [ [ &quot;2001&quot; ] ] }, &quot;title&quot; : &quot;Principles for the Buffering of Genetic Variation&quot;, &quot;type&quot; : &quot;article-journal&quot;, &quot;volume&quot; : &quot;291&quot; }, &quot;uris&quot; : [ &quot;http://www.mendeley.com/documents/?uuid=bf53af57-9d9c-382d-9fcf-6cf81062815f&quot; ] }, { &quot;id&quot; : &quot;ITEM-4&quot;, &quot;itemData&quot; : { &quot;DOI&quot; : &quot;10.1038/nrg3575&quot;, &quot;ISSN&quot; : &quot;1471-0064&quot;, &quot;PMID&quot; : &quot;24296534&quot;, &quot;abstract&quot; : &quot;Systems genetics is an approach to understand the flow of biological information that underlies complex traits. It uses a range of experimental and statistical methods to quantitate and integrate intermediate phenotypes, such as transcript, protein or metabolite levels, in populations that vary for traits of interest. Systems genetics studies have provided the first global view of the molecular architecture of complex traits and are useful for the identification of genes, pathways and networks that underlie common human diseases. Given the urgent need to understand how the thousands of loci that have been identified in genome-wide association studies contribute to disease susceptibility, systems genetics is likely to become an increasingly important approach to understanding both biology and disease.&quot;, &quot;author&quot; : [ { &quot;dropping-particle&quot; : &quot;&quot;, &quot;family&quot; : &quot;Civelek&quot;, &quot;given&quot; : &quot;Mete&quot;, &quot;non-dropping-particle&quot; : &quot;&quot;, &quot;parse-names&quot; : false, &quot;suffix&quot; : &quot;&quot; }, { &quot;dropping-particle&quot; : &quot;&quot;, &quot;family&quot; : &quot;Lusis&quot;, &quot;given&quot; : &quot;Aldons J&quot;, &quot;non-dropping-particle&quot; : &quot;&quot;, &quot;parse-names&quot; : false, &quot;suffix&quot; : &quot;&quot; } ], &quot;container-title&quot; : &quot;Nature reviews. Genetics&quot;, &quot;id&quot; : &quot;ITEM-4&quot;, &quot;issue&quot; : &quot;1&quot;, &quot;issued&quot; : { &quot;date-parts&quot; : [ [ &quot;2014&quot;, &quot;1&quot; ] ] }, &quot;page&quot; : &quot;34-48&quot;, &quot;publisher&quot; : &quot;NIH Public Access&quot;, &quot;title&quot; : &quot;Systems genetics approaches to understand complex traits.&quot;, &quot;type&quot; : &quot;article-journal&quot;, &quot;volume&quot; : &quot;15&quot; }, &quot;uris&quot; : [ &quot;http://www.mendeley.com/documents/?uuid=a97a69a9-d7df-3096-adc7-6b9f55883d79&quot; ] } ], &quot;mendeley&quot; : { &quot;formattedCitation&quot; : &quot;&lt;sup&gt;1\u20134&lt;/sup&gt;&quot;, &quot;plainTextFormattedCitation&quot; : &quot;1\u20134&quot;, &quot;previouslyFormattedCitation&quot; : &quot;&lt;sup&gt;1\u20134&lt;/sup&gt;&quot; }, &quot;properties&quot; : {  }, &quot;schema&quot; : &quot;https://github.com/citation-style-language/schema/raw/master/csl-citation.json&quot; }"/><text:span text:style-name="T54">1–4</text:span><field:fieldmark-end/>. <text:s/>The organization of genes into sub-systems such as pathways and complexes can give rise to <text:span text:style-name="T56">surprising multi-variant phenotypes, which are broadly termed genetic interactions. <text:s/>Thus,</text:span> an a<text:span text:style-name="T56">ccurate and complete understanding of a gene’s functions and relationships often requires uncovering and accounting for the phenotypic effects that arise in combination with other genetic variants. <text:s/>Varying and analyzing genes in combination, that is, performing a combinatorial genetic analysis (CGA), can uncover functional dependencies between gens, and can be used to reconstruct large-scale maps of gene co-function</text:span><field:fieldmark-start text:name="__Fieldmark__185_670295454" field:type="ADDIN CSL_CITATION { &quot;citationItems&quot; : [ { &quot;id&quot; : &quot;ITEM-1&quot;, &quot;itemData&quot; : { &quot;DOI&quot; : &quot;10.1126/science.aaf1420&quot;, &quot;ISSN&quot; : &quot;1095-9203&quot;, &quot;PMID&quot; : &quot;27708008&quot;, &quot;abstract&quot; : &quot;We generated a global genetic interaction network for Saccharomyces cerevisiae, constructing more than 23 million double mutants, identifying about 550,000 negative and about 350,000 positive genetic interactions. This comprehensive network maps genetic interactions for essential gene pairs, highlighting essential genes as densely connected hubs. Genetic interaction profiles enabled assembly of a hierarchical model of cell function, including modules corresponding to protein complexes and pathways, biological processes, and cellular compartments. Negative interactions connected functionally related genes, mapped core bioprocesses, and identified pleiotropic genes, whereas positive interactions often mapped general regulatory connections among gene pairs, rather than shared functionality. The global network illustrates how coherent sets of genetic interactions connect protein complex and pathway modules to map a functional wiring diagram of the cell.&quot;, &quot;author&quot; : [ { &quot;dropping-particle&quot; : &quot;&quot;, &quot;family&quot; : &quot;Costanzo&quot;, &quot;given&quot; : &quot;Michael&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Koch&quot;, &quot;given&quot; : &quot;Elizabeth N.&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Pons&quot;, &quot;given&quot; : &quot;Carles&quot;, &quot;non-dropping-particle&quot; : &quot;&quot;, &quot;parse-names&quot; : false, &quot;suffix&quot; : &quot;&quot; }, { &quot;dropping-particle&quot; : &quot;&quot;, &quot;family&quot; : &quot;Tan&quot;, &quot;given&quot; : &quot;Guihong&quot;, &quot;non-dropping-particle&quot; : &quot;&quot;, &quot;parse-names&quot; : false, &quot;suffix&quot; : &quot;&quot; }, { &quot;dropping-particle&quot; : &quot;&quot;, &quot;family&quot; : &quot;Wang&quot;, &quot;given&quot; : &quot;We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Hanchard&quot;, &quot;given&quot; : &quot;Julia&quot;, &quot;non-dropping-particle&quot; : &quot;&quot;, &quot;parse-names&quot; : false, &quot;suffix&quot; : &quot;&quot; }, { &quot;dropping-particle&quot; : &quot;&quot;, &quot;family&quot; : &quot;Lee&quot;, &quot;given&quot; : &quot;Susan D.&quot;, &quot;non-dropping-particle&quot; : &quot;&quot;, &quot;parse-names&quot; : false, &quot;suffix&quot; : &quot;&quot; }, { &quot;dropping-particle&quot; : &quot;&quot;, &quot;family&quot; : &quot;Pelechano&quot;, &quot;given&quot; : &quot;Vicent&quot;, &quot;non-dropping-particle&quot; : &quot;&quot;, &quot;parse-names&quot; : false, &quot;suffix&quot; : &quot;&quot; }, { &quot;dropping-particle&quot; : &quot;&quot;, &quot;family&quot; : &quot;Styles&quot;, &quot;given&quot; : &quot;Erin B.&quot;, &quot;non-dropping-particle&quot; : &quot;&quot;, &quot;parse-names&quot; : false, &quot;suffix&quot; : &quot;&quot; }, { &quot;dropping-particle&quot; : &quot;&quot;, &quot;family&quot; : &quot;Billmann&quot;, &quot;given&quot; : &quot;Maximilian&quot;, &quot;non-dropping-particle&quot; : &quot;&quot;, &quot;parse-names&quot; : false, &quot;suffix&quot; : &quot;&quot; }, { &quot;dropping-particle&quot; : &quot;&quot;, &quot;family&quot; : &quot;Leeuwen&quot;, &quot;given&quot; : &quot;Jolanda&quot;, &quot;non-dropping-particle&quot; : &quot;van&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Kuzmin&quot;, &quot;given&quot; : &quot;Elena&quot;, &quot;non-dropping-particle&quot; : &quot;&quot;, &quot;parse-names&quot; : false, &quot;suffix&quot; : &quot;&quot; }, { &quot;dropping-particle&quot; : &quot;&quot;, &quot;family&quot; : &quot;Nelson&quot;, &quot;given&quot; : &quot;Justin&quot;, &quot;non-dropping-particle&quot; : &quot;&quot;, &quot;parse-names&quot; : false, &quot;suffix&quot; : &quot;&quot; }, { &quot;dropping-particle&quot; : &quot;&quot;, &quot;family&quot; : &quot;Piotrowski&quot;, &quot;given&quot; : &quot;Jeff S.&quot;, &quot;non-dropping-particle&quot; : &quot;&quot;, &quot;parse-names&quot; : false, &quot;suffix&quot; : &quot;&quot; }, { &quot;dropping-particle&quot; : &quot;&quot;, &quot;family&quot; : &quot;Srikumar&quot;, &quot;given&quot; : &quot;Tharan&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Kurat&quot;, &quot;given&quot; : &quot;Christoph F.&quot;, &quot;non-dropping-particle&quot; : &quot;&quot;, &quot;parse-names&quot; : false, &quot;suffix&quot; : &quot;&quot; }, { &quot;dropping-particle&quot; : &quot;&quot;, &quot;family&quot; : &quot;Li&quot;, &quot;given&quot; : &quot;Sheena C.&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Okada&quot;, &quot;given&quot; : &quot;Hiroki&quot;, &quot;non-dropping-particle&quot; : &quot;&quot;, &quot;parse-names&quot; : false, &quot;suffix&quot; : &quot;&quot; }, { &quot;dropping-particle&quot; : &quot;&quot;, &quot;family&quot; : &quot;Pascoe&quot;, &quot;given&quot; : &quot;Natasha&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arifpoor&quot;, &quot;given&quot; : &quot;Sara&quot;, &quot;non-dropping-particle&quot; : &quot;&quot;, &quot;parse-names&quot; : false, &quot;suffix&quot; : &quot;&quot; }, { &quot;dropping-particle&quot; : &quot;&quot;, &quot;family&quot; : &quot;Shuteriqi&quot;, &quot;given&quot; : &quot;Emira&quot;, &quot;non-dropping-particle&quot; : &quot;&quot;, &quot;parse-names&quot; : false, &quot;suffix&quot; : &quot;&quot; }, { &quot;dropping-particle&quot; : &quot;&quot;, &quot;family&quot; : &quot;Simpkins&quot;, &quot;given&quot; : &quot;Scott W.&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Suresh&quot;, &quot;given&quot; : &quot;Harsha Garadi&quot;, &quot;non-dropping-particle&quot; : &quot;&quot;, &quot;parse-names&quot; : false, &quot;suffix&quot; : &quot;&quot; }, { &quot;dropping-particle&quot; : &quot;&quot;, &quot;family&quot; : &quot;Tan&quot;, &quot;given&quot; : &quot;Yizhao&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Malod-Dognin&quot;, &quot;given&quot; : &quot;Noel&quot;, &quot;non-dropping-particle&quot; : &quot;&quot;, &quot;parse-names&quot; : false, &quot;suffix&quot; : &quot;&quot; }, { &quot;dropping-particle&quot; : &quot;&quot;, &quot;family&quot; : &quot;Janjic&quot;, &quot;given&quot; : &quot;Vuk&quot;, &quot;non-dropping-particle&quot; : &quot;&quot;, &quot;parse-names&quot; : false, &quot;suffix&quot; : &quot;&quot; }, { &quot;dropping-particle&quot; : &quot;&quot;, &quot;family&quot; : &quot;Przulj&quot;, &quot;given&quot; : &quot;Natasa&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Xia&quot;, &quot;given&quot; : &quot;Tian&quot;, &quot;non-dropping-particle&quot; : &quot;&quot;, &quot;parse-names&quot; : false, &quot;suffix&quot; : &quot;&quot; }, { &quot;dropping-particle&quot; : &quot;&quot;, &quot;family&quot; : &quot;Ohya&quot;, &quot;given&quot; : &quot;Yoshikazu&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Raught&quot;, &quot;given&quot; : &quot;Brian&quot;, &quot;non-dropping-particle&quot; : &quot;&quot;, &quot;parse-names&quot; : false, &quot;suffix&quot; : &quot;&quot; }, { &quot;dropping-particle&quot; : &quot;&quot;, &quot;family&quot; : &quot;Boutros&quot;, &quot;given&quot; : &quot;Michael&quot;, &quot;non-dropping-particle&quot; : &quot;&quot;, &quot;parse-names&quot; : false, &quot;suffix&quot; : &quot;&quot; }, { &quot;dropping-particle&quot; : &quot;&quot;, &quot;family&quot; : &quot;Steinmetz&quot;, &quot;given&quot; : &quot;Lars M.&quot;, &quot;non-dropping-particle&quot; : &quot;&quot;, &quot;parse-names&quot; : false, &quot;suffix&quot; : &quot;&quot; }, { &quot;dropping-particle&quot; : &quot;&quot;, &quot;family&quot; : &quot;Moore&quot;, &quot;given&quot; : &quot;Claire L.&quot;, &quot;non-dropping-particle&quot; : &quot;&quot;, &quot;parse-names&quot; : false, &quot;suffix&quot; : &quot;&quot; }, { &quot;dropping-particle&quot; : &quot;&quot;, &quot;family&quot; : &quot;Rosebrock&quot;, &quot;given&quot; : &quot;Adam P.&quot;, &quot;non-dropping-particle&quot; : &quot;&quot;, &quot;parse-names&quot; : false, &quot;suffix&quot; : &quot;&quot; }, { &quot;dropping-particle&quot; : &quot;&quot;, &quot;family&quot; : &quot;Caudy&quot;, &quot;given&quot; : &quot;Amy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quot;, &quot;id&quot; : &quot;ITEM-1&quot;, &quot;issue&quot; : &quot;6306&quot;, &quot;issued&quot; : { &quot;date-parts&quot; : [ [ &quot;2016&quot; ] ] }, &quot;title&quot; : &quot;A global genetic interaction network maps a wiring diagram of cellular function&quot;, &quot;type&quot; : &quot;article-journal&quot;, &quot;volume&quot; : &quot;353&quot; }, &quot;uris&quot; : [ &quot;http://www.mendeley.com/documents/?uuid=91ff0268-e13e-4d38-8168-70cadc4bf60f&quot; ] } ], &quot;mendeley&quot; : { &quot;formattedCitation&quot; : &quot;&lt;sup&gt;5&lt;/sup&gt;&quot;, &quot;plainTextFormattedCitation&quot; : &quot;5&quot;, &quot;previouslyFormattedCitation&quot; : &quot;&lt;sup&gt;5&lt;/sup&gt;&quot; }, &quot;properties&quot; : {  }, &quot;schema&quot; : &quot;https://github.com/citation-style-language/schema/raw/master/csl-citation.json&quot; }"/><text:span text:style-name="T55">5</text:span><field:fieldmark-end/><text:span text:style-name="T56">. <text:s/>The ability of CGAs to better understand gene function has been demonstrated by </text:span><text:span text:style-name="T56"><office:annotation office:name="__Annotation__216_670295454"><dc:creator>Albi Celaj</dc:creator><dc:date>2018-04-13T15:02:00</dc:date><loext:sender-initials>AC</loext:sender-initials><text:p>Worth mentioning human CRISPR experiments in this paragraph?</text:p></office:annotation></text:span><text:span text:style-name="T56">two-gene interaction maps in yeast, which have been created by the growth profiling of more than 23 million different double knockout combinations</text:span><field:fieldmark-start text:name="__Fieldmark__212_670295454" field:type="ADDIN CSL_CITATION { &quot;citationItems&quot; : [ { &quot;id&quot; : &quot;ITEM-1&quot;, &quot;itemData&quot; : { &quot;DOI&quot; : &quot;10.1126/science.aaf1420&quot;, &quot;ISSN&quot; : &quot;1095-9203&quot;, &quot;PMID&quot; : &quot;27708008&quot;, &quot;abstract&quot; : &quot;We generated a global genetic interaction network for Saccharomyces cerevisiae, constructing more than 23 million double mutants, identifying about 550,000 negative and about 350,000 positive genetic interactions. This comprehensive network maps genetic interactions for essential gene pairs, highlighting essential genes as densely connected hubs. Genetic interaction profiles enabled assembly of a hierarchical model of cell function, including modules corresponding to protein complexes and pathways, biological processes, and cellular compartments. Negative interactions connected functionally related genes, mapped core bioprocesses, and identified pleiotropic genes, whereas positive interactions often mapped general regulatory connections among gene pairs, rather than shared functionality. The global network illustrates how coherent sets of genetic interactions connect protein complex and pathway modules to map a functional wiring diagram of the cell.&quot;, &quot;author&quot; : [ { &quot;dropping-particle&quot; : &quot;&quot;, &quot;family&quot; : &quot;Costanzo&quot;, &quot;given&quot; : &quot;Michael&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Koch&quot;, &quot;given&quot; : &quot;Elizabeth N.&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Pons&quot;, &quot;given&quot; : &quot;Carles&quot;, &quot;non-dropping-particle&quot; : &quot;&quot;, &quot;parse-names&quot; : false, &quot;suffix&quot; : &quot;&quot; }, { &quot;dropping-particle&quot; : &quot;&quot;, &quot;family&quot; : &quot;Tan&quot;, &quot;given&quot; : &quot;Guihong&quot;, &quot;non-dropping-particle&quot; : &quot;&quot;, &quot;parse-names&quot; : false, &quot;suffix&quot; : &quot;&quot; }, { &quot;dropping-particle&quot; : &quot;&quot;, &quot;family&quot; : &quot;Wang&quot;, &quot;given&quot; : &quot;We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Hanchard&quot;, &quot;given&quot; : &quot;Julia&quot;, &quot;non-dropping-particle&quot; : &quot;&quot;, &quot;parse-names&quot; : false, &quot;suffix&quot; : &quot;&quot; }, { &quot;dropping-particle&quot; : &quot;&quot;, &quot;family&quot; : &quot;Lee&quot;, &quot;given&quot; : &quot;Susan D.&quot;, &quot;non-dropping-particle&quot; : &quot;&quot;, &quot;parse-names&quot; : false, &quot;suffix&quot; : &quot;&quot; }, { &quot;dropping-particle&quot; : &quot;&quot;, &quot;family&quot; : &quot;Pelechano&quot;, &quot;given&quot; : &quot;Vicent&quot;, &quot;non-dropping-particle&quot; : &quot;&quot;, &quot;parse-names&quot; : false, &quot;suffix&quot; : &quot;&quot; }, { &quot;dropping-particle&quot; : &quot;&quot;, &quot;family&quot; : &quot;Styles&quot;, &quot;given&quot; : &quot;Erin B.&quot;, &quot;non-dropping-particle&quot; : &quot;&quot;, &quot;parse-names&quot; : false, &quot;suffix&quot; : &quot;&quot; }, { &quot;dropping-particle&quot; : &quot;&quot;, &quot;family&quot; : &quot;Billmann&quot;, &quot;given&quot; : &quot;Maximilian&quot;, &quot;non-dropping-particle&quot; : &quot;&quot;, &quot;parse-names&quot; : false, &quot;suffix&quot; : &quot;&quot; }, { &quot;dropping-particle&quot; : &quot;&quot;, &quot;family&quot; : &quot;Leeuwen&quot;, &quot;given&quot; : &quot;Jolanda&quot;, &quot;non-dropping-particle&quot; : &quot;van&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Kuzmin&quot;, &quot;given&quot; : &quot;Elena&quot;, &quot;non-dropping-particle&quot; : &quot;&quot;, &quot;parse-names&quot; : false, &quot;suffix&quot; : &quot;&quot; }, { &quot;dropping-particle&quot; : &quot;&quot;, &quot;family&quot; : &quot;Nelson&quot;, &quot;given&quot; : &quot;Justin&quot;, &quot;non-dropping-particle&quot; : &quot;&quot;, &quot;parse-names&quot; : false, &quot;suffix&quot; : &quot;&quot; }, { &quot;dropping-particle&quot; : &quot;&quot;, &quot;family&quot; : &quot;Piotrowski&quot;, &quot;given&quot; : &quot;Jeff S.&quot;, &quot;non-dropping-particle&quot; : &quot;&quot;, &quot;parse-names&quot; : false, &quot;suffix&quot; : &quot;&quot; }, { &quot;dropping-particle&quot; : &quot;&quot;, &quot;family&quot; : &quot;Srikumar&quot;, &quot;given&quot; : &quot;Tharan&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Kurat&quot;, &quot;given&quot; : &quot;Christoph F.&quot;, &quot;non-dropping-particle&quot; : &quot;&quot;, &quot;parse-names&quot; : false, &quot;suffix&quot; : &quot;&quot; }, { &quot;dropping-particle&quot; : &quot;&quot;, &quot;family&quot; : &quot;Li&quot;, &quot;given&quot; : &quot;Sheena C.&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Okada&quot;, &quot;given&quot; : &quot;Hiroki&quot;, &quot;non-dropping-particle&quot; : &quot;&quot;, &quot;parse-names&quot; : false, &quot;suffix&quot; : &quot;&quot; }, { &quot;dropping-particle&quot; : &quot;&quot;, &quot;family&quot; : &quot;Pascoe&quot;, &quot;given&quot; : &quot;Natasha&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arifpoor&quot;, &quot;given&quot; : &quot;Sara&quot;, &quot;non-dropping-particle&quot; : &quot;&quot;, &quot;parse-names&quot; : false, &quot;suffix&quot; : &quot;&quot; }, { &quot;dropping-particle&quot; : &quot;&quot;, &quot;family&quot; : &quot;Shuteriqi&quot;, &quot;given&quot; : &quot;Emira&quot;, &quot;non-dropping-particle&quot; : &quot;&quot;, &quot;parse-names&quot; : false, &quot;suffix&quot; : &quot;&quot; }, { &quot;dropping-particle&quot; : &quot;&quot;, &quot;family&quot; : &quot;Simpkins&quot;, &quot;given&quot; : &quot;Scott W.&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Suresh&quot;, &quot;given&quot; : &quot;Harsha Garadi&quot;, &quot;non-dropping-particle&quot; : &quot;&quot;, &quot;parse-names&quot; : false, &quot;suffix&quot; : &quot;&quot; }, { &quot;dropping-particle&quot; : &quot;&quot;, &quot;family&quot; : &quot;Tan&quot;, &quot;given&quot; : &quot;Yizhao&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Malod-Dognin&quot;, &quot;given&quot; : &quot;Noel&quot;, &quot;non-dropping-particle&quot; : &quot;&quot;, &quot;parse-names&quot; : false, &quot;suffix&quot; : &quot;&quot; }, { &quot;dropping-particle&quot; : &quot;&quot;, &quot;family&quot; : &quot;Janjic&quot;, &quot;given&quot; : &quot;Vuk&quot;, &quot;non-dropping-particle&quot; : &quot;&quot;, &quot;parse-names&quot; : false, &quot;suffix&quot; : &quot;&quot; }, { &quot;dropping-particle&quot; : &quot;&quot;, &quot;family&quot; : &quot;Przulj&quot;, &quot;given&quot; : &quot;Natasa&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Xia&quot;, &quot;given&quot; : &quot;Tian&quot;, &quot;non-dropping-particle&quot; : &quot;&quot;, &quot;parse-names&quot; : false, &quot;suffix&quot; : &quot;&quot; }, { &quot;dropping-particle&quot; : &quot;&quot;, &quot;family&quot; : &quot;Ohya&quot;, &quot;given&quot; : &quot;Yoshikazu&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Raught&quot;, &quot;given&quot; : &quot;Brian&quot;, &quot;non-dropping-particle&quot; : &quot;&quot;, &quot;parse-names&quot; : false, &quot;suffix&quot; : &quot;&quot; }, { &quot;dropping-particle&quot; : &quot;&quot;, &quot;family&quot; : &quot;Boutros&quot;, &quot;given&quot; : &quot;Michael&quot;, &quot;non-dropping-particle&quot; : &quot;&quot;, &quot;parse-names&quot; : false, &quot;suffix&quot; : &quot;&quot; }, { &quot;dropping-particle&quot; : &quot;&quot;, &quot;family&quot; : &quot;Steinmetz&quot;, &quot;given&quot; : &quot;Lars M.&quot;, &quot;non-dropping-particle&quot; : &quot;&quot;, &quot;parse-names&quot; : false, &quot;suffix&quot; : &quot;&quot; }, { &quot;dropping-particle&quot; : &quot;&quot;, &quot;family&quot; : &quot;Moore&quot;, &quot;given&quot; : &quot;Claire L.&quot;, &quot;non-dropping-particle&quot; : &quot;&quot;, &quot;parse-names&quot; : false, &quot;suffix&quot; : &quot;&quot; }, { &quot;dropping-particle&quot; : &quot;&quot;, &quot;family&quot; : &quot;Rosebrock&quot;, &quot;given&quot; : &quot;Adam P.&quot;, &quot;non-dropping-particle&quot; : &quot;&quot;, &quot;parse-names&quot; : false, &quot;suffix&quot; : &quot;&quot; }, { &quot;dropping-particle&quot; : &quot;&quot;, &quot;family&quot; : &quot;Caudy&quot;, &quot;given&quot; : &quot;Amy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quot;, &quot;id&quot; : &quot;ITEM-1&quot;, &quot;issue&quot; : &quot;6306&quot;, &quot;issued&quot; : { &quot;date-parts&quot; : [ [ &quot;2016&quot; ] ] }, &quot;title&quot; : &quot;A global genetic interaction network maps a wiring diagram of cellular function&quot;, &quot;type&quot; : &quot;article-journal&quot;, &quot;volume&quot; : &quot;353&quot; }, &quot;uris&quot; : [ &quot;http://www.mendeley.com/documents/?uuid=91ff0268-e13e-4d38-8168-70cadc4bf60f&quot; ] } ], &quot;mendeley&quot; : { &quot;formattedCitation&quot; : &quot;&lt;sup&gt;5&lt;/sup&gt;&quot;, &quot;plainTextFormattedCitation&quot; : &quot;5&quot;, &quot;previouslyFormattedCitation&quot; : &quot;&lt;sup&gt;5&lt;/sup&gt;&quot; }, &quot;properties&quot; : {  }, &quot;schema&quot; : &quot;https://github.com/citation-style-language/schema/raw/master/csl-citation.json&quot; }"/><text:span text:style-name="T55">5</text:span><field:fieldmark-end/><office:annotation-end office:name="__Annotation__216_670295454"/><text:span text:style-name="T56">. <text:s/>This genome-wide genetic interaction map could cluster genes into functional groups</text:span><field:fieldmark-start text:name="__Fieldmark__222_670295454" field:type="ADDIN CSL_CITATION { &quot;citationItems&quot; : [ { &quot;id&quot; : &quot;ITEM-1&quot;, &quot;itemData&quot; : { &quot;DOI&quot; : &quot;10.1126/science.1180823&quot;, &quot;ISSN&quot; : &quot;1095-9203&quot;, &quot;PMID&quot; : &quot;20093466&quot;, &quot;abstract&quot; : &quot;A genome-scale genetic interaction map was constructed by examining 5.4 million gene-gene pairs for synthetic genetic interactions, generating quantitative genetic interaction profiles for approximately 75% of all genes in the budding yeast, Saccharomyces cerevisiae. A network based on genetic interaction profiles reveals a functional map of the cell in which genes of similar biological processes cluster together in coherent subsets, and highly correlated profiles delineate specific pathways to define gene function. The global network identifies functional cross-connections between all bioprocesses, mapping a cellular wiring diagram of pleiotropy. Genetic interaction degree correlated with a number of different gene attributes, which may be informative about genetic network hubs in other organisms. We also demonstrate that extensive and unbiased mapping of the genetic landscape provides a key for interpretation of chemical-genetic interactions and drug target identification.&quot;, &quot;author&quot; : [ { &quot;dropping-particle&quot; : &quot;&quot;, &quot;family&quot; : &quot;Costanzo&quot;, &quot;given&quot; : &quot;Michael&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Bellay&quot;, &quot;given&quot; : &quot;Jeremy&quot;, &quot;non-dropping-particle&quot; : &quot;&quot;, &quot;parse-names&quot; : false, &quot;suffix&quot; : &quot;&quot; }, { &quot;dropping-particle&quot; : &quot;&quot;, &quot;family&quot; : &quot;Kim&quot;, &quot;given&quot; : &quot;Yungil&quot;, &quot;non-dropping-particle&quot; : &quot;&quot;, &quot;parse-names&quot; : false, &quot;suffix&quot; : &quot;&quot; }, { &quot;dropping-particle&quot; : &quot;&quot;, &quot;family&quot; : &quot;Spear&quot;, &quot;given&quot; : &quot;Eric D&quot;, &quot;non-dropping-particle&quot; : &quot;&quot;, &quot;parse-names&quot; : false, &quot;suffix&quot; : &quot;&quot; }, { &quot;dropping-particle&quot; : &quot;&quot;, &quot;family&quot; : &quot;Sevier&quot;, &quot;given&quot; : &quot;Carolyn S&quot;, &quot;non-dropping-particle&quot; : &quot;&quot;, &quot;parse-names&quot; : false, &quot;suffix&quot; : &quot;&quot; }, { &quot;dropping-particle&quot; : &quot;&quot;, &quot;family&quot; : &quot;Ding&quot;, &quot;given&quot; : &quot;Huiming&quot;, &quot;non-dropping-particle&quot; : &quot;&quot;, &quot;parse-names&quot; : false, &quot;suffix&quot; : &quot;&quot; }, { &quot;dropping-particle&quot; : &quot;&quot;, &quot;family&quot; : &quot;Koh&quot;, &quot;given&quot; : &quot;Judice L Y&quot;, &quot;non-dropping-particle&quot; : &quot;&quot;, &quot;parse-names&quot; : false, &quot;suffix&quot; : &quot;&quot; }, { &quot;dropping-particle&quot; : &quot;&quot;, &quot;family&quot; : &quot;Toufighi&quot;, &quot;given&quot; : &quot;Kiana&quot;, &quot;non-dropping-particle&quot; : &quot;&quot;, &quot;parse-names&quot; : false, &quot;suffix&quot; : &quot;&quot; }, { &quot;dropping-particle&quot; : &quot;&quot;, &quot;family&quot; : &quot;Mostafavi&quot;, &quot;given&quot; : &quot;Sara&quot;, &quot;non-dropping-particle&quot; : &quot;&quot;, &quot;parse-names&quot; : false, &quot;suffix&quot; : &quot;&quot; }, { &quot;dropping-particle&quot; : &quot;&quot;, &quot;family&quot; : &quot;Prinz&quot;, &quot;given&quot; : &quot;Jeany&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Makhnevych&quot;, &quot;given&quot; : &quot;Taras&quot;, &quot;non-dropping-particle&quot; : &quot;&quot;, &quot;parse-names&quot; : false, &quot;suffix&quot; : &quot;&quot; }, { &quot;dropping-particle&quot; : &quot;&quot;, &quot;family&quot; : &quot;Vizeacoumar&quot;, &quot;given&quot; : &quot;Franco J&quot;, &quot;non-dropping-particle&quot; : &quot;&quot;, &quot;parse-names&quot; : false, &quot;suffix&quot; : &quot;&quot; }, { &quot;dropping-particle&quot; : &quot;&quot;, &quot;family&quot; : &quot;Alizadeh&quot;, &quot;given&quot; : &quot;Solmaz&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Brost&quot;, &quot;given&quot; : &quot;Renee L&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Cokol&quot;, &quot;given&quot; : &quot;Murat&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Liang&quot;, &quot;given&quot; : &quot;Wendy&quot;, &quot;non-dropping-particle&quot; : &quot;&quot;, &quot;parse-names&quot; : false, &quot;suffix&quot; : &quot;&quot; }, { &quot;dropping-particle&quot; : &quot;&quot;, &quot;family&quot; : &quot;Marback&quot;, &quot;given&quot; : &quot;Michaela&quot;, &quot;non-dropping-particle&quot; : &quot;&quot;, &quot;parse-names&quot; : false, &quot;suffix&quot; : &quot;&quot; }, { &quot;dropping-particle&quot; : &quot;&quot;, &quot;family&quot; : &quot;Paw&quot;, &quot;given&quot; : &quot;Jadine&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uteriqi&quot;, &quot;given&quot; : &quot;Ermira&quot;, &quot;non-dropping-particle&quot; : &quot;&quot;, &quot;parse-names&quot; : false, &quot;suffix&quot; : &quot;&quot; }, { &quot;dropping-particle&quot; : &quot;&quot;, &quot;family&quot; : &quot;Tong&quot;, &quot;given&quot; : &quot;Amy Hin Yan&quot;, &quot;non-dropping-particle&quot; : &quot;&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Wallace&quot;, &quot;given&quot; : &quot;Iain M&quot;, &quot;non-dropping-particle&quot; : &quot;&quot;, &quot;parse-names&quot; : false, &quot;suffix&quot; : &quot;&quot; }, { &quot;dropping-particle&quot; : &quot;&quot;, &quot;family&quot; : &quot;Whitney&quot;, &quot;given&quot; : &quot;Joseph A&quot;, &quot;non-dropping-particle&quot; : &quot;&quot;, &quot;parse-names&quot; : false, &quot;suffix&quot; : &quot;&quot; }, { &quot;dropping-particle&quot; : &quot;&quot;, &quot;family&quot; : &quot;Weirauch&quot;, &quot;given&quot; : &quot;Matthew T&quot;, &quot;non-dropping-particle&quot; : &quot;&quot;, &quot;parse-names&quot; : false, &quot;suffix&quot; : &quot;&quot; }, { &quot;dropping-particle&quot; : &quot;&quot;, &quot;family&quot; : &quot;Zhong&quot;, &quot;given&quot; : &quot;Guoqing&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Houry&quot;, &quot;given&quot; : &quot;Walid A&quot;, &quot;non-dropping-particle&quot; : &quot;&quot;, &quot;parse-names&quot; : false, &quot;suffix&quot; : &quot;&quot; }, { &quot;dropping-particle&quot; : &quot;&quot;, &quot;family&quot; : &quot;Brudno&quot;, &quot;given&quot; : &quot;Michael&quot;, &quot;non-dropping-particle&quot; : &quot;&quot;, &quot;parse-names&quot; : false, &quot;suffix&quot; : &quot;&quot; }, { &quot;dropping-particle&quot; : &quot;&quot;, &quot;family&quot; : &quot;Ragibizadeh&quot;, &quot;given&quot; : &quot;Sasan&quot;, &quot;non-dropping-particle&quot; : &quot;&quot;, &quot;parse-names&quot; : false, &quot;suffix&quot; : &quot;&quot; }, { &quot;dropping-particle&quot; : &quot;&quot;, &quot;family&quot; : &quot;Papp&quot;, &quot;given&quot; : &quot;Bal\u00e1zs&quot;, &quot;non-dropping-particle&quot; : &quot;&quot;, &quot;parse-names&quot; : false, &quot;suffix&quot; : &quot;&quot; }, { &quot;dropping-particle&quot; : &quot;&quot;, &quot;family&quot; : &quot;P\u00e1l&quot;, &quot;given&quot; : &quot;Csaba&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Morris&quot;, &quot;given&quot; : &quot;Quaid D&quot;, &quot;non-dropping-particle&quot; : &quot;&quot;, &quot;parse-names&quot; : false, &quot;suffix&quot; : &quot;&quot; }, { &quot;dropping-particle&quot; : &quot;&quot;, &quot;family&quot; : &quot;Kim&quot;, &quot;given&quot; : &quot;Philip M&quot;, &quot;non-dropping-particle&quot; : &quot;&quot;, &quot;parse-names&quot; : false, &quot;suffix&quot; : &quot;&quot; }, { &quot;dropping-particle&quot; : &quot;&quot;, &quot;family&quot; : &quot;Kaiser&quot;, &quot;given&quot; : &quot;Chris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 J&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 (New York, N.Y.)&quot;, &quot;id&quot; : &quot;ITEM-1&quot;, &quot;issue&quot; : &quot;5964&quot;, &quot;issued&quot; : { &quot;date-parts&quot; : [ [ &quot;2010&quot;, &quot;1&quot;, &quot;22&quot; ] ] }, &quot;page&quot; : &quot;425-31&quot;, &quot;title&quot; : &quot;The genetic landscape of a cell.&quot;, &quot;type&quot; : &quot;article-journal&quot;, &quot;volume&quot; : &quot;327&quot; }, &quot;uris&quot; : [ &quot;http://www.mendeley.com/documents/?uuid=da6e73c5-b707-4688-843c-c3fff58361e4&quot; ] }, { &quot;id&quot; : &quot;ITEM-2&quot;, &quot;itemData&quot; : { &quot;DOI&quot; : &quot;10.1126/science.aaf1420&quot;, &quot;ISSN&quot; : &quot;1095-9203&quot;, &quot;PMID&quot; : &quot;27708008&quot;, &quot;abstract&quot; : &quot;We generated a global genetic interaction network for Saccharomyces cerevisiae, constructing more than 23 million double mutants, identifying about 550,000 negative and about 350,000 positive genetic interactions. This comprehensive network maps genetic interactions for essential gene pairs, highlighting essential genes as densely connected hubs. Genetic interaction profiles enabled assembly of a hierarchical model of cell function, including modules corresponding to protein complexes and pathways, biological processes, and cellular compartments. Negative interactions connected functionally related genes, mapped core bioprocesses, and identified pleiotropic genes, whereas positive interactions often mapped general regulatory connections among gene pairs, rather than shared functionality. The global network illustrates how coherent sets of genetic interactions connect protein complex and pathway modules to map a functional wiring diagram of the cell.&quot;, &quot;author&quot; : [ { &quot;dropping-particle&quot; : &quot;&quot;, &quot;family&quot; : &quot;Costanzo&quot;, &quot;given&quot; : &quot;Michael&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Koch&quot;, &quot;given&quot; : &quot;Elizabeth N.&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Pons&quot;, &quot;given&quot; : &quot;Carles&quot;, &quot;non-dropping-particle&quot; : &quot;&quot;, &quot;parse-names&quot; : false, &quot;suffix&quot; : &quot;&quot; }, { &quot;dropping-particle&quot; : &quot;&quot;, &quot;family&quot; : &quot;Tan&quot;, &quot;given&quot; : &quot;Guihong&quot;, &quot;non-dropping-particle&quot; : &quot;&quot;, &quot;parse-names&quot; : false, &quot;suffix&quot; : &quot;&quot; }, { &quot;dropping-particle&quot; : &quot;&quot;, &quot;family&quot; : &quot;Wang&quot;, &quot;given&quot; : &quot;We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Hanchard&quot;, &quot;given&quot; : &quot;Julia&quot;, &quot;non-dropping-particle&quot; : &quot;&quot;, &quot;parse-names&quot; : false, &quot;suffix&quot; : &quot;&quot; }, { &quot;dropping-particle&quot; : &quot;&quot;, &quot;family&quot; : &quot;Lee&quot;, &quot;given&quot; : &quot;Susan D.&quot;, &quot;non-dropping-particle&quot; : &quot;&quot;, &quot;parse-names&quot; : false, &quot;suffix&quot; : &quot;&quot; }, { &quot;dropping-particle&quot; : &quot;&quot;, &quot;family&quot; : &quot;Pelechano&quot;, &quot;given&quot; : &quot;Vicent&quot;, &quot;non-dropping-particle&quot; : &quot;&quot;, &quot;parse-names&quot; : false, &quot;suffix&quot; : &quot;&quot; }, { &quot;dropping-particle&quot; : &quot;&quot;, &quot;family&quot; : &quot;Styles&quot;, &quot;given&quot; : &quot;Erin B.&quot;, &quot;non-dropping-particle&quot; : &quot;&quot;, &quot;parse-names&quot; : false, &quot;suffix&quot; : &quot;&quot; }, { &quot;dropping-particle&quot; : &quot;&quot;, &quot;family&quot; : &quot;Billmann&quot;, &quot;given&quot; : &quot;Maximilian&quot;, &quot;non-dropping-particle&quot; : &quot;&quot;, &quot;parse-names&quot; : false, &quot;suffix&quot; : &quot;&quot; }, { &quot;dropping-particle&quot; : &quot;&quot;, &quot;family&quot; : &quot;Leeuwen&quot;, &quot;given&quot; : &quot;Jolanda&quot;, &quot;non-dropping-particle&quot; : &quot;van&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Kuzmin&quot;, &quot;given&quot; : &quot;Elena&quot;, &quot;non-dropping-particle&quot; : &quot;&quot;, &quot;parse-names&quot; : false, &quot;suffix&quot; : &quot;&quot; }, { &quot;dropping-particle&quot; : &quot;&quot;, &quot;family&quot; : &quot;Nelson&quot;, &quot;given&quot; : &quot;Justin&quot;, &quot;non-dropping-particle&quot; : &quot;&quot;, &quot;parse-names&quot; : false, &quot;suffix&quot; : &quot;&quot; }, { &quot;dropping-particle&quot; : &quot;&quot;, &quot;family&quot; : &quot;Piotrowski&quot;, &quot;given&quot; : &quot;Jeff S.&quot;, &quot;non-dropping-particle&quot; : &quot;&quot;, &quot;parse-names&quot; : false, &quot;suffix&quot; : &quot;&quot; }, { &quot;dropping-particle&quot; : &quot;&quot;, &quot;family&quot; : &quot;Srikumar&quot;, &quot;given&quot; : &quot;Tharan&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Kurat&quot;, &quot;given&quot; : &quot;Christoph F.&quot;, &quot;non-dropping-particle&quot; : &quot;&quot;, &quot;parse-names&quot; : false, &quot;suffix&quot; : &quot;&quot; }, { &quot;dropping-particle&quot; : &quot;&quot;, &quot;family&quot; : &quot;Li&quot;, &quot;given&quot; : &quot;Sheena C.&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Okada&quot;, &quot;given&quot; : &quot;Hiroki&quot;, &quot;non-dropping-particle&quot; : &quot;&quot;, &quot;parse-names&quot; : false, &quot;suffix&quot; : &quot;&quot; }, { &quot;dropping-particle&quot; : &quot;&quot;, &quot;family&quot; : &quot;Pascoe&quot;, &quot;given&quot; : &quot;Natasha&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arifpoor&quot;, &quot;given&quot; : &quot;Sara&quot;, &quot;non-dropping-particle&quot; : &quot;&quot;, &quot;parse-names&quot; : false, &quot;suffix&quot; : &quot;&quot; }, { &quot;dropping-particle&quot; : &quot;&quot;, &quot;family&quot; : &quot;Shuteriqi&quot;, &quot;given&quot; : &quot;Emira&quot;, &quot;non-dropping-particle&quot; : &quot;&quot;, &quot;parse-names&quot; : false, &quot;suffix&quot; : &quot;&quot; }, { &quot;dropping-particle&quot; : &quot;&quot;, &quot;family&quot; : &quot;Simpkins&quot;, &quot;given&quot; : &quot;Scott W.&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Suresh&quot;, &quot;given&quot; : &quot;Harsha Garadi&quot;, &quot;non-dropping-particle&quot; : &quot;&quot;, &quot;parse-names&quot; : false, &quot;suffix&quot; : &quot;&quot; }, { &quot;dropping-particle&quot; : &quot;&quot;, &quot;family&quot; : &quot;Tan&quot;, &quot;given&quot; : &quot;Yizhao&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Malod-Dognin&quot;, &quot;given&quot; : &quot;Noel&quot;, &quot;non-dropping-particle&quot; : &quot;&quot;, &quot;parse-names&quot; : false, &quot;suffix&quot; : &quot;&quot; }, { &quot;dropping-particle&quot; : &quot;&quot;, &quot;family&quot; : &quot;Janjic&quot;, &quot;given&quot; : &quot;Vuk&quot;, &quot;non-dropping-particle&quot; : &quot;&quot;, &quot;parse-names&quot; : false, &quot;suffix&quot; : &quot;&quot; }, { &quot;dropping-particle&quot; : &quot;&quot;, &quot;family&quot; : &quot;Przulj&quot;, &quot;given&quot; : &quot;Natasa&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Xia&quot;, &quot;given&quot; : &quot;Tian&quot;, &quot;non-dropping-particle&quot; : &quot;&quot;, &quot;parse-names&quot; : false, &quot;suffix&quot; : &quot;&quot; }, { &quot;dropping-particle&quot; : &quot;&quot;, &quot;family&quot; : &quot;Ohya&quot;, &quot;given&quot; : &quot;Yoshikazu&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Raught&quot;, &quot;given&quot; : &quot;Brian&quot;, &quot;non-dropping-particle&quot; : &quot;&quot;, &quot;parse-names&quot; : false, &quot;suffix&quot; : &quot;&quot; }, { &quot;dropping-particle&quot; : &quot;&quot;, &quot;family&quot; : &quot;Boutros&quot;, &quot;given&quot; : &quot;Michael&quot;, &quot;non-dropping-particle&quot; : &quot;&quot;, &quot;parse-names&quot; : false, &quot;suffix&quot; : &quot;&quot; }, { &quot;dropping-particle&quot; : &quot;&quot;, &quot;family&quot; : &quot;Steinmetz&quot;, &quot;given&quot; : &quot;Lars M.&quot;, &quot;non-dropping-particle&quot; : &quot;&quot;, &quot;parse-names&quot; : false, &quot;suffix&quot; : &quot;&quot; }, { &quot;dropping-particle&quot; : &quot;&quot;, &quot;family&quot; : &quot;Moore&quot;, &quot;given&quot; : &quot;Claire L.&quot;, &quot;non-dropping-particle&quot; : &quot;&quot;, &quot;parse-names&quot; : false, &quot;suffix&quot; : &quot;&quot; }, { &quot;dropping-particle&quot; : &quot;&quot;, &quot;family&quot; : &quot;Rosebrock&quot;, &quot;given&quot; : &quot;Adam P.&quot;, &quot;non-dropping-particle&quot; : &quot;&quot;, &quot;parse-names&quot; : false, &quot;suffix&quot; : &quot;&quot; }, { &quot;dropping-particle&quot; : &quot;&quot;, &quot;family&quot; : &quot;Caudy&quot;, &quot;given&quot; : &quot;Amy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quot;, &quot;id&quot; : &quot;ITEM-2&quot;, &quot;issue&quot; : &quot;6306&quot;, &quot;issued&quot; : { &quot;date-parts&quot; : [ [ &quot;2016&quot; ] ] }, &quot;title&quot; : &quot;A global genetic interaction network maps a wiring diagram of cellular function&quot;, &quot;type&quot; : &quot;article-journal&quot;, &quot;volume&quot; : &quot;353&quot; }, &quot;uris&quot; : [ &quot;http://www.mendeley.com/documents/?uuid=91ff0268-e13e-4d38-8168-70cadc4bf60f&quot; ] } ], &quot;mendeley&quot; : { &quot;formattedCitation&quot; : &quot;&lt;sup&gt;5,12&lt;/sup&gt;&quot;, &quot;plainTextFormattedCitation&quot; : &quot;5,12&quot;, &quot;previouslyFormattedCitation&quot; : &quot;&lt;sup&gt;5,12&lt;/sup&gt;&quot; }, &quot;properties&quot; : {  }, &quot;schema&quot; : &quot;https://github.com/citation-style-language/schema/raw/master/csl-citation.json&quot; }"/><text:span text:style-name="T55">5,12</text:span><field:fieldmark-end/><text:span text:style-name="T56">, while smaller-scale CGAs have been used to better predict the genetic basis of drug resistance</text:span><field:fieldmark-start text:name="__Fieldmark__232_670295454" field:type="ADDIN CSL_CITATION { &quot;citationItems&quot; : [ { &quot;id&quot; : &quot;ITEM-1&quot;, &quot;itemData&quot; : { &quot;DOI&quot; : &quot;10.1038/nature11867&quot;, &quot;ISSN&quot; : &quot;1476-4687&quot;, &quot;PMID&quot; : &quot;23376951&quot;, &quot;abstract&quot; : &quot;For many traits, including susceptibility to common diseases in humans, causal loci uncovered by genetic-mapping studies explain only a minority of the heritable contribution to trait variation. Multiple explanations for this 'missing heritability' have been proposed. Here we use a large cross between two yeast strains to accurately estimate different sources of heritable variation for 46 quantitative traits, and to detect underlying loci with high statistical power. We find that the detected loci explain nearly the entire additive contribution to heritable variation for the traits studied. We also show that the contribution to heritability of gene-gene interactions varies among traits, from near zero to approximately 50 per cent. Detected two-locus interactions explain only a minority of this contribution. These results substantially advance our understanding of the missing heritability problem and have important implications for future studies of complex and quantitative traits.&quot;, &quot;author&quot; : [ { &quot;dropping-particle&quot; : &quot;&quot;, &quot;family&quot; : &quot;Bloom&quot;, &quot;given&quot; : &quot;Joshua S&quot;, &quot;non-dropping-particle&quot; : &quot;&quot;, &quot;parse-names&quot; : false, &quot;suffix&quot; : &quot;&quot; }, { &quot;dropping-particle&quot; : &quot;&quot;, &quot;family&quot; : &quot;Ehrenreich&quot;, &quot;given&quot; : &quot;Ian M&quot;, &quot;non-dropping-particle&quot; : &quot;&quot;, &quot;parse-names&quot; : false, &quot;suffix&quot; : &quot;&quot; }, { &quot;dropping-particle&quot; : &quot;&quot;, &quot;family&quot; : &quot;Loo&quot;, &quot;given&quot; : &quot;Wesley T&quot;, &quot;non-dropping-particle&quot; : &quot;&quot;, &quot;parse-names&quot; : false, &quot;suffix&quot; : &quot;&quot; }, { &quot;dropping-particle&quot; : &quot;&quot;, &quot;family&quot; : &quot;Lite&quot;, &quot;given&quot; : &quot;Th\u00fay-Lan V\u00f5&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quot;, &quot;id&quot; : &quot;ITEM-1&quot;, &quot;issue&quot; : &quot;7436&quot;, &quot;issued&quot; : { &quot;date-parts&quot; : [ [ &quot;2013&quot;, &quot;2&quot;, &quot;14&quot; ] ] }, &quot;page&quot; : &quot;234-7&quot;, &quot;publisher&quot; : &quot;Nature Publishing Group, a division of Macmillan Publishers Limited. All Rights Reserved.&quot;, &quot;title&quot; : &quot;Finding the sources of missing heritability in a yeast cross.&quot;, &quot;title-short&quot; : &quot;Nature&quot;, &quot;type&quot; : &quot;article-journal&quot;, &quot;volume&quot; : &quot;494&quot; }, &quot;uris&quot; : [ &quot;http://www.mendeley.com/documents/?uuid=18cff935-5950-40ed-a978-902ae5037f27&quot; ] } ], &quot;mendeley&quot; : { &quot;formattedCitation&quot; : &quot;&lt;sup&gt;13&lt;/sup&gt;&quot;, &quot;plainTextFormattedCitation&quot; : &quot;13&quot;, &quot;previouslyFormattedCitation&quot; : &quot;&lt;sup&gt;13&lt;/sup&gt;&quot; }, &quot;properties&quot; : {  }, &quot;schema&quot; : &quot;https://github.com/citation-style-language/schema/raw/master/csl-citation.json&quot; }"/><text:span text:style-name="T55">13</text:span><field:fieldmark-end/><text:span text:style-name="T56">, and to inform order-of-action in biological pathways</text:span><field:fieldmark-start text:name="__Fieldmark__237_670295454" field:type="ADDIN CSL_CITATION { &quot;citationItems&quot; : [ { &quot;id&quot; : &quot;ITEM-1&quot;, &quot;itemData&quot; : { &quot;DOI&quot; : &quot;10.1038/ng1948&quot;, &quot;ISSN&quot; : &quot;1061-4036&quot;, &quot;PMID&quot; : &quot;17206143&quot;, &quot;abstract&quot; : &quot;Systematic genetic interaction studies have illuminated many cellular processes. Here we quantitatively examine genetic interactions among 26 Saccharomyces cerevisiae genes conferring resistance to the DNA-damaging agent methyl methanesulfonate (MMS), as determined by chemogenomic fitness profiling of pooled deletion strains. We constructed 650 double-deletion strains, corresponding to all pairings of these 26 deletions. The fitness of single- and double-deletion strains were measured in the presence and absence of MMS. Genetic interactions were defined by combining principles from both statistical and classical genetics. The resulting network predicts that the Mph1 helicase has a role in resolving homologous recombination-derived DNA intermediates that is similar to (but distinct from) that of the Sgs1 helicase. Our results emphasize the utility of small molecules and multifactorial deletion mutants in uncovering functional relationships and pathway order.&quot;, &quot;author&quot; :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Oh&quot;, &quot;given&quot; : &quot;Julia&quot;, &quot;non-dropping-particle&quot; : &quot;&quot;, &quot;parse-names&quot; : false, &quot;suffix&quot; : &quot;&quot; }, { &quot;dropping-particle&quot; : &quot;&quot;, &quot;family&quot; : &quot;Proctor&quot;, &quot;given&quot; : &quot;Michael&quot;, &quot;non-dropping-particle&quot; : &quot;&quot;, &quot;parse-names&quot; : false, &quot;suffix&quot; : &quot;&quot; }, { &quot;dropping-particle&quot; : &quot;&quot;, &quot;family&quot; : &quot;Fung&quot;, &quot;given&quot; : &quot;Eula&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container-title&quot; : &quot;Nature genetics&quot;, &quot;id&quot; : &quot;ITEM-1&quot;, &quot;issue&quot; : &quot;2&quot;, &quot;issued&quot; : { &quot;date-parts&quot; : [ [ &quot;2007&quot;, &quot;2&quot; ] ] }, &quot;page&quot; : &quot;199-206&quot;, &quot;title&quot; : &quot;Systematic pathway analysis using high-resolution fitness profiling of combinatorial gene deletions.&quot;, &quot;type&quot; : &quot;article-journal&quot;, &quot;volume&quot; : &quot;39&quot; }, &quot;uris&quot; : [ &quot;http://www.mendeley.com/documents/?uuid=e222c180-76c8-4e72-aee9-8ce0b8213337&quot; ] } ], &quot;mendeley&quot; : { &quot;formattedCitation&quot; : &quot;&lt;sup&gt;14&lt;/sup&gt;&quot;, &quot;plainTextFormattedCitation&quot; : &quot;14&quot;, &quot;previouslyFormattedCitation&quot; : &quot;&lt;sup&gt;14&lt;/sup&gt;&quot; }, &quot;properties&quot; : {  }, &quot;schema&quot; : &quot;https://github.com/citation-style-language/schema/raw/master/csl-citation.json&quot; }"/><text:span text:style-name="T55">14</text:span><field:fieldmark-end/><text:span text:style-name="T56">. <text:s/></text:span><text:span text:style-name="T59">Even when attempting a preliminary functional analysis of a gene</text:span><text:span text:style-name="T56">, genome- single-knockouts in yeast had revealed a growth phenotype under standard growth conditions for only ~2,000 genes</text:span><field:fieldmark-start text:name="__Fieldmark__248_670295454" field:type="ADDIN CSL_CITATION { &quot;citationItems&quot; : [ { &quot;id&quot; : &quot;ITEM-1&quot;, &quot;itemData&quot; : { &quot;DOI&quot; : &quot;10.1038/nature00935&quot;, &quot;ISSN&quot; : &quot;0028-0836&quot;, &quot;abstract&quot; : &quot;Functional profiling of the &lt;i&gt;Saccharomyces cerevisiae&lt;/i&gt; genome&quot;, &quot;author&quot; : [ { &quot;dropping-particle&quot; : &quot;&quot;, &quot;family&quot; : &quot;Giaever&quot;, &quot;given&quot; : &quot;Guri&quot;, &quot;non-dropping-particle&quot; : &quot;&quot;, &quot;parse-names&quot; : false, &quot;suffix&quot; : &quot;&quot; }, { &quot;dropping-particle&quot; : &quot;&quot;, &quot;family&quot; : &quot;Chu&quot;, &quot;given&quot; : &quot;Angela M.&quot;, &quot;non-dropping-particle&quot; : &quot;&quot;, &quot;parse-names&quot; : false, &quot;suffix&quot; : &quot;&quot; }, { &quot;dropping-particle&quot; : &quot;&quot;, &quot;family&quot; : &quot;Ni&quot;, &quot;given&quot; : &quot;Li&quot;, &quot;non-dropping-particle&quot; : &quot;&quot;, &quot;parse-names&quot; : false, &quot;suffix&quot; : &quot;&quot; }, { &quot;dropping-particle&quot; : &quot;&quot;, &quot;family&quot; : &quot;Connelly&quot;, &quot;given&quot; : &quot;Carla&quot;, &quot;non-dropping-particle&quot; : &quot;&quot;, &quot;parse-names&quot; : false, &quot;suffix&quot; : &quot;&quot; }, { &quot;dropping-particle&quot; : &quot;&quot;, &quot;family&quot; : &quot;Riles&quot;, &quot;given&quot; : &quot;Linda&quot;, &quot;non-dropping-particle&quot; : &quot;&quot;, &quot;parse-names&quot; : false, &quot;suffix&quot; : &quot;&quot; }, { &quot;dropping-particle&quot; : &quot;&quot;, &quot;family&quot; : &quot;V\u00e9ronneau&quot;, &quot;given&quot; : &quot;Steeve&quot;, &quot;non-dropping-particle&quot; : &quot;&quot;, &quot;parse-names&quot; : false, &quot;suffix&quot; : &quot;&quot; }, { &quot;dropping-particle&quot; : &quot;&quot;, &quot;family&quot; : &quot;Dow&quot;, &quot;given&quot; : &quot;Sally&quot;, &quot;non-dropping-particle&quot; : &quot;&quot;, &quot;parse-names&quot; : false, &quot;suffix&quot; : &quot;&quot; }, { &quot;dropping-particle&quot; : &quot;&quot;, &quot;family&quot; : &quot;Lucau-Danila&quot;, &quot;given&quot; : &quot;Ankuta&quot;, &quot;non-dropping-particle&quot; : &quot;&quot;, &quot;parse-names&quot; : false, &quot;suffix&quot; : &quot;&quot; }, { &quot;dropping-particle&quot; : &quot;&quot;, &quot;family&quot; : &quot;Anderson&quot;, &quot;given&quot; : &quot;Keith&quot;, &quot;non-dropping-particle&quot; : &quot;&quot;, &quot;parse-names&quot; : false, &quot;suffix&quot; : &quot;&quot; }, { &quot;dropping-particle&quot; : &quot;&quot;, &quot;family&quot; : &quot;Andr\u00e9&quot;, &quot;given&quot; : &quot;Bruno&quot;, &quot;non-dropping-particle&quot; : &quot;&quot;, &quot;parse-names&quot; : false, &quot;suffix&quot; : &quot;&quot; }, { &quot;dropping-particle&quot; : &quot;&quot;, &quot;family&quot; : &quot;Arkin&quot;, &quot;given&quot; : &quot;Adam P.&quot;, &quot;non-dropping-particle&quot; : &quot;&quot;, &quot;parse-names&quot; : false, &quot;suffix&quot; : &quot;&quot; }, { &quot;dropping-particle&quot; : &quot;&quot;, &quot;family&quot; : &quot;Astromoff&quot;, &quot;given&quot; : &quot;Anna&quot;, &quot;non-dropping-particle&quot; : &quot;&quot;, &quot;parse-names&quot; : false, &quot;suffix&quot; : &quot;&quot; }, { &quot;dropping-particle&quot; : &quot;&quot;, &quot;family&quot; : &quot;Bakkoury&quot;, &quot;given&quot; : &quot;Mohamed&quot;, &quot;non-dropping-particle&quot; : &quot;El&quot;, &quot;parse-names&quot; : false, &quot;suffix&quot; : &quot;&quot; }, { &quot;dropping-particle&quot; : &quot;&quot;, &quot;family&quot; : &quot;Bangham&quot;, &quot;given&quot; : &quot;Rhonda&quot;, &quot;non-dropping-particle&quot; : &quot;&quot;, &quot;parse-names&quot; : false, &quot;suffix&quot; : &quot;&quot; }, { &quot;dropping-particle&quot; : &quot;&quot;, &quot;family&quot; : &quot;Benito&quot;, &quot;given&quot; : &quot;Rocio&quot;, &quot;non-dropping-particle&quot; : &quot;&quot;, &quot;parse-names&quot; : false, &quot;suffix&quot; : &quot;&quot; }, { &quot;dropping-particle&quot; : &quot;&quot;, &quot;family&quot; : &quot;Brachat&quot;, &quot;given&quot; : &quot;Sophie&quot;, &quot;non-dropping-particle&quot; : &quot;&quot;, &quot;parse-names&quot; : false, &quot;suffix&quot; : &quot;&quot; }, { &quot;dropping-particle&quot; : &quot;&quot;, &quot;family&quot; : &quot;Campanaro&quot;, &quot;given&quot; : &quot;Stefano&quot;, &quot;non-dropping-particle&quot; : &quot;&quot;, &quot;parse-names&quot; : false, &quot;suffix&quot; : &quot;&quot; }, { &quot;dropping-particle&quot; : &quot;&quot;, &quot;family&quot; : &quot;Curtiss&quot;, &quot;given&quot; : &quot;Matt&quot;, &quot;non-dropping-particle&quot; : &quot;&quot;, &quot;parse-names&quot; : false, &quot;suffix&quot; : &quot;&quot; }, { &quot;dropping-particle&quot; : &quot;&quot;, &quot;family&quot; : &quot;Davis&quot;, &quot;given&quot; : &quot;Karen&quot;, &quot;non-dropping-particle&quot; : &quot;&quot;, &quot;parse-names&quot; : false, &quot;suffix&quot; : &quot;&quot; }, { &quot;dropping-particle&quot; : &quot;&quot;, &quot;family&quot; : &quot;Deutschbauer&quot;, &quot;given&quot; : &quot;Adam&quot;, &quot;non-dropping-particle&quot; : &quot;&quot;, &quot;parse-names&quot; : false, &quot;suffix&quot; : &quot;&quot; }, { &quot;dropping-particle&quot; : &quot;&quot;, &quot;family&quot; : &quot;Entian&quot;, &quot;given&quot; : &quot;Karl-Dieter&quot;, &quot;non-dropping-particle&quot; : &quot;&quot;, &quot;parse-names&quot; : false, &quot;suffix&quot; : &quot;&quot; }, { &quot;dropping-particle&quot; : &quot;&quot;, &quot;family&quot; : &quot;Flaherty&quot;, &quot;given&quot; : &quot;Patrick&quot;, &quot;non-dropping-particle&quot; : &quot;&quot;, &quot;parse-names&quot; : false, &quot;suffix&quot; : &quot;&quot; }, { &quot;dropping-particle&quot; : &quot;&quot;, &quot;family&quot; : &quot;Foury&quot;, &quot;given&quot; : &quot;Francoise&quot;, &quot;non-dropping-particle&quot; : &quot;&quot;, &quot;parse-names&quot; : false, &quot;suffix&quot; : &quot;&quot; }, { &quot;dropping-particle&quot; : &quot;&quot;, &quot;family&quot; : &quot;Garfinkel&quot;, &quot;given&quot; : &quot;David J.&quot;, &quot;non-dropping-particle&quot; : &quot;&quot;, &quot;parse-names&quot; : false, &quot;suffix&quot; : &quot;&quot; }, { &quot;dropping-particle&quot; : &quot;&quot;, &quot;family&quot; : &quot;Gerstein&quot;, &quot;given&quot; : &quot;Mark&quot;, &quot;non-dropping-particle&quot; : &quot;&quot;, &quot;parse-names&quot; : false, &quot;suffix&quot; : &quot;&quot; }, { &quot;dropping-particle&quot; : &quot;&quot;, &quot;family&quot; : &quot;Gotte&quot;, &quot;given&quot; : &quot;Deanna&quot;, &quot;non-dropping-particle&quot; : &quot;&quot;, &quot;parse-names&quot; : false, &quot;suffix&quot; : &quot;&quot; }, { &quot;dropping-particle&quot; : &quot;&quot;, &quot;family&quot; : &quot;G\u00fcldener&quot;, &quot;given&quot; : &quot;Ulrich&quot;, &quot;non-dropping-particle&quot; : &quot;&quot;, &quot;parse-names&quot; : false, &quot;suffix&quot; : &quot;&quot; }, { &quot;dropping-particle&quot; : &quot;&quot;, &quot;family&quot; : &quot;Hegemann&quot;, &quot;given&quot; : &quot;Johannes H.&quot;, &quot;non-dropping-particle&quot; : &quot;&quot;, &quot;parse-names&quot; : false, &quot;suffix&quot; : &quot;&quot; }, { &quot;dropping-particle&quot; : &quot;&quot;, &quot;family&quot; : &quot;Hempel&quot;, &quot;given&quot; : &quot;Svenja&quot;, &quot;non-dropping-particle&quot; : &quot;&quot;, &quot;parse-names&quot; : false, &quot;suffix&quot; : &quot;&quot; }, { &quot;dropping-particle&quot; : &quot;&quot;, &quot;family&quot; : &quot;Herman&quot;, &quot;given&quot; : &quot;Zelek&quot;, &quot;non-dropping-particle&quot; : &quot;&quot;, &quot;parse-names&quot; : false, &quot;suffix&quot; : &quot;&quot; }, { &quot;dropping-particle&quot; : &quot;&quot;, &quot;family&quot; : &quot;Jaramillo&quot;, &quot;given&quot; : &quot;Daniel F.&quot;, &quot;non-dropping-particle&quot; : &quot;&quot;, &quot;parse-names&quot; : false, &quot;suffix&quot; : &quot;&quot; }, { &quot;dropping-particle&quot; : &quot;&quot;, &quot;family&quot; : &quot;Kelly&quot;, &quot;given&quot; : &quot;Diane E.&quot;, &quot;non-dropping-particle&quot; : &quot;&quot;, &quot;parse-names&quot; : false, &quot;suffix&quot; : &quot;&quot; }, { &quot;dropping-particle&quot; : &quot;&quot;, &quot;family&quot; : &quot;Kelly&quot;, &quot;given&quot; : &quot;Steven L.&quot;, &quot;non-dropping-particle&quot; : &quot;&quot;, &quot;parse-names&quot; : false, &quot;suffix&quot; : &quot;&quot; }, { &quot;dropping-particle&quot; : &quot;&quot;, &quot;family&quot; : &quot;K\u00f6tter&quot;, &quot;given&quot; : &quot;Peter&quot;, &quot;non-dropping-particle&quot; : &quot;&quot;, &quot;parse-names&quot; : false, &quot;suffix&quot; : &quot;&quot; }, { &quot;dropping-particle&quot; : &quot;&quot;, &quot;family&quot; : &quot;LaBonte&quot;, &quot;given&quot; : &quot;Darlene&quot;, &quot;non-dropping-particle&quot; : &quot;&quot;, &quot;parse-names&quot; : false, &quot;suffix&quot; : &quot;&quot; }, { &quot;dropping-particle&quot; : &quot;&quot;, &quot;family&quot; : &quot;Lamb&quot;, &quot;given&quot; : &quot;David C.&quot;, &quot;non-dropping-particle&quot; : &quot;&quot;, &quot;parse-names&quot; : false, &quot;suffix&quot; : &quot;&quot; }, { &quot;dropping-particle&quot; : &quot;&quot;, &quot;family&quot; : &quot;Lan&quot;, &quot;given&quot; : &quot;Ning&quot;, &quot;non-dropping-particle&quot; : &quot;&quot;, &quot;parse-names&quot; : false, &quot;suffix&quot; : &quot;&quot; }, { &quot;dropping-particle&quot; : &quot;&quot;, &quot;family&quot; : &quot;Liang&quot;, &quot;given&quot; : &quot;Hong&quot;, &quot;non-dropping-particle&quot; : &quot;&quot;, &quot;parse-names&quot; : false, &quot;suffix&quot; : &quot;&quot; }, { &quot;dropping-particle&quot; : &quot;&quot;, &quot;family&quot; : &quot;Liao&quot;, &quot;given&quot; : &quot;Hong&quot;, &quot;non-dropping-particle&quot; : &quot;&quot;, &quot;parse-names&quot; : false, &quot;suffix&quot; : &quot;&quot; }, { &quot;dropping-particle&quot; : &quot;&quot;, &quot;family&quot; : &quot;Liu&quot;, &quot;given&quot; : &quot;Lucy&quot;, &quot;non-dropping-particle&quot; : &quot;&quot;, &quot;parse-names&quot; : false, &quot;suffix&quot; : &quot;&quot; }, { &quot;dropping-particle&quot; : &quot;&quot;, &quot;family&quot; : &quot;Luo&quot;, &quot;given&quot; : &quot;Chuanyun&quot;, &quot;non-dropping-particle&quot; : &quot;&quot;, &quot;parse-names&quot; : false, &quot;suffix&quot; : &quot;&quot; }, { &quot;dropping-particle&quot; : &quot;&quot;, &quot;family&quot; : &quot;Lussier&quot;, &quot;given&quot; : &quot;Marc&quot;, &quot;non-dropping-particle&quot; : &quot;&quot;, &quot;parse-names&quot; : false, &quot;suffix&quot; : &quot;&quot; }, { &quot;dropping-particle&quot; : &quot;&quot;, &quot;family&quot; : &quot;Mao&quot;, &quot;given&quot; : &quot;Rong&quot;, &quot;non-dropping-particle&quot; : &quot;&quot;, &quot;parse-names&quot; : false, &quot;suffix&quot; : &quot;&quot; }, { &quot;dropping-particle&quot; : &quot;&quot;, &quot;family&quot; : &quot;Menard&quot;, &quot;given&quot; : &quot;Patrice&quot;, &quot;non-dropping-particle&quot; : &quot;&quot;, &quot;parse-names&quot; : false, &quot;suffix&quot; : &quot;&quot; }, { &quot;dropping-particle&quot; : &quot;&quot;, &quot;family&quot; : &quot;Ooi&quot;, &quot;given&quot; : &quot;Siew Loon&quot;, &quot;non-dropping-particle&quot; : &quot;&quot;, &quot;parse-names&quot; : false, &quot;suffix&quot; : &quot;&quot; }, { &quot;dropping-particle&quot; : &quot;&quot;, &quot;family&quot; : &quot;Revuelta&quot;, &quot;given&quot; : &quot;Jose L.&quot;, &quot;non-dropping-particle&quot; : &quot;&quot;, &quot;parse-names&quot; : false, &quot;suffix&quot; : &quot;&quot; }, { &quot;dropping-particle&quot; : &quot;&quot;, &quot;family&quot; : &quot;Roberts&quot;, &quot;given&quot; : &quot;Christopher J.&quot;, &quot;non-dropping-particle&quot; : &quot;&quot;, &quot;parse-names&quot; : false, &quot;suffix&quot; : &quot;&quot; }, { &quot;dropping-particle&quot; : &quot;&quot;, &quot;family&quot; : &quot;Rose&quot;, &quot;given&quot; : &quot;Matthias&quot;, &quot;non-dropping-particle&quot; : &quot;&quot;, &quot;parse-names&quot; : false, &quot;suffix&quot; : &quot;&quot; }, { &quot;dropping-particle&quot; : &quot;&quot;, &quot;family&quot; : &quot;Ross-Macdonald&quot;, &quot;given&quot; : &quot;Petra&quot;, &quot;non-dropping-particle&quot; : &quot;&quot;, &quot;parse-names&quot; : false, &quot;suffix&quot; : &quot;&quot; }, { &quot;dropping-particle&quot; : &quot;&quot;, &quot;family&quot; : &quot;Scherens&quot;, &quot;given&quot; : &quot;Bart&quot;, &quot;non-dropping-particle&quot; : &quot;&quot;, &quot;parse-names&quot; : false, &quot;suffix&quot; : &quot;&quot; }, { &quot;dropping-particle&quot; : &quot;&quot;, &quot;family&quot; : &quot;Schimmack&quot;, &quot;given&quot; : &quot;Greg&quot;, &quot;non-dropping-particle&quot; : &quot;&quot;, &quot;parse-names&quot; : false, &quot;suffix&quot; : &quot;&quot; }, { &quot;dropping-particle&quot; : &quot;&quot;, &quot;family&quot; : &quot;Shafer&quot;, &quot;given&quot; : &quot;Brenda&quot;, &quot;non-dropping-particle&quot; : &quot;&quot;, &quot;parse-names&quot; : false, &quot;suffix&quot; : &quot;&quot; }, { &quot;dropping-particle&quot; : &quot;&quot;, &quot;family&quot; : &quot;Shoemaker&quot;, &quot;given&quot; : &quot;Daniel D.&quot;, &quot;non-dropping-particle&quot; : &quot;&quot;, &quot;parse-names&quot; : false, &quot;suffix&quot; : &quot;&quot; }, { &quot;dropping-particle&quot; : &quot;&quot;, &quot;family&quot; : &quot;Sookhai-Mahadeo&quot;, &quot;given&quot; : &quot;Sharon&quot;, &quot;non-dropping-particle&quot; : &quot;&quot;, &quot;parse-names&quot; : false, &quot;suffix&quot; : &quot;&quot; }, { &quot;dropping-particle&quot; : &quot;&quot;, &quot;family&quot; : &quot;Storms&quot;, &quot;given&quot; : &quot;Reginald K.&quot;, &quot;non-dropping-particle&quot; : &quot;&quot;, &quot;parse-names&quot; : false, &quot;suffix&quot; : &quot;&quot; }, { &quot;dropping-particle&quot; : &quot;&quot;, &quot;family&quot; : &quot;Strathern&quot;, &quot;given&quot; : &quot;Jeffrey N.&quot;, &quot;non-dropping-particle&quot; : &quot;&quot;, &quot;parse-names&quot; : false, &quot;suffix&quot; : &quot;&quot; }, { &quot;dropping-particle&quot; : &quot;&quot;, &quot;family&quot; : &quot;Valle&quot;, &quot;given&quot; : &quot;Giorgio&quot;, &quot;non-dropping-particle&quot; : &quot;&quot;, &quot;parse-names&quot; : false, &quot;suffix&quot; : &quot;&quot; }, { &quot;dropping-particle&quot; : &quot;&quot;, &quot;family&quot; : &quot;Voet&quot;, &quot;given&quot; : &quot;Marleen&quot;, &quot;non-dropping-particle&quot; : &quot;&quot;, &quot;parse-names&quot; : false, &quot;suffix&quot; : &quot;&quot; }, { &quot;dropping-particle&quot; : &quot;&quot;, &quot;family&quot; : &quot;Volckaert&quot;, &quot;given&quot; : &quot;Guido&quot;, &quot;non-dropping-particle&quot; : &quot;&quot;, &quot;parse-names&quot; : false, &quot;suffix&quot; : &quot;&quot; }, { &quot;dropping-particle&quot; : &quot;&quot;, &quot;family&quot; : &quot;Wang&quot;, &quot;given&quot; : &quot;Ching-yun&quot;, &quot;non-dropping-particle&quot; : &quot;&quot;, &quot;parse-names&quot; : false, &quot;suffix&quot; : &quot;&quot; }, { &quot;dropping-particle&quot; : &quot;&quot;, &quot;family&quot; : &quot;Ward&quot;, &quot;given&quot; : &quot;Teresa R.&quot;, &quot;non-dropping-particle&quot; : &quot;&quot;, &quot;parse-names&quot; : false, &quot;suffix&quot; : &quot;&quot; }, { &quot;dropping-particle&quot; : &quot;&quot;, &quot;family&quot; : &quot;Wilhelmy&quot;, &quot;given&quot; : &quot;Julie&quot;, &quot;non-dropping-particle&quot; : &quot;&quot;, &quot;parse-names&quot; : false, &quot;suffix&quot; : &quot;&quot; }, { &quot;dropping-particle&quot; : &quot;&quot;, &quot;family&quot; : &quot;Winzeler&quot;, &quot;given&quot; : &quot;Elizabeth A.&quot;, &quot;non-dropping-particle&quot; : &quot;&quot;, &quot;parse-names&quot; : false, &quot;suffix&quot; : &quot;&quot; }, { &quot;dropping-particle&quot; : &quot;&quot;, &quot;family&quot; : &quot;Yang&quot;, &quot;given&quot; : &quot;Yonghong&quot;, &quot;non-dropping-particle&quot; : &quot;&quot;, &quot;parse-names&quot; : false, &quot;suffix&quot; : &quot;&quot; }, { &quot;dropping-particle&quot; : &quot;&quot;, &quot;family&quot; : &quot;Yen&quot;, &quot;given&quot; : &quot;Grace&quot;, &quot;non-dropping-particle&quot; : &quot;&quot;, &quot;parse-names&quot; : false, &quot;suffix&quot; : &quot;&quot; }, { &quot;dropping-particle&quot; : &quot;&quot;, &quot;family&quot; : &quot;Youngman&quot;, &quot;given&quot; : &quot;Elaine&quot;, &quot;non-dropping-particle&quot; : &quot;&quot;, &quot;parse-names&quot; : false, &quot;suffix&quot; : &quot;&quot; }, { &quot;dropping-particle&quot; : &quot;&quot;, &quot;family&quot; : &quot;Yu&quot;, &quot;given&quot; : &quot;Kexin&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Boeke&quot;, &quot;given&quot; : &quot;Jef D.&quot;, &quot;non-dropping-particle&quot; : &quot;&quot;, &quot;parse-names&quot; : false, &quot;suffix&quot; : &quot;&quot; }, { &quot;dropping-particle&quot; : &quot;&quot;, &quot;family&quot; : &quot;Snyder&quot;, &quot;given&quot; : &quot;Michael&quot;, &quot;non-dropping-particle&quot; : &quot;&quot;, &quot;parse-names&quot; : false, &quot;suffix&quot; : &quot;&quot; }, { &quot;dropping-particle&quot; : &quot;&quot;, &quot;family&quot; : &quot;Philippsen&quot;, &quot;given&quot; : &quot;Peter&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Johnston&quot;, &quot;given&quot; : &quot;Mark&quot;, &quot;non-dropping-particle&quot; : &quot;&quot;, &quot;parse-names&quot; : false, &quot;suffix&quot; : &quot;&quot; } ], &quot;container-title&quot; : &quot;Nature&quot;, &quot;id&quot; : &quot;ITEM-1&quot;, &quot;issue&quot; : &quot;6896&quot;, &quot;issued&quot; : { &quot;date-parts&quot; : [ [ &quot;2002&quot;, &quot;7&quot;, &quot;25&quot; ] ] }, &quot;page&quot; : &quot;387-391&quot;, &quot;publisher&quot; : &quot;Nature Publishing Group&quot;, &quot;title&quot; : &quot;Functional profiling of the Saccharomyces cerevisiae genome&quot;, &quot;type&quot; : &quot;article-journal&quot;, &quot;volume&quot; : &quot;418&quot; }, &quot;uris&quot; : [ &quot;http://www.mendeley.com/documents/?uuid=3d2790c5-a10d-35c6-87a2-ed8de43994f4&quot; ] } ], &quot;mendeley&quot; : { &quot;formattedCitation&quot; : &quot;&lt;sup&gt;15&lt;/sup&gt;&quot;, &quot;plainTextFormattedCitation&quot; : &quot;15&quot;, &quot;previouslyFormattedCitation&quot; : &quot;&lt;sup&gt;15&lt;/sup&gt;&quot; }, &quot;properties&quot; : {  }, &quot;schema&quot; : &quot;https://github.com/citation-style-language/schema/raw/master/csl-citation.json&quot; }"/><text:span text:style-name="T55">15</text:span><field:fieldmark-end/><text:span text:style-name="T56">, while ~5,000 genes showed such a phenotype when combined with another knockout</text:span><field:fieldmark-start text:name="__Fieldmark__254_670295454" field:type="ADDIN CSL_CITATION { &quot;citationItems&quot; : [ { &quot;id&quot; : &quot;ITEM-1&quot;, &quot;itemData&quot; : { &quot;DOI&quot; : &quot;10.1126/science.aaf1420&quot;, &quot;ISSN&quot; : &quot;1095-9203&quot;, &quot;PMID&quot; : &quot;27708008&quot;, &quot;abstract&quot; : &quot;We generated a global genetic interaction network for Saccharomyces cerevisiae, constructing more than 23 million double mutants, identifying about 550,000 negative and about 350,000 positive genetic interactions. This comprehensive network maps genetic interactions for essential gene pairs, highlighting essential genes as densely connected hubs. Genetic interaction profiles enabled assembly of a hierarchical model of cell function, including modules corresponding to protein complexes and pathways, biological processes, and cellular compartments. Negative interactions connected functionally related genes, mapped core bioprocesses, and identified pleiotropic genes, whereas positive interactions often mapped general regulatory connections among gene pairs, rather than shared functionality. The global network illustrates how coherent sets of genetic interactions connect protein complex and pathway modules to map a functional wiring diagram of the cell.&quot;, &quot;author&quot; : [ { &quot;dropping-particle&quot; : &quot;&quot;, &quot;family&quot; : &quot;Costanzo&quot;, &quot;given&quot; : &quot;Michael&quot;, &quot;non-dropping-particle&quot; : &quot;&quot;, &quot;parse-names&quot; : false, &quot;suffix&quot; : &quot;&quot; }, { &quot;dropping-particle&quot; : &quot;&quot;, &quot;family&quot; : &quot;VanderSluis&quot;, &quot;given&quot; : &quot;Benjamin&quot;, &quot;non-dropping-particle&quot; : &quot;&quot;, &quot;parse-names&quot; : false, &quot;suffix&quot; : &quot;&quot; }, { &quot;dropping-particle&quot; : &quot;&quot;, &quot;family&quot; : &quot;Koch&quot;, &quot;given&quot; : &quot;Elizabeth N.&quot;, &quot;non-dropping-particle&quot; : &quot;&quot;, &quot;parse-names&quot; : false, &quot;suffix&quot; : &quot;&quot; }, { &quot;dropping-particle&quot; : &quot;&quot;, &quot;family&quot; : &quot;Baryshnikova&quot;, &quot;given&quot; : &quot;Anastasia&quot;, &quot;non-dropping-particle&quot; : &quot;&quot;, &quot;parse-names&quot; : false, &quot;suffix&quot; : &quot;&quot; }, { &quot;dropping-particle&quot; : &quot;&quot;, &quot;family&quot; : &quot;Pons&quot;, &quot;given&quot; : &quot;Carles&quot;, &quot;non-dropping-particle&quot; : &quot;&quot;, &quot;parse-names&quot; : false, &quot;suffix&quot; : &quot;&quot; }, { &quot;dropping-particle&quot; : &quot;&quot;, &quot;family&quot; : &quot;Tan&quot;, &quot;given&quot; : &quot;Guihong&quot;, &quot;non-dropping-particle&quot; : &quot;&quot;, &quot;parse-names&quot; : false, &quot;suffix&quot; : &quot;&quot; }, { &quot;dropping-particle&quot; : &quot;&quot;, &quot;family&quot; : &quot;Wang&quot;, &quot;given&quot; : &quot;We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Hanchard&quot;, &quot;given&quot; : &quot;Julia&quot;, &quot;non-dropping-particle&quot; : &quot;&quot;, &quot;parse-names&quot; : false, &quot;suffix&quot; : &quot;&quot; }, { &quot;dropping-particle&quot; : &quot;&quot;, &quot;family&quot; : &quot;Lee&quot;, &quot;given&quot; : &quot;Susan D.&quot;, &quot;non-dropping-particle&quot; : &quot;&quot;, &quot;parse-names&quot; : false, &quot;suffix&quot; : &quot;&quot; }, { &quot;dropping-particle&quot; : &quot;&quot;, &quot;family&quot; : &quot;Pelechano&quot;, &quot;given&quot; : &quot;Vicent&quot;, &quot;non-dropping-particle&quot; : &quot;&quot;, &quot;parse-names&quot; : false, &quot;suffix&quot; : &quot;&quot; }, { &quot;dropping-particle&quot; : &quot;&quot;, &quot;family&quot; : &quot;Styles&quot;, &quot;given&quot; : &quot;Erin B.&quot;, &quot;non-dropping-particle&quot; : &quot;&quot;, &quot;parse-names&quot; : false, &quot;suffix&quot; : &quot;&quot; }, { &quot;dropping-particle&quot; : &quot;&quot;, &quot;family&quot; : &quot;Billmann&quot;, &quot;given&quot; : &quot;Maximilian&quot;, &quot;non-dropping-particle&quot; : &quot;&quot;, &quot;parse-names&quot; : false, &quot;suffix&quot; : &quot;&quot; }, { &quot;dropping-particle&quot; : &quot;&quot;, &quot;family&quot; : &quot;Leeuwen&quot;, &quot;given&quot; : &quot;Jolanda&quot;, &quot;non-dropping-particle&quot; : &quot;van&quot;, &quot;parse-names&quot; : false, &quot;suffix&quot; : &quot;&quot; }, { &quot;dropping-particle&quot; : &quot;&quot;, &quot;family&quot; : &quot;Dyk&quot;, &quot;given&quot; : &quot;Nydia&quot;, &quot;non-dropping-particle&quot; : &quot;van&quot;, &quot;parse-names&quot; : false, &quot;suffix&quot; : &quot;&quot; }, { &quot;dropping-particle&quot; : &quot;&quot;, &quot;family&quot; : &quot;Lin&quot;, &quot;given&quot; : &quot;Zhen-Yuan&quot;, &quot;non-dropping-particle&quot; : &quot;&quot;, &quot;parse-names&quot; : false, &quot;suffix&quot; : &quot;&quot; }, { &quot;dropping-particle&quot; : &quot;&quot;, &quot;family&quot; : &quot;Kuzmin&quot;, &quot;given&quot; : &quot;Elena&quot;, &quot;non-dropping-particle&quot; : &quot;&quot;, &quot;parse-names&quot; : false, &quot;suffix&quot; : &quot;&quot; }, { &quot;dropping-particle&quot; : &quot;&quot;, &quot;family&quot; : &quot;Nelson&quot;, &quot;given&quot; : &quot;Justin&quot;, &quot;non-dropping-particle&quot; : &quot;&quot;, &quot;parse-names&quot; : false, &quot;suffix&quot; : &quot;&quot; }, { &quot;dropping-particle&quot; : &quot;&quot;, &quot;family&quot; : &quot;Piotrowski&quot;, &quot;given&quot; : &quot;Jeff S.&quot;, &quot;non-dropping-particle&quot; : &quot;&quot;, &quot;parse-names&quot; : false, &quot;suffix&quot; : &quot;&quot; }, { &quot;dropping-particle&quot; : &quot;&quot;, &quot;family&quot; : &quot;Srikumar&quot;, &quot;given&quot; : &quot;Tharan&quot;, &quot;non-dropping-particle&quot; : &quot;&quot;, &quot;parse-names&quot; : false, &quot;suffix&quot; : &quot;&quot; }, { &quot;dropping-particle&quot; : &quot;&quot;, &quot;family&quot; : &quot;Bahr&quot;, &quot;given&quot; : &quot;Sondra&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Deshpande&quot;, &quot;given&quot; : &quot;Raamesh&quot;, &quot;non-dropping-particle&quot; : &quot;&quot;, &quot;parse-names&quot; : false, &quot;suffix&quot; : &quot;&quot; }, { &quot;dropping-particle&quot; : &quot;&quot;, &quot;family&quot; : &quot;Kurat&quot;, &quot;given&quot; : &quot;Christoph F.&quot;, &quot;non-dropping-particle&quot; : &quot;&quot;, &quot;parse-names&quot; : false, &quot;suffix&quot; : &quot;&quot; }, { &quot;dropping-particle&quot; : &quot;&quot;, &quot;family&quot; : &quot;Li&quot;, &quot;given&quot; : &quot;Sheena C.&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Usaj&quot;, &quot;given&quot; : &quot;Matej Mojca Mattiazzi&quot;, &quot;non-dropping-particle&quot; : &quot;&quot;, &quot;parse-names&quot; : false, &quot;suffix&quot; : &quot;&quot; }, { &quot;dropping-particle&quot; : &quot;&quot;, &quot;family&quot; : &quot;Okada&quot;, &quot;given&quot; : &quot;Hiroki&quot;, &quot;non-dropping-particle&quot; : &quot;&quot;, &quot;parse-names&quot; : false, &quot;suffix&quot; : &quot;&quot; }, { &quot;dropping-particle&quot; : &quot;&quot;, &quot;family&quot; : &quot;Pascoe&quot;, &quot;given&quot; : &quot;Natasha&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arifpoor&quot;, &quot;given&quot; : &quot;Sara&quot;, &quot;non-dropping-particle&quot; : &quot;&quot;, &quot;parse-names&quot; : false, &quot;suffix&quot; : &quot;&quot; }, { &quot;dropping-particle&quot; : &quot;&quot;, &quot;family&quot; : &quot;Shuteriqi&quot;, &quot;given&quot; : &quot;Emira&quot;, &quot;non-dropping-particle&quot; : &quot;&quot;, &quot;parse-names&quot; : false, &quot;suffix&quot; : &quot;&quot; }, { &quot;dropping-particle&quot; : &quot;&quot;, &quot;family&quot; : &quot;Simpkins&quot;, &quot;given&quot; : &quot;Scott W.&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Suresh&quot;, &quot;given&quot; : &quot;Harsha Garadi&quot;, &quot;non-dropping-particle&quot; : &quot;&quot;, &quot;parse-names&quot; : false, &quot;suffix&quot; : &quot;&quot; }, { &quot;dropping-particle&quot; : &quot;&quot;, &quot;family&quot; : &quot;Tan&quot;, &quot;given&quot; : &quot;Yizhao&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Malod-Dognin&quot;, &quot;given&quot; : &quot;Noel&quot;, &quot;non-dropping-particle&quot; : &quot;&quot;, &quot;parse-names&quot; : false, &quot;suffix&quot; : &quot;&quot; }, { &quot;dropping-particle&quot; : &quot;&quot;, &quot;family&quot; : &quot;Janjic&quot;, &quot;given&quot; : &quot;Vuk&quot;, &quot;non-dropping-particle&quot; : &quot;&quot;, &quot;parse-names&quot; : false, &quot;suffix&quot; : &quot;&quot; }, { &quot;dropping-particle&quot; : &quot;&quot;, &quot;family&quot; : &quot;Przulj&quot;, &quot;given&quot; : &quot;Natasa&quot;, &quot;non-dropping-particle&quot; : &quot;&quot;, &quot;parse-names&quot; : false, &quot;suffix&quot; : &quot;&quot; }, { &quot;dropping-particle&quot; : &quot;&quot;, &quot;family&quot; : &quot;Troyanskaya&quot;, &quot;given&quot; : &quot;Olga G.&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Xia&quot;, &quot;given&quot; : &quot;Tian&quot;, &quot;non-dropping-particle&quot; : &quot;&quot;, &quot;parse-names&quot; : false, &quot;suffix&quot; : &quot;&quot; }, { &quot;dropping-particle&quot; : &quot;&quot;, &quot;family&quot; : &quot;Ohya&quot;, &quot;given&quot; : &quot;Yoshikazu&quot;, &quot;non-dropping-particle&quot; : &quot;&quot;, &quot;parse-names&quot; : false, &quot;suffix&quot; : &quot;&quot; }, { &quot;dropping-particle&quot; : &quot;&quot;, &quot;family&quot; : &quot;Gingras&quot;, &quot;given&quot; : &quot;Anne-Claude&quot;, &quot;non-dropping-particle&quot; : &quot;&quot;, &quot;parse-names&quot; : false, &quot;suffix&quot; : &quot;&quot; }, { &quot;dropping-particle&quot; : &quot;&quot;, &quot;family&quot; : &quot;Raught&quot;, &quot;given&quot; : &quot;Brian&quot;, &quot;non-dropping-particle&quot; : &quot;&quot;, &quot;parse-names&quot; : false, &quot;suffix&quot; : &quot;&quot; }, { &quot;dropping-particle&quot; : &quot;&quot;, &quot;family&quot; : &quot;Boutros&quot;, &quot;given&quot; : &quot;Michael&quot;, &quot;non-dropping-particle&quot; : &quot;&quot;, &quot;parse-names&quot; : false, &quot;suffix&quot; : &quot;&quot; }, { &quot;dropping-particle&quot; : &quot;&quot;, &quot;family&quot; : &quot;Steinmetz&quot;, &quot;given&quot; : &quot;Lars M.&quot;, &quot;non-dropping-particle&quot; : &quot;&quot;, &quot;parse-names&quot; : false, &quot;suffix&quot; : &quot;&quot; }, { &quot;dropping-particle&quot; : &quot;&quot;, &quot;family&quot; : &quot;Moore&quot;, &quot;given&quot; : &quot;Claire L.&quot;, &quot;non-dropping-particle&quot; : &quot;&quot;, &quot;parse-names&quot; : false, &quot;suffix&quot; : &quot;&quot; }, { &quot;dropping-particle&quot; : &quot;&quot;, &quot;family&quot; : &quot;Rosebrock&quot;, &quot;given&quot; : &quot;Adam P.&quot;, &quot;non-dropping-particle&quot; : &quot;&quot;, &quot;parse-names&quot; : false, &quot;suffix&quot; : &quot;&quot; }, { &quot;dropping-particle&quot; : &quot;&quot;, &quot;family&quot; : &quot;Caudy&quot;, &quot;given&quot; : &quot;Amy A.&quot;, &quot;non-dropping-particle&quot; : &quot;&quot;, &quot;parse-names&quot; : false, &quot;suffix&quot; : &quot;&quot; }, { &quot;dropping-particle&quot; : &quot;&quot;, &quot;family&quot; : &quot;Myers&quot;, &quot;given&quot; : &quot;Chad L.&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quot;, &quot;id&quot; : &quot;ITEM-1&quot;, &quot;issue&quot; : &quot;6306&quot;, &quot;issued&quot; : { &quot;date-parts&quot; : [ [ &quot;2016&quot; ] ] }, &quot;title&quot; : &quot;A global genetic interaction network maps a wiring diagram of cellular function&quot;, &quot;type&quot; : &quot;article-journal&quot;, &quot;volume&quot; : &quot;353&quot; }, &quot;uris&quot; : [ &quot;http://www.mendeley.com/documents/?uuid=91ff0268-e13e-4d38-8168-70cadc4bf60f&quot; ] } ], &quot;mendeley&quot; : { &quot;formattedCitation&quot; : &quot;&lt;sup&gt;5&lt;/sup&gt;&quot;, &quot;plainTextFormattedCitation&quot; : &quot;5&quot;, &quot;previouslyFormattedCitation&quot; : &quot;&lt;sup&gt;5&lt;/sup&gt;&quot; }, &quot;properties&quot; : {  }, &quot;schema&quot; : &quot;https://github.com/citation-style-language/schema/raw/master/csl-citation.json&quot; }"/><text:span text:style-name="T55">5</text:span><field:fieldmark-end/><text:span text:style-name="T56">. <text:s/></text:span></text:p>
      <text:p text:style-name="P36">CGA of m<text:span text:style-name="T56">any biological traits has shown that genetic interactions can arise from arbitrarily complex multi-variant combinations. <text:s/></text:span><text:span text:style-name="T56"><office:annotation office:name="__Annotation__293_670295454"><dc:creator>Albi Celaj</dc:creator><dc:date>2018-07-24T17:38:00</dc:date><loext:sender-initials>AC</loext:sender-initials><text:p/></office:annotation></text:span><text:span text:style-name="T56">For example, a </text:span><text:span text:style-name="T59">global sample</text:span><text:span text:style-name="T56"> of </text:span><text:span text:style-name="T59">triple</text:span><text:span text:style-name="T56">-knockout effects on yeast growth estimates that it would be affected by vastly more triple interactions (i.e. phenotypes which cannot be explained by the underlying single and double mutant consequences) than all discovered two-gene interactions if profiled exhaustively</text:span><field:fieldmark-start text:name="__Fieldmark__289_670295454" field:type="ADDIN CSL_CITATION { &quot;citationItems&quot; : [ { &quot;id&quot; : &quot;ITEM-1&quot;, &quot;itemData&quot; : { &quot;DOI&quot; : &quot;10.1126/science.1091317&quot;, &quot;ISSN&quot; : &quot;1095-9203&quot;, &quot;PMID&quot; : &quot;14764870&quot;, &quot;abstract&quot; : &quot;A genetic interaction network containing approximately 1000 genes and approximately 4000 interactions was mapped by crossing mutations in 132 different query genes into a set of approximately 4700 viable gene yeast deletion mutants and scoring the double mutant progeny for fitness defects. Network connectivity was predictive of function because interactions often occurred among functionally related genes, and similar patterns of interactions tended to identify components of the same pathway. The genetic network exhibited dense local neighborhoods; therefore, the position of a gene on a partially mapped network is predictive of other genetic interactions. Because digenic interactions are common in yeast, similar networks may underlie the complex genetics associated with inherited phenotypes in other organisms.&quot;, &quot;author&quot; : [ { &quot;dropping-particle&quot; : &quot;&quot;, &quot;family&quot; : &quot;Tong&quot;, &quot;given&quot; : &quot;Amy Hin Yan&quot;, &quot;non-dropping-particle&quot; : &quot;&quot;, &quot;parse-names&quot; : false, &quot;suffix&quot; : &quot;&quot; }, { &quot;dropping-particle&quot; : &quot;&quot;, &quot;family&quot; : &quot;Lesage&quot;, &quot;given&quot; : &quot;Guillaume&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Ding&quot;, &quot;given&quot; : &quot;Huiming&quot;, &quot;non-dropping-particle&quot; : &quot;&quot;, &quot;parse-names&quot; : false, &quot;suffix&quot; : &quot;&quot; }, { &quot;dropping-particle&quot; : &quot;&quot;, &quot;family&quot; : &quot;Xu&quot;, &quot;given&quot; : &quot;Hong&quot;, &quot;non-dropping-particle&quot; : &quot;&quot;, &quot;parse-names&quot; : false, &quot;suffix&quot; : &quot;&quot; }, { &quot;dropping-particle&quot; : &quot;&quot;, &quot;family&quot; : &quot;Xin&quot;, &quot;given&quot; : &quot;Xiaofeng&quot;, &quot;non-dropping-particle&quot; : &quot;&quot;, &quot;parse-names&quot; : false, &quot;suffix&quot; : &quot;&quot; }, { &quot;dropping-particle&quot; : &quot;&quot;, &quot;family&quot; : &quot;Young&quot;, &quot;given&quot; : &quot;James&quot;, &quot;non-dropping-particle&quot; : &quot;&quot;, &quot;parse-names&quot; : false, &quot;suffix&quot; : &quot;&quot; }, { &quot;dropping-particle&quot; : &quot;&quot;, &quot;family&quot; : &quot;Berriz&quot;, &quot;given&quot; : &quot;Gabriel F&quot;, &quot;non-dropping-particle&quot; : &quot;&quot;, &quot;parse-names&quot; : false, &quot;suffix&quot; : &quot;&quot; }, { &quot;dropping-particle&quot; : &quot;&quot;, &quot;family&quot; : &quot;Brost&quot;, &quot;given&quot; : &quot;Renee L&quot;, &quot;non-dropping-particle&quot; : &quot;&quot;, &quot;parse-names&quot; : false, &quot;suffix&quot; : &quot;&quot; }, { &quot;dropping-particle&quot; : &quot;&quot;, &quot;family&quot; : &quot;Chang&quot;, &quot;given&quot; : &quot;Michael&quot;, &quot;non-dropping-particle&quot; : &quot;&quot;, &quot;parse-names&quot; : false, &quot;suffix&quot; : &quot;&quot; }, { &quot;dropping-particle&quot; : &quot;&quot;, &quot;family&quot; : &quot;Chen&quot;, &quot;given&quot; : &quot;YiQun&quot;, &quot;non-dropping-particle&quot; : &quot;&quot;, &quot;parse-names&quot; : false, &quot;suffix&quot; : &quot;&quot; }, { &quot;dropping-particle&quot; : &quot;&quot;, &quot;family&quot; : &quot;Cheng&quot;, &quot;given&quot; : &quot;Xin&quot;, &quot;non-dropping-particle&quot; : &quot;&quot;, &quot;parse-names&quot; : false, &quot;suffix&quot; : &quot;&quot; }, { &quot;dropping-particle&quot; : &quot;&quot;, &quot;family&quot; : &quot;Chua&quot;, &quot;given&quot; : &quot;Gordon&quot;, &quot;non-dropping-particle&quot; : &quot;&quot;, &quot;parse-names&quot; : false, &quot;suffix&quot; : &quot;&quot; }, { &quot;dropping-particle&quot; : &quot;&quot;, &quot;family&quot; : &quot;Friesen&quot;, &quot;given&quot; : &quot;Helena&quot;, &quot;non-dropping-particle&quot; : &quot;&quot;, &quot;parse-names&quot; : false, &quot;suffix&quot; : &quot;&quot; }, { &quot;dropping-particle&quot; : &quot;&quot;, &quot;family&quot; : &quot;Goldberg&quot;, &quot;given&quot; : &quot;Debra S&quot;, &quot;non-dropping-particle&quot; : &quot;&quot;, &quot;parse-names&quot; : false, &quot;suffix&quot; : &quot;&quot; }, { &quot;dropping-particle&quot; : &quot;&quot;, &quot;family&quot; : &quot;Haynes&quot;, &quot;given&quot; : &quot;Jennifer&quot;, &quot;non-dropping-particle&quot; : &quot;&quot;, &quot;parse-names&quot; : false, &quot;suffix&quot; : &quot;&quot; }, { &quot;dropping-particle&quot; : &quot;&quot;, &quot;family&quot; : &quot;Humphries&quot;, &quot;given&quot; : &quot;Christine&quot;, &quot;non-dropping-particle&quot; : &quot;&quot;, &quot;parse-names&quot; : false, &quot;suffix&quot; : &quot;&quot; }, { &quot;dropping-particle&quot; : &quot;&quot;, &quot;family&quot; : &quot;He&quot;, &quot;given&quot; : &quot;Grace&quot;, &quot;non-dropping-particle&quot; : &quot;&quot;, &quot;parse-names&quot; : false, &quot;suffix&quot; : &quot;&quot; }, { &quot;dropping-particle&quot; : &quot;&quot;, &quot;family&quot; : &quot;Hussein&quot;, &quot;given&quot; : &quot;Shamiza&quot;, &quot;non-dropping-particle&quot; : &quot;&quot;, &quot;parse-names&quot; : false, &quot;suffix&quot; : &quot;&quot; }, { &quot;dropping-particle&quot; : &quot;&quot;, &quot;family&quot; : &quot;Ke&quot;, &quot;given&quot; : &quot;Lizhu&quot;, &quot;non-dropping-particle&quot; : &quot;&quot;, &quot;parse-names&quot; : false, &quot;suffix&quot; : &quot;&quot; }, { &quot;dropping-particle&quot; : &quot;&quot;, &quot;family&quot; : &quot;Krogan&quot;, &quot;given&quot; : &quot;Nevan&quot;, &quot;non-dropping-particle&quot; : &quot;&quot;, &quot;parse-names&quot; : false, &quot;suffix&quot; : &quot;&quot; }, { &quot;dropping-particle&quot; : &quot;&quot;, &quot;family&quot; : &quot;Li&quot;, &quot;given&quot; : &quot;Zhijian&quot;, &quot;non-dropping-particle&quot; : &quot;&quot;, &quot;parse-names&quot; : false, &quot;suffix&quot; : &quot;&quot; }, { &quot;dropping-particle&quot; : &quot;&quot;, &quot;family&quot; : &quot;Levinson&quot;, &quot;given&quot; : &quot;Joshua N&quot;, &quot;non-dropping-particle&quot; : &quot;&quot;, &quot;parse-names&quot; : false, &quot;suffix&quot; : &quot;&quot; }, { &quot;dropping-particle&quot; : &quot;&quot;, &quot;family&quot; : &quot;Lu&quot;, &quot;given&quot; : &quot;Hong&quot;, &quot;non-dropping-particle&quot; : &quot;&quot;, &quot;parse-names&quot; : false, &quot;suffix&quot; : &quot;&quot; }, { &quot;dropping-particle&quot; : &quot;&quot;, &quot;family&quot; : &quot;M\u00e9nard&quot;, &quot;given&quot; : &quot;Patrice&quot;, &quot;non-dropping-particle&quot; : &quot;&quot;, &quot;parse-names&quot; : false, &quot;suffix&quot; : &quot;&quot; }, { &quot;dropping-particle&quot; : &quot;&quot;, &quot;family&quot; : &quot;Munyana&quot;, &quot;given&quot; : &quot;Christella&quot;, &quot;non-dropping-particle&quot; : &quot;&quot;, &quot;parse-names&quot; : false, &quot;suffix&quot; : &quot;&quot; }, { &quot;dropping-particle&quot; : &quot;&quot;, &quot;family&quot; : &quot;Parsons&quot;, &quot;given&quot; : &quot;Ainslie B&quot;, &quot;non-dropping-particle&quot; : &quot;&quot;, &quot;parse-names&quot; : false, &quot;suffix&quot; : &quot;&quot; }, { &quot;dropping-particle&quot; : &quot;&quot;, &quot;family&quot; : &quot;Ryan&quot;, &quot;given&quot; : &quot;Owen&quot;, &quot;non-dropping-particle&quot; : &quot;&quot;, &quot;parse-names&quot; : false, &quot;suffix&quot; : &quot;&quot; }, { &quot;dropping-particle&quot; : &quot;&quot;, &quot;family&quot; : &quot;Tonikian&quot;, &quot;given&quot; : &quot;Raffi&quot;, &quot;non-dropping-particle&quot; : &quot;&quot;, &quot;parse-names&quot; : false, &quot;suffix&quot; : &quot;&quot; }, { &quot;dropping-particle&quot; : &quot;&quot;, &quot;family&quot; : &quot;Roberts&quot;, &quot;given&quot; : &quot;Tania&quot;, &quot;non-dropping-particle&quot; : &quot;&quot;, &quot;parse-names&quot; : false, &quot;suffix&quot; : &quot;&quot; }, { &quot;dropping-particle&quot; : &quot;&quot;, &quot;family&quot; : &quot;Sdicu&quot;, &quot;given&quot; : &quot;Anne-Marie&quot;, &quot;non-dropping-particle&quot; : &quot;&quot;, &quot;parse-names&quot; : false, &quot;suffix&quot; : &quot;&quot; }, { &quot;dropping-particle&quot; : &quot;&quot;, &quot;family&quot; : &quot;Shapiro&quot;, &quot;given&quot; : &quot;Jesse&quot;, &quot;non-dropping-particle&quot; : &quot;&quot;, &quot;parse-names&quot; : false, &quot;suffix&quot; : &quot;&quot; }, { &quot;dropping-particle&quot; : &quot;&quot;, &quot;family&quot; : &quot;Sheikh&quot;, &quot;given&quot; : &quot;Bilal&quot;, &quot;non-dropping-particle&quot; : &quot;&quot;, &quot;parse-names&quot; : false, &quot;suffix&quot; : &quot;&quot; }, { &quot;dropping-particle&quot; : &quot;&quot;, &quot;family&quot; : &quot;Suter&quot;, &quot;given&quot; : &quot;Bernhard&quot;, &quot;non-dropping-particle&quot; : &quot;&quot;, &quot;parse-names&quot; : false, &quot;suffix&quot; : &quot;&quot; }, { &quot;dropping-particle&quot; : &quot;&quot;, &quot;family&quot; : &quot;Wong&quot;, &quot;given&quot; : &quot;Sharyl L&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Zhu&quot;, &quot;given&quot; : &quot;Hongwei&quot;, &quot;non-dropping-particle&quot; : &quot;&quot;, &quot;parse-names&quot; : false, &quot;suffix&quot; : &quot;&quot; }, { &quot;dropping-particle&quot; : &quot;&quot;, &quot;family&quot; : &quot;Burd&quot;, &quot;given&quot; : &quot;Christopher G&quot;, &quot;non-dropping-particle&quot; : &quot;&quot;, &quot;parse-names&quot; : false, &quot;suffix&quot; : &quot;&quot; }, { &quot;dropping-particle&quot; : &quot;&quot;, &quot;family&quot; : &quot;Munro&quot;, &quot;given&quot; : &quot;Sean&quot;, &quot;non-dropping-particle&quot; : &quot;&quot;, &quot;parse-names&quot; : false, &quot;suffix&quot; : &quot;&quot; }, { &quot;dropping-particle&quot; : &quot;&quot;, &quot;family&quot; : &quot;Sander&quot;, &quot;given&quot; : &quot;Chris&quot;, &quot;non-dropping-particle&quot; : &quot;&quot;, &quot;parse-names&quot; : false, &quot;suffix&quot; : &quot;&quot; }, { &quot;dropping-particle&quot; : &quot;&quot;, &quot;family&quot; : &quot;Rine&quot;, &quot;given&quot; : &quot;Jasper&quot;, &quot;non-dropping-particle&quot; : &quot;&quot;, &quot;parse-names&quot; : false, &quot;suffix&quot; : &quot;&quot; }, { &quot;dropping-particle&quot; : &quot;&quot;, &quot;family&quot; : &quot;Greenblatt&quot;, &quot;given&quot; : &quot;Jack&quot;, &quot;non-dropping-particle&quot; : &quot;&quot;, &quot;parse-names&quot; : false, &quot;suffix&quot; : &quot;&quot; }, { &quot;dropping-particle&quot; : &quot;&quot;, &quot;family&quot; : &quot;Peter&quot;, &quot;given&quot; : &quot;Matthias&quot;, &quot;non-dropping-particle&quot; : &quot;&quot;, &quot;parse-names&quot; : false, &quot;suffix&quot; : &quot;&quot; }, { &quot;dropping-particle&quot; : &quot;&quot;, &quot;family&quot; : &quot;Bretscher&quot;, &quot;given&quot; : &quot;Anthony&quot;, &quot;non-dropping-particle&quot; : &quot;&quot;, &quot;parse-names&quot; : false, &quot;suffix&quot; : &quot;&quot; }, { &quot;dropping-particle&quot; : &quot;&quot;, &quot;family&quot; : &quot;Bell&quot;, &quot;given&quot; : &quot;Graham&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Brown&quot;, &quot;given&quot; : &quot;Grant W&quot;, &quot;non-dropping-particle&quot; : &quot;&quot;, &quot;parse-names&quot; : false, &quot;suffix&quot; : &quot;&quot; }, { &quot;dropping-particle&quot; : &quot;&quot;, &quot;family&quot; : &quot;Andrews&quot;, &quot;given&quot; : &quot;Brenda&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container-title&quot; : &quot;Science (New York, N.Y.)&quot;, &quot;id&quot; : &quot;ITEM-1&quot;, &quot;issue&quot; : &quot;5659&quot;, &quot;issued&quot; : { &quot;date-parts&quot; : [ [ &quot;2004&quot;, &quot;2&quot;, &quot;6&quot; ] ] }, &quot;language&quot; : &quot;en&quot;, &quot;page&quot; : &quot;808-13&quot;, &quot;publisher&quot; : &quot;American Association for the Advancement of Science&quot;, &quot;title&quot; : &quot;Global mapping of the yeast genetic interaction network.&quot;, &quot;type&quot; : &quot;article-journal&quot;, &quot;volume&quot; : &quot;303&quot; }, &quot;uris&quot; : [ &quot;http://www.mendeley.com/documents/?uuid=17efab98-e8e2-4908-b110-ca2af1f8254a&quot; ] } ], &quot;mendeley&quot; : { &quot;formattedCitation&quot; : &quot;&lt;sup&gt;6&lt;/sup&gt;&quot;, &quot;plainTextFormattedCitation&quot; : &quot;6&quot;, &quot;previouslyFormattedCitation&quot; : &quot;&lt;sup&gt;6&lt;/sup&gt;&quot; }, &quot;properties&quot; : {  }, &quot;schema&quot; : &quot;https://github.com/citation-style-language/schema/raw/master/csl-citation.json&quot; }"/><text:span text:style-name="T55">6</text:span><field:fieldmark-end/><office:annotation-end office:name="__Annotation__293_670295454"/><text:span text:style-name="T56">. <text:s/>Consistent with this estimated prevalence, a survey of individual examples shows that genetic perturbation of a wide variety of biological systems, both simple and complex in their overall mechanism, can result in three-gene interactions</text:span><field:fieldmark-start text:name="__Fieldmark__314_670295454" field:type="ADDIN CSL_CITATION { &quot;citationItems&quot; : [ { &quot;id&quot; : &quot;ITEM-1&quot;, &quot;itemData&quot; : { &quot;DOI&quot; : &quot;10.1038/nprot.2014.127&quot;, &quot;ISSN&quot; : &quot;1750-2799&quot;, &quot;PMID&quot; : &quot;25010907&quot;, &quot;abstract&quot; : &quot;The quantitative analysis of genetic interactions between pairs of gene mutations has proven to be effective for characterizing cellular functions, but it can miss important interactions for functionally redundant genes. To address this limitation, we have developed an approach termed triple-mutant analysis (TMA). The procedure relies on a query strain that contains two deletions in a pair of redundant or otherwise related genes, which is crossed against a panel of candidate deletion strains to isolate triple mutants and measure their growth. A central feature of TMA is to interrogate mutants that are synthetically sick when two other genes are deleted but interact minimally with either single deletion. This approach has been valuable for discovering genes that restore critical functions when the principal actors are deleted. TMA has also uncovered double-mutant combinations that produce severe defects because a third protein becomes deregulated and acts in a deleterious fashion, and it has revealed functional differences between proteins presumed to act together. The protocol is optimized for Singer ROTOR pinning robots, takes 3 weeks to complete and measures interactions for up to 30 double mutants against a library of 1,536 single mutants.&quot;, &quot;author&quot; : [ { &quot;dropping-particle&quot; : &quot;&quot;, &quot;family&quot; : &quot;Braberg&quot;, &quot;given&quot; : &quot;Hannes&quot;, &quot;non-dropping-particle&quot; : &quot;&quot;, &quot;parse-names&quot; : false, &quot;suffix&quot; : &quot;&quot; }, { &quot;dropping-particle&quot; : &quot;&quot;, &quot;family&quot; : &quot;Alexander&quot;, &quot;given&quot; : &quot;Richard&quot;, &quot;non-dropping-particle&quot; : &quot;&quot;, &quot;parse-names&quot; : false, &quot;suffix&quot; : &quot;&quot; }, { &quot;dropping-particle&quot; : &quot;&quot;, &quot;family&quot; : &quot;Shales&quot;, &quot;given&quot; : &quot;Michael&quot;, &quot;non-dropping-particle&quot; : &quot;&quot;, &quot;parse-names&quot; : false, &quot;suffix&quot; : &quot;&quot; }, { &quot;dropping-particle&quot; : &quot;&quot;, &quot;family&quot; : &quot;Xu&quot;, &quot;given&quot; : &quot;Jiewei&quot;, &quot;non-dropping-particle&quot; : &quot;&quot;, &quot;parse-names&quot; : false, &quot;suffix&quot; : &quot;&quot; }, { &quot;dropping-particle&quot; : &quot;&quot;, &quot;family&quot; : &quot;Franks-Skiba&quot;, &quot;given&quot; : &quot;Kathleen E&quot;, &quot;non-dropping-particle&quot; : &quot;&quot;, &quot;parse-names&quot; : false, &quot;suffix&quot; : &quot;&quot; }, { &quot;dropping-particle&quot; : &quot;&quot;, &quot;family&quot; : &quot;Wu&quot;, &quot;given&quot; : &quot;Qiuqin&quot;, &quot;non-dropping-particle&quot; : &quot;&quot;, &quot;parse-names&quot; : false, &quot;suffix&quot; : &quot;&quot; }, { &quot;dropping-particle&quot; : &quot;&quot;, &quot;family&quot; : &quot;Haber&quot;, &quot;given&quot; : &quot;James E&quot;, &quot;non-dropping-particle&quot; : &quot;&quot;, &quot;parse-names&quot; : false, &quot;suffix&quot; : &quot;&quot; }, { &quot;dropping-particle&quot; : &quot;&quot;, &quot;family&quot; : &quot;Krogan&quot;, &quot;given&quot; : &quot;Nevan J&quot;, &quot;non-dropping-particle&quot; : &quot;&quot;, &quot;parse-names&quot; : false, &quot;suffix&quot; : &quot;&quot; } ], &quot;container-title&quot; : &quot;Nature protocols&quot;, &quot;id&quot; : &quot;ITEM-1&quot;, &quot;issue&quot; : &quot;8&quot;, &quot;issued&quot; : { &quot;date-parts&quot; : [ [ &quot;2014&quot;, &quot;8&quot; ] ] }, &quot;page&quot; : &quot;1867-81&quot;, &quot;publisher&quot; : &quot;Nature Publishing Group, a division of Macmillan Publishers Limited. All Rights Reserved.&quot;, &quot;title&quot; : &quot;Quantitative analysis of triple-mutant genetic interactions.&quot;, &quot;title-short&quot; : &quot;Nat. Protocols&quot;, &quot;type&quot; : &quot;article-journal&quot;, &quot;volume&quot; : &quot;9&quot; }, &quot;uris&quot; : [ &quot;http://www.mendeley.com/documents/?uuid=2adc4a2c-3ac4-4b8e-adc4-edaa1bd78ac1&quot; ] } ], &quot;mendeley&quot; : { &quot;formattedCitation&quot; : &quot;&lt;sup&gt;7&lt;/sup&gt;&quot;, &quot;plainTextFormattedCitation&quot; : &quot;7&quot;, &quot;previouslyFormattedCitation&quot; : &quot;&lt;sup&gt;7&lt;/sup&gt;&quot; }, &quot;properties&quot; : {  }, &quot;schema&quot; : &quot;https://github.com/citation-style-language/schema/raw/master/csl-citation.json&quot; }"/><text:span text:style-name="T55">7</text:span><field:fieldmark-end/><text:span text:style-name="T56">. <text:s/>Generalizing beyond three variants, surprising phenotypic effects have been reported to arise from &gt;5, 7, and &gt;20 combined variants</text:span><field:fieldmark-start text:name="__Fieldmark__330_670295454" field:type="ADDIN CSL_CITATION { &quot;citationItems&quot; : [ { &quot;id&quot; : &quot;ITEM-1&quot;, &quot;itemData&quot; : { &quot;DOI&quot; : &quot;10.1371/journal.pgen.1004324&quot;, &quot;ISSN&quot; : &quot;1553-7404&quot;, &quot;author&quot; : [ { &quot;dropping-particle&quot; : &quot;&quot;, &quot;family&quot; : &quot;Taylor&quot;, &quot;given&quot; : &quot;Matthew B.&quot;, &quot;non-dropping-particle&quot; : &quot;&quot;, &quot;parse-names&quot; : false, &quot;suffix&quot; : &quot;&quot; }, { &quot;dropping-particle&quot; : &quot;&quot;, &quot;family&quot; : &quot;Ehrenreich&quot;, &quot;given&quot; : &quot;Ian M.&quot;, &quot;non-dropping-particle&quot; : &quot;&quot;, &quot;parse-names&quot; : false, &quot;suffix&quot; : &quot;&quot; }, { &quot;dropping-particle&quot; : &quot;&quot;, &quot;family&quot; : &quot;Rothstein&quot;, &quot;given&quot; : &quot;R&quot;, &quot;non-dropping-particle&quot; : &quot;&quot;, &quot;parse-names&quot; : false, &quot;suffix&quot; : &quot;&quot; }, { &quot;dropping-particle&quot; : &quot;&quot;, &quot;family&quot; : &quot;Hu&quot;, &quot;given&quot; : &quot;TT&quot;, &quot;non-dropping-particle&quot; : &quot;&quot;, &quot;parse-names&quot; : false, &quot;suffix&quot; : &quot;&quot; }, { &quot;dropping-particle&quot; : &quot;&quot;, &quot;family&quot; : &quot;Mast&quot;, &quot;given&quot; : &quot;J&quot;, &quot;non-dropping-particle&quot; : &quot;&quot;, &quot;parse-names&quot; : false, &quot;suffix&quot; : &quot;&quot; } ], &quot;container-title&quot; : &quot;PLoS Genetics&quot;, &quot;editor&quot; : [ { &quot;dropping-particle&quot; : &quot;&quot;, &quot;family&quot; : &quot;Fay&quot;, &quot;given&quot; : &quot;Justin C.&quot;, &quot;non-dropping-particle&quot; : &quot;&quot;, &quot;parse-names&quot; : false, &quot;suffix&quot; : &quot;&quot; } ], &quot;id&quot; : &quot;ITEM-1&quot;, &quot;issue&quot; : &quot;5&quot;, &quot;issued&quot; : { &quot;date-parts&quot; : [ [ &quot;2014&quot;, &quot;5&quot;, &quot;1&quot; ] ] }, &quot;page&quot; : &quot;e1004324&quot;, &quot;publisher&quot; : &quot;Public Library of Science&quot;, &quot;title&quot; : &quot;Genetic Interactions Involving Five or More Genes Contribute to a Complex Trait in Yeast&quot;, &quot;type&quot; : &quot;article-journal&quot;, &quot;volume&quot; : &quot;10&quot; }, &quot;uris&quot; : [ &quot;http://www.mendeley.com/documents/?uuid=fdccb70c-716c-3bf8-98d0-8d0b012a3a90&quot; ] }, { &quot;id&quot; : &quot;ITEM-2&quot;, &quot;itemData&quot; : { &quot;ISSN&quot; : &quot;0016-6731&quot;, &quot;PMID&quot; : &quot;11238399&quot;, &quot;abstract&quot; : &quot;The Saccharomyces cerevisiae genome encodes seven homologues of the mammalian oxysterol-binding protein (OSBP), a protein implicated in lipid trafficking and sterol homeostasis. To determine the functions of the yeast OSBP gene family (OSH1-OSH7), we used a combination of genetics, genomics, and sterol lipid analysis to characterize OSH deletion mutants. All 127 combinations and permutations of OSH deletion alleles were constructed. Individual OSH genes were not essential for yeast viability, but the elimination of the entire gene family was lethal. Thus, the family members shared an essential function. In addition, the in vivo depletion of all Osh proteins disrupted sterol homeostasis. Like mutants that affect ergosterol production, the viable combinations of OSH deletion alleles exhibited specific sterol-related defects. Although none of the single OSH deletion mutants was defective for growth, gene expression profiles revealed that each mutant had a characteristic molecular phenotype. Therefore, each gene performed distinct nonessential functions and contributed to a common essential function. Our findings indicated that OSH genes performed a multitude of nonessential roles defined by specific subsets of the genes and that most shared at least one essential role potentially linked to changes in sterol lipid levels.&quot;, &quot;author&quot; : [ { &quot;dropping-particle&quot; : &quot;&quot;, &quot;family&quot; : &quot;Beh&quot;, &quot;given&quot; : &quot;C T&quot;, &quot;non-dropping-particle&quot; : &quot;&quot;, &quot;parse-names&quot; : false, &quot;suffix&quot; : &quot;&quot; }, { &quot;dropping-particle&quot; : &quot;&quot;, &quot;family&quot; : &quot;Cool&quot;, &quot;given&quot; : &quot;L&quot;, &quot;non-dropping-particle&quot; : &quot;&quot;, &quot;parse-names&quot; : false, &quot;suffix&quot; : &quot;&quot; }, { &quot;dropping-particle&quot; : &quot;&quot;, &quot;family&quot; : &quot;Phillips&quot;, &quot;given&quot; : &quot;J&quot;, &quot;non-dropping-particle&quot; : &quot;&quot;, &quot;parse-names&quot; : false, &quot;suffix&quot; : &quot;&quot; }, { &quot;dropping-particle&quot; : &quot;&quot;, &quot;family&quot; : &quot;Rine&quot;, &quot;given&quot; : &quot;J&quot;, &quot;non-dropping-particle&quot; : &quot;&quot;, &quot;parse-names&quot; : false, &quot;suffix&quot; : &quot;&quot; } ], &quot;container-title&quot; : &quot;Genetics&quot;, &quot;id&quot; : &quot;ITEM-2&quot;, &quot;issue&quot; : &quot;3&quot;, &quot;issued&quot; : { &quot;date-parts&quot; : [ [ &quot;2001&quot;, &quot;3&quot; ] ] }, &quot;page&quot; : &quot;1117-40&quot;, &quot;title&quot; : &quot;Overlapping functions of the yeast oxysterol-binding protein homologues.&quot;, &quot;type&quot; : &quot;article-journal&quot;, &quot;volume&quot; : &quot;157&quot; }, &quot;uris&quot; : [ &quot;http://www.mendeley.com/documents/?uuid=5a968471-cfe9-3632-a2e8-2f72d3a2f2af&quot; ] }, { &quot;id&quot; : &quot;ITEM-3&quot;, &quot;itemData&quot; : { &quot;ISSN&quot; : &quot;0014-5793&quot;, &quot;PMID&quot; : &quot;10618490&quot;, &quot;abstract&quot; : &quot;The hexose transporter family of Saccharomyces cerevisiae comprises 18 proteins (Hxt1-17, Gal2). Here, we demonstrate that all these proteins, except Hxt12, and additionally three members of the maltose transporter family (Agt1, Ydl247, Yjr160) are able to transport hexoses. In a yeast strain deleted for HXT1-17, GAL2, AGT1, YDL247w and YJR160c, glucose consumption and transport activity were completely abolished. However, as additional deletion of the glucose sensor gene SNF3 partially restored growth on hexoses, our data indicate the existence of even more proteins able to transport hexoses in yeast.&quot;, &quot;author&quot; : [ { &quot;dropping-particle&quot; : &quot;&quot;, &quot;family&quot; : &quot;Wieczorke&quot;, &quot;given&quot; : &quot;R&quot;, &quot;non-dropping-particle&quot; : &quot;&quot;, &quot;parse-names&quot; : false, &quot;suffix&quot; : &quot;&quot; }, { &quot;dropping-particle&quot; : &quot;&quot;, &quot;family&quot; : &quot;Krampe&quot;, &quot;given&quot; : &quot;S&quot;, &quot;non-dropping-particle&quot; : &quot;&quot;, &quot;parse-names&quot; : false, &quot;suffix&quot; : &quot;&quot; }, { &quot;dropping-particle&quot; : &quot;&quot;, &quot;family&quot; : &quot;Weierstall&quot;, &quot;given&quot; : &quot;T&quot;, &quot;non-dropping-particle&quot; : &quot;&quot;, &quot;parse-names&quot; : false, &quot;suffix&quot; : &quot;&quot; }, { &quot;dropping-particle&quot; : &quot;&quot;, &quot;family&quot; : &quot;Freidel&quot;, &quot;given&quot; : &quot;K&quot;, &quot;non-dropping-particle&quot; : &quot;&quot;, &quot;parse-names&quot; : false, &quot;suffix&quot; : &quot;&quot; }, { &quot;dropping-particle&quot; : &quot;&quot;, &quot;family&quot; : &quot;Hollenberg&quot;, &quot;given&quot; : &quot;C P&quot;, &quot;non-dropping-particle&quot; : &quot;&quot;, &quot;parse-names&quot; : false, &quot;suffix&quot; : &quot;&quot; }, { &quot;dropping-particle&quot; : &quot;&quot;, &quot;family&quot; : &quot;Boles&quot;, &quot;given&quot; : &quot;E&quot;, &quot;non-dropping-particle&quot; : &quot;&quot;, &quot;parse-names&quot; : false, &quot;suffix&quot; : &quot;&quot; } ], &quot;container-title&quot; : &quot;FEBS letters&quot;, &quot;id&quot; : &quot;ITEM-3&quot;, &quot;issue&quot; : &quot;3&quot;, &quot;issued&quot; : { &quot;date-parts&quot; : [ [ &quot;1999&quot;, &quot;12&quot;, &quot;31&quot; ] ] }, &quot;page&quot; : &quot;123-8&quot;, &quot;title&quot; : &quot;Concurrent knock-out of at least 20 transporter genes is required to block uptake of hexoses in Saccharomyces cerevisiae.&quot;, &quot;type&quot; : &quot;article-journal&quot;, &quot;volume&quot; : &quot;464&quot; }, &quot;uris&quot; : [ &quot;http://www.mendeley.com/documents/?uuid=83737b77-7a29-37db-9517-01fbf726bcb6&quot; ] } ], &quot;mendeley&quot; : { &quot;formattedCitation&quot; : &quot;&lt;sup&gt;8\u201310&lt;/sup&gt;&quot;, &quot;plainTextFormattedCitation&quot; : &quot;8\u201310&quot;, &quot;previouslyFormattedCitation&quot; : &quot;&lt;sup&gt;8\u201310&lt;/sup&gt;&quot; }, &quot;properties&quot; : {  }, &quot;schema&quot; : &quot;https://github.com/citation-style-language/schema/raw/master/csl-citation.json&quot; }"/><text:span text:style-name="T55">8–10</text:span><field:fieldmark-end/><text:span text:style-name="T56">, but the lack of systematic studies makes the overall prevalence of these complex genetic effects unknown. <text:s/>In other organisms, a formal approach to capture complex genetic interactions in a collection of published multi-variant experiments agrees with the widespread presence of multi-variant (‘high-order’) interactions, and furthermore suggests that their phenotypic contribution can be comparable to or even greater than those arising from single variants</text:span><field:fieldmark-start text:name="__Fieldmark__382_670295454" field:type="ADDIN CSL_CITATION { &quot;citationItems&quot; : [ { &quot;id&quot; : &quot;ITEM-1&quot;, &quot;itemData&quot; : { &quot;DOI&quot; : &quot;10.1016/j.gde.2013.10.007&quot;, &quot;ISSN&quot; : &quot;0959437X&quot;, &quot;PMID&quot; : &quot;24290990&quot;, &quot;abstract&quot; : &quot;Natural selection drives evolving populations up the fitness landscape, the projection from nucleotide sequence space to organismal reproductive success. While it has long been appreciated that topographic complexities on fitness landscapes can arise only as a consequence of epistatic interactions between mutations, evolutionary genetics has mainly focused on epistasis between pairs of mutations. Here we propose a generalization to the classical population genetic treatment of pairwise epistasis that yields expressions for epistasis among arbitrary subsets of mutations of all orders (pairwise, three-way, etc.). Our approach reveals substantial higher-order epistasis in almost every published fitness landscape. Furthermore we demonstrate that higher-order epistasis is critically important in two systems we know best. We conclude that higher-order epistasis deserves empirical and theoretical attention from evolutionary geneticists.&quot;, &quot;author&quot; : [ { &quot;dropping-particle&quot; : &quot;&quot;, &quot;family&quot; : &quot;Weinreich&quot;, &quot;given&quot; : &quot;Daniel M&quot;, &quot;non-dropping-particle&quot; : &quot;&quot;, &quot;parse-names&quot; : false, &quot;suffix&quot; : &quot;&quot; }, { &quot;dropping-particle&quot; : &quot;&quot;, &quot;family&quot; : &quot;Lan&quot;, &quot;given&quot; : &quot;Yinghong&quot;, &quot;non-dropping-particle&quot; : &quot;&quot;, &quot;parse-names&quot; : false, &quot;suffix&quot; : &quot;&quot; }, { &quot;dropping-particle&quot; : &quot;&quot;, &quot;family&quot; : &quot;Wylie&quot;, &quot;given&quot; : &quot;C Scott&quot;, &quot;non-dropping-particle&quot; : &quot;&quot;, &quot;parse-names&quot; : false, &quot;suffix&quot; : &quot;&quot; }, { &quot;dropping-particle&quot; : &quot;&quot;, &quot;family&quot; : &quot;Heckendorn&quot;, &quot;given&quot; : &quot;Robert B.&quot;, &quot;non-dropping-particle&quot; : &quot;&quot;, &quot;parse-names&quot; : false, &quot;suffix&quot; : &quot;&quot; } ], &quot;container-title&quot; : &quot;Current Opinion in Genetics &amp; Development&quot;, &quot;id&quot; : &quot;ITEM-1&quot;, &quot;issue&quot; : &quot;6&quot;, &quot;issued&quot; : { &quot;date-parts&quot; : [ [ &quot;2013&quot;, &quot;12&quot; ] ] }, &quot;page&quot; : &quot;700-707&quot;, &quot;title&quot; : &quot;Should evolutionary geneticists worry about higher-order epistasis?&quot;, &quot;type&quot; : &quot;article-journal&quot;, &quot;volume&quot; : &quot;23&quot; }, &quot;uris&quot; : [ &quot;http://www.mendeley.com/documents/?uuid=564b2f86-4ee9-3523-81e5-1fe2d22e3053&quot; ] } ], &quot;mendeley&quot; : { &quot;formattedCitation&quot; : &quot;&lt;sup&gt;11&lt;/sup&gt;&quot;, &quot;plainTextFormattedCitation&quot; : &quot;11&quot;, &quot;previouslyFormattedCitation&quot; : &quot;&lt;sup&gt;11&lt;/sup&gt;&quot; }, &quot;properties&quot; : {  }, &quot;schema&quot; : &quot;https://github.com/citation-style-language/schema/raw/master/csl-citation.json&quot; }"/><text:span text:style-name="T55">11</text:span><field:fieldmark-end/><text:span text:style-name="T56">.Thus, accurate models of both gene and system function must account for these surprising effects.</text:span></text:p>
      <text:p text:style-name="P36"><text:span text:style-name="T56">Despite their potential contributions towards understanding gene and system function, systematic studies of complex multi-variant effects are lacking because of major experimental challenges in generating and profiling the potentially vast number of strain variants required to perform a more exhaustive or ‘deep’ combinatorial genetic analysis (DCGA). <text:s/>While genome-wide multi-variant surveys can quickly grow to require an impossible number of strains, this can be constrained by using prior knowledge to rationally prioritize and target a reasonably-sized system of genes for analysis. <text:s/>Curently-available methods, however, make even a targeted DCGA inefficient or infeasible. <text:s/>A major bottleneck remains in the large-scale engineering and profiling of many multi-variant strains, partly because there is a limited availability of usable selection markers</text:span><field:fieldmark-start text:name="__Fieldmark__456_670295454"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16&lt;/sup&gt;&quot;, &quot;plainTextFormattedCitation&quot; : &quot;16&quot;, &quot;previouslyFormattedCitation&quot; : &quot;&lt;sup&gt;16&lt;/sup&gt;&quot; }, &quot;properties&quot; : {  }, &quot;schema&quot; : &quot;https://github.com/citation-style-language/schema/raw/master/csl-citation.json&quot; }"/><text:span text:style-name="T55">16</text:span><field:fieldmark-end/><text:span text:style-name="T56">. <text:s/>Methods have designed to make modifications at multiple loci simultaneously </text:span><text:soft-page-break/><text:span text:style-name="T56">(multiplex automated genome engineering – MAGE)</text:span><field:fieldmark-start text:name="__Fieldmark__470_670295454" field:type="ADDIN CSL_CITATION { &quot;citationItems&quot; : [ { &quot;id&quot; : &quot;ITEM-1&quot;, &quot;itemData&quot; : { &quot;DOI&quot; : &quot;10.1038/nature08187&quot;, &quot;ISSN&quot; : &quot;1476-4687&quot;, &quot;PMID&quot; : &quot;19633652&quot;, &quot;abstract&quot; : &quot;The breadth of genomic diversity found among organisms in nature allows populations to adapt to diverse environments. However, genomic diversity is difficult to generate in the laboratory and new phenotypes do not easily arise on practical timescales. Although in vitro and directed evolution methods have created genetic variants with usefully altered phenotypes, these methods are limited to laborious and serial manipulation of single genes and are not used for parallel and continuous directed evolution of gene networks or genomes. Here, we describe multiplex automated genome engineering (MAGE) for large-scale programming and evolution of cells. MAGE simultaneously targets many locations on the chromosome for modification in a single cell or across a population of cells, thus producing combinatorial genomic diversity. Because the process is cyclical and scalable, we constructed prototype devices that automate the MAGE technology to facilitate rapid and continuous generation of a diverse set of genetic changes (mismatches, insertions, deletions). We applied MAGE to optimize the 1-deoxy-D-xylulose-5-phosphate (DXP) biosynthesis pathway in Escherichia coli to overproduce the industrially important isoprenoid lycopene. Twenty-four genetic components in the DXP pathway were modified simultaneously using a complex pool of synthetic DNA, creating over 4.3 billion combinatorial genomic variants per day. We isolated variants with more than fivefold increase in lycopene production within 3 days, a significant improvement over existing metabolic engineering techniques. Our multiplex approach embraces engineering in the context of evolution by expediting the design and evolution of organisms with new and improved properties.&quot;, &quot;author&quot; : [ { &quot;dropping-particle&quot; : &quot;&quot;, &quot;family&quot; : &quot;Wang&quot;, &quot;given&quot; : &quot;Harris H&quot;, &quot;non-dropping-particle&quot; : &quot;&quot;, &quot;parse-names&quot; : false, &quot;suffix&quot; : &quot;&quot; }, { &quot;dropping-particle&quot; : &quot;&quot;, &quot;family&quot; : &quot;Isaacs&quot;, &quot;given&quot; : &quot;Farren J&quot;, &quot;non-dropping-particle&quot; : &quot;&quot;, &quot;parse-names&quot; : false, &quot;suffix&quot; : &quot;&quot; }, { &quot;dropping-particle&quot; : &quot;&quot;, &quot;family&quot; : &quot;Carr&quot;, &quot;given&quot; : &quot;Peter A&quot;, &quot;non-dropping-particle&quot; : &quot;&quot;, &quot;parse-names&quot; : false, &quot;suffix&quot; : &quot;&quot; }, { &quot;dropping-particle&quot; : &quot;&quot;, &quot;family&quot; : &quot;Sun&quot;, &quot;given&quot; : &quot;Zachary Z&quot;, &quot;non-dropping-particle&quot; : &quot;&quot;, &quot;parse-names&quot; : false, &quot;suffix&quot; : &quot;&quot; }, { &quot;dropping-particle&quot; : &quot;&quot;, &quot;family&quot; : &quot;Xu&quot;, &quot;given&quot; : &quot;George&quot;, &quot;non-dropping-particle&quot; : &quot;&quot;, &quot;parse-names&quot; : false, &quot;suffix&quot; : &quot;&quot; }, { &quot;dropping-particle&quot; : &quot;&quot;, &quot;family&quot; : &quot;Forest&quot;, &quot;given&quot; : &quot;Craig R&quot;, &quot;non-dropping-particle&quot; : &quot;&quot;, &quot;parse-names&quot; : false, &quot;suffix&quot; : &quot;&quot; }, { &quot;dropping-particle&quot; : &quot;&quot;, &quot;family&quot; : &quot;Church&quot;, &quot;given&quot; : &quot;George M&quot;, &quot;non-dropping-particle&quot; : &quot;&quot;, &quot;parse-names&quot; : false, &quot;suffix&quot; : &quot;&quot; } ], &quot;container-title&quot; : &quot;Nature&quot;, &quot;id&quot; : &quot;ITEM-1&quot;, &quot;issue&quot; : &quot;7257&quot;, &quot;issued&quot; : { &quot;date-parts&quot; : [ [ &quot;2009&quot;, &quot;8&quot;, &quot;13&quot; ] ] }, &quot;page&quot; : &quot;894-8&quot;, &quot;publisher&quot; : &quot;Macmillan Publishers Limited. All rights reserved&quot;, &quot;title&quot; : &quot;Programming cells by multiplex genome engineering and accelerated evolution.&quot;, &quot;title-short&quot; : &quot;Nature&quot;, &quot;type&quot; : &quot;article-journal&quot;, &quot;volume&quot; : &quot;460&quot; }, &quot;uris&quot; : [ &quot;http://www.mendeley.com/documents/?uuid=6de5d682-0ba5-475f-a8cd-addff6cb91a6&quot; ] }, { &quot;id&quot; : &quot;ITEM-2&quot;, &quot;itemData&quot; : { &quot;DOI&quot; : &quot;10.1021/sb400117c&quot;, &quot;ISSN&quot; : &quot;2161-5063&quot;, &quot;PMID&quot; : &quot;24160921&quot;, &quot;abstract&quot; : &quot;High-frequency oligonucleotide-directed recombination engineering (recombineering) has enabled rapid modification of several prokaryotic genomes to date. Here, we present a method for oligonucleotide-mediated recombineering in the model eukaryote and industrial production host Saccharomyces cerevisiae , which we call yeast oligo-mediated genome engineering (YOGE). Through a combination of overexpression and knockouts of relevant genes and optimization of transformation and oligonucleotide designs, we achieve high gene-modification frequencies at levels that only require screening of dozens of cells. We demonstrate the robustness of our approach in three divergent yeast strains, including those involved in industrial production of biobased chemicals. Furthermore, YOGE can be iteratively executed via cycling to generate genomic libraries up to 10 (5) individuals at each round for diversity generation. YOGE cycling alone or in combination with phenotypic selections or endonuclease-based negative genotypic selections can be used to generate modified alleles easily in yeast populations with high frequencies.&quot;, &quot;author&quot; : [ { &quot;dropping-particle&quot; : &quot;&quot;, &quot;family&quot; : &quot;DiCarlo&quot;, &quot;given&quot; : &quot;James E&quot;, &quot;non-dropping-particle&quot; : &quot;&quot;, &quot;parse-names&quot; : false, &quot;suffix&quot; : &quot;&quot; }, { &quot;dropping-particle&quot; : &quot;&quot;, &quot;family&quot; : &quot;Conley&quot;, &quot;given&quot; : &quot;Andrew J&quot;, &quot;non-dropping-particle&quot; : &quot;&quot;, &quot;parse-names&quot; : false, &quot;suffix&quot; : &quot;&quot; }, { &quot;dropping-particle&quot; : &quot;&quot;, &quot;family&quot; : &quot;Penttil\u00e4&quot;, &quot;given&quot; : &quot;Merja&quot;, &quot;non-dropping-particle&quot; : &quot;&quot;, &quot;parse-names&quot; : false, &quot;suffix&quot; : &quot;&quot; }, { &quot;dropping-particle&quot; : &quot;&quot;, &quot;family&quot; : &quot;J\u00e4ntti&quot;, &quot;given&quot; : &quot;Jussi&quot;, &quot;non-dropping-particle&quot; : &quot;&quot;, &quot;parse-names&quot; : false, &quot;suffix&quot; : &quot;&quot; }, { &quot;dropping-particle&quot; : &quot;&quot;, &quot;family&quot; : &quot;Wang&quot;, &quot;given&quot; : &quot;Harris H&quot;, &quot;non-dropping-particle&quot; : &quot;&quot;, &quot;parse-names&quot; : false, &quot;suffix&quot; : &quot;&quot; }, { &quot;dropping-particle&quot; : &quot;&quot;, &quot;family&quot; : &quot;Church&quot;, &quot;given&quot; : &quot;George M&quot;, &quot;non-dropping-particle&quot; : &quot;&quot;, &quot;parse-names&quot; : false, &quot;suffix&quot; : &quot;&quot; } ], &quot;container-title&quot; : &quot;ACS synthetic biology&quot;, &quot;id&quot; : &quot;ITEM-2&quot;, &quot;issue&quot; : &quot;12&quot;, &quot;issued&quot; : { &quot;date-parts&quot; : [ [ &quot;2013&quot;, &quot;12&quot;, &quot;20&quot; ] ] }, &quot;page&quot; : &quot;741-9&quot;, &quot;publisher&quot; : &quot;American Chemical Society&quot;, &quot;title&quot; : &quot;Yeast oligo-mediated genome engineering (YOGE).&quot;, &quot;type&quot; : &quot;article-journal&quot;, &quot;volume&quot; : &quot;2&quot; }, &quot;uris&quot; : [ &quot;http://www.mendeley.com/documents/?uuid=863cb558-5fb9-4e72-a21d-9a60843b694c&quot; ] } ], &quot;mendeley&quot; : { &quot;formattedCitation&quot; : &quot;&lt;sup&gt;17,18&lt;/sup&gt;&quot;, &quot;plainTextFormattedCitation&quot; : &quot;17,18&quot;, &quot;previouslyFormattedCitation&quot; : &quot;&lt;sup&gt;17,18&lt;/sup&gt;&quot; }, &quot;properties&quot; : {  }, &quot;schema&quot; : &quot;https://github.com/citation-style-language/schema/raw/master/csl-citation.json&quot; }"/><text:span text:style-name="T55">17,18</text:span><field:fieldmark-end/>, but do not address the challenge of isolating and profiling <text:span text:style-name="T56">the large number of strains required to perform a DCGA</text:span>. <text:span text:style-name="T56"><text:s/>While </text:span>extensions of MAGE are being developed for in-depth genetic and phenotypic characterization in <text:span text:style-name="T60">E. coli</text:span> <field:fieldmark-start text:name="__Fieldmark__491_670295454" field:type="ADDIN CSL_CITATION { &quot;citationItems&quot; : [ { &quot;id&quot; : &quot;ITEM-1&quot;, &quot;itemData&quot; : { &quot;DOI&quot; : &quot;10.1038/nbt.3177&quot;, &quot;ISSN&quot; : &quot;1087-0156&quot;, &quot;PMID&quot; : &quot;25798935&quot;, &quot;abstract&quot; : &quot;Multiplexed genome engineering approaches can be used to generate targeted genetic diversity in cell populations on laboratory timescales, but methods to track mutations and link them to phenotypes have been lacking. We present an approach for tracking combinatorial engineered libraries (TRACE) through the simultaneous mapping of millions of combinatorially engineered genomes at single-cell resolution. Distal genomic sites are assembled into individual DNA constructs that are compatible with next-generation sequencing strategies. We used TRACE to map growth selection dynamics for Escherichia coli combinatorial libraries created by recursive multiplex recombineering at a depth 10(4)-fold greater than before. TRACE was used to identify genotype-to-phenotype correlations and to map the evolutionary trajectory of two individual combinatorial mutants in E. coli. Combinatorial mutations in the human ES2 ovarian carcinoma cell line were also assessed with TRACE. TRACE completes the combinatorial engineering cycle and enables more sophisticated approaches to genome engineering in both bacteria and eukaryotic cells than are currently possible.&quot;, &quot;author&quot; : [ { &quot;dropping-particle&quot; : &quot;&quot;, &quot;family&quot; : &quot;Zeitoun&quot;, &quot;given&quot; : &quot;Ramsey I&quot;, &quot;non-dropping-particle&quot; : &quot;&quot;, &quot;parse-names&quot; : false, &quot;suffix&quot; : &quot;&quot; }, { &quot;dropping-particle&quot; : &quot;&quot;, &quot;family&quot; : &quot;Garst&quot;, &quot;given&quot; : &quot;Andrew D&quot;, &quot;non-dropping-particle&quot; : &quot;&quot;, &quot;parse-names&quot; : false, &quot;suffix&quot; : &quot;&quot; }, { &quot;dropping-particle&quot; : &quot;&quot;, &quot;family&quot; : &quot;Degen&quot;, &quot;given&quot; : &quot;George D&quot;, &quot;non-dropping-particle&quot; : &quot;&quot;, &quot;parse-names&quot; : false, &quot;suffix&quot; : &quot;&quot; }, { &quot;dropping-particle&quot; : &quot;&quot;, &quot;family&quot; : &quot;Pines&quot;, &quot;given&quot; : &quot;Gur&quot;, &quot;non-dropping-particle&quot; : &quot;&quot;, &quot;parse-names&quot; : false, &quot;suffix&quot; : &quot;&quot; }, { &quot;dropping-particle&quot; : &quot;&quot;, &quot;family&quot; : &quot;Mansell&quot;, &quot;given&quot; : &quot;Thomas J&quot;, &quot;non-dropping-particle&quot; : &quot;&quot;, &quot;parse-names&quot; : false, &quot;suffix&quot; : &quot;&quot; }, { &quot;dropping-particle&quot; : &quot;&quot;, &quot;family&quot; : &quot;Glebes&quot;, &quot;given&quot; : &quot;Tirzah Y&quot;, &quot;non-dropping-particle&quot; : &quot;&quot;, &quot;parse-names&quot; : false, &quot;suffix&quot; : &quot;&quot; }, { &quot;dropping-particle&quot; : &quot;&quot;, &quot;family&quot; : &quot;Boyle&quot;, &quot;given&quot; : &quot;Nanette R&quot;, &quot;non-dropping-particle&quot; : &quot;&quot;, &quot;parse-names&quot; : false, &quot;suffix&quot; : &quot;&quot; }, { &quot;dropping-particle&quot; : &quot;&quot;, &quot;family&quot; : &quot;Gill&quot;, &quot;given&quot; : &quot;Ryan T&quot;, &quot;non-dropping-particle&quot; : &quot;&quot;, &quot;parse-names&quot; : false, &quot;suffix&quot; : &quot;&quot; } ], &quot;container-title&quot; : &quot;Nature Biotechnology&quot;, &quot;id&quot; : &quot;ITEM-1&quot;, &quot;issue&quot; : &quot;6&quot;, &quot;issued&quot; : { &quot;date-parts&quot; : [ [ &quot;2015&quot;, &quot;3&quot;, &quot;23&quot; ] ] }, &quot;page&quot; : &quot;631-637&quot;, &quot;title&quot; : &quot;Multiplexed tracking of combinatorial genomic mutations in engineered cell populations&quot;, &quot;type&quot; : &quot;article-journal&quot;, &quot;volume&quot; : &quot;33&quot; }, &quot;uris&quot; : [ &quot;http://www.mendeley.com/documents/?uuid=2d3fbaff-3be5-32cf-85ed-fd230742e87d&quot; ] }, { &quot;id&quot; : &quot;ITEM-2&quot;, &quot;itemData&quot; : { &quot;DOI&quot; : &quot;10.1021/acssynbio.6b00376&quot;, &quot;ISSN&quot; : &quot;2161-5063&quot;, &quot;abstract&quot; : &quot;Advances in synthetic biology and genomics have enabled full-scale genome engineering efforts on laboratory time scales. However, the absence of sufficient approaches for mapping engineered genomes at system-wide scales onto performance has limited the adoption of more sophisticated algorithms for engineering complex biological systems. Here we report on the development and application of a robust approach to quantitatively map combinatorially engineered populations at scales up to several dozen target sites. This approach works by assembling genome engineered sites with cell-specific barcodes into a format compatible with high-throughput sequencing technologies. This approach, called barcoded-TRACE (bTRACE) was applied to assess E. coli populations engineered by recursive multiplex recombineering across both 6-target sites and 31-target sites. The 31-target library was then tracked throughout growth selections in the presence and absence of isopentenol (a potential next-generation biofuel). We also use t...&quot;, &quot;author&quot; : [ { &quot;dropping-particle&quot; : &quot;&quot;, &quot;family&quot; : &quot;Zeitoun&quot;, &quot;given&quot; : &quot;Ramsey I.&quot;, &quot;non-dropping-particle&quot; : &quot;&quot;, &quot;parse-names&quot; : false, &quot;suffix&quot; : &quot;&quot; }, { &quot;dropping-particle&quot; : &quot;&quot;, &quot;family&quot; : &quot;Pines&quot;, &quot;given&quot; : &quot;Gur&quot;, &quot;non-dropping-particle&quot; : &quot;&quot;, &quot;parse-names&quot; : false, &quot;suffix&quot; : &quot;&quot; }, { &quot;dropping-particle&quot; : &quot;&quot;, &quot;family&quot; : &quot;Grau&quot;, &quot;given&quot; : &quot;Willliam C.&quot;, &quot;non-dropping-particle&quot; : &quot;&quot;, &quot;parse-names&quot; : false, &quot;suffix&quot; : &quot;&quot; }, { &quot;dropping-particle&quot; : &quot;&quot;, &quot;family&quot; : &quot;Gill&quot;, &quot;given&quot; : &quot;Ryan T.&quot;, &quot;non-dropping-particle&quot; : &quot;&quot;, &quot;parse-names&quot; : false, &quot;suffix&quot; : &quot;&quot; } ], &quot;container-title&quot; : &quot;ACS Synthetic Biology&quot;, &quot;id&quot; : &quot;ITEM-2&quot;, &quot;issue&quot; : &quot;4&quot;, &quot;issued&quot; : { &quot;date-parts&quot; : [ [ &quot;2017&quot;, &quot;4&quot;, &quot;21&quot; ] ] }, &quot;page&quot; : &quot;619-627&quot;, &quot;publisher&quot; : &quot;American Chemical Society&quot;, &quot;title&quot; : &quot;Quantitative Tracking of Combinatorially Engineered Populations with Multiplexed Binary Assemblies&quot;, &quot;type&quot; : &quot;article-journal&quot;, &quot;volume&quot; : &quot;6&quot; }, &quot;uris&quot; : [ &quot;http://www.mendeley.com/documents/?uuid=d5f136d1-405b-4b99-ad6c-538cc6684b55&quot; ] } ], &quot;mendeley&quot; : { &quot;formattedCitation&quot; : &quot;&lt;sup&gt;19,20&lt;/sup&gt;&quot;, &quot;plainTextFormattedCitation&quot; : &quot;19,20&quot;, &quot;previouslyFormattedCitation&quot; : &quot;&lt;sup&gt;19,20&lt;/sup&gt;&quot; }, &quot;properties&quot; : {  }, &quot;schema&quot; : &quot;https://github.com/citation-style-language/schema/raw/master/csl-citation.json&quot; }"/><text:span text:style-name="T54">19,20</text:span><field:fieldmark-end/>, <text:s/>these are not yet suitable for accurate profiling.</text:p>
      <text:p text:style-name="P36"><text:span text:style-name="T56">We first develop and describe an ‘engineered population profiling’ strategy to enable a DCGA of</text:span><text:span text:style-name="T53"><office:annotation office:name="__Annotation__515_670295454"><dc:creator>Albi Celaj</dc:creator><dc:date>2018-04-13T16:02:00</dc:date><loext:sender-initials>AC</loext:sender-initials><text:p>Add a few sentences describing this strategy</text:p></office:annotation></text:span><text:span text:style-name="T53"> a targeted system of genes. </text:span><office:annotation-end office:name="__Annotation__515_670295454"/><text:span text:style-name="T53">We then demonstrate a DCGA by profiling each of ~5,000 knockout combinations amongst 16 yeast ABC transporters involved in multi-drug resistance for sensitivity to 16 compounds, revealing many complex drug-dependent genetic interactions. <text:s/>We then leverage these complex interactions to computationally reconstruct a formal system model of ABC-mediated drug resistance, which was used to understand and further explore the mechanistic basis of a quadruple knockout (snq2∆yor1∆ybt1∆ycf1∆) that conferred unexpectedly high </text:span><text:span text:style-name="T62">PDR5</text:span><text:span text:style-name="T53">-dependent resistance to fluconazole and ketoconazole. <text:s/></text:span><text:span text:style-name="T14">The described strategy presents a framework for DCGA of other gene sets, and demonstrates the potential of this approach to generate more complete and accurate maps of gene and system function in order to better understand complex traits.</text:span></text:p>
      <text:p text:style-name="P6"/>
      <text:p text:style-name="P21"><text:span text:style-name="T13">Results</text:span></text:p>
      <text:h text:style-name="P20" text:outline-level="1"><text:span text:style-name="T16"><office:annotation office:name="__Annotation__560_670295454"><dc:creator>Albi Celaj</dc:creator><dc:date>2018-04-11T12:39:00</dc:date><loext:sender-initials>AC</loext:sender-initials><text:p>Requires supplementary figure to illustrate concept</text:p></office:annotation></text:span><text:span text:style-name="T16">Engineered Population Profiling: A Scheme for Generating Combinatorial Mutants</text:span><office:annotation-end office:name="__Annotation__560_670295454"/></text:h>
      <text:p text:style-name="P36"><text:span text:style-name="T2">A straightforward method to introduce genetic variation </text:span><text:span text:style-name="T57">en masse </text:span><text:span text:style-name="T56">is through a cross between two outbred individuals, so that each progeny inherits a random variant at positions that differ between the parents</text:span><field:fieldmark-start text:name="__Fieldmark__586_670295454" field:type="ADDIN CSL_CITATION { &quot;citationItems&quot; : [ { &quot;id&quot; : &quot;ITEM-1&quot;, &quot;itemData&quot; : { &quot;DOI&quot; : &quot;10.1038/nature11867&quot;, &quot;ISSN&quot; : &quot;1476-4687&quot;, &quot;PMID&quot; : &quot;23376951&quot;, &quot;abstract&quot; : &quot;For many traits, including susceptibility to common diseases in humans, causal loci uncovered by genetic-mapping studies explain only a minority of the heritable contribution to trait variation. Multiple explanations for this 'missing heritability' have been proposed. Here we use a large cross between two yeast strains to accurately estimate different sources of heritable variation for 46 quantitative traits, and to detect underlying loci with high statistical power. We find that the detected loci explain nearly the entire additive contribution to heritable variation for the traits studied. We also show that the contribution to heritability of gene-gene interactions varies among traits, from near zero to approximately 50 per cent. Detected two-locus interactions explain only a minority of this contribution. These results substantially advance our understanding of the missing heritability problem and have important implications for future studies of complex and quantitative traits.&quot;, &quot;author&quot; : [ { &quot;dropping-particle&quot; : &quot;&quot;, &quot;family&quot; : &quot;Bloom&quot;, &quot;given&quot; : &quot;Joshua S&quot;, &quot;non-dropping-particle&quot; : &quot;&quot;, &quot;parse-names&quot; : false, &quot;suffix&quot; : &quot;&quot; }, { &quot;dropping-particle&quot; : &quot;&quot;, &quot;family&quot; : &quot;Ehrenreich&quot;, &quot;given&quot; : &quot;Ian M&quot;, &quot;non-dropping-particle&quot; : &quot;&quot;, &quot;parse-names&quot; : false, &quot;suffix&quot; : &quot;&quot; }, { &quot;dropping-particle&quot; : &quot;&quot;, &quot;family&quot; : &quot;Loo&quot;, &quot;given&quot; : &quot;Wesley T&quot;, &quot;non-dropping-particle&quot; : &quot;&quot;, &quot;parse-names&quot; : false, &quot;suffix&quot; : &quot;&quot; }, { &quot;dropping-particle&quot; : &quot;&quot;, &quot;family&quot; : &quot;Lite&quot;, &quot;given&quot; : &quot;Th\u00fay-Lan V\u00f5&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quot;, &quot;id&quot; : &quot;ITEM-1&quot;, &quot;issue&quot; : &quot;7436&quot;, &quot;issued&quot; : { &quot;date-parts&quot; : [ [ &quot;2013&quot;, &quot;2&quot;, &quot;14&quot; ] ] }, &quot;page&quot; : &quot;234-7&quot;, &quot;publisher&quot; : &quot;Nature Publishing Group, a division of Macmillan Publishers Limited. All Rights Reserved.&quot;, &quot;title&quot; : &quot;Finding the sources of missing heritability in a yeast cross.&quot;, &quot;title-short&quot; : &quot;Nature&quot;, &quot;type&quot; : &quot;article-journal&quot;, &quot;volume&quot; : &quot;494&quot; }, &quot;uris&quot; : [ &quot;http://www.mendeley.com/documents/?uuid=18cff935-5950-40ed-a978-902ae5037f27&quot; ] } ], &quot;mendeley&quot; : { &quot;formattedCitation&quot; : &quot;&lt;sup&gt;13&lt;/sup&gt;&quot;, &quot;plainTextFormattedCitation&quot; : &quot;13&quot;, &quot;previouslyFormattedCitation&quot; : &quot;&lt;sup&gt;13&lt;/sup&gt;&quot; }, &quot;properties&quot; : {  }, &quot;schema&quot; : &quot;https://github.com/citation-style-language/schema/raw/master/csl-citation.json&quot; }"/><text:span text:style-name="T55">13</text:span><field:fieldmark-end/><text:span text:style-name="T56">. <text:s/>These variants can then be statistically associated to traits of interest, such as gene expression</text:span><field:fieldmark-start text:name="__Fieldmark__597_670295454" field:type="ADDIN CSL_CITATION { &quot;citationItems&quot; : [ { &quot;id&quot; : &quot;ITEM-1&quot;, &quot;itemData&quot; : { &quot;DOI&quot; : &quot;10.1073/pnas.0408709102&quot;, &quot;ISSN&quot; : &quot;0027-8424&quot;, &quot;PMID&quot; : &quot;15659551&quot;, &quot;abstract&quot; : &quot;Many studies have identified quantitative trait loci (QTLs) that contribute to continuous variation in heritable traits of interest. However, general principles regarding the distribution of QTL numbers, effect sizes, and combined effects of multiple QTLs remain to be elucidated. Here, we characterize complex genetics underlying inheritance of thousands of transcript levels in a cross between two strains of Saccharomyces cerevisiae. Most detected QTLs have weak effects, with a median variance explained of 27% for highly heritable transcripts. Despite the high statistical power of the study, no QTLs were detected for 40% of highly heritable transcripts, indicating extensive genetic complexity. Modeling of QTL detection showed that only 3% of highly heritable transcripts are consistent with single-locus inheritance, 17-18% are consistent with control by one or two loci, and half require more than five loci under additive models. Strikingly, analysis of parent and progeny trait distributions showed that a majority of transcripts exhibit transgressive segregation. Sixteen percent of highly heritable transcripts exhibit evidence of interacting loci. Our results will aid design of future QTL mapping studies and may shed light on the evolution of quantitative traits.&quot;, &quot;author&quot; : [ { &quot;dropping-particle&quot; : &quot;&quot;, &quot;family&quot; : &quot;Brem&quot;, &quot;given&quot; : &quot;Rachel B&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Proceedings of the National Academy of Sciences of the United States of America&quot;, &quot;id&quot; : &quot;ITEM-1&quot;, &quot;issue&quot; : &quot;5&quot;, &quot;issued&quot; : { &quot;date-parts&quot; : [ [ &quot;2005&quot;, &quot;2&quot;, &quot;1&quot; ] ] }, &quot;page&quot; : &quot;1572-7&quot;, &quot;title&quot; : &quot;The landscape of genetic complexity across 5,700 gene expression traits in yeast.&quot;, &quot;type&quot; : &quot;article-journal&quot;, &quot;volume&quot; : &quot;102&quot; }, &quot;uris&quot; : [ &quot;http://www.mendeley.com/documents/?uuid=6f447ffc-703b-43af-9004-5905fff4cb92&quot; ] } ], &quot;mendeley&quot; : { &quot;formattedCitation&quot; : &quot;&lt;sup&gt;21&lt;/sup&gt;&quot;, &quot;plainTextFormattedCitation&quot; : &quot;21&quot;, &quot;previouslyFormattedCitation&quot; : &quot;&lt;sup&gt;21&lt;/sup&gt;&quot; }, &quot;properties&quot; : {  }, &quot;schema&quot; : &quot;https://github.com/citation-style-language/schema/raw/master/csl-citation.json&quot; }"/><text:span text:style-name="T7">21</text:span><field:fieldmark-end/><text:span text:style-name="T56"> or small molecule resistance</text:span><field:fieldmark-start text:name="__Fieldmark__602_670295454" field:type="ADDIN CSL_CITATION { &quot;citationItems&quot; : [ { &quot;id&quot; : &quot;ITEM-1&quot;, &quot;itemData&quot; : { &quot;DOI&quot; : &quot;10.1038/ng1991&quot;, &quot;ISSN&quot; : &quot;1061-4036&quot;, &quot;PMID&quot; : &quot;17334364&quot;, &quot;abstract&quot; : &quot;Individual response to small-molecule drugs is variable; a drug that provides a cure for some may confer no therapeutic benefit or trigger an adverse reaction in others. To begin to understand such differences systematically, we treated 104 genotyped segregants from a cross between two yeast strains with a collection of 100 diverse small molecules. We used linkage analysis to identify 124 distinct linkages between genetic markers and response to 83 compounds. The linked markers clustered at eight genomic locations, or quantitative-trait locus 'hotspots', that contain one or more polymorphisms that affect response to multiple small molecules. We also experimentally verified that a deficiency in leucine biosynthesis caused by a deletion of LEU2 underlies sensitivity to niguldipine, which is structurally related to therapeutic calcium channel blockers, and that a natural coding-region polymorphism in the inorganic phosphate transporter PHO84 underlies sensitivity to two polychlorinated phenols that uncouple oxidative phosphorylation. Our results provide a step toward a systematic understanding of small-molecule drug action in genetically distinct individuals.&quot;, &quot;author&quot; : [ { &quot;dropping-particle&quot; : &quot;&quot;, &quot;family&quot; : &quot;Perlstein&quot;, &quot;given&quot; : &quot;Ethan O&quot;, &quot;non-dropping-particle&quot; : &quot;&quot;, &quot;parse-names&quot; : false, &quot;suffix&quot; : &quot;&quot; }, { &quot;dropping-particle&quot; : &quot;&quot;, &quot;family&quot; : &quot;Ruderfer&quot;, &quot;given&quot; : &quot;Douglas M&quot;, &quot;non-dropping-particle&quot; : &quot;&quot;, &quot;parse-names&quot; : false, &quot;suffix&quot; : &quot;&quot; }, { &quot;dropping-particle&quot; : &quot;&quot;, &quot;family&quot; : &quot;Roberts&quot;, &quot;given&quot; : &quot;David C&quot;, &quot;non-dropping-particle&quot; : &quot;&quot;, &quot;parse-names&quot; : false, &quot;suffix&quot; : &quot;&quot; }, { &quot;dropping-particle&quot; : &quot;&quot;, &quot;family&quot; : &quot;Schreiber&quot;, &quot;given&quot; : &quot;Stuart L&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 genetics&quot;, &quot;id&quot; : &quot;ITEM-1&quot;, &quot;issue&quot; : &quot;4&quot;, &quot;issued&quot; : { &quot;date-parts&quot; : [ [ &quot;2007&quot;, &quot;4&quot; ] ] }, &quot;page&quot; : &quot;496-502&quot;, &quot;title&quot; : &quot;Genetic basis of individual differences in the response to small-molecule drugs in yeast.&quot;, &quot;type&quot; : &quot;article-journal&quot;, &quot;volume&quot; : &quot;39&quot; }, &quot;uris&quot; : [ &quot;http://www.mendeley.com/documents/?uuid=98f9ad43-9ee9-4778-97be-1cc78e3ea9f8&quot; ] } ], &quot;mendeley&quot; : { &quot;formattedCitation&quot; : &quot;&lt;sup&gt;22&lt;/sup&gt;&quot;, &quot;plainTextFormattedCitation&quot; : &quot;22&quot;, &quot;previouslyFormattedCitation&quot; : &quot;&lt;sup&gt;22&lt;/sup&gt;&quot; }, &quot;properties&quot; : {  }, &quot;schema&quot; : &quot;https://github.com/citation-style-language/schema/raw/master/csl-citation.json&quot; }"/><text:span text:style-name="T7">22</text:span><field:fieldmark-end/><text:span text:style-name="T2">. <text:s/>While these approaches have been useful for studying general trait heritability patterns, their traditional use with natural isolates greatly limits the scope of variants which can be studied. </text:span><text:span text:style-name="T56"><text:s/>For example, associating natural polymorphisms with drug resistance in yeast</text:span><field:fieldmark-start text:name="__Fieldmark__626_670295454" field:type="ADDIN CSL_CITATION { &quot;citationItems&quot; : [ { &quot;id&quot; : &quot;ITEM-1&quot;, &quot;itemData&quot; : { &quot;DOI&quot; : &quot;10.1038/ng1991&quot;, &quot;ISSN&quot; : &quot;1061-4036&quot;, &quot;PMID&quot; : &quot;17334364&quot;, &quot;abstract&quot; : &quot;Individual response to small-molecule drugs is variable; a drug that provides a cure for some may confer no therapeutic benefit or trigger an adverse reaction in others. To begin to understand such differences systematically, we treated 104 genotyped segregants from a cross between two yeast strains with a collection of 100 diverse small molecules. We used linkage analysis to identify 124 distinct linkages between genetic markers and response to 83 compounds. The linked markers clustered at eight genomic locations, or quantitative-trait locus 'hotspots', that contain one or more polymorphisms that affect response to multiple small molecules. We also experimentally verified that a deficiency in leucine biosynthesis caused by a deletion of LEU2 underlies sensitivity to niguldipine, which is structurally related to therapeutic calcium channel blockers, and that a natural coding-region polymorphism in the inorganic phosphate transporter PHO84 underlies sensitivity to two polychlorinated phenols that uncouple oxidative phosphorylation. Our results provide a step toward a systematic understanding of small-molecule drug action in genetically distinct individuals.&quot;, &quot;author&quot; : [ { &quot;dropping-particle&quot; : &quot;&quot;, &quot;family&quot; : &quot;Perlstein&quot;, &quot;given&quot; : &quot;Ethan O&quot;, &quot;non-dropping-particle&quot; : &quot;&quot;, &quot;parse-names&quot; : false, &quot;suffix&quot; : &quot;&quot; }, { &quot;dropping-particle&quot; : &quot;&quot;, &quot;family&quot; : &quot;Ruderfer&quot;, &quot;given&quot; : &quot;Douglas M&quot;, &quot;non-dropping-particle&quot; : &quot;&quot;, &quot;parse-names&quot; : false, &quot;suffix&quot; : &quot;&quot; }, { &quot;dropping-particle&quot; : &quot;&quot;, &quot;family&quot; : &quot;Roberts&quot;, &quot;given&quot; : &quot;David C&quot;, &quot;non-dropping-particle&quot; : &quot;&quot;, &quot;parse-names&quot; : false, &quot;suffix&quot; : &quot;&quot; }, { &quot;dropping-particle&quot; : &quot;&quot;, &quot;family&quot; : &quot;Schreiber&quot;, &quot;given&quot; : &quot;Stuart L&quot;, &quot;non-dropping-particle&quot; : &quot;&quot;, &quot;parse-names&quot; : false, &quot;suffix&quot; : &quot;&quot; }, { &quot;dropping-particle&quot; : &quot;&quot;, &quot;family&quot; : &quot;Kruglyak&quot;, &quot;given&quot; : &quot;Leonid&quot;, &quot;non-dropping-particle&quot; : &quot;&quot;, &quot;parse-names&quot; : false, &quot;suffix&quot; : &quot;&quot; } ], &quot;container-title&quot; : &quot;Nature genetics&quot;, &quot;id&quot; : &quot;ITEM-1&quot;, &quot;issue&quot; : &quot;4&quot;, &quot;issued&quot; : { &quot;date-parts&quot; : [ [ &quot;2007&quot;, &quot;4&quot; ] ] }, &quot;page&quot; : &quot;496-502&quot;, &quot;title&quot; : &quot;Genetic basis of individual differences in the response to small-molecule drugs in yeast.&quot;, &quot;type&quot; : &quot;article-journal&quot;, &quot;volume&quot; : &quot;39&quot; }, &quot;uris&quot; : [ &quot;http://www.mendeley.com/documents/?uuid=98f9ad43-9ee9-4778-97be-1cc78e3ea9f8&quot; ] } ], &quot;mendeley&quot; : { &quot;formattedCitation&quot; : &quot;&lt;sup&gt;22&lt;/sup&gt;&quot;, &quot;plainTextFormattedCitation&quot; : &quot;22&quot;, &quot;previouslyFormattedCitation&quot; : &quot;&lt;sup&gt;22&lt;/sup&gt;&quot; }, &quot;properties&quot; : {  }, &quot;schema&quot; : &quot;https://github.com/citation-style-language/schema/raw/master/csl-citation.json&quot; }"/><text:span text:style-name="T55">22</text:span><field:fieldmark-end/><text:span text:style-name="T56"> misses many genes known to be important through knockout studies, such as ABC transporters</text:span><field:fieldmark-start text:name="__Fieldmark__631_670295454" field:type="ADDIN CSL_CITATION { &quot;citationItems&quot; : [ { &quot;id&quot; : &quot;ITEM-1&quot;, &quot;itemData&quot; : { &quot;DOI&quot; : &quot;10.1126/science.1250217&quot;, &quot;ISSN&quot; : &quot;1095-9203&quot;, &quot;PMID&quot; : &quot;24723613&quot;, &quot;abstract&quot; : &quot;Genome-wide characterization of the in vivo cellular response to perturbation is fundamental to understanding how cells survive stress. Identifying the proteins and pathways perturbed by small molecules affects biology and medicine by revealing the mechanisms of drug action. We used a yeast chemogenomics platform that quantifies the requirement for each gene for resistance to a compound in vivo to profile 3250 small molecules in a systematic and unbiased manner. We identified 317 compounds that specifically perturb the function of 121 genes and characterized the mechanism of specific compounds. Global analysis revealed that the cellular response to small molecules is limited and described by a network of 45 major chemogenomic signatures. Our results provide a resource for the discovery of functional interactions among genes, chemicals, and biological processes.&quot;, &quot;author&quot; : [ { &quot;dropping-particle&quot; : &quot;&quot;, &quot;family&quot; : &quot;Lee&quot;, &quot;given&quot; : &quot;Anna Y.&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Proctor&quot;, &quot;given&quot; : &quot;Michael J.&quot;, &quot;non-dropping-particle&quot; : &quot;&quot;, &quot;parse-names&quot; : false, &quot;suffix&quot; : &quot;&quot; }, { &quot;dropping-particle&quot; : &quot;&quot;, &quot;family&quot; : &quot;Wallace&quot;, &quot;given&quot; : &quot;Iain M.&quot;, &quot;non-dropping-particle&quot; : &quot;&quot;, &quot;parse-names&quot; : false, &quot;suffix&quot; : &quot;&quot; }, { &quot;dropping-particle&quot; : &quot;&quot;, &quot;family&quot; : &quot;Nile&quot;, &quot;given&quot; : &quot;Aaron H.&quot;, &quot;non-dropping-particle&quot; : &quot;&quot;, &quot;parse-names&quot; : false, &quot;suffix&quot; : &quot;&quot; }, { &quot;dropping-particle&quot; : &quot;&quot;, &quot;family&quot; : &quot;Spagnuolo&quot;, &quot;given&quot; : &quot;Paul A.&quot;, &quot;non-dropping-particle&quot; : &quot;&quot;, &quot;parse-names&quot; : false, &quot;suffix&quot; : &quot;&quot; }, { &quot;dropping-particle&quot; : &quot;&quot;, &quot;family&quot; : &quot;Jitkova&quot;, &quot;given&quot; : &quot;Yulia&quot;, &quot;non-dropping-particle&quot; : &quot;&quot;, &quot;parse-names&quot; : false, &quot;suffix&quot; : &quot;&quot; }, { &quot;dropping-particle&quot; : &quot;&quot;, &quot;family&quot; : &quot;Gronda&quot;, &quot;given&quot; : &quot;Marcela&quot;, &quot;non-dropping-particle&quot; : &quot;&quot;, &quot;parse-names&quot; : false, &quot;suffix&quot; : &quot;&quot; }, { &quot;dropping-particle&quot; : &quot;&quot;, &quot;family&quot; : &quot;Wu&quot;, &quot;given&quot; : &quot;Yan&quot;, &quot;non-dropping-particle&quot; : &quot;&quot;, &quot;parse-names&quot; : false, &quot;suffix&quot; : &quot;&quot; }, { &quot;dropping-particle&quot; : &quot;&quot;, &quot;family&quot; : &quot;Kim&quot;, &quot;given&quot; : &quot;Moshe K.&quot;, &quot;non-dropping-particle&quot; : &quot;&quot;, &quot;parse-names&quot; : false, &quot;suffix&quot; : &quot;&quot; }, { &quot;dropping-particle&quot; : &quot;&quot;, &quot;family&quot; : &quot;Cheung-Ong&quot;, &quot;given&quot; : &quot;Kahlin&quot;, &quot;non-dropping-particle&quot; : &quot;&quot;, &quot;parse-names&quot; : false, &quot;suffix&quot; : &quot;&quot; }, { &quot;dropping-particle&quot; : &quot;&quot;, &quot;family&quot; : &quot;Torres&quot;, &quot;given&quot; : &quot;Nikko P.&quot;, &quot;non-dropping-particle&quot; : &quot;&quot;, &quot;parse-names&quot; : false, &quot;suffix&quot; : &quot;&quot; }, { &quot;dropping-particle&quot; : &quot;&quot;, &quot;family&quot; : &quot;Spear&quot;, &quot;given&quot; : &quot;Eric D.&quot;, &quot;non-dropping-particle&quot; : &quot;&quot;, &quot;parse-names&quot; : false, &quot;suffix&quot; : &quot;&quot; }, { &quot;dropping-particle&quot; : &quot;&quot;, &quot;family&quot; : &quot;Han&quot;, &quot;given&quot; : &quot;Mitchell K. L.&quot;, &quot;non-dropping-particle&quot; : &quot;&quot;, &quot;parse-names&quot; : false, &quot;suffix&quot; : &quot;&quot; }, { &quot;dropping-particle&quot; : &quot;&quot;, &quot;family&quot; : &quot;Schlecht&quot;, &quot;given&quot; : &quot;Ulrich&quot;, &quot;non-dropping-particle&quot; : &quot;&quot;, &quot;parse-names&quot; : false, &quot;suffix&quot; : &quot;&quot; }, { &quot;dropping-particle&quot; : &quot;&quot;, &quot;family&quot; : &quot;Suresh&quot;, &quot;given&quot; : &quot;Sundari&quot;, &quot;non-dropping-particle&quot; : &quot;&quot;, &quot;parse-names&quot; : false, &quot;suffix&quot; : &quot;&quot; }, { &quot;dropping-particle&quot; : &quot;&quot;, &quot;family&quot; : &quot;Duby&quot;, &quot;given&quot; : &quot;Geoffrey&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Surendra&quot;, &quot;given&quot; : &quot;Anuradha&quot;, &quot;non-dropping-particle&quot; : &quot;&quot;, &quot;parse-names&quot; : false, &quot;suffix&quot; : &quot;&quot; }, { &quot;dropping-particle&quot; : &quot;&quot;, &quot;family&quot; : &quot;Fung&quot;, &quot;given&quot; : &quot;Eula&quot;, &quot;non-dropping-particle&quot; : &quot;&quot;, &quot;parse-names&quot; : false, &quot;suffix&quot; : &quot;&quot; }, { &quot;dropping-particle&quot; : &quot;&quot;, &quot;family&quot; : &quot;Urbanus&quot;, &quot;given&quot; : &quot;Malene L.&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Lissina&quot;, &quot;given&quot; : &quot;Elena&quot;, &quot;non-dropping-particle&quot; : &quot;&quot;, &quot;parse-names&quot; : false, &quot;suffix&quot; : &quot;&quot; }, { &quot;dropping-particle&quot; : &quot;&quot;, &quot;family&quot; : &quot;Miranda&quot;, &quot;given&quot; : &quot;Molly&quot;, &quot;non-dropping-particle&quot; : &quot;&quot;, &quot;parse-names&quot; : false, &quot;suffix&quot; : &quot;&quot; }, { &quot;dropping-particle&quot; : &quot;&quot;, &quot;family&quot; : &quot;Chiang&quot;, &quot;given&quot; : &quot;Jennifer H.&quot;, &quot;non-dropping-particle&quot; : &quot;&quot;, &quot;parse-names&quot; : false, &quot;suffix&quot; : &quot;&quot; }, { &quot;dropping-particle&quot; : &quot;&quot;, &quot;family&quot; : &quot;Aparicio&quot;, &quot;given&quot; : &quot;Ana Maria&quot;, &quot;non-dropping-particle&quot; : &quot;&quot;, &quot;parse-names&quot; : false, &quot;suffix&quot; : &quot;&quot; }, { &quot;dropping-particle&quot; : &quot;&quot;, &quot;family&quot; : &quot;Zeghouf&quot;, &quot;given&quot; : &quot;Mahel&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Cherfils&quot;, &quot;given&quot; : &quot;Jacqueline&quot;, &quot;non-dropping-particle&quot; : &quot;&quot;, &quot;parse-names&quot; : false, &quot;suffix&quot; : &quot;&quot; }, { &quot;dropping-particle&quot; : &quot;&quot;, &quot;family&quot; : &quot;Boutry&quot;, &quot;given&quot; : &quot;Marc&quot;, &quot;non-dropping-particle&quot; : &quot;&quot;, &quot;parse-names&quot; : false, &quot;suffix&quot; : &quot;&quot; }, { &quot;dropping-particle&quot; : &quot;&quot;, &quot;family&quot; : &quot;Kaiser&quot;, &quot;given&quot; : &quot;Chris A.&quot;, &quot;non-dropping-particle&quot; : &quot;&quot;, &quot;parse-names&quot; : false, &quot;suffix&quot; : &quot;&quot; }, { &quot;dropping-particle&quot; : &quot;&quot;, &quot;family&quot; : &quot;Cummins&quot;, &quot;given&quot; : &quot;Carolyn L.&quot;, &quot;non-dropping-particle&quot; : &quot;&quot;, &quot;parse-names&quot; : false, &quot;suffix&quot; : &quot;&quot; }, { &quot;dropping-particle&quot; : &quot;&quot;, &quot;family&quot; : &quot;Trimble&quot;, &quot;given&quot; : &quot;William S.&quot;, &quot;non-dropping-particle&quot; : &quot;&quot;, &quot;parse-names&quot; : false, &quot;suffix&quot; : &quot;&quot; }, { &quot;dropping-particle&quot; : &quot;&quot;, &quot;family&quot; : &quot;Brown&quot;, &quot;given&quot; : &quot;Grant W.&quot;, &quot;non-dropping-particle&quot; : &quot;&quot;, &quot;parse-names&quot; : false, &quot;suffix&quot; : &quot;&quot; }, { &quot;dropping-particle&quot; : &quot;&quot;, &quot;family&quot; : &quot;Schimmer&quot;, &quot;given&quot; : &quot;Aaron D.&quot;, &quot;non-dropping-particle&quot; : &quot;&quot;, &quot;parse-names&quot; : false, &quot;suffix&quot; : &quot;&quot; }, { &quot;dropping-particle&quot; : &quot;&quot;, &quot;family&quot; : &quot;Bankaitis&quot;, &quot;given&quot; : &quot;Vytas A.&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St.Onge&quot;, &quot;given&quot; : &quot;R. P.&quot;, &quot;non-dropping-particle&quot; : &quot;&quot;, &quot;parse-names&quot; : false, &quot;suffix&quot; : &quot;&quot; }, { &quot;dropping-particle&quot; : &quot;&quot;, &quot;family&quot; : &quot;Proctor&quot;, &quot;given&quot; : &quot;Michael J.&quot;, &quot;non-dropping-particle&quot; : &quot;&quot;, &quot;parse-names&quot; : false, &quot;suffix&quot; : &quot;&quot; }, { &quot;dropping-particle&quot; : &quot;&quot;, &quot;family&quot; : &quot;Wallace&quot;, &quot;given&quot; : &quot;Iain M.&quot;, &quot;non-dropping-particle&quot; : &quot;&quot;, &quot;parse-names&quot; : false, &quot;suffix&quot; : &quot;&quot; }, { &quot;dropping-particle&quot; : &quot;&quot;, &quot;family&quot; : &quot;Nile&quot;, &quot;given&quot; : &quot;Aaron H.&quot;, &quot;non-dropping-particle&quot; : &quot;&quot;, &quot;parse-names&quot; : false, &quot;suffix&quot; : &quot;&quot; }, { &quot;dropping-particle&quot; : &quot;&quot;, &quot;family&quot; : &quot;Spagnuolo&quot;, &quot;given&quot; : &quot;Paul A.&quot;, &quot;non-dropping-particle&quot; : &quot;&quot;, &quot;parse-names&quot; : false, &quot;suffix&quot; : &quot;&quot; }, { &quot;dropping-particle&quot; : &quot;&quot;, &quot;family&quot; : &quot;Jitkova&quot;, &quot;given&quot; : &quot;Yulia&quot;, &quot;non-dropping-particle&quot; : &quot;&quot;, &quot;parse-names&quot; : false, &quot;suffix&quot; : &quot;&quot; }, { &quot;dropping-particle&quot; : &quot;&quot;, &quot;family&quot; : &quot;Gronda&quot;, &quot;given&quot; : &quot;Marcela&quot;, &quot;non-dropping-particle&quot; : &quot;&quot;, &quot;parse-names&quot; : false, &quot;suffix&quot; : &quot;&quot; }, { &quot;dropping-particle&quot; : &quot;&quot;, &quot;family&quot; : &quot;Wu&quot;, &quot;given&quot; : &quot;Yan&quot;, &quot;non-dropping-particle&quot; : &quot;&quot;, &quot;parse-names&quot; : false, &quot;suffix&quot; : &quot;&quot; }, { &quot;dropping-particle&quot; : &quot;&quot;, &quot;family&quot; : &quot;Kim&quot;, &quot;given&quot; : &quot;Moshe K.&quot;, &quot;non-dropping-particle&quot; : &quot;&quot;, &quot;parse-names&quot; : false, &quot;suffix&quot; : &quot;&quot; }, { &quot;dropping-particle&quot; : &quot;&quot;, &quot;family&quot; : &quot;Cheung-Ong&quot;, &quot;given&quot; : &quot;Kahlin&quot;, &quot;non-dropping-particle&quot; : &quot;&quot;, &quot;parse-names&quot; : false, &quot;suffix&quot; : &quot;&quot; }, { &quot;dropping-particle&quot; : &quot;&quot;, &quot;family&quot; : &quot;Torres&quot;, &quot;given&quot; : &quot;Nikko P.&quot;, &quot;non-dropping-particle&quot; : &quot;&quot;, &quot;parse-names&quot; : false, &quot;suffix&quot; : &quot;&quot; }, { &quot;dropping-particle&quot; : &quot;&quot;, &quot;family&quot; : &quot;Spear&quot;, &quot;given&quot; : &quot;Eric D.&quot;, &quot;non-dropping-particle&quot; : &quot;&quot;, &quot;parse-names&quot; : false, &quot;suffix&quot; : &quot;&quot; }, { &quot;dropping-particle&quot; : &quot;&quot;, &quot;family&quot; : &quot;Han&quot;, &quot;given&quot; : &quot;Mitchell K. L.&quot;, &quot;non-dropping-particle&quot; : &quot;&quot;, &quot;parse-names&quot; : false, &quot;suffix&quot; : &quot;&quot; }, { &quot;dropping-particle&quot; : &quot;&quot;, &quot;family&quot; : &quot;Schlecht&quot;, &quot;given&quot; : &quot;Ulrich&quot;, &quot;non-dropping-particle&quot; : &quot;&quot;, &quot;parse-names&quot; : false, &quot;suffix&quot; : &quot;&quot; }, { &quot;dropping-particle&quot; : &quot;&quot;, &quot;family&quot; : &quot;Suresh&quot;, &quot;given&quot; : &quot;Sundari&quot;, &quot;non-dropping-particle&quot; : &quot;&quot;, &quot;parse-names&quot; : false, &quot;suffix&quot; : &quot;&quot; }, { &quot;dropping-particle&quot; : &quot;&quot;, &quot;family&quot; : &quot;Duby&quot;, &quot;given&quot; : &quot;Geoffrey&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Surendra&quot;, &quot;given&quot; : &quot;Anuradha&quot;, &quot;non-dropping-particle&quot; : &quot;&quot;, &quot;parse-names&quot; : false, &quot;suffix&quot; : &quot;&quot; }, { &quot;dropping-particle&quot; : &quot;&quot;, &quot;family&quot; : &quot;Fung&quot;, &quot;given&quot; : &quot;Eula&quot;, &quot;non-dropping-particle&quot; : &quot;&quot;, &quot;parse-names&quot; : false, &quot;suffix&quot; : &quot;&quot; }, { &quot;dropping-particle&quot; : &quot;&quot;, &quot;family&quot; : &quot;Urbanus&quot;, &quot;given&quot; : &quot;Malene L.&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Lissina&quot;, &quot;given&quot; : &quot;Elena&quot;, &quot;non-dropping-particle&quot; : &quot;&quot;, &quot;parse-names&quot; : false, &quot;suffix&quot; : &quot;&quot; }, { &quot;dropping-particle&quot; : &quot;&quot;, &quot;family&quot; : &quot;Miranda&quot;, &quot;given&quot; : &quot;Molly&quot;, &quot;non-dropping-particle&quot; : &quot;&quot;, &quot;parse-names&quot; : false, &quot;suffix&quot; : &quot;&quot; }, { &quot;dropping-particle&quot; : &quot;&quot;, &quot;family&quot; : &quot;Chiang&quot;, &quot;given&quot; : &quot;Jennifer H.&quot;, &quot;non-dropping-particle&quot; : &quot;&quot;, &quot;parse-names&quot; : false, &quot;suffix&quot; : &quot;&quot; }, { &quot;dropping-particle&quot; : &quot;&quot;, &quot;family&quot; : &quot;Aparicio&quot;, &quot;given&quot; : &quot;Ana Maria&quot;, &quot;non-dropping-particle&quot; : &quot;&quot;, &quot;parse-names&quot; : false, &quot;suffix&quot; : &quot;&quot; }, { &quot;dropping-particle&quot; : &quot;&quot;, &quot;family&quot; : &quot;Zeghouf&quot;, &quot;given&quot; : &quot;Mahel&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Cherfils&quot;, &quot;given&quot; : &quot;Jacqueline&quot;, &quot;non-dropping-particle&quot; : &quot;&quot;, &quot;parse-names&quot; : false, &quot;suffix&quot; : &quot;&quot; }, { &quot;dropping-particle&quot; : &quot;&quot;, &quot;family&quot; : &quot;Boutry&quot;, &quot;given&quot; : &quot;Marc&quot;, &quot;non-dropping-particle&quot; : &quot;&quot;, &quot;parse-names&quot; : false, &quot;suffix&quot; : &quot;&quot; }, { &quot;dropping-particle&quot; : &quot;&quot;, &quot;family&quot; : &quot;Kaiser&quot;, &quot;given&quot; : &quot;Chris A.&quot;, &quot;non-dropping-particle&quot; : &quot;&quot;, &quot;parse-names&quot; : false, &quot;suffix&quot; : &quot;&quot; }, { &quot;dropping-particle&quot; : &quot;&quot;, &quot;family&quot; : &quot;Cummins&quot;, &quot;given&quot; : &quot;Carolyn L.&quot;, &quot;non-dropping-particle&quot; : &quot;&quot;, &quot;parse-names&quot; : false, &quot;suffix&quot; : &quot;&quot; }, { &quot;dropping-particle&quot; : &quot;&quot;, &quot;family&quot; : &quot;Trimble&quot;, &quot;given&quot; : &quot;William S.&quot;, &quot;non-dropping-particle&quot; : &quot;&quot;, &quot;parse-names&quot; : false, &quot;suffix&quot; : &quot;&quot; }, { &quot;dropping-particle&quot; : &quot;&quot;, &quot;family&quot; : &quot;Brown&quot;, &quot;given&quot; : &quot;Grant W.&quot;, &quot;non-dropping-particle&quot; : &quot;&quot;, &quot;parse-names&quot; : false, &quot;suffix&quot; : &quot;&quot; }, { &quot;dropping-particle&quot; : &quot;&quot;, &quot;family&quot; : &quot;Schimmer&quot;, &quot;given&quot; : &quot;Aaron D.&quot;, &quot;non-dropping-particle&quot; : &quot;&quot;, &quot;parse-names&quot; : false, &quot;suffix&quot; : &quot;&quot; }, { &quot;dropping-particle&quot; : &quot;&quot;, &quot;family&quot; : &quot;Bankaitis&quot;, &quot;given&quot; : &quot;Vytas A.&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Bader&quot;, &quot;given&quot; : &quot;Gary D.&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container-title&quot; : &quot;Science (New York, N.Y.)&quot;, &quot;id&quot; : &quot;ITEM-1&quot;, &quot;issue&quot; : &quot;6180&quot;, &quot;issued&quot; : { &quot;date-parts&quot; : [ [ &quot;2014&quot;, &quot;4&quot;, &quot;11&quot; ] ] }, &quot;language&quot; : &quot;en&quot;, &quot;page&quot; : &quot;208-11&quot;, &quot;publisher&quot; : &quot;American Association for the Advancement of Science&quot;, &quot;title&quot; : &quot;Mapping the cellular response to small molecules using chemogenomic fitness signatures.&quot;, &quot;type&quot; : &quot;article-journal&quot;, &quot;volume&quot; : &quot;344&quot; }, &quot;uris&quot; : [ &quot;http://www.mendeley.com/documents/?uuid=3a36f592-e023-4575-8459-7e417921ca8b&quot; ] } ], &quot;mendeley&quot; : { &quot;formattedCitation&quot; : &quot;&lt;sup&gt;23&lt;/sup&gt;&quot;, &quot;plainTextFormattedCitation&quot; : &quot;23&quot;, &quot;previouslyFormattedCitation&quot; : &quot;&lt;sup&gt;23&lt;/sup&gt;&quot; }, &quot;properties&quot; : {  }, &quot;schema&quot; : &quot;https://github.com/citation-style-language/schema/raw/master/csl-citation.json&quot; }"/><text:span text:style-name="T55">23</text:span><field:fieldmark-end/><text:span text:style-name="T56">. <text:s/>Furthermore, the use of diverse parents differing at hundreds of thousands of positions often results in associations of many linked variants at a single locus to a trait, making it difficult to recover the causal variant(s). <text:s/>Such strategies also require a prohibitive or practically impossible number of individuals for statistical reconstruction of complex associations, and moreover each term in any complex association recovered will be of unknown causality. <text:s/>To overcome these limitations while using of a genetic cross to generate many diverse progeny, we propose a population engineering strategy where one or few individuals containing all desired variants are created using molecular tools, and then segregated randomly over a population using one or more controlled crosses. </text:span></text:p>
      <text:p text:style-name="P36"><text:span text:style-name="T56">If a population is to be engineered, then it must ideally not only introduce the desired variation into progeny strains, but also allow for efficient </text:span><text:span text:style-name="T2">identification, genotyping, and phenotyping of each individual thereafter. <text:s/>This can be achieved by the use of various molecular markers. <text:s/>In the strategy described here, <text:s/>we first transform a parental strain with a complex pool of random DNA barcodes</text:span><field:fieldmark-start text:name="__Fieldmark__721_670295454" field:type="ADDIN CSL_CITATION { &quot;citationItems&quot; : [ { &quot;id&quot; : &quot;ITEM-1&quot;, &quot;itemData&quot; : { &quot;DOI&quot; : &quot;10.1038/nmeth.1231&quot;, &quot;ISSN&quot; : &quot;1548-7091&quot;, &quot;author&quot; : [ { &quot;dropping-particle&quot; : &quot;&quot;, &quot;family&quot; : &quot;Yan&quot;, &quot;given&quot; : &quot;Zhun&quot;, &quot;non-dropping-particle&quot; : &quot;&quot;, &quot;parse-names&quot; : false, &quot;suffix&quot; : &quot;&quot; }, { &quot;dropping-particle&quot; : &quot;&quot;, &quot;family&quot; : &quot;Costanzo&quot;, &quot;given&quot; : &quot;Michael&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Paw&quot;, &quot;given&quot; : &quot;Jadine&quot;, &quot;non-dropping-particle&quot; : &quot;&quot;, &quot;parse-names&quot; : false, &quot;suffix&quot; : &quot;&quot; }, { &quot;dropping-particle&quot; : &quot;&quot;, &quot;family&quot; : &quot;Kaper&quot;, &quot;given&quot; : &quot;Fiona&quot;, &quot;non-dropping-particle&quot; : &quot;&quot;, &quot;parse-names&quot; : false, &quot;suffix&quot; : &quot;&quot; }, { &quot;dropping-particle&quot; : &quot;&quot;, &quot;family&quot; : &quot;Andrews&quot;, &quot;given&quot; : &quot;Brenda J&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container-title&quot; : &quot;Nature Methods&quot;, &quot;id&quot; : &quot;ITEM-1&quot;, &quot;issue&quot; : &quot;8&quot;, &quot;issued&quot; : { &quot;date-parts&quot; : [ [ &quot;2008&quot;, &quot;8&quot;, &quot;11&quot; ] ] }, &quot;page&quot; : &quot;719-725&quot;, &quot;publisher&quot; : &quot;Nature Publishing Group&quot;, &quot;title&quot; : &quot;Yeast Barcoders: a chemogenomic application of a universal donor-strain collection carrying bar-code identifiers&quot;, &quot;type&quot; : &quot;article-journal&quot;, &quot;volume&quot; : &quot;5&quot; }, &quot;uris&quot; : [ &quot;http://www.mendeley.com/documents/?uuid=91dca313-61e0-3bb7-ad90-d5e9fb080e58&quot; ] } ], &quot;mendeley&quot; : { &quot;formattedCitation&quot; : &quot;&lt;sup&gt;24&lt;/sup&gt;&quot;, &quot;plainTextFormattedCitation&quot; : &quot;24&quot;, &quot;previouslyFormattedCitation&quot; : &quot;&lt;sup&gt;24&lt;/sup&gt;&quot; }, &quot;properties&quot; : {  }, &quot;schema&quot; : &quot;https://github.com/citation-style-language/schema/raw/master/csl-citation.json&quot; }"/><text:span text:style-name="T5">24</text:span><field:fieldmark-end/><text:span text:style-name="T2">, so that barcode sequence can be used to identify individual parents. <text:s/>Each progeny, resulting from a mating and sporulation event between two individual strains, will then inherit at most one unique barcode from one of its parents, acting as an ‘individual identifier’. <text:s/>The presence of an individual identifier allows for the use of other molecular tools to perform large-scale individual genotyping and phenotyping. <text:s/>Isolating a strain, sequencing its identifier barcode, and performing PCR-based genotyping, for example, associates the identifer barcode with a genotype, thereafter allowing for a ‘genotype lookup’ by barcode sequencing. <text:s/>A second barcode (or combination of barcodes) can then uniquely tag PCR products from each </text:span><text:soft-page-break/><text:span text:style-name="T2">individual, and allows for many of such reactions to be pooled and computationally de-multiplexed using a single round of high-throughput sequencing</text:span><field:fieldmark-start text:name="__Fieldmark__757_670295454"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25&lt;/sup&gt;&quot;, &quot;plainTextFormattedCitation&quot; : &quot;25&quot;, &quot;previouslyFormattedCitation&quot; : &quot;&lt;sup&gt;25&lt;/sup&gt;&quot; }, &quot;properties&quot; : {  }, &quot;schema&quot; : &quot;https://github.com/citation-style-language/schema/raw/master/csl-citation.json&quot; }"/><text:span text:style-name="T5">25</text:span><field:fieldmark-end/><text:span text:style-name="T2">. <text:s/>Using this strategy, many individual barcode-to-genotype mappings can be made at a large scale. <text:s/>The identifier barcode also allows for straightforward growth-based phenotyping, as relative strain abundance <text:s/>can be measured over time in a competitive liquid pool using high-throughput barcode sequencing</text:span><field:fieldmark-start text:name="__Fieldmark__777_670295454" field:type="ADDIN CSL_CITATION { &quot;citationItems&quot; : [ { &quot;id&quot; : &quot;ITEM-1&quot;, &quot;itemData&quot; : { &quot;DOI&quot; : &quot;10.1101/gr.093955.109&quot;, &quot;ISSN&quot; : &quot;1549-5469&quot;, &quot;PMID&quot; : &quot;19622793&quot;, &quot;abstract&quot; : &quot;Next-generation DNA sequencing technologies have revolutionized diverse genomics applications, including de novo genome sequencing, SNP detection, chromatin immunoprecipitation, and transcriptome analysis. Here we apply deep sequencing to genome-scale fitness profiling to evaluate yeast strain collections in parallel. This method, Barcode analysis by Sequencing, or \&quot;Bar-seq,\&quot; outperforms the current benchmark barcode microarray assay in terms of both dynamic range and throughput. When applied to a complex chemogenomic assay, Bar-seq quantitatively identifies drug targets, with performance superior to the benchmark microarray assay. We also show that Bar-seq is well-suited for a multiplex format. We completely re-sequenced and re-annotated the yeast deletion collection using deep sequencing, found that approximately 20% of the barcodes and common priming sequences varied from expectation, and used this revised list of barcode sequences to improve data quality. Together, this new assay and analysis routine provide a deep-sequencing-based toolkit for identifying gene-environment interactions on a genome-wide scale.&quot;, &quot;author&quot; : [ { &quot;dropping-particle&quot; : &quot;&quot;, &quot;family&quot; : &quot;Smith&quot;, &quot;given&quot; : &quot;Andrew M&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Mellor&quot;, &quot;given&quot; : &quot;Joseph&quot;, &quot;non-dropping-particle&quot; : &quot;&quot;, &quot;parse-names&quot; : false, &quot;suffix&quot; : &quot;&quot; }, { &quot;dropping-particle&quot; : &quot;&quot;, &quot;family&quot; : &quot;Kaper&quot;, &quot;given&quot; : &quot;Fiona&quot;, &quot;non-dropping-particle&quot; : &quot;&quot;, &quot;parse-names&quot; : false, &quot;suffix&quot; : &quot;&quot; }, { &quot;dropping-particle&quot; : &quot;&quot;, &quot;family&quot; : &quot;Thompson&quot;, &quot;given&quot; : &quot;Michael J&quot;, &quot;non-dropping-particle&quot; : &quot;&quot;, &quot;parse-names&quot; : false, &quot;suffix&quot; : &quot;&quot; }, { &quot;dropping-particle&quot; : &quot;&quot;, &quot;family&quot; : &quot;Chee&quot;, &quot;given&quot; : &quot;Mark&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container-title&quot; : &quot;Genome research&quot;, &quot;id&quot; : &quot;ITEM-1&quot;, &quot;issue&quot; : &quot;10&quot;, &quot;issued&quot; : { &quot;date-parts&quot; : [ [ &quot;2009&quot;, &quot;10&quot; ] ] }, &quot;page&quot; : &quot;1836-42&quot;, &quot;title&quot; : &quot;Quantitative phenotyping via deep barcode sequencing.&quot;, &quot;type&quot; : &quot;article-journal&quot;, &quot;volume&quot; : &quot;19&quot; }, &quot;uris&quot; : [ &quot;http://www.mendeley.com/documents/?uuid=2f2f990b-92e7-4c72-a11f-b69c0aae7d99&quot; ] } ], &quot;mendeley&quot; : { &quot;formattedCitation&quot; : &quot;&lt;sup&gt;26&lt;/sup&gt;&quot;, &quot;plainTextFormattedCitation&quot; : &quot;26&quot;, &quot;previouslyFormattedCitation&quot; : &quot;&lt;sup&gt;26&lt;/sup&gt;&quot; }, &quot;properties&quot; : {  }, &quot;schema&quot; : &quot;https://github.com/citation-style-language/schema/raw/master/csl-citation.json&quot; }"/><text:span text:style-name="T5">26</text:span><field:fieldmark-end/><text:span text:style-name="T2">. <text:s/>Ultimately, the combination of a cross-based approach with molecular engineering tools can result in a large population of genotyped and phenotyped multi-variant individuals, which can be stored as a liquid pool and repeatedly characterized in-depth under multiple conditions.</text:span></text:p>
      <text:h text:style-name="P37" text:outline-level="1"/>
      <text:h text:style-name="P20" text:outline-level="1"><text:span text:style-name="T16">The Barcoder Pool: A Universal Tool for Population Engineering</text:span></text:h>
      <text:h text:style-name="P37" text:outline-level="1"><text:span text:style-name="T2">A key step to the proposed population engineering strategy is the introduction of a unique molecular barcode into the genome of each individual. <text:s/>For this, we adapted the Barcoder</text:span><field:fieldmark-start text:name="__Fieldmark__812_670295454" field:type="ADDIN CSL_CITATION { &quot;citationItems&quot; : [ { &quot;id&quot; : &quot;ITEM-1&quot;, &quot;itemData&quot; : { &quot;DOI&quot; : &quot;10.1038/nmeth.1231&quot;, &quot;ISSN&quot; : &quot;1548-7091&quot;, &quot;author&quot; : [ { &quot;dropping-particle&quot; : &quot;&quot;, &quot;family&quot; : &quot;Yan&quot;, &quot;given&quot; : &quot;Zhun&quot;, &quot;non-dropping-particle&quot; : &quot;&quot;, &quot;parse-names&quot; : false, &quot;suffix&quot; : &quot;&quot; }, { &quot;dropping-particle&quot; : &quot;&quot;, &quot;family&quot; : &quot;Costanzo&quot;, &quot;given&quot; : &quot;Michael&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Paw&quot;, &quot;given&quot; : &quot;Jadine&quot;, &quot;non-dropping-particle&quot; : &quot;&quot;, &quot;parse-names&quot; : false, &quot;suffix&quot; : &quot;&quot; }, { &quot;dropping-particle&quot; : &quot;&quot;, &quot;family&quot; : &quot;Kaper&quot;, &quot;given&quot; : &quot;Fiona&quot;, &quot;non-dropping-particle&quot; : &quot;&quot;, &quot;parse-names&quot; : false, &quot;suffix&quot; : &quot;&quot; }, { &quot;dropping-particle&quot; : &quot;&quot;, &quot;family&quot; : &quot;Andrews&quot;, &quot;given&quot; : &quot;Brenda J&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container-title&quot; : &quot;Nature Methods&quot;, &quot;id&quot; : &quot;ITEM-1&quot;, &quot;issue&quot; : &quot;8&quot;, &quot;issued&quot; : { &quot;date-parts&quot; : [ [ &quot;2008&quot;, &quot;8&quot;, &quot;11&quot; ] ] }, &quot;page&quot; : &quot;719-725&quot;, &quot;publisher&quot; : &quot;Nature Publishing Group&quot;, &quot;title&quot; : &quot;Yeast Barcoders: a chemogenomic application of a universal donor-strain collection carrying bar-code identifiers&quot;, &quot;type&quot; : &quot;article-journal&quot;, &quot;volume&quot; : &quot;5&quot; }, &quot;uris&quot; : [ &quot;http://www.mendeley.com/documents/?uuid=91dca313-61e0-3bb7-ad90-d5e9fb080e58&quot; ] } ], &quot;mendeley&quot; : { &quot;formattedCitation&quot; : &quot;&lt;sup&gt;24&lt;/sup&gt;&quot;, &quot;plainTextFormattedCitation&quot; : &quot;24&quot;, &quot;previouslyFormattedCitation&quot; : &quot;&lt;sup&gt;24&lt;/sup&gt;&quot; }, &quot;properties&quot; : {  }, &quot;schema&quot; : &quot;https://github.com/citation-style-language/schema/raw/master/csl-citation.json&quot; }"/><text:span text:style-name="T5">24</text:span><field:fieldmark-end/><text:span text:style-name="T2"> strategy to create a large pool of uniquely-identifiable individual parents. <text:s/>To introduce a high diversity of unique barcodes into a ‘wild-type’ parental strain (RY0148), we used a Cre-mediated recombination strategy. <text:s/>First, we modified RY0148 by the addition of Loxp and Lox2272 recombination sites into the HO locus. <text:s/>Then, we transformed this modifed strain with a complex plasmid pool containing DNA tags flanked by Loxp/Lox2272 recombination sites (Fig S1). <text:s/>Finally, we induced the expression of Cre to allow for recombination and integration of the plasmid-borne barcodes into the HO locus (Fig S1). <text:s/>Because uniquely-identifiable individuals are required for many potential population engineering strategies, this ‘universal barcoder pool’ can be used to engineer a barcoded population when mated with any multi-mutant yeast strain containing the appropriate selection markers (Fig. S1, Methods).</text:span></text:h>
      <text:h text:style-name="P8" text:outline-level="1"/>
      <text:h text:style-name="P20" text:outline-level="1"><text:span text:style-name="T16">Engineering of Combinatorially Mutated Barcoded Cells</text:span></text:h>
      <text:p text:style-name="P36">After creating a universal parental barcoder pool, we attempted a cross-based population engineering approach <text:span text:style-name="T2">using a previously-created strain with knockouts at all 16 ATP Binding Cassette transporters involved in yeast multidrug resistance (ABC-16)</text:span><field:fieldmark-start text:name="__Fieldmark__914_670295454"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16&lt;/sup&gt;&quot;, &quot;plainTextFormattedCitation&quot; : &quot;16&quot;, &quot;previouslyFormattedCitation&quot; : &quot;&lt;sup&gt;16&lt;/sup&gt;&quot; }, &quot;properties&quot; : {  }, &quot;schema&quot; : &quot;https://github.com/citation-style-language/schema/raw/master/csl-citation.json&quot; }"/><text:span text:style-name="T5">16</text:span><field:fieldmark-end/><text:span text:style-name="T2">. <text:s/>The choice of ABC transporters as the pilot gene set was motivated by several factors. <text:s/>First, because the ABC-16 strain does not show major fitness defects, it is reasonable to expect that most or all progeny containing a subset of these 16 knockouts would be viable in the absence of drug stress, avoiding the exclusion of certain genotype combinations in the initial population. <text:s/></text:span>Second, given the unexpected drug sensitivity profile of the ABC-16 strain compared to individual knockouts, it is suggested that unexpected multi-knockout effects within the ABC transporters could mediate both drug sensitivity and resistance, with some two-knockout ‘compensatory’ interactions mediating resistance having already been found<field:fieldmark-start text:name="__Fieldmark__942_670295454" field:type="ADDIN CSL_CITATION { &quot;citationItems&quot; : [ { &quot;id&quot; : &quot;ITEM-1&quot;, &quot;itemData&quot; : { &quot;DOI&quot; : &quot;10.1016/j.febslet.2008.02.045&quot;, &quot;ISSN&quot; : &quot;0014-5793&quot;, &quot;PMID&quot; : &quot;18307995&quot;, &quot;abstract&quot; : &quot;In Saccharomyces cerevisiae, the transcription factors Pdr1p and Pdr3p activate the expression of several genes, including PDR5, SNQ2, and YOR1, which encode ATP-binding cassette transporters that extrude dozens of antifungals with overlapping but distinct specificity. In this study, it was observed that growth resistance to specific Pdr5p substrates rose upon disruption of the YOR1 or SNQ2 coding region and was accompanied by increased efflux. Similarly, resistance to Yor1p- and Snq2p-specific substrates increased upon deletion of PDR5. The mRNA and protein levels of the respective transporters increased in parallel to drug resistance. beta-Galactosidase activity fused to the PDR5 or YOR1 promoter required the presence of Pdr1p and its specific binding sites for the compensatory induction, whereas Pdr3p had an inhibitory effect.&quot;, &quot;author&quot; : [ { &quot;dropping-particle&quot; : &quot;&quot;, &quot;family&quot; : &quot;Kolaczkowska&quot;, &quot;given&quot; : &quot;Anna&quot;, &quot;non-dropping-particle&quot; : &quot;&quot;, &quot;parse-names&quot; : false, &quot;suffix&quot; : &quot;&quot; }, { &quot;dropping-particle&quot; : &quot;&quot;, &quot;family&quot; : &quot;Kolaczkowski&quot;, &quot;given&quot; : &quot;Marcin&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FEBS letters&quot;, &quot;id&quot; : &quot;ITEM-1&quot;, &quot;issue&quot; : &quot;6&quot;, &quot;issued&quot; : { &quot;date-parts&quot; : [ [ &quot;2008&quot;, &quot;3&quot;, &quot;19&quot; ] ] }, &quot;page&quot; : &quot;977-83&quot;, &quot;title&quot; : &quot;Compensatory activation of the multidrug transporters Pdr5p, Snq2p, and Yor1p by Pdr1p in Saccharomyces cerevisiae.&quot;, &quot;type&quot; : &quot;article-journal&quot;, &quot;volume&quot; : &quot;582&quot; }, &quot;uris&quot; : [ &quot;http://www.mendeley.com/documents/?uuid=15f93446-423b-4b8c-adc3-483c52d0e311&quot; ] }, { &quot;id&quot; : &quot;ITEM-2&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2&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id&quot; : &quot;ITEM-3&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3&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16,27,28&lt;/sup&gt;&quot;, &quot;plainTextFormattedCitation&quot; : &quot;16,27,28&quot;, &quot;previouslyFormattedCitation&quot; : &quot;&lt;sup&gt;16,27,28&lt;/sup&gt;&quot; }, &quot;properties&quot; : {  }, &quot;schema&quot; : &quot;https://github.com/citation-style-language/schema/raw/master/csl-citation.json&quot; }"/><text:span text:style-name="T54">16,27,28</text:span><field:fieldmark-end/><text:span text:style-name="T2">. <text:s/>As </text:span>ABC transporters are part of a large gene family with over 10,000 members across all three domains of life<field:fieldmark-start text:name="__Fieldmark__950_670295454" field:type="ADDIN CSL_CITATION { &quot;citationItems&quot; : [ { &quot;id&quot; : &quot;ITEM-1&quot;, &quot;itemData&quot; : { &quot;DOI&quot; : &quot;10.1186/1471-2164-11-177&quot;, &quot;ISSN&quot; : &quot;1471-2164&quot;, &quot;PMID&quot; : &quot;20233411&quot;, &quot;abstract&quot; : &quot;BACKGROUND: The superfamily of ABC proteins is among the largest known in nature. Its members are mainly, but not exclusively, involved in the transport of a broad range of substrates across biological membranes. Many contribute to multidrug resistance in microbial pathogens and cancer cells. The diversity of ABC proteins in fungi is comparable with those in multicellular animals, but so far fungal ABC proteins have barely been studied.\n\nRESULTS: We performed a phylogenetic analysis of the ABC proteins extracted from the genomes of 27 fungal species from 18 orders representing 5 fungal phyla thereby covering the most important groups. Our analysis demonstrated that some of the subfamilies of ABC proteins remained highly conserved in fungi, while others have undergone a remarkable group-specific diversification. Members of the various fungal phyla also differed significantly in the number of ABC proteins found in their genomes, which is especially reduced in the yeast S. cerevisiae and S. pombe.\n\nCONCLUSIONS: Data obtained during our analysis should contribute to a better understanding of the diversity of the fungal ABC proteins and provide important clues about their possible biological functions.&quot;, &quot;author&quot; : [ { &quot;dropping-particle&quot; : &quot;&quot;, &quot;family&quot; : &quot;Kovalchuk&quot;, &quot;given&quot; : &quot;Andriy&quot;, &quot;non-dropping-particle&quot; : &quot;&quot;, &quot;parse-names&quot; : false, &quot;suffix&quot; : &quot;&quot; }, { &quot;dropping-particle&quot; : &quot;&quot;, &quot;family&quot; : &quot;Driessen&quot;, &quot;given&quot; : &quot;Arnold J M&quot;, &quot;non-dropping-particle&quot; : &quot;&quot;, &quot;parse-names&quot; : false, &quot;suffix&quot; : &quot;&quot; } ], &quot;container-title&quot; : &quot;BMC genomics&quot;, &quot;id&quot; : &quot;ITEM-1&quot;, &quot;issue&quot; : &quot;1&quot;, &quot;issued&quot; : { &quot;date-parts&quot; : [ [ &quot;2010&quot;, &quot;1&quot;, &quot;16&quot; ] ] }, &quot;language&quot; : &quot;En&quot;, &quot;page&quot; : &quot;177&quot;, &quot;publisher&quot; : &quot;BioMed Central&quot;, &quot;title&quot; : &quot;Phylogenetic analysis of fungal ABC transporters.&quot;, &quot;type&quot; : &quot;article-journal&quot;, &quot;volume&quot; : &quot;11&quot; }, &quot;uris&quot; : [ &quot;http://www.mendeley.com/documents/?uuid=461c42c1-02b3-4179-854d-eec91bffb802&quot; ] } ], &quot;mendeley&quot; : { &quot;formattedCitation&quot; : &quot;&lt;sup&gt;29&lt;/sup&gt;&quot;, &quot;plainTextFormattedCitation&quot; : &quot;29&quot;, &quot;previouslyFormattedCitation&quot; : &quot;&lt;sup&gt;29&lt;/sup&gt;&quot; }, &quot;properties&quot; : {  }, &quot;schema&quot; : &quot;https://github.com/citation-style-language/schema/raw/master/csl-citation.json&quot; }"/><text:span text:style-name="T54">29</text:span><field:fieldmark-end/>, similar ‘compensatory’ genetic interactions have been found in their mammalian homologs. <text:s/>For example, a compensatory activation of <text:span text:style-name="T2">ABCC3 has been observed upon disruption of ABCC2 in rats</text:span><field:fieldmark-start text:name="__Fieldmark__966_670295454" field:type="ADDIN CSL_CITATION { &quot;citationItems&quot; : [ { &quot;id&quot; : &quot;ITEM-1&quot;, &quot;itemData&quot; : { &quot;DOI&quot; : &quot;10.1053/jhep.2001.26213&quot;, &quot;ISSN&quot; : &quot;02709139&quot;, &quot;PMID&quot; : &quot;11481620&quot;, &quot;abstract&quot; : &quot;Cholestasis induces down-regulation of multidrug resistance protein 2 (Mrp2, symbol Abcc2), which is localized to the canalicular membrane. Given the overlapping substrate specificities of Mrp2 and multidrug resistance protein 3 (Mrp3, symbol Abcc3), we examined the hypothesis of a different subcellular and lobular localization of these members of the Mrp family in rat liver after bile duct ligation. We raised a polyclonal antibody against rat Mrp3 and detected this protein in the basolateral plasma membrane of hepatocytes surrounding the central veins and of cholangiocytes. The Mrp3 protein level was less than 2% of the expression observed after 72 hours of obstructive cholestasis. After 48 hours of bile duct ligation, the Mrp3 protein was increased and was further enhanced after 72 hours. In 72-hour-cholestatic rat liver Mrp3 was expressed, in addition, in periportal hepatocytes. However, there was a preponderance of Mrp3 in the pericentral area of the liver lobule. In Mrp2-deficient mutant rat liver, the Mrp3 protein expression was most enhanced and its zonation was lost. The Mrp3 immunostaining of cholangiocytes was preserved in cholestatic and in Mrp2-deficient mutant liver. Canalicular Mrp2 decreased and amounted to 34% of normal after bile duct ligation for 72 hours. We conclude that the hepatocellular up-regulation of Mrp3 in cholestasis together with cholangiocellular Mrp3 may compensate for the biliary obstruction and impaired canalicular Mrp2 function by clearing cholephilic anionic substances into the blood.&quot;, &quot;author&quot; : [ { &quot;dropping-particle&quot; : &quot;&quot;, &quot;family&quot; : &quot;Donner&quot;, &quot;given&quot; : &quot;M&quot;, &quot;non-dropping-particle&quot; : &quot;&quot;, &quot;parse-names&quot; : false, &quot;suffix&quot; : &quot;&quot; }, { &quot;dropping-particle&quot; : &quot;&quot;, &quot;family&quot; : &quot;Keppler&quot;, &quot;given&quot; : &quot;D&quot;, &quot;non-dropping-particle&quot; : &quot;&quot;, &quot;parse-names&quot; : false, &quot;suffix&quot; : &quot;&quot; } ], &quot;container-title&quot; : &quot;Hepatology&quot;, &quot;id&quot; : &quot;ITEM-1&quot;, &quot;issue&quot; : &quot;2&quot;, &quot;issued&quot; : { &quot;date-parts&quot; : [ [ &quot;2001&quot;, &quot;8&quot; ] ] }, &quot;page&quot; : &quot;351-359&quot;, &quot;title&quot; : &quot;Up-regulation of basolateral multidrug resistance protein 3 (Mrp3) in cholestatic rat liver&quot;, &quot;type&quot; : &quot;article-journal&quot;, &quot;volume&quot; : &quot;34&quot; }, &quot;uris&quot; : [ &quot;http://www.mendeley.com/documents/?uuid=d52b5fe2-a0bd-3923-b69f-d857f06a544a&quot; ] } ], &quot;mendeley&quot; : { &quot;formattedCitation&quot; : &quot;&lt;sup&gt;30&lt;/sup&gt;&quot;, &quot;plainTextFormattedCitation&quot; : &quot;30&quot;, &quot;previouslyFormattedCitation&quot; : &quot;&lt;sup&gt;30&lt;/sup&gt;&quot; }, &quot;properties&quot; : {  }, &quot;schema&quot; : &quot;https://github.com/citation-style-language/schema/raw/master/csl-citation.json&quot; }"/><text:span text:style-name="T5">30</text:span><field:fieldmark-end/><text:span text:style-name="T2"> and in humans in the context of Dubin-Johnson syndrome</text:span><field:fieldmark-start text:name="__Fieldmark__975_670295454" field:type="ADDIN CSL_CITATION { &quot;citationItems&quot; : [ { &quot;id&quot; : &quot;ITEM-1&quot;, &quot;itemData&quot; : { &quot;DOI&quot; : &quot;10.1002/hep.510290404&quot;, &quot;ISSN&quot; : &quot;02709139&quot;, &quot;PMID&quot; : &quot;10094960&quot;, &quot;abstract&quot; : &quot;Several members of the multidrug resistance protein (MRP) family are expressed in the liver. Adenosine triphosphate (ATP)-dependent transport of glutathione and glucuronoside conjugates across the hepatocyte canalicular membrane is mediated by the apical MRP isoform, MRP2 (APMRP), also known as canalicular multispecific organic anion transporter (cMOAT). We have cloned an additional MRP isoform, MRP3, from human liver and localized it to the basolateral membrane domain of hepatocytes. Basolateral MRP (BLMRP) is composed of 1,527 amino acids and encoded by 4,581 base pairs of complementary DNA. Northern blotting of various human tissues indicated an expression of MRP3 in the liver, colon, pancreas, and, at a lower level, in the kidney. The amino acid identity of MRP3 with MRP1 and MRP2 is 58% and 48%, respectively. These three isoforms, encoded by genes on different chromosomes, have a similar predicted topology of transmembrane segments and ATP-binding domains. Antibodies raised against two peptide sequences of MRP3 that are not shared by other MRP family members detected recombinant MRP3 expressed in polarized MDCK cells. Both antibodies served to localize MRP3 to the basolateral membrane of hepatocytes. Double-label immunofluorescence microscopy confirmed that MRP3 was not detectable in the canalicular membrane domain. A particularly strong expression of the MRP3 protein was observed in the basolateral hepatocyte membrane of two patients with Dubin-Johnson syndrome who are deficient in MRP2. These results indicate that the basolateral MRP isoform, MRP3, may be upregulated when the canalicular secretion of anionic conjugates by MRP2 is impaired.&quot;, &quot;author&quot; : [ { &quot;dropping-particle&quot; : &quot;&quot;, &quot;family&quot; : &quot;K\u00f6nig&quot;, &quot;given&quot; : &quot;J\u00f6rg&quot;, &quot;non-dropping-particle&quot; : &quot;&quot;, &quot;parse-names&quot; : false, &quot;suffix&quot; : &quot;&quot; }, { &quot;dropping-particle&quot; : &quot;&quot;, &quot;family&quot; : &quot;Rost&quot;, &quot;given&quot; : &quot;Daniel&quot;, &quot;non-dropping-particle&quot; : &quot;&quot;, &quot;parse-names&quot; : false, &quot;suffix&quot; : &quot;&quot; }, { &quot;dropping-particle&quot; : &quot;&quot;, &quot;family&quot; : &quot;Cui&quot;, &quot;given&quot; : &quot;Yunhai&quot;, &quot;non-dropping-particle&quot; : &quot;&quot;, &quot;parse-names&quot; : false, &quot;suffix&quot; : &quot;&quot; }, { &quot;dropping-particle&quot; : &quot;&quot;, &quot;family&quot; : &quot;Keppler&quot;, &quot;given&quot; : &quot;Dietrich&quot;, &quot;non-dropping-particle&quot; : &quot;&quot;, &quot;parse-names&quot; : false, &quot;suffix&quot; : &quot;&quot; } ], &quot;container-title&quot; : &quot;Hepatology&quot;, &quot;id&quot; : &quot;ITEM-1&quot;, &quot;issue&quot; : &quot;4&quot;, &quot;issued&quot; : { &quot;date-parts&quot; : [ [ &quot;1999&quot;, &quot;4&quot; ] ] }, &quot;page&quot; : &quot;1156-1163&quot;, &quot;title&quot; : &quot;Characterization of the human multidrug resistance protein isoform MRP3 localized to the basolateral hepatocyte membrane&quot;, &quot;type&quot; : &quot;article-journal&quot;, &quot;volume&quot; : &quot;29&quot; }, &quot;uris&quot; : [ &quot;http://www.mendeley.com/documents/?uuid=89fe1e34-da13-3626-aa3d-c31529dd47b4&quot; ] } ], &quot;mendeley&quot; : { &quot;formattedCitation&quot; : &quot;&lt;sup&gt;31&lt;/sup&gt;&quot;, &quot;plainTextFormattedCitation&quot; : &quot;31&quot;, &quot;previouslyFormattedCitation&quot; : &quot;&lt;sup&gt;31&lt;/sup&gt;&quot; }, &quot;properties&quot; : {  }, &quot;schema&quot; : &quot;https://github.com/citation-style-language/schema/raw/master/csl-citation.json&quot; }"/><text:span text:style-name="T5">31</text:span><field:fieldmark-end/><text:span text:style-name="T2">. Similarly, mouse ABCG5 and ABCG8 are activated in response to disruption of ABCG2 (a protein involved in breast cancer xenobiotic resistance)</text:span><field:fieldmark-start text:name="__Fieldmark__980_670295454" field:type="ADDIN CSL_CITATION { &quot;citationItems&quot; : [ { &quot;id&quot; : &quot;ITEM-1&quot;, &quot;itemData&quot; : { &quot;DOI&quot; : &quot;10.1038/sj.ki.5002645&quot;, &quot;ISSN&quot; : &quot;00852538&quot;, &quot;PMID&quot; : &quot;17978814&quot;, &quot;abstract&quot; : &quot;The Breast Cancer Resistance Protein (BCRP/ABCG2) is a transporter restricting absorption and enhancing excretion of many compounds including anticancer drugs. This transporter is highly expressed in many tissues; however, in human kidney, only the mRNA was found in contrast to the mouse kidney, where the transporter is abundant. In bcrp/abcg2((-/-)) mice, the expression of two sterol transporter genes, abcg5 and abcg8, was strongly increased in the kidney, perhaps as a compensatory mechanism to upregulate efflux. We found using immunohistochemical analysis clear localization of BCRP/ABCG2 to the proximal tubule brush border membrane of the human kidney comparable to that of other ABC transporters such as P-glycoprotein/ABCB1, MRP2/ABCC2, and MRP4/ABCC4. Hoechst 33342 dye efflux from primary human proximal tubule cells was significantly reduced by the BCRP/ABCG2 inhibitors fumitremorgin C and nelfinavir. Our study shows that in addition to other apical ABC transporters, BCRP/ABCG2 may be important in renal drug excretion.&quot;, &quot;author&quot; : [ { &quot;dropping-particle&quot; : &quot;&quot;, &quot;family&quot; : &quot;Huls&quot;, &quot;given&quot; : &quot;M.&quot;, &quot;non-dropping-particle&quot; : &quot;&quot;, &quot;parse-names&quot; : false, &quot;suffix&quot; : &quot;&quot; }, { &quot;dropping-particle&quot; : &quot;&quot;, &quot;family&quot; : &quot;Brown&quot;, &quot;given&quot; : &quot;C.D.A.&quot;, &quot;non-dropping-particle&quot; : &quot;&quot;, &quot;parse-names&quot; : false, &quot;suffix&quot; : &quot;&quot; }, { &quot;dropping-particle&quot; : &quot;&quot;, &quot;family&quot; : &quot;Windass&quot;, &quot;given&quot; : &quot;A.S.&quot;, &quot;non-dropping-particle&quot; : &quot;&quot;, &quot;parse-names&quot; : false, &quot;suffix&quot; : &quot;&quot; }, { &quot;dropping-particle&quot; : &quot;&quot;, &quot;family&quot; : &quot;Sayer&quot;, &quot;given&quot; : &quot;R.&quot;, &quot;non-dropping-particle&quot; : &quot;&quot;, &quot;parse-names&quot; : false, &quot;suffix&quot; : &quot;&quot; }, { &quot;dropping-particle&quot; : &quot;&quot;, &quot;family&quot; : &quot;Heuvel&quot;, &quot;given&quot; : &quot;J.J.M.W.&quot;, &quot;non-dropping-particle&quot; : &quot;van den&quot;, &quot;parse-names&quot; : false, &quot;suffix&quot; : &quot;&quot; }, { &quot;dropping-particle&quot; : &quot;&quot;, &quot;family&quot; : &quot;Heemskerk&quot;, &quot;given&quot; : &quot;S.&quot;, &quot;non-dropping-particle&quot; : &quot;&quot;, &quot;parse-names&quot; : false, &quot;suffix&quot; : &quot;&quot; }, { &quot;dropping-particle&quot; : &quot;&quot;, &quot;family&quot; : &quot;Russel&quot;, &quot;given&quot; : &quot;F.G.M.&quot;, &quot;non-dropping-particle&quot; : &quot;&quot;, &quot;parse-names&quot; : false, &quot;suffix&quot; : &quot;&quot; }, { &quot;dropping-particle&quot; : &quot;&quot;, &quot;family&quot; : &quot;Masereeuw&quot;, &quot;given&quot; : &quot;R.&quot;, &quot;non-dropping-particle&quot; : &quot;&quot;, &quot;parse-names&quot; : false, &quot;suffix&quot; : &quot;&quot; } ], &quot;container-title&quot; : &quot;Kidney International&quot;, &quot;id&quot; : &quot;ITEM-1&quot;, &quot;issue&quot; : &quot;2&quot;, &quot;issued&quot; : { &quot;date-parts&quot; : [ [ &quot;2008&quot;, &quot;1&quot; ] ] }, &quot;page&quot; : &quot;220-225&quot;, &quot;title&quot; : &quot;The breast cancer resistance protein transporter ABCG2 is expressed in the human kidney proximal tubule apical membrane&quot;, &quot;type&quot; : &quot;article-journal&quot;, &quot;volume&quot; : &quot;73&quot; }, &quot;uris&quot; : [ &quot;http://www.mendeley.com/documents/?uuid=4ba8e7f3-d769-32b0-9cca-de24784011fa&quot; ] } ], &quot;mendeley&quot; : { &quot;formattedCitation&quot; : &quot;&lt;sup&gt;32&lt;/sup&gt;&quot;, &quot;plainTextFormattedCitation&quot; : &quot;32&quot;, &quot;previouslyFormattedCitation&quot; : &quot;&lt;sup&gt;32&lt;/sup&gt;&quot; }, &quot;properties&quot; : {  }, &quot;schema&quot; : &quot;https://github.com/citation-style-language/schema/raw/master/csl-citation.json&quot; }"/><text:span text:style-name="T5">32</text:span><field:fieldmark-end/><text:span text:style-name="T2">. Thus, a DCGA of ABC transporters provides the opportunity to genetically decipher </text:span><text:span text:style-name="T4">the co-functioning of a</text:span><text:span text:style-name="T2"> conserved gene family which</text:span> mediates functions such as multidrug resistance, disease progression, and basic cellular homeostasis in many organisms<field:fieldmark-start text:name="__Fieldmark__1003_670295454" field:type="ADDIN CSL_CITATION { &quot;citationItems&quot; : [ { &quot;id&quot; : &quot;ITEM-1&quot;, &quot;itemData&quot; : { &quot;DOI&quot; : &quot;10.1016/j.febslet.2005.12.050&quot;, &quot;ISSN&quot; : &quot;0014-5793&quot;, &quot;PMID&quot; : &quot;16406363&quot;, &quot;abstract&quot; : &quot;Yeast ATP-binding cassette (ABC) proteins are implicated in many biological phenomena, often acting at crossroads of vital cellular processes. Their functions encompass peptide pheromone secretion, regulation of mitochondrial function, vacuolar detoxification, as well as pleiotropic drug resistance and stress adaptation. Because yeast harbors several homologues of mammalian ABC proteins with medical importance, understanding their molecular mechanisms, substrate interaction and three-dimensional structure of yeast ABC proteins might help identifying new approaches aimed at combating drug resistance or other ABC-mediated diseases. This review provides a comprehensive discussion on the functions of the ABC protein family in the yeast Saccharomyces cerevisiae.&quot;, &quot;author&quot; : [ { &quot;dropping-particle&quot; : &quot;&quot;, &quot;family&quot; : &quot;Jungwirth&quot;, &quot;given&quot; : &quot;Helmut&quot;, &quot;non-dropping-particle&quot; : &quot;&quot;, &quot;parse-names&quot; : false, &quot;suffix&quot; : &quot;&quot; }, { &quot;dropping-particle&quot; : &quot;&quot;, &quot;family&quot; : &quot;Kuchler&quot;, &quot;given&quot; : &quot;Karl&quot;, &quot;non-dropping-particle&quot; : &quot;&quot;, &quot;parse-names&quot; : false, &quot;suffix&quot; : &quot;&quot; } ], &quot;container-title&quot; : &quot;FEBS letters&quot;, &quot;id&quot; : &quot;ITEM-1&quot;, &quot;issue&quot; : &quot;4&quot;, &quot;issued&quot; : { &quot;date-parts&quot; : [ [ &quot;2006&quot;, &quot;3&quot;, &quot;13&quot; ] ] }, &quot;page&quot; : &quot;1131-8&quot;, &quot;title&quot; : &quot;Yeast ABC transporters \u2013 a tale of sex, stress, drugs and aging.&quot;, &quot;type&quot; : &quot;article-journal&quot;, &quot;volume&quot; : &quot;580&quot; }, &quot;uris&quot; : [ &quot;http://www.mendeley.com/documents/?uuid=468b5598-52b2-47ab-89ef-36b2eb9205ad&quot; ] }, { &quot;id&quot; : &quot;ITEM-2&quot;, &quot;itemData&quot; : { &quot;DOI&quot; : &quot;10.1101/gr.184901&quot;, &quot;ISSN&quot; : &quot;1088-9051&quot;, &quot;PMID&quot; : &quot;11435397&quot;, &quot;abstract&quot; : &quot;The ATP-binding cassette (ABC) transporter superfamily contains membrane proteins that translocate a variety of substrates across extra- and intra-cellular membranes. Genetic variation in these genes is the cause of or contributor to a wide variety of human disorders with Mendelian and complex inheritance, including cystic fibrosis, neurological disease, retinal degeneration, cholesterol and bile transport defects, anemia, and drug response. Conservation of the ATP-binding domains of these genes has allowed the identification of new members of the superfamily based on nucleotide and protein sequence homology. Phylogenetic analysis is used to divide all 48 known ABC transporters into seven distinct subfamilies of proteins. For each gene, the precise map location on human chromosomes, expression data, and localization within the superfamily has been determined. These data allow predictions to be made as to potential functions or disease phenotypes associated with each protein. In this paper, we review the current state of knowledge on all human ABC genes in inherited disease and drug resistance. In addition, the availability of the complete Drosophila genome sequence allows the comparison of the known human ABC genes with those in the fly genome. The combined data enable an evolutionary analysis of the superfamily. Complete characterization of all ABC from the human genome and from model organisms will lead to important insights into the physiology and the molecular basis of many human disorders.&quot;, &quot;author&quot; : [ { &quot;dropping-particle&quot; : &quot;&quot;, &quot;family&quot; : &quot;Dean&quot;, &quot;given&quot; : &quot;M&quot;, &quot;non-dropping-particle&quot; : &quot;&quot;, &quot;parse-names&quot; : false, &quot;suffix&quot; : &quot;&quot; }, { &quot;dropping-particle&quot; : &quot;&quot;, &quot;family&quot; : &quot;Rzhetsky&quot;, &quot;given&quot; : &quot;A&quot;, &quot;non-dropping-particle&quot; : &quot;&quot;, &quot;parse-names&quot; : false, &quot;suffix&quot; : &quot;&quot; }, { &quot;dropping-particle&quot; : &quot;&quot;, &quot;family&quot; : &quot;Allikmets&quot;, &quot;given&quot; : &quot;R&quot;, &quot;non-dropping-particle&quot; : &quot;&quot;, &quot;parse-names&quot; : false, &quot;suffix&quot; : &quot;&quot; } ], &quot;container-title&quot; : &quot;Genome research&quot;, &quot;id&quot; : &quot;ITEM-2&quot;, &quot;issue&quot; : &quot;7&quot;, &quot;issued&quot; : { &quot;date-parts&quot; : [ [ &quot;2001&quot;, &quot;7&quot; ] ] }, &quot;page&quot; : &quot;1156-66&quot;, &quot;title&quot; : &quot;The human ATP-binding cassette (ABC) transporter superfamily.&quot;, &quot;type&quot; : &quot;article-journal&quot;, &quot;volume&quot; : &quot;11&quot; }, &quot;uris&quot; : [ &quot;http://www.mendeley.com/documents/?uuid=f3cc9109-a583-45e6-a3e2-885d538a9cef&quot; ] } ], &quot;mendeley&quot; : { &quot;formattedCitation&quot; : &quot;&lt;sup&gt;33,34&lt;/sup&gt;&quot;, &quot;plainTextFormattedCitation&quot; : &quot;33,34&quot;, &quot;previouslyFormattedCitation&quot; : &quot;&lt;sup&gt;33,34&lt;/sup&gt;&quot; }, &quot;properties&quot; : {  }, &quot;schema&quot; : &quot;https://github.com/citation-style-language/schema/raw/master/csl-citation.json&quot; }"/><text:span text:style-name="T54">33,34</text:span><field:fieldmark-end/>.</text:p>
      <text:p text:style-name="P36">To begin engineering the ABC transporter knockout population, we first mated the universal barcoder pool with ABC-16, as the appropriate markers to perform mating, sporulation, and barcoded haploid selection<text:span text:style-name="T2"> have already been introduced into these two strains (Methods). <text:s/></text:span><text:soft-page-break/><text:span text:style-name="T2">Using automated colony picking, ~5,000 MAT</text:span><text:span text:style-name="T16">a</text:span><text:span text:style-name="T2"> and ~5,000 MAT</text:span><text:span text:style-name="T22">α</text:span><text:span text:style-name="T2"> </text:span><text:span text:style-name="T30">segregants containing random knockouts at 16 genes were then isolated into a collection of 384-well plates. <text:s/>To validate the mating and selection strategies, we pooled the MAT</text:span><text:span text:style-name="T16">a</text:span><text:span text:style-name="T30"> and MAT</text:span><text:span text:style-name="T22">α</text:span><text:span text:style-name="T30"> collections and subjected them to cell sorting, confirming haploidy of the overall pool (Fig. S2D), and furthermore we tested that samples from each pool do not exhibit any growth in </text:span><text:span text:style-name="T30"><office:annotation office:name="__Annotation__1060_670295454"><dc:creator>Albi Celaj [2]</dc:creator><dc:date>2017-10-04T16:04:00</dc:date><loext:sender-initials>AC</loext:sender-initials><text:p>Done by Marinella, need to add in the proper supplementary figure</text:p></office:annotation></text:span><text:span text:style-name="T30">the selection conditions of the opposite mating type.</text:span><office:annotation-end office:name="__Annotation__1060_670295454"/></text:p>
      <text:p text:style-name="P9"/>
      <text:p text:style-name="P21"><text:span text:style-name="T16">Genotyping and Barcode Identification for the Engineered Population </text:span></text:p>
      <text:p text:style-name="P36"><text:span text:style-name="T30">After creating a large collection of barcoded progeny, we aimed to genotype each strain and link this genotype to an individual DNA barcode identifier </text:span><text:span text:style-name="T31">en masse</text:span><text:span text:style-name="T30">. <text:s/>By adapting our previously-developed row-column-plate PCR (RCP-PCR) strategy</text:span><field:fieldmark-start text:name="__Fieldmark__1080_670295454"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25&lt;/sup&gt;&quot;, &quot;plainTextFormattedCitation&quot; : &quot;25&quot;, &quot;previouslyFormattedCitation&quot; : &quot;&lt;sup&gt;25&lt;/sup&gt;&quot; }, &quot;properties&quot; : {  }, &quot;schema&quot; : &quot;https://github.com/citation-style-language/schema/raw/master/csl-citation.json&quot; }"/><text:span text:style-name="T7">25</text:span><field:fieldmark-end/><text:span text:style-name="T30">, we amplified strain-specific barcodes and deletion-specific products for each individual. In the ABC-16 strain, each knockout is replaced by a barcode identifying the deleted gene, allowing the use of a single primer set for identification of all gene deletions present in a strain when its amplification products are sequenced (Fig. 1). <text:s/>RCP-PCR introduces additional sequences indicating the plate, row, and column of origin for each amplification product (Methods; Fig. 1), allowing for pooling of PCR products obtained from each well, coupled with high-throughput sequencing to computationally recover both genotypes and genotype-to-barcode associations at a population-wide level (Methods). <text:s/>To validate and calibrate the genotypes and associations determined by high-throughput-sequencing, multiple replicates of 40 individually genotyped ‘gold standard’ strains, as well as two additional control strains with known genotypes, were added to the collection at defined positions (Methods; Data S2). <text:s/></text:span><text:span text:style-name="T56">Using data from calibration strains, we estimated</text:span> an overall genotyping accuracy of 93.2% (Fig. S2A, Methods). <text:s/>An independent method relying on the distribution of knockouts in the pool estimated a similar overall accuracy of 93.8% (Fig. S2C, Methods). <text:s/>Based on the genotyping data, all genes were either unlinked or weakly linked <text:span text:style-name="T15">except for</text:span> <text:span text:style-name="T60">BPT1</text:span> and <text:span text:style-name="T60">YBT1</text:span> (Fig. S2B; r = 0.49). <text:s/>This moderate linkage was expected as these genes are both on chromosome XII, and are separated by 70.1kb. <text:s/>Surprisingly, three gene pairs – <text:span text:style-name="T60">YOR1</text:span>-<text:span text:style-name="T60">YCF1</text:span>, <text:span text:style-name="T60">YOR1</text:span>-<text:span text:style-name="T60">BPT1</text:span>, and <text:span text:style-name="T60">SNQ2</text:span>-<text:span text:style-name="T60">PDR5</text:span> – had weak but significant <text:s/>negative apparent linkage <office:annotation office:name="__Annotation__1204_670295454"><dc:creator>Albi Celaj</dc:creator><dc:date>2018-04-12T17:40:00</dc:date><loext:sender-initials>AC</loext:sender-initials><text:p>Add p values</text:p></office:annotation>(-0.04 ≥ r ≥ -0.08), <office:annotation-end office:name="__Annotation__1204_670295454"/>suggesting a weak negative genetic interaction between them (Fig. S2B). <text:s/>This weak genetic interaction may have arisen by some genotype-dependent selection during the sporulation, haploid selection, or automated colony picking steps, and demonstrates the power of a large engineered population to detect associations of minor effect. <text:s/>Overall, usable genotyping data linked to at least one unique DNA barcode was obtained for 6,709 progeny with 5,095 unique genotypes. </text:p>
      <text:p text:style-name="P21"/>
      <text:h text:style-name="P20" text:outline-level="1"><text:span text:style-name="T16">Phenotyping the Engineered Population for Diverse Drug Resistance Traits</text:span></text:h>
      <text:p text:style-name="P36"><text:span text:style-name="T2">After establishing a genotype and barcode identity for many individuals, we profiled their resistance to a collection of drugs. </text:span><text:s/>Arrayed collections were transferred to two liquid pools separated by mating type (MAT<text:span text:style-name="T64">a</text:span> and MAT<text:span text:style-name="T67">α</text:span><text:span text:style-name="T56">), and</text:span><text:span text:style-name="T15"> were treated as independent populations in subsequent analyses.</text:span><text:span text:style-name="T56"> <text:s/>These pools were grown in each of 16 different </text:span><text:span text:style-name="T2">anticancer and antifungal </text:span><text:span text:style-name="T56">drugs (Data S3), as well as a solvent control.</text:span> <text:s/>Using high-throughput strain barcode sequencing<field:fieldmark-start text:name="__Fieldmark__1292_670295454" field:type="ADDIN CSL_CITATION { &quot;citationItems&quot; : [ { &quot;id&quot; : &quot;ITEM-1&quot;, &quot;itemData&quot; : { &quot;DOI&quot; : &quot;10.1101/gr.093955.109&quot;, &quot;ISSN&quot; : &quot;1549-5469&quot;, &quot;PMID&quot; : &quot;19622793&quot;, &quot;abstract&quot; : &quot;Next-generation DNA sequencing technologies have revolutionized diverse genomics applications, including de novo genome sequencing, SNP detection, chromatin immunoprecipitation, and transcriptome analysis. Here we apply deep sequencing to genome-scale fitness profiling to evaluate yeast strain collections in parallel. This method, Barcode analysis by Sequencing, or \&quot;Bar-seq,\&quot; outperforms the current benchmark barcode microarray assay in terms of both dynamic range and throughput. When applied to a complex chemogenomic assay, Bar-seq quantitatively identifies drug targets, with performance superior to the benchmark microarray assay. We also show that Bar-seq is well-suited for a multiplex format. We completely re-sequenced and re-annotated the yeast deletion collection using deep sequencing, found that approximately 20% of the barcodes and common priming sequences varied from expectation, and used this revised list of barcode sequences to improve data quality. Together, this new assay and analysis routine provide a deep-sequencing-based toolkit for identifying gene-environment interactions on a genome-wide scale.&quot;, &quot;author&quot; : [ { &quot;dropping-particle&quot; : &quot;&quot;, &quot;family&quot; : &quot;Smith&quot;, &quot;given&quot; : &quot;Andrew M&quot;, &quot;non-dropping-particle&quot; : &quot;&quot;, &quot;parse-names&quot; : false, &quot;suffix&quot; : &quot;&quot; }, { &quot;dropping-particle&quot; : &quot;&quot;, &quot;family&quot; : &quot;Heisler&quot;, &quot;given&quot; : &quot;Lawrence E&quot;, &quot;non-dropping-particle&quot; : &quot;&quot;, &quot;parse-names&quot; : false, &quot;suffix&quot; : &quot;&quot; }, { &quot;dropping-particle&quot; : &quot;&quot;, &quot;family&quot; : &quot;Mellor&quot;, &quot;given&quot; : &quot;Joseph&quot;, &quot;non-dropping-particle&quot; : &quot;&quot;, &quot;parse-names&quot; : false, &quot;suffix&quot; : &quot;&quot; }, { &quot;dropping-particle&quot; : &quot;&quot;, &quot;family&quot; : &quot;Kaper&quot;, &quot;given&quot; : &quot;Fiona&quot;, &quot;non-dropping-particle&quot; : &quot;&quot;, &quot;parse-names&quot; : false, &quot;suffix&quot; : &quot;&quot; }, { &quot;dropping-particle&quot; : &quot;&quot;, &quot;family&quot; : &quot;Thompson&quot;, &quot;given&quot; : &quot;Michael J&quot;, &quot;non-dropping-particle&quot; : &quot;&quot;, &quot;parse-names&quot; : false, &quot;suffix&quot; : &quot;&quot; }, { &quot;dropping-particle&quot; : &quot;&quot;, &quot;family&quot; : &quot;Chee&quot;, &quot;given&quot; : &quot;Mark&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container-title&quot; : &quot;Genome research&quot;, &quot;id&quot; : &quot;ITEM-1&quot;, &quot;issue&quot; : &quot;10&quot;, &quot;issued&quot; : { &quot;date-parts&quot; : [ [ &quot;2009&quot;, &quot;10&quot; ] ] }, &quot;page&quot; : &quot;1836-42&quot;, &quot;title&quot; : &quot;Quantitative phenotyping via deep barcode sequencing.&quot;, &quot;type&quot; : &quot;article-journal&quot;, &quot;volume&quot; : &quot;19&quot; }, &quot;uris&quot; : [ &quot;http://www.mendeley.com/documents/?uuid=2f2f990b-92e7-4c72-a11f-b69c0aae7d99&quot; ] } ], &quot;mendeley&quot; : { &quot;formattedCitation&quot; : &quot;&lt;sup&gt;26&lt;/sup&gt;&quot;, &quot;plainTextFormattedCitation&quot; : &quot;26&quot;, &quot;previouslyFormattedCitation&quot; : &quot;&lt;sup&gt;26&lt;/sup&gt;&quot; }, &quot;properties&quot; : {  }, &quot;schema&quot; : &quot;https://github.com/citation-style-language/schema/raw/master/csl-citation.json&quot; }"/><text:span text:style-name="T54">26</text:span><field:fieldmark-end/>, strain frequency was measured at five time points (corresponding to 0, 5, 10, 15, and 20 generations of overall pool growth, Fig. 1)<text:span text:style-name="T15"> </text:span>and <text:span text:style-name="T15">a drug resistance score was computed for </text:span><text:span text:style-name="T40">3,221</text:span><text:span text:style-name="T15"> MAT</text:span><text:span text:style-name="T17">a</text:span><text:span text:style-name="T15"> and </text:span><text:span text:style-name="T40">3,592</text:span><text:span text:style-name="T15"> </text:span><text:span text:style-name="T2">MAT</text:span><text:span text:style-name="T22">α</text:span><text:span text:style-name="T15"> strains by comparing esimated growth in each drug to the solvent control (Methods, Fig. 1, Data S5). <text:s/>Strains which were initially absent in the solvent control, as well as </text:span><text:span text:style-name="T40">strains which showed a considerable drug-independent growth defect</text:span><text:span text:style-name="T15">, were excluded </text:span><text:soft-page-break/><text:span text:style-name="T15">from analysis (Data S5). <text:s/>To evaluate sequencing complexity and technical reproducibility, we measured correlation between the resistance scores generated by the UP and DN barcode tags. <text:s/>Resistance scores for 8 drugs were highly correlated (r &gt; 0.9 for both MAT</text:span><text:span text:style-name="T17">a</text:span><text:span text:style-name="T15"> and MAT</text:span><text:span text:style-name="T23">α</text:span><text:span text:style-name="T41"> populations</text:span><text:span text:style-name="T15">), and moderately correlated (minimum r &gt; 0.75) for 4 other drugs (Fig. S3 A-C). <text:s/>For the remaining 4 drugs, resistance was not highly correlated between UP and DN tags (Fig S3). <text:s/>The expected difference between UP and DN tag estimates were found to be similar in all samples, but a lack of strain-to-strain resistance in some drugs drove their poor tag correlations</text:span><text:span text:style-name="T15"><office:annotation office:name="__Annotation__1420_670295454"><dc:creator>Albi Celaj [2]</dc:creator><dc:date>2017-08-24T14:59:00</dc:date><loext:sender-initials>AC</loext:sender-initials><text:p>These should be excluded</text:p></office:annotation></text:span><text:span text:style-name="T15">, and suggests that the 16 ABC transporters tested did not play a major role in mediating resistance to 4 of the tested compounds (Fig. S3C).</text:span><office:annotation-end office:name="__Annotation__1420_670295454"/></text:p>
      <text:p text:style-name="P14"/>
      <text:p text:style-name="P22"><text:span text:style-name="T16">Grouped Profiles Recreate Consistent Drug Resistance Relationships</text:span></text:p>
      <text:p text:style-name="P38"><text:span text:style-name="T15">To explore the multi-knockout data, we first aimed to identify the subset of ABC transporters which are relevant for resistance to each drug. <text:s/>Given the diverse population, we tested </text:span></text:p>
      <text:p text:style-name="P22"><text:span text:style-name="T15">for knockout effects aggregated over all genetic backgrounds in the population by using a linear model with only single-gene terms to uncover ‘marginal’ associations of each knockout to drug resistance (Methods). <text:s/>While prior literature had reported on the effects of </text:span><text:span text:style-name="T42">snq2∆</text:span><text:span text:style-name="T15">,</text:span><text:span text:style-name="T42"> pdr5∆</text:span><text:span text:style-name="T15">,</text:span><text:span text:style-name="T42"> </text:span><text:span text:style-name="T15">and </text:span><text:span text:style-name="T42">yor1∆ </text:span><text:span text:style-name="T15">for the tested drugs, this approach found previously-unreported associations involving deletion of the vacuolar ABC transporters (</text:span><text:span text:style-name="T42">ycf1∆</text:span><text:span text:style-name="T15">, </text:span><text:span text:style-name="T42">ybt1∆</text:span><text:span text:style-name="T15">, and </text:span><text:span text:style-name="T42">bpt1∆</text:span><text:span text:style-name="T15">) in many of the drugs tested (Fig. S4, Data S6). <text:s/>The latter three knockouts had comparably small marginal effects, which can indicate either a minor role towards resistance to the tested drugs and/or a greater dependence of their effects on other knockouts. <text:s/></text:span><text:span text:style-name="T15"><office:annotation office:name="__Annotation__1513_670295454"><dc:creator>Albi Celaj</dc:creator><dc:date>2018-04-06T12:00:00</dc:date><loext:sender-initials>AC</loext:sender-initials><text:p>Prior literature comparison suggests 76% sensitivity, but at the same time there is a lot of power to detect small effects… I don’t think the other 24% is the fault of the assay but rather strain growth conditions, drug concentrations, etc</text:p></office:annotation></text:span><text:span text:style-name="T15">From the marginal associations which were found in both the MAT</text:span><text:span text:style-name="T17">a</text:span><text:span text:style-name="T15"> and MAT</text:span><text:span text:style-name="T23">α</text:span><text:span text:style-name="T34"> pools </text:span><text:span text:style-name="T15">(Data S6), 16 out of 21 previously-known single knockout phenotypes were reproduced (Fig. S4; Data S7). <text:s text:c="2"/></text:span><office:annotation-end office:name="__Annotation__1513_670295454"/></text:p>
      <text:p text:style-name="P38"><text:span text:style-name="T15">After identification of </text:span><text:span text:style-name="T15"><office:annotation office:name="__Annotation__1535_670295454"><dc:creator>Albi Celaj</dc:creator><dc:date>2018-04-12T15:02:00</dc:date><loext:sender-initials>AC</loext:sender-initials><text:p>There should be some discussion of the extraneous transporters in some drugs, maybe even a supplementary figure</text:p></office:annotation></text:span><text:span text:style-name="T42">snq2∆</text:span><text:span text:style-name="T15">,</text:span><text:span text:style-name="T42"> pdr5∆</text:span><text:span text:style-name="T15">, </text:span><text:span text:style-name="T42">yor1∆</text:span><text:span text:style-name="T15">, </text:span><text:span text:style-name="T42">ycf1∆</text:span><text:span text:style-name="T15">, </text:span><text:span text:style-name="T42">ybt1∆</text:span><text:span text:style-name="T15">, and </text:span><text:span text:style-name="T42">bpt1∆ </text:span><text:span text:style-name="T15">as commonly-relevant for resistance to the tested drug</text:span><office:annotation-end office:name="__Annotation__1535_670295454"/><text:span text:style-name="T15">s, we grouped strains by their genotype at these 6 transporters, allowing for knockouts at any of the other 10 loci within each group. <text:s/>While not all drug resistance profiles involved these 6 transporters, this 64-genotype grouping allowed for the establishment of a common knockout sensitivity profile for all drugs, which allowed for a comparison of their effects even when tested on two independent populations (Fig S5). <text:s/>Under drugs such as camptothecin and tamoxifen, the MAT</text:span><text:span text:style-name="T17">a</text:span><text:span text:style-name="T15"> and MAT</text:span><text:span text:style-name="T23">α</text:span><text:span text:style-name="T15"> populations had strikingly similar profiles (Fig. 2A), and high reproducibility was often observed between different populations grown in the same drug (r ≥ 0.9 for 11 of 16 drugs, Fig. 2A, Data S7). <text:s/>These profiles, however, did not make readily-apparent the main transporters involved in each drug, nor did they directly show potentially-differing knockout effects in diverse genetic backgrounds. <text:s/>To allow for a broad ‘fitness landscape’ overview and a better exploration of all possible trajectories towards a six-knockout state, we developed a radial representation centered on the wildtype, with concentric extensions showing the effects of cumulative knockouts </text:span><text:span text:style-name="T34">(Fig. 2C). Reflecting the high profile reproducibility, these radial path structures were visually consistent for independent populations tested on the same compound, while differing greatly between unrelated compounds (Fig. 2D, S7). <text:s/>Furthermore, these radial overviews visually highlighted the main ABC transporters mediating resistance to each drug, and made apparent which multi-knockout genotypes mediated both drug resistance and sensitivity.</text:span></text:p>
      <text:p text:style-name="P15"/>
      <text:p text:style-name="P22"><text:span text:style-name="T16">DCGA Reveals High-Order Combinatorial Drug Resistance Effects</text:span></text:p>
      <text:p text:style-name="P38"><text:span text:style-name="T15">We represented the grouped profiles by a linear fitness landscape, which allowed a more </text:span><text:soft-page-break/><text:span text:style-name="T15">detailed evaluation of transporter knockout effects in the context of any other 32 knockout combinations (Fig. 3A). <text:s/>We evaluated the ability of these fitness landscapes to reproducibly capture previously-known surprising multi-knockout traits. <text:s/>Specifically, we investigated the previously-reported </text:span><text:span text:style-name="T42">SNQ2</text:span><text:span text:style-name="T15">-mediated benomyl sensitivity, and ‘compensatory activation’ of Snq2 when </text:span><text:span text:style-name="T42">PDR5</text:span><text:span text:style-name="T15"> and/or </text:span><text:span text:style-name="T42">YOR1 </text:span><text:span text:style-name="T15">are disrupted</text:span><field:fieldmark-start text:name="__Fieldmark__1692_670295454" field:type="ADDIN CSL_CITATION { &quot;citationItems&quot; : [ { &quot;id&quot; : &quot;ITEM-1&quot;, &quot;itemData&quot; : { &quot;DOI&quot; : &quot;10.1016/j.febslet.2008.02.045&quot;, &quot;ISSN&quot; : &quot;0014-5793&quot;, &quot;PMID&quot; : &quot;18307995&quot;, &quot;abstract&quot; : &quot;In Saccharomyces cerevisiae, the transcription factors Pdr1p and Pdr3p activate the expression of several genes, including PDR5, SNQ2, and YOR1, which encode ATP-binding cassette transporters that extrude dozens of antifungals with overlapping but distinct specificity. In this study, it was observed that growth resistance to specific Pdr5p substrates rose upon disruption of the YOR1 or SNQ2 coding region and was accompanied by increased efflux. Similarly, resistance to Yor1p- and Snq2p-specific substrates increased upon deletion of PDR5. The mRNA and protein levels of the respective transporters increased in parallel to drug resistance. beta-Galactosidase activity fused to the PDR5 or YOR1 promoter required the presence of Pdr1p and its specific binding sites for the compensatory induction, whereas Pdr3p had an inhibitory effect.&quot;, &quot;author&quot; : [ { &quot;dropping-particle&quot; : &quot;&quot;, &quot;family&quot; : &quot;Kolaczkowska&quot;, &quot;given&quot; : &quot;Anna&quot;, &quot;non-dropping-particle&quot; : &quot;&quot;, &quot;parse-names&quot; : false, &quot;suffix&quot; : &quot;&quot; }, { &quot;dropping-particle&quot; : &quot;&quot;, &quot;family&quot; : &quot;Kolaczkowski&quot;, &quot;given&quot; : &quot;Marcin&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FEBS letters&quot;, &quot;id&quot; : &quot;ITEM-1&quot;, &quot;issue&quot; : &quot;6&quot;, &quot;issued&quot; : { &quot;date-parts&quot; : [ [ &quot;2008&quot;, &quot;3&quot;, &quot;19&quot; ] ] }, &quot;page&quot; : &quot;977-83&quot;, &quot;title&quot; : &quot;Compensatory activation of the multidrug transporters Pdr5p, Snq2p, and Yor1p by Pdr1p in Saccharomyces cerevisiae.&quot;, &quot;type&quot; : &quot;article-journal&quot;, &quot;volume&quot; : &quot;582&quot; }, &quot;uris&quot; : [ &quot;http://www.mendeley.com/documents/?uuid=15f93446-423b-4b8c-adc3-483c52d0e311&quot; ] } ], &quot;mendeley&quot; : { &quot;formattedCitation&quot; : &quot;&lt;sup&gt;27&lt;/sup&gt;&quot;, &quot;plainTextFormattedCitation&quot; : &quot;27&quot;, &quot;previouslyFormattedCitation&quot; : &quot;&lt;sup&gt;27&lt;/sup&gt;&quot; }, &quot;properties&quot; : {  }, &quot;schema&quot; : &quot;https://github.com/citation-style-language/schema/raw/master/csl-citation.json&quot; }"/><text:span text:style-name="T9">27</text:span><field:fieldmark-end/><text:span text:style-name="T15">. <text:s/>In both the MAT</text:span><text:span text:style-name="T17">a</text:span><text:span text:style-name="T15"> and MAT</text:span><text:span text:style-name="T24">α</text:span><text:span text:style-name="T15"> pools, we confidently recapitulated the </text:span><text:span text:style-name="T42">snq2∆</text:span><text:span text:style-name="T15"> sensitivity (Fig. 3A, S8, </text:span><text:span text:style-name="T15"><office:annotation office:name="__Annotation__1720_670295454"><dc:creator>Albi Celaj</dc:creator><dc:date>2018-04-12T15:10:00</dc:date><loext:sender-initials>AC</loext:sender-initials><text:p>More compact version of all these p-values:</text:p><text:p>(Fig 3A, S8, p <text:span text:style-name="T95">&lt;</text:span> 9.24e-24)</text:p></office:annotation></text:span><text:span text:style-name="T42">p</text:span><text:span text:style-name="T15"> = 9.2e-24 MAT</text:span><text:span text:style-name="T17">a</text:span><text:span text:style-name="T15">, 6.3e-44 MAT</text:span><text:span text:style-name="T24">α</text:span><text:span text:style-name="T15">; Wilcoxon rank sum test</text:span><office:annotation-end office:name="__Annotation__1720_670295454"/><text:span text:style-name="T15">), and consistent with compensatory activation, we found the </text:span><text:span text:style-name="T42">pdr5∆</text:span><text:span text:style-name="T15"> and </text:span><text:span text:style-name="T42">pdr5∆yor1∆ </text:span><text:span text:style-name="T15">strains to exhibit increased resistance compared to the wild type (Fig. 3A, S8, <text:s/></text:span><text:span text:style-name="T42">p</text:span><text:span text:style-name="T15"> = 3.8e-33 MAT</text:span><text:span text:style-name="T17">a</text:span><text:span text:style-name="T15">, 4.0e-54 MAT</text:span><text:span text:style-name="T24">α</text:span><text:span text:style-name="T17"> </text:span><text:span text:style-name="T15">for </text:span><text:span text:style-name="T42">pdr5∆</text:span><text:span text:style-name="T15"> and </text:span><text:span text:style-name="T42">p</text:span><text:span text:style-name="T15"> = 2.0e-32 MAT</text:span><text:span text:style-name="T17">a</text:span><text:span text:style-name="T15">, 1.4e-53 MAT</text:span><text:span text:style-name="T24">α</text:span><text:span text:style-name="T17"> </text:span><text:span text:style-name="T15">for </text:span><text:span text:style-name="T42">pdr5∆yor1∆</text:span><text:span text:style-name="T15">). <text:s/>Additionally, this map revealed that the effects of </text:span><text:span text:style-name="T42">yor1∆</text:span><text:span text:style-name="T15"> were background dependent – </text:span><text:span text:style-name="T42">yor1∆</text:span><text:span text:style-name="T15"> was not found to have a significant effect relative to the six-gene wildtype group (</text:span><text:span text:style-name="T42">p</text:span><text:span text:style-name="T15"> = 0.69 <text:s/>MAT</text:span><text:span text:style-name="T17">a</text:span><text:span text:style-name="T15">, </text:span><text:span text:style-name="T42">p</text:span><text:span text:style-name="T15"> = 0.33 MAT</text:span><text:span text:style-name="T24">α</text:span><text:span text:style-name="T15">), to increase fitness relative to </text:span><text:span text:style-name="T42">pdr5∆</text:span><text:span text:style-name="T15"> as </text:span><text:span text:style-name="T42">yor1∆pdr5∆ </text:span><text:span text:style-name="T15">(</text:span><text:span text:style-name="T42">p</text:span><text:span text:style-name="T15"> = 2.0e-32 <text:s/>MAT</text:span><text:span text:style-name="T17">a</text:span><text:span text:style-name="T15">, </text:span><text:span text:style-name="T42">p</text:span><text:span text:style-name="T15"> = 1.57e-37 MAT</text:span><text:span text:style-name="T24">α</text:span><text:span text:style-name="T15">), and to decrease fitness relative to </text:span><text:span text:style-name="T42">snq2∆</text:span><text:span text:style-name="T15"> as </text:span><text:span text:style-name="T42">yor1∆snq2∆ </text:span><text:span text:style-name="T15">(</text:span><text:span text:style-name="T42">p</text:span><text:span text:style-name="T15"> = 2.6e-09 in MAT</text:span><text:span text:style-name="T17">a</text:span><text:span text:style-name="T15"> and </text:span><text:span text:style-name="T42">p</text:span><text:span text:style-name="T15"> = 1.3e-05 in MAT</text:span><text:span text:style-name="T24">α</text:span><text:span text:style-name="T15">; Fig. 3A, S8). <text:s/></text:span><text:span text:style-name="T15"><office:annotation office:name="__Annotation__1820_670295454"><dc:creator>Albi Celaj</dc:creator><dc:date>2018-04-12T15:11:00</dc:date><loext:sender-initials>AC</loext:sender-initials><text:p>Fake news, unfortunately… Have to remove this part given current data</text:p></office:annotation></text:span><text:span text:style-name="T15">The </text:span><text:span text:style-name="T42">yor1∆snq2∆ </text:span><text:span text:style-name="T15">phenotype is novel and suggests that Yor1 can serve a secondary role in benomyl resistance, for example by providing some efflux in the absence of Snq2.</text:span><office:annotation-end office:name="__Annotation__1820_670295454"/></text:p>
      <text:p text:style-name="P38"><text:span text:style-name="T15">After validating the ability of the fitness landscapes to capture previously-known single- and multi-knockout phenotypes in benomyl, we explored surprising genetic relationships under all tested drugs. <text:s/>In the most straightforward cases, sensitive multi-knockout groups were found where removal of a subset of the underlying genes had much less apparent consequences. <text:s/>These cases are illustrated, for example, by the </text:span><text:span text:style-name="T42">snq2∆pdr5∆ </text:span><text:span text:style-name="T15">group under camptothecin (Fig. S8), and by the </text:span><text:span text:style-name="T42">snq2∆pdr5∆ybt1∆</text:span><text:span text:style-name="T15"> and </text:span><text:span text:style-name="T42">snq2∆pdr5∆yor1∆ </text:span><text:span text:style-name="T15">groups under mitoxantrone (Fig. 3A, S8). <text:s/>Broadly, these sensitivity patterns suggest that multiple transporters are able efflux a given drug, conferring redundancy when overall resistance is measured. <text:s/>In several other cases, the fitness landscapes involved complex multi-knockout patterns mediating both drug resistance and sensitivity. <text:s/></text:span><text:span text:style-name="T34">In many compounds, multiple paths led to ‘peaks’ conferring more resistance than the wild type state (Fig. S8). </text:span><text:span text:style-name="T15">Under fluconazole, ketoconazole, and itraconazole, a quadruple deletion – </text:span><text:span text:style-name="T42">snq2∆ybt1∆ycf1∆yor1∆</text:span><text:span text:style-name="T15"> – led to resistance, whereas </text:span><text:span text:style-name="T42">pdr5∆snq2∆ybt1∆ycf1∆yor1∆</text:span><text:span text:style-name="T15"> was comparably as sensitive as the </text:span><text:span text:style-name="T42">pdr5∆ </text:span><text:span text:style-name="T15">group (</text:span><text:span text:style-name="T34">Fig. 3A, S8)</text:span><text:span text:style-name="T15">. <text:s/>Furthermore, combinations of one or two </text:span><text:span text:style-name="T34">knockouts within these four genes resulted in suble or absent effects. <text:s/>These findings extend a previously-reported compensatory activation of </text:span><text:span text:style-name="T32">PDR5</text:span><field:fieldmark-start text:name="__Fieldmark__1917_670295454" field:type="ADDIN CSL_CITATION { &quot;citationItems&quot; : [ { &quot;id&quot; : &quot;ITEM-1&quot;, &quot;itemData&quot; : { &quot;DOI&quot; : &quot;10.1016/j.febslet.2008.02.045&quot;, &quot;ISSN&quot; : &quot;0014-5793&quot;, &quot;PMID&quot; : &quot;18307995&quot;, &quot;abstract&quot; : &quot;In Saccharomyces cerevisiae, the transcription factors Pdr1p and Pdr3p activate the expression of several genes, including PDR5, SNQ2, and YOR1, which encode ATP-binding cassette transporters that extrude dozens of antifungals with overlapping but distinct specificity. In this study, it was observed that growth resistance to specific Pdr5p substrates rose upon disruption of the YOR1 or SNQ2 coding region and was accompanied by increased efflux. Similarly, resistance to Yor1p- and Snq2p-specific substrates increased upon deletion of PDR5. The mRNA and protein levels of the respective transporters increased in parallel to drug resistance. beta-Galactosidase activity fused to the PDR5 or YOR1 promoter required the presence of Pdr1p and its specific binding sites for the compensatory induction, whereas Pdr3p had an inhibitory effect.&quot;, &quot;author&quot; : [ { &quot;dropping-particle&quot; : &quot;&quot;, &quot;family&quot; : &quot;Kolaczkowska&quot;, &quot;given&quot; : &quot;Anna&quot;, &quot;non-dropping-particle&quot; : &quot;&quot;, &quot;parse-names&quot; : false, &quot;suffix&quot; : &quot;&quot; }, { &quot;dropping-particle&quot; : &quot;&quot;, &quot;family&quot; : &quot;Kolaczkowski&quot;, &quot;given&quot; : &quot;Marcin&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FEBS letters&quot;, &quot;id&quot; : &quot;ITEM-1&quot;, &quot;issue&quot; : &quot;6&quot;, &quot;issued&quot; : { &quot;date-parts&quot; : [ [ &quot;2008&quot;, &quot;3&quot;, &quot;19&quot; ] ] }, &quot;page&quot; : &quot;977-83&quot;, &quot;title&quot; : &quot;Compensatory activation of the multidrug transporters Pdr5p, Snq2p, and Yor1p by Pdr1p in Saccharomyces cerevisiae.&quot;, &quot;type&quot; : &quot;article-journal&quot;, &quot;volume&quot; : &quot;582&quot; }, &quot;uris&quot; : [ &quot;http://www.mendeley.com/documents/?uuid=15f93446-423b-4b8c-adc3-483c52d0e311&quot; ] } ], &quot;mendeley&quot; : { &quot;formattedCitation&quot; : &quot;&lt;sup&gt;27&lt;/sup&gt;&quot;, &quot;plainTextFormattedCitation&quot; : &quot;27&quot;, &quot;previouslyFormattedCitation&quot; : &quot;&lt;sup&gt;27&lt;/sup&gt;&quot; }, &quot;properties&quot; : {  }, &quot;schema&quot; : &quot;https://github.com/citation-style-language/schema/raw/master/csl-citation.json&quot; }"/><text:span text:style-name="T8">27</text:span><field:fieldmark-end/><text:span text:style-name="T34">, but suggest that the effect is more apparent with further knockouts in </text:span><text:span text:style-name="T32">YCF1</text:span><text:span text:style-name="T34"> and </text:span><text:span text:style-name="T32">YBT1</text:span><text:span text:style-name="T34"> in addition to </text:span><text:span text:style-name="T32">SNQ2 </text:span><text:span text:style-name="T34">and </text:span><text:span text:style-name="T32">PDR5</text:span><text:span text:style-name="T34">. </text:span></text:p>
      <text:p text:style-name="P36"><text:span text:style-name="T34">Because each group contains a heterogeneous population of individuals with additional background knockouts, we could further visualize the underlying distribution within each group. <text:s text:c="3"/>In the context of fluconazole resistance (Fig. 3B), <text:s/>this revealed that variance in resistance within the </text:span><text:span text:style-name="T32">pdr5∆</text:span><text:span text:style-name="T34"> groups is much less than groups containing </text:span><text:span text:style-name="T32">PDR5</text:span><text:span text:style-name="T34"> (</text:span><text:span text:style-name="T34"><office:annotation office:name="__Annotation__1979_670295454"><dc:creator>Albi Celaj</dc:creator><dc:date>2018-04-12T15:14:00</dc:date><loext:sender-initials>AC</loext:sender-initials><text:p>How to get rid of this cumbersome notation…</text:p></office:annotation></text:span><text:span text:style-name="T34">e.g. </text:span><text:span text:style-name="T34"><draw:frame draw:style-name="fr1" text:anchor-type="as-char" svg:width="9.296cm" svg:height="0.591cm" draw:z-index="0"><draw:object xlink:href="./Object 2" xlink:type="simple" xlink:show="embed" xlink:actuate="onLoad"/><draw:image xlink:href="./ObjectReplacements/Object 2" xlink:type="simple" xlink:show="embed" xlink:actuate="onLoad"/></draw:frame></text:span><text:span text:style-name="T35">; </text:span><text:span text:style-name="T33">p </text:span><text:span text:style-name="T35">= 2.8e-07, 2.5e-26, Bartlett Test</text:span><office:annotation-end office:name="__Annotation__1979_670295454"/><text:span text:style-name="T35">)</text:span><text:span text:style-name="T34">. <text:s/></text:span><text:span text:style-name="T34"><office:annotation office:name="__Annotation__1997_670295454"><dc:creator>Albi Celaj</dc:creator><dc:date>2018-04-12T15:15:00</dc:date><loext:sender-initials>AC</loext:sender-initials><text:p>Idea: Make linear fitness landscape, but plot variance instead of resistance on the y -axis</text:p></office:annotation></text:span><text:span text:style-name="T34">The lack of variability in the </text:span><text:span text:style-name="T32">pdr5∆</text:span><text:span text:style-name="T34"> groups may be explained by their unconditionally high fluconazole sensitivity, whereas the variability in the </text:span><text:span text:style-name="T32">PDR5</text:span><text:span text:style-name="T34"> groups may reflect still-unidentified and more complex ABC transporter knockout effects in these genetic backgrounds</text:span><office:annotation-end office:name="__Annotation__1997_670295454"/><text:span text:style-name="T34">.</text:span></text:p>
      <text:p text:style-name="P36"><text:span text:style-name="T15">We aimed to model and fomally capture the many striking and reproducible multi-knockout drug resistance phenotypes evident within the engineered population. <text:s/>For this, we used a log-linear model which extends the multiplicative expectation of combined genetic effects</text:span><field:fieldmark-start text:name="__Fieldmark__2026_670295454" field:type="ADDIN CSL_CITATION { &quot;citationItems&quot; : [ { &quot;id&quot; : &quot;ITEM-1&quot;, &quot;itemData&quot; : { &quot;DOI&quot; : &quot;10.1073/pnas.0712255105&quot;, &quot;ISSN&quot; : &quot;1091-6490&quot;, &quot;PMID&quot; : &quot;18305163&quot;, &quot;abstract&quot; : &quot;Sometimes mutations in two genes produce a phenotype that is surprising in light of each mutation's individual effects. This phenomenon, which defines genetic interaction, can reveal functional relationships between genes and pathways. For example, double mutants with surprisingly slow growth define synergistic interactions that can identify compensatory pathways or protein complexes. Recent studies have used four mathematically distinct definitions of genetic interaction (here termed Product, Additive, Log, and Min). Whether this choice holds practical consequences has not been clear, because the definitions yield identical results under some conditions. Here, we show that the choice among alternative definitions can have profound consequences. Although 52% of known synergistic genetic interactions in Saccharomyces cerevisiae were inferred according to the Min definition, we find that both Product and Log definitions (shown here to be practically equivalent) are better than Min for identifying functional relationships. Additionally, we show that the Additive and Log definitions, each commonly used in population genetics, lead to differing conclusions related to the selective advantages of sexual reproduction.&quot;, &quot;author&quot; : [ { &quot;dropping-particle&quot; : &quot;&quot;, &quot;family&quot; : &quot;Mani&quot;, &quot;given&quot; : &quot;Ramamurthy&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Hartman&quot;, &quot;given&quot; : &quot;John L&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Proceedings of the National Academy of Sciences of the United States of America&quot;, &quot;id&quot; : &quot;ITEM-1&quot;, &quot;issue&quot; : &quot;9&quot;, &quot;issued&quot; : { &quot;date-parts&quot; : [ [ &quot;2008&quot;, &quot;3&quot;, &quot;4&quot; ] ] }, &quot;page&quot; : &quot;3461-6&quot;, &quot;title&quot; : &quot;Defining genetic interaction.&quot;, &quot;type&quot; : &quot;article-journal&quot;, &quot;volume&quot; : &quot;105&quot; }, &quot;uris&quot; : [ &quot;http://www.mendeley.com/documents/?uuid=ce2dc9e7-8364-4fa0-8021-938e1ece56cc&quot; ] } ], &quot;mendeley&quot; : { &quot;formattedCitation&quot; : &quot;&lt;sup&gt;35&lt;/sup&gt;&quot;, &quot;plainTextFormattedCitation&quot; : &quot;35&quot;, &quot;previouslyFormattedCitation&quot; : &quot;&lt;sup&gt;35&lt;/sup&gt;&quot; }, &quot;properties&quot; : {  }, &quot;schema&quot; : &quot;https://github.com/citation-style-language/schema/raw/master/csl-citation.json&quot; }"/><text:span text:style-name="T9">35</text:span><field:fieldmark-end/><text:span text:style-name="T15"> to incorporate potential interactions (denoted by </text:span><text:span text:style-name="T26">ε</text:span><text:span text:style-name="T34">)</text:span><text:span text:style-name="T15"> of arbitrary complexity (see Methods).</text:span><text:span text:style-name="T56"> <text:s/></text:span><text:span text:style-name="T15">We treated the search for complex genetic interactions as a feature prioritization and selection problem, testing for the presence of up to to 4-gene interactions within a total space of </text:span><text:soft-page-break/><text:span text:style-name="T15">2,516 coefficients (See Methods; Fig. 3C). <text:s/></text:span><text:span text:style-name="T15"><office:annotation office:name="__Annotation__2082_670295454"><dc:creator>Albi Celaj [2]</dc:creator><dc:date>2017-08-24T14:59:00</dc:date><loext:sender-initials>AC</loext:sender-initials><text:p>Numbers subject to change</text:p></office:annotation></text:span><text:span text:style-name="T15">We found 23 2-way, 12 3-way, and 8 4-way interactions which were reproducible between the MAT</text:span><text:span text:style-name="T17">a</text:span><text:span text:style-name="T15"> and MAT</text:span><text:span text:style-name="T23">α</text:span><text:span text:style-name="T17"> </text:span><text:span text:style-name="T15">pools at a stringent Bonferroni </text:span><text:span text:style-name="T2">corrected </text:span><text:span text:style-name="T43">p</text:span><text:span text:style-name="T2">-value cutoff of 0.05</text:span><office:annotation-end office:name="__Annotation__2082_670295454"/><text:span text:style-name="T2"> (Data S6). <text:s/></text:span><text:span text:style-name="T69"><office:annotation office:name="__Annotation__2104_670295454"><dc:creator>Albi Celaj</dc:creator><dc:date>2018-04-11T15:59:00</dc:date><loext:sender-initials>AC</loext:sender-initials><text:p>This was un-necessary</text:p></office:annotation></text:span><text:span text:style-name="T68">To verify </text:span><text:span text:style-name="T69">generalizability of the modelled genetic interactions, we tested the ability of models made from pooled resistance data of one mating to predict knockout phenotypes of the opposite mating type (Fig. S9), finding similar population-wide predictive power.</text:span><office:annotation-end office:name="__Annotation__2104_670295454"/><text:span text:style-name="T15"> This formalized approach </text:span><text:span text:style-name="T2">captured many of the striking phenotypes found by examination of the fitness landscapes. <text:s/>For example, </text:span><text:span text:style-name="T43">yor1∆ </text:span><text:span text:style-name="T2">was found to have no main effect under benomyl, to have a positive genetic interaction with </text:span><text:span text:style-name="T43">pdr5∆</text:span><text:span text:style-name="T2">, and to have a negative genetic interaction with </text:span><text:span text:style-name="T43">snq2∆</text:span><text:span text:style-name="T2"> (Fig. 3C, Data S6). <text:s/>In camptothecin, </text:span><text:span text:style-name="T43">pdr5∆ </text:span><text:span text:style-name="T2">and </text:span><text:span text:style-name="T43">snq2∆</text:span><text:span text:style-name="T2"> each had a minor effect, as well as a strong negative interaction between them (Fig. 3C, Data S6). <text:s/>Similarly, the surprising phenotype in mitoxantrone was modelled as a combination of a small marginal effect of </text:span><text:span text:style-name="T43">snq2∆</text:span><text:span text:style-name="T2">, a negative interaction <text:s/></text:span><text:span text:style-name="T2"><draw:frame draw:style-name="fr1" text:anchor-type="as-char" svg:width="1.88cm" svg:height="0.531cm" draw:z-index="1"><draw:object xlink:href="./Object 4" xlink:type="simple" xlink:show="embed" xlink:actuate="onLoad"/><draw:image xlink:href="./ObjectReplacements/Object 4" xlink:type="simple" xlink:show="embed" xlink:actuate="onLoad"/></draw:frame></text:span><text:span text:style-name="T2">, and further triple negative interactions upon </text:span><text:span text:style-name="T43">ybt1∆</text:span><text:span text:style-name="T2"> and </text:span><text:span text:style-name="T43">yor1∆</text:span><text:span text:style-name="T2"> as </text:span><text:span text:style-name="T2"><draw:frame draw:style-name="fr1" text:anchor-type="as-char" svg:width="2.611cm" svg:height="0.531cm" draw:z-index="2"><draw:object xlink:href="./Object 6" xlink:type="simple" xlink:show="embed" xlink:actuate="onLoad"/><draw:image xlink:href="./ObjectReplacements/Object 6" xlink:type="simple" xlink:show="embed" xlink:actuate="onLoad"/></draw:frame></text:span><text:span text:style-name="T43"> </text:span><text:span text:style-name="T2">and </text:span><text:span text:style-name="T2"><draw:frame draw:style-name="fr1" text:anchor-type="as-char" svg:width="2.633cm" svg:height="0.531cm" draw:z-index="3"><draw:object xlink:href="./Object 8" xlink:type="simple" xlink:show="embed" xlink:actuate="onLoad"/><draw:image xlink:href="./ObjectReplacements/Object 8" xlink:type="simple" xlink:show="embed" xlink:actuate="onLoad"/></draw:frame></text:span><text:span text:style-name="T43"> </text:span><text:span text:style-name="T2">(Fig. 3C, Data S6). <text:s/>This genetic interaction pattern suggests not only that these four genes efflux mitoxantrone in parallel, but also a differential efflux capacity between them –</text:span><text:span text:style-name="T2"><office:annotation office:name="__Annotation__2206_670295454"><dc:creator>Albi Celaj</dc:creator><dc:date>2018-04-06T12:34:00</dc:date><loext:sender-initials>AC</loext:sender-initials><text:p>Will be replaced with neural network result</text:p></office:annotation></text:span><text:span text:style-name="T2">it may be hypothesized, for example, that Snq2</text:span><text:span text:style-name="T43"> </text:span><text:span text:style-name="T2">has the highest efflux activity because it is the only one that shows a knockout defect by itself.</text:span><office:annotation-end office:name="__Annotation__2206_670295454"/><text:span text:style-name="T2"> A similar ‘parallel resistance’ phenotype was observed for </text:span><text:span text:style-name="T43">pdr5∆snq2∆yor1∆ </text:span><text:span text:style-name="T2">in cisplatin (Fig. 3C, Data S6). <text:s/>Interestingly, the multi-knockout resistance phenotype in fluconazole </text:span><text:span text:style-name="T15">was modelled (in addition to one- and two- gene effects involving </text:span><text:span text:style-name="T42">pdr5∆</text:span><text:span text:style-name="T15">, </text:span><text:span text:style-name="T42">yor1∆</text:span><text:span text:style-name="T15">, <text:s/>and </text:span><text:span text:style-name="T42">ybt1∆</text:span><text:span text:style-name="T15">) as the combination of three positive three-gene interactions (</text:span><text:span text:style-name="T15"><draw:frame draw:style-name="fr1" text:anchor-type="as-char" svg:width="2.6cm" svg:height="0.531cm" draw:z-index="4"><draw:object xlink:href="./Object 10" xlink:type="simple" xlink:show="embed" xlink:actuate="onLoad"/><draw:image xlink:href="./ObjectReplacements/Object 10" xlink:type="simple" xlink:show="embed" xlink:actuate="onLoad"/></draw:frame></text:span><text:span text:style-name="T50">, </text:span><text:span text:style-name="T50"><draw:frame draw:style-name="fr1" text:anchor-type="as-char" svg:width="2.598cm" svg:height="0.531cm" draw:z-index="5"><draw:object xlink:href="./Object 12" xlink:type="simple" xlink:show="embed" xlink:actuate="onLoad"/><draw:image xlink:href="./ObjectReplacements/Object 12" xlink:type="simple" xlink:show="embed" xlink:actuate="onLoad"/></draw:frame></text:span><text:span text:style-name="T50">, </text:span><text:span text:style-name="T50"><draw:frame draw:style-name="fr1" text:anchor-type="as-char" svg:width="2.609cm" svg:height="0.531cm" draw:z-index="6"><draw:object xlink:href="./Object 14" xlink:type="simple" xlink:show="embed" xlink:actuate="onLoad"/><draw:image xlink:href="./ObjectReplacements/Object 14" xlink:type="simple" xlink:show="embed" xlink:actuate="onLoad"/></draw:frame></text:span><text:span text:style-name="T50">)</text:span><text:span text:style-name="T15">. <text:s/>The dependence of these multi-knockout effects on the presence of </text:span><text:span text:style-name="T42">PDR5</text:span><text:span text:style-name="T15"> was then further modelled as three additional negative four-way interactions</text:span><text:span text:style-name="T42"> </text:span><text:span text:style-name="T15">(</text:span><text:span text:style-name="T15"><draw:frame draw:style-name="fr1" text:anchor-type="as-char" svg:width="3.366cm" svg:height="0.531cm" draw:z-index="7"><draw:object xlink:href="./Object 16" xlink:type="simple" xlink:show="embed" xlink:actuate="onLoad"/><draw:image xlink:href="./ObjectReplacements/Object 16" xlink:type="simple" xlink:show="embed" xlink:actuate="onLoad"/></draw:frame></text:span><text:span text:style-name="T50">, </text:span><text:span text:style-name="T50"><draw:frame draw:style-name="fr1" text:anchor-type="as-char" svg:width="3.366cm" svg:height="0.531cm" draw:z-index="8"><draw:object xlink:href="./Object 18" xlink:type="simple" xlink:show="embed" xlink:actuate="onLoad"/><draw:image xlink:href="./ObjectReplacements/Object 18" xlink:type="simple" xlink:show="embed" xlink:actuate="onLoad"/></draw:frame></text:span><text:span text:style-name="T50">, </text:span><text:span text:style-name="T50"><draw:frame draw:style-name="fr1" text:anchor-type="as-char" svg:width="3.374cm" svg:height="0.531cm" draw:z-index="9"><draw:object xlink:href="./Object 20" xlink:type="simple" xlink:show="embed" xlink:actuate="onLoad"/><draw:image xlink:href="./ObjectReplacements/Object 20" xlink:type="simple" xlink:show="embed" xlink:actuate="onLoad"/></draw:frame></text:span><text:span text:style-name="T50">)</text:span><text:span text:style-name="T15">.</text:span></text:p>
      <text:p text:style-name="P39"/>
      <text:h text:style-name="P20" text:outline-level="1"><text:span text:style-name="T16">Detailed Validation of Complex Genetic Inhibition Model</text:span></text:h>
      <text:p text:style-name="P36"><text:span text:style-name="T2">Through analysis of</text:span><text:span text:style-name="T2"><office:annotation office:name="__Annotation__2303_670295454"><dc:creator>Albi Celaj [2]</dc:creator><dc:date>2017-11-01T16:19:00</dc:date><loext:sender-initials>AC</loext:sender-initials><text:p>This part should have more emphasis. <text:s/>For example, parallel relationships can give clues to transporter substrate similarity, and the integrated model needs to be explained more.</text:p></office:annotation></text:span><text:span text:style-name="T2"> the grouped fitness landscapes and formally-determined genetic interactions, we modelled a set of transporter-transporter relationships</text:span><office:annotation-end office:name="__Annotation__2303_670295454"/><text:span text:style-name="T2">. <text:s/>These relationships were highly drug-dependent, and were derived from a combination of evidence from two, three, and four knockout phenotypes (Fig. 4A, Data S8). <text:s/>We modelled all phenotypes as arising either from parallel clearance of a drug by two or more transporters, and/or the antagonism of an ABC transporter by the presence of another (Fig. 4A). <text:s/>These models suggest an extensive role for </text:span><text:span text:style-name="T43">YBT1</text:span><text:span text:style-name="T2"> and </text:span><text:span text:style-name="T43">YCF1</text:span><text:span text:style-name="T2"> in many drugs – </text:span><text:span text:style-name="T43">YBT1</text:span><text:span text:style-name="T2"> is hypothesized to work in parallel with </text:span><text:span text:style-name="T43">SNQ2</text:span><text:span text:style-name="T2">, </text:span><text:span text:style-name="T43">PDR5</text:span><text:span text:style-name="T2">, or </text:span><text:span text:style-name="T43">YOR1</text:span><text:span text:style-name="T2"> in the context of mitoxantrone, itraconazole, and methotrexate resistance, and to antagonize </text:span><text:span text:style-name="T43">PDR5</text:span><text:span text:style-name="T2"> in the context of fluconazole resistance (Fig. 4A). <text:s/></text:span><text:span text:style-name="T43">YCF1</text:span><text:span text:style-name="T2"> is modelled to antagonize </text:span><text:span text:style-name="T43">SNQ2</text:span><text:span text:style-name="T2"> in bisantrene resistance, to antagonize </text:span><text:span text:style-name="T43">PDR5</text:span><text:span text:style-name="T2"> in fluconazole and ketoconazole, and to work in parallel with </text:span><text:span text:style-name="T43">SNQ2</text:span><text:span text:style-name="T2"> in the context of benomyl resistance (Fig. 4A). <text:s/>The absence of these phenotypes in prior literature may be expected given the absent or subtle single-knockout effects of </text:span><text:span text:style-name="T43">YBT1</text:span><text:span text:style-name="T2"> and </text:span><text:span text:style-name="T43">YCF1</text:span><text:span text:style-name="T2"> in many drugs. <text:s/>We note that </text:span><text:span text:style-name="T43">BPT1 </text:span><text:span text:style-name="T2">has been excluded from these models, despite its knockout seeming to confer resistance to several compounds, especially when combined with other genetic disruptions </text:span><text:span text:style-name="T3">(Fig ??)</text:span><text:span text:style-name="T2">. <text:s/>However, the genetic effects of </text:span><text:span text:style-name="T43">bpt1∆</text:span><text:span text:style-name="T2"> in the engineered population are inconsistent a role in effluxing any of the drugs tested, or antagonizing any other ABC transporter studied. <text:s/>The </text:span><text:span text:style-name="T43">bpt1∆</text:span><text:span text:style-name="T2"> profiles may involve complex genetic interactions of ABC transporters with other systems such as those mediating membrane permeability</text:span><field:fieldmark-start text:name="__Fieldmark__2468_670295454" field:type="ADDIN CSL_CITATION { &quot;citationItems&quot; : [ { &quot;id&quot; : &quot;ITEM-1&quot;, &quot;itemData&quot; : { &quot;DOI&quot; : &quot;10.1128/EC.00021-15&quot;, &quot;ISSN&quot; : &quot;1535-9778&quot;, &quot;PMID&quot; : &quot;25724885&quot;, &quot;abstract&quot; : &quot;&lt;p&gt; ATP-binding cassette transporters Pdr5 and Yor1 from &lt;named-content content-type=\&quot;genus-species\&quot;&gt;Saccharomyces cerevisiae&lt;/named-content&gt; control the asymmetric distribution of phospholipids across the plasma membrane as well as serving as ATP-dependent drug efflux pumps. Mutant strains lacking these transporter proteins were found to exhibit very different resistance phenotypes to two inhibitors of sphingolipid biosynthesis that act either late (aureobasidin A [AbA]) or early (myriocin [Myr]) in the pathway leading to production of these important plasma membrane lipids. These &lt;italic&gt;pdr5\u0394 yor1&lt;/italic&gt; strains were highly AbA resistant but extremely sensitive to Myr. We provide evidence that these phenotypic changes are likely due to modulation of the plasma membrane flippase complexes, Dnf1/Lem3 and Dnf2/Lem3. Flippases act to move phospholipids from the outer to the inner leaflet of the plasma membrane. Genetic analyses indicate that &lt;italic&gt;lem3&lt;/italic&gt; \u0394 mutant strains are highly AbA sensitive and Myr resistant. These phenotypes are fully epistatic to those seen in &lt;italic&gt;pdr5\u0394 yor1&lt;/italic&gt; strains. Direct analysis of AbA-induced signaling demonstrated that loss of Pdr5 and Yor1 inhibited the AbA-triggered phosphorylation of the AGC kinase Ypk1 and its substrate Orm1. Microarray experiments found that a &lt;italic&gt;pdr5\u0394 yor1&lt;/italic&gt; strain induced a Pdr1-dependent induction of the entire Pdr regulon. Our data support the view that Pdr5/Yor1 negatively regulate flippase function and activity of the nuclear Pdr1 transcription factor. Together, these data argue that the interaction of the ABC transporters Pdr5 and Yor1 with the Lem3-dependent flippases regulates permeability of AbA via control of plasma membrane protein function as seen for the high-affinity tryptophan permease Tat2. &lt;/p&gt;&quot;, &quot;author&quot; : [ { &quot;dropping-particle&quot; : &quot;&quot;, &quot;family&quot; : &quot;Khakhina&quot;, &quot;given&quot; : &quot;Svetlana&quot;, &quot;non-dropping-particle&quot; : &quot;&quot;, &quot;parse-names&quot; : false, &quot;suffix&quot; : &quot;&quot; }, { &quot;dropping-particle&quot; : &quot;&quot;, &quot;family&quot; : &quot;Johnson&quot;, &quot;given&quot; : &quot;Soraya S.&quot;, &quot;non-dropping-particle&quot; : &quot;&quot;, &quot;parse-names&quot; : false, &quot;suffix&quot; : &quot;&quot; }, { &quot;dropping-particle&quot; : &quot;&quot;, &quot;family&quot; : &quot;Manoharlal&quot;, &quot;given&quot; : &quot;Raman&quot;, &quot;non-dropping-particle&quot; : &quot;&quot;, &quot;parse-names&quot; : false, &quot;suffix&quot; : &quot;&quot; }, { &quot;dropping-particle&quot; : &quot;&quot;, &quot;family&quot; : &quot;Russo&quot;, &quot;given&quot; : &quot;Sarah B.&quot;, &quot;non-dropping-particle&quot; : &quot;&quot;, &quot;parse-names&quot; : false, &quot;suffix&quot; : &quot;&quot; }, { &quot;dropping-particle&quot; : &quot;&quot;, &quot;family&quot; : &quot;Blugeon&quot;, &quot;given&quot; : &quot;Corinne&quot;, &quot;non-dropping-particle&quot; : &quot;&quot;, &quot;parse-names&quot; : false, &quot;suffix&quot; : &quot;&quot; }, { &quot;dropping-particle&quot; : &quot;&quot;, &quot;family&quot; : &quot;Lemoine&quot;, &quot;given&quot; : &quot;Sophie&quot;, &quot;non-dropping-particle&quot; : &quot;&quot;, &quot;parse-names&quot; : false, &quot;suffix&quot; : &quot;&quot; }, { &quot;dropping-particle&quot; : &quot;&quot;, &quot;family&quot; : &quot;Sunshine&quot;, &quot;given&quot; : &quot;Anna B.&quot;, &quot;non-dropping-particle&quot; : &quot;&quot;, &quot;parse-names&quot; : false, &quot;suffix&quot; : &quot;&quot; }, { &quot;dropping-particle&quot; : &quot;&quot;, &quot;family&quot; : &quot;Dunham&quot;, &quot;given&quot; : &quot;Maitreya J.&quot;, &quot;non-dropping-particle&quot; : &quot;&quot;, &quot;parse-names&quot; : false, &quot;suffix&quot; : &quot;&quot; }, { &quot;dropping-particle&quot; : &quot;&quot;, &quot;family&quot; : &quot;Cowart&quot;, &quot;given&quot; : &quot;L. Ashley&quot;, &quot;non-dropping-particle&quot; : &quot;&quot;, &quot;parse-names&quot; : false, &quot;suffix&quot; : &quot;&quot; }, { &quot;dropping-particle&quot; : &quot;&quot;, &quot;family&quot; : &quot;Devaux&quot;, &quot;given&quot; : &quot;Fr\u00e9d\u00e9ric&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Eukaryotic Cell&quot;, &quot;id&quot; : &quot;ITEM-1&quot;, &quot;issue&quot; : &quot;5&quot;, &quot;issued&quot; : { &quot;date-parts&quot; : [ [ &quot;2015&quot;, &quot;5&quot; ] ] }, &quot;page&quot; : &quot;442-453&quot;, &quot;title&quot; : &quot;Control of Plasma Membrane Permeability by ABC Transporters&quot;, &quot;type&quot; : &quot;article-journal&quot;, &quot;volume&quot; : &quot;14&quot; }, &quot;uris&quot; : [ &quot;http://www.mendeley.com/documents/?uuid=4dec19d3-73c3-4b64-9556-f4b9dd5227fc&quot; ] } ], &quot;mendeley&quot; : { &quot;formattedCitation&quot; : &quot;&lt;sup&gt;36&lt;/sup&gt;&quot;, &quot;plainTextFormattedCitation&quot; : &quot;36&quot;, &quot;previouslyFormattedCitation&quot; : &quot;&lt;sup&gt;36&lt;/sup&gt;&quot; }, &quot;properties&quot; : {  }, &quot;schema&quot; : &quot;https://github.com/citation-style-language/schema/raw/master/csl-citation.json&quot; }"/><text:span text:style-name="T5">36</text:span><field:fieldmark-end/><text:span text:style-name="T2">, but this was not further explored. <text:s/>Interactions of </text:span><text:span text:style-name="T43">bpt1∆</text:span><text:span text:style-name="T2"> and other knockouts with genes other than the studied ABC transporters may also be responsible for the higher-than-wildtype resistance of the ABC-16 strain to some compounds</text:span><field:fieldmark-start text:name="__Fieldmark__2487_670295454"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id&quot; : &quot;ITEM-2&quot;, &quot;itemData&quot; : { &quot;DOI&quot; : &quot;10.1128/EC.00021-15&quot;, &quot;ISSN&quot; : &quot;1535-9778&quot;, &quot;PMID&quot; : &quot;25724885&quot;, &quot;abstract&quot; : &quot;&lt;p&gt; ATP-binding cassette transporters Pdr5 and Yor1 from &lt;named-content content-type=\&quot;genus-species\&quot;&gt;Saccharomyces cerevisiae&lt;/named-content&gt; control the asymmetric distribution of phospholipids across the plasma membrane as well as serving as ATP-dependent drug efflux pumps. Mutant strains lacking these transporter proteins were found to exhibit very different resistance phenotypes to two inhibitors of sphingolipid biosynthesis that act either late (aureobasidin A [AbA]) or early (myriocin [Myr]) in the pathway leading to production of these important plasma membrane lipids. These &lt;italic&gt;pdr5\u0394 yor1&lt;/italic&gt; strains were highly AbA resistant but extremely sensitive to Myr. We provide evidence that these phenotypic changes are likely due to modulation of the plasma membrane flippase complexes, Dnf1/Lem3 and Dnf2/Lem3. Flippases act to move phospholipids from the outer to the inner leaflet of the plasma membrane. Genetic analyses indicate that &lt;italic&gt;lem3&lt;/italic&gt; \u0394 mutant strains are highly AbA sensitive and Myr resistant. These phenotypes are fully epistatic to those seen in &lt;italic&gt;pdr5\u0394 yor1&lt;/italic&gt; strains. Direct analysis of AbA-induced signaling demonstrated that loss of Pdr5 and Yor1 inhibited the AbA-triggered phosphorylation of the AGC kinase Ypk1 and its substrate Orm1. Microarray experiments found that a &lt;italic&gt;pdr5\u0394 yor1&lt;/italic&gt; strain induced a Pdr1-dependent induction of the entire Pdr regulon. Our data support the view that Pdr5/Yor1 negatively regulate flippase function and activity of the nuclear Pdr1 transcription factor. Together, these data argue that the interaction of the ABC transporters Pdr5 and Yor1 with the Lem3-dependent flippases regulates permeability of AbA via control of plasma membrane protein function as seen for the high-affinity tryptophan permease Tat2. &lt;/p&gt;&quot;, &quot;author&quot; : [ { &quot;dropping-particle&quot; : &quot;&quot;, &quot;family&quot; : &quot;Khakhina&quot;, &quot;given&quot; : &quot;Svetlana&quot;, &quot;non-dropping-particle&quot; : &quot;&quot;, &quot;parse-names&quot; : false, &quot;suffix&quot; : &quot;&quot; }, { &quot;dropping-particle&quot; : &quot;&quot;, &quot;family&quot; : &quot;Johnson&quot;, &quot;given&quot; : &quot;Soraya S.&quot;, &quot;non-dropping-particle&quot; : &quot;&quot;, &quot;parse-names&quot; : false, &quot;suffix&quot; : &quot;&quot; }, { &quot;dropping-particle&quot; : &quot;&quot;, &quot;family&quot; : &quot;Manoharlal&quot;, &quot;given&quot; : &quot;Raman&quot;, &quot;non-dropping-particle&quot; : &quot;&quot;, &quot;parse-names&quot; : false, &quot;suffix&quot; : &quot;&quot; }, { &quot;dropping-particle&quot; : &quot;&quot;, &quot;family&quot; : &quot;Russo&quot;, &quot;given&quot; : &quot;Sarah B.&quot;, &quot;non-dropping-particle&quot; : &quot;&quot;, &quot;parse-names&quot; : false, &quot;suffix&quot; : &quot;&quot; }, { &quot;dropping-particle&quot; : &quot;&quot;, &quot;family&quot; : &quot;Blugeon&quot;, &quot;given&quot; : &quot;Corinne&quot;, &quot;non-dropping-particle&quot; : &quot;&quot;, &quot;parse-names&quot; : false, &quot;suffix&quot; : &quot;&quot; }, { &quot;dropping-particle&quot; : &quot;&quot;, &quot;family&quot; : &quot;Lemoine&quot;, &quot;given&quot; : &quot;Sophie&quot;, &quot;non-dropping-particle&quot; : &quot;&quot;, &quot;parse-names&quot; : false, &quot;suffix&quot; : &quot;&quot; }, { &quot;dropping-particle&quot; : &quot;&quot;, &quot;family&quot; : &quot;Sunshine&quot;, &quot;given&quot; : &quot;Anna B.&quot;, &quot;non-dropping-particle&quot; : &quot;&quot;, &quot;parse-names&quot; : false, &quot;suffix&quot; : &quot;&quot; }, { &quot;dropping-particle&quot; : &quot;&quot;, &quot;family&quot; : &quot;Dunham&quot;, &quot;given&quot; : &quot;Maitreya J.&quot;, &quot;non-dropping-particle&quot; : &quot;&quot;, &quot;parse-names&quot; : false, &quot;suffix&quot; : &quot;&quot; }, { &quot;dropping-particle&quot; : &quot;&quot;, &quot;family&quot; : &quot;Cowart&quot;, &quot;given&quot; : &quot;L. Ashley&quot;, &quot;non-dropping-particle&quot; : &quot;&quot;, &quot;parse-names&quot; : false, &quot;suffix&quot; : &quot;&quot; }, { &quot;dropping-particle&quot; : &quot;&quot;, &quot;family&quot; : &quot;Devaux&quot;, &quot;given&quot; : &quot;Fr\u00e9d\u00e9ric&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Eukaryotic Cell&quot;, &quot;id&quot; : &quot;ITEM-2&quot;, &quot;issue&quot; : &quot;5&quot;, &quot;issued&quot; : { &quot;date-parts&quot; : [ [ &quot;2015&quot;, &quot;5&quot; ] ] }, &quot;page&quot; : &quot;442-453&quot;, &quot;title&quot; : &quot;Control of Plasma Membrane Permeability by ABC Transporters&quot;, &quot;type&quot; : &quot;article-journal&quot;, &quot;volume&quot; : &quot;14&quot; }, &quot;uris&quot; : [ &quot;http://www.mendeley.com/documents/?uuid=4dec19d3-73c3-4b64-9556-f4b9dd5227fc&quot; ] } ], &quot;mendeley&quot; : { &quot;formattedCitation&quot; : &quot;&lt;sup&gt;16,36&lt;/sup&gt;&quot;, &quot;plainTextFormattedCitation&quot; : &quot;16,36&quot;, &quot;previouslyFormattedCitation&quot; : &quot;&lt;sup&gt;16,36&lt;/sup&gt;&quot; }, &quot;properties&quot; : {  }, &quot;schema&quot; : &quot;https://github.com/citation-style-language/schema/raw/master/csl-citation.json&quot; }"/><text:span text:style-name="T5">16,36</text:span><field:fieldmark-end/><text:span text:style-name="T2">.</text:span></text:p>
      <text:p text:style-name="P36"><text:soft-page-break/><text:span text:style-name="T2">To validate the knockout-to-phenotype associations revealed by the engineered population profiles, we sought to generate individual strains containing all knockout combinations of </text:span><text:span text:style-name="T43">pdr5∆, snq2∆, yor1∆, ybt1∆, </text:span><text:span text:style-name="T2">and </text:span><text:span text:style-name="T43">ycf1∆ </text:span><text:span text:style-name="T2">in a wildtype background. <text:s/>These strains were generated by mating a 7-deletion strain in the collection with a wildtype and performing a series of genotyping and selection steps (Fig 4B, Methods). <text:s text:c="2"/>Fluconazole resistance of these individual strains correlated well with the pooled resistance, both when measured as the expected concentration to cause 50% inhibition (r = 0.92, Fig 4C - D), and as the individual growth at a concentration identical to the pool (r = 0.9, Fig. S10). <text:s/>Congruent with the </text:span><text:span text:style-name="T2"><office:annotation office:name="__Annotation__2548_670295454"><dc:creator>Albi Celaj [2]</dc:creator><dc:date>2017-08-24T14:59:00</dc:date><loext:sender-initials>AC</loext:sender-initials><text:p>Is it predicted by the genetic interaction or just the grouped population profile?</text:p></office:annotation></text:span><text:span text:style-name="T2">pool</text:span><office:annotation-end office:name="__Annotation__2548_670295454"/><text:span text:style-name="T2"> data, </text:span><text:span text:style-name="T43">snq2∆yor1∆ybt1∆ycf1∆</text:span><text:span text:style-name="T2"> had the highest resistance, and only minor resistance effects were seen for strains with one and two knockout combinations amongst these four genes. <text:s/>Given the ‘parallel repression’ model of Pdr5 by the presence of </text:span><text:span text:style-name="T43">SNQ2</text:span><text:span text:style-name="T2">, </text:span><text:span text:style-name="T43">YOR1</text:span><text:span text:style-name="T2">, </text:span><text:span text:style-name="T43">YBT1</text:span><text:span text:style-name="T2">, and </text:span><text:span text:style-name="T43">YCF1</text:span><text:span text:style-name="T2">, we explored two potential mechanisms of inhibition. <text:s/>Inhibition of Pdr5p by </text:span><text:span text:style-name="T43">SNQ2</text:span><text:span text:style-name="T2"> and </text:span><text:span text:style-name="T43">YOR1</text:span><text:span text:style-name="T2"> has been previously reported, and thought to be mediated by transcriptional activation by Pdr1</text:span><field:fieldmark-start text:name="__Fieldmark__2577_670295454" field:type="ADDIN CSL_CITATION { &quot;citationItems&quot; : [ { &quot;id&quot; : &quot;ITEM-1&quot;, &quot;itemData&quot; : { &quot;DOI&quot; : &quot;10.1016/j.febslet.2008.02.045&quot;, &quot;ISSN&quot; : &quot;0014-5793&quot;, &quot;PMID&quot; : &quot;18307995&quot;, &quot;abstract&quot; : &quot;In Saccharomyces cerevisiae, the transcription factors Pdr1p and Pdr3p activate the expression of several genes, including PDR5, SNQ2, and YOR1, which encode ATP-binding cassette transporters that extrude dozens of antifungals with overlapping but distinct specificity. In this study, it was observed that growth resistance to specific Pdr5p substrates rose upon disruption of the YOR1 or SNQ2 coding region and was accompanied by increased efflux. Similarly, resistance to Yor1p- and Snq2p-specific substrates increased upon deletion of PDR5. The mRNA and protein levels of the respective transporters increased in parallel to drug resistance. beta-Galactosidase activity fused to the PDR5 or YOR1 promoter required the presence of Pdr1p and its specific binding sites for the compensatory induction, whereas Pdr3p had an inhibitory effect.&quot;, &quot;author&quot; : [ { &quot;dropping-particle&quot; : &quot;&quot;, &quot;family&quot; : &quot;Kolaczkowska&quot;, &quot;given&quot; : &quot;Anna&quot;, &quot;non-dropping-particle&quot; : &quot;&quot;, &quot;parse-names&quot; : false, &quot;suffix&quot; : &quot;&quot; }, { &quot;dropping-particle&quot; : &quot;&quot;, &quot;family&quot; : &quot;Kolaczkowski&quot;, &quot;given&quot; : &quot;Marcin&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Moye-Rowley&quot;, &quot;given&quot; : &quot;W Scott&quot;, &quot;non-dropping-particle&quot; : &quot;&quot;, &quot;parse-names&quot; : false, &quot;suffix&quot; : &quot;&quot; } ], &quot;container-title&quot; : &quot;FEBS letters&quot;, &quot;id&quot; : &quot;ITEM-1&quot;, &quot;issue&quot; : &quot;6&quot;, &quot;issued&quot; : { &quot;date-parts&quot; : [ [ &quot;2008&quot;, &quot;3&quot;, &quot;19&quot; ] ] }, &quot;page&quot; : &quot;977-83&quot;, &quot;title&quot; : &quot;Compensatory activation of the multidrug transporters Pdr5p, Snq2p, and Yor1p by Pdr1p in Saccharomyces cerevisiae.&quot;, &quot;type&quot; : &quot;article-journal&quot;, &quot;volume&quot; : &quot;582&quot; }, &quot;uris&quot; : [ &quot;http://www.mendeley.com/documents/?uuid=15f93446-423b-4b8c-adc3-483c52d0e311&quot; ] } ], &quot;mendeley&quot; : { &quot;formattedCitation&quot; : &quot;&lt;sup&gt;27&lt;/sup&gt;&quot;, &quot;plainTextFormattedCitation&quot; : &quot;27&quot;, &quot;previouslyFormattedCitation&quot; : &quot;&lt;sup&gt;27&lt;/sup&gt;&quot; }, &quot;properties&quot; : {  }, &quot;schema&quot; : &quot;https://github.com/citation-style-language/schema/raw/master/csl-citation.json&quot; }"/><text:span text:style-name="T5">27</text:span><field:fieldmark-end/><text:span text:style-name="T2">, although the mechanism underlying this compensatory transcriptional activation is unknown. <text:s/>To investigate whether </text:span><text:span text:style-name="T43">PDR5 </text:span><text:span text:style-name="T2">mRNA abundance was elevated in the </text:span><text:span text:style-name="T43">snq2∆yor1∆ybt1∆ycf1∆ </text:span><text:span text:style-name="T2">compared to the wild type and </text:span><text:span text:style-name="T43">snq2∆yor1∆</text:span><text:span text:style-name="T2">, we performed qRT-PCR in both the solvent control and fluconazole. <text:s/>In both the solvent control and fluconazole, </text:span><text:span text:style-name="T43">PDR5 </text:span><text:span text:style-name="T2">transcript abundance was elevated in the </text:span><text:span text:style-name="T43">snq2∆yor1∆ybt1∆ycf1∆ </text:span><text:span text:style-name="T2">strain relative to the wild type strain (</text:span><text:span text:style-name="T43">p</text:span><text:span text:style-name="T2"> = 0.029 in DMSO; </text:span><text:span text:style-name="T43">p</text:span><text:span text:style-name="T2"> = 0.019 in fluconazole; Fig 4D). <text:s/>Surprisingly, we did not find evidence of increased </text:span><text:span text:style-name="T43">PDR5 </text:span><text:span text:style-name="T2">transcript levels in the </text:span><text:span text:style-name="T43">snq2∆yor1∆</text:span><text:span text:style-name="T2"> strain (</text:span><text:span text:style-name="T43">p</text:span><text:span text:style-name="T2"> = 0.83 in DMSO; </text:span><text:span text:style-name="T43">p</text:span><text:span text:style-name="T2"> = 0.35 in fluconazole; Fig. 4D), suggesting strain-specific differenced in the dynamics of the compensatory activation phenomenon.</text:span></text:p>
      <text:p text:style-name="P36"><text:span text:style-name="T2">Given the lack of evidence for transcriptional induction in the </text:span><text:span text:style-name="T43">snq2∆yor1∆ strain</text:span><text:span text:style-name="T2">, but modest improvements in growth in the grouped data (median log</text:span><text:span text:style-name="T51">2</text:span><text:span text:style-name="T2">-resistance of -0.17 vs -0.28,</text:span><text:span text:style-name="T42"> p</text:span><text:span text:style-name="T15"> = 1.5e-14 in MAT</text:span><text:span text:style-name="T17">a</text:span><text:span text:style-name="T15"> and 1.4e-32 in MAT</text:span><text:span text:style-name="T24">α</text:span><text:span text:style-name="T15">), we explored alternative mechanisms of repression.</text:span><text:span text:style-name="T2"> <text:s/>A previous study investigating an analogous compensatory activation of Snq2 by deletion of </text:span><text:span text:style-name="T43">PDR5 </text:span><text:span text:style-name="T2">and </text:span><text:span text:style-name="T43">YOR1 </text:span><text:span text:style-name="T2">found unchanged protein abundance and localization upon knockout of these two genes, and suggested that physical interaction between these two proteins may lead to their mutual repression</text:span><field:fieldmark-start text:name="__Fieldmark__2667_670295454" field:type="ADDIN CSL_CITATION { &quot;citationItems&quot; : [ { &quot;id&quot; : &quot;ITEM-1&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1&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mendeley&quot; : { &quot;formattedCitation&quot; : &quot;&lt;sup&gt;28&lt;/sup&gt;&quot;, &quot;plainTextFormattedCitation&quot; : &quot;28&quot;, &quot;previouslyFormattedCitation&quot; : &quot;&lt;sup&gt;28&lt;/sup&gt;&quot; }, &quot;properties&quot; : {  }, &quot;schema&quot; : &quot;https://github.com/citation-style-language/schema/raw/master/csl-citation.json&quot; }"/><text:span text:style-name="T5">28</text:span><field:fieldmark-end/><text:span text:style-name="T2">. <text:s/>Consistent with this model, homodimers of Pdr5p, Snq2p, and Yor1p have been detected using the mDHFR protein complementation assay (PCA)</text:span><field:fieldmark-start text:name="__Fieldmark__2674_670295454" field:type="ADDIN CSL_CITATION { &quot;citationItems&quot; : [ { &quot;id&quot; : &quot;ITEM-1&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1&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id&quot; : &quot;ITEM-2&quot;, &quot;itemData&quot; : { &quot;DOI&quot; : &quot;10.1073/pnas.1204952109&quot;, &quot;ISBN&quot; : &quot;1091-6490 (Electronic)\\r0027-8424 (Linking)&quot;, &quot;ISSN&quot; : &quot;1091-6490&quot;, &quot;PMID&quot; : &quot;22615397&quot;, &quot;abstract&quot; : &quot;Changes in protein-protein interactions that occur in response to environmental cues are difficult to uncover and have been poorly characterized to date. Here we describe a yeast-based assay that allows many binary protein interactions to be assessed in parallel and under various conditions. This method combines molecular bar-coding and tag array technology with the murine dihydrofolate reductase-based protein-fragment complementation assay. A total of 238 protein-fragment complementation assay strains, each representing a unique binary protein complex, were tagged with molecular barcodes, pooled, and then interrogated against a panel of 80 diverse small molecules. Our method successfully identified specific disruption of the Hom3:Fpr1 interaction by the immunosuppressant FK506, illustrating the assay's capacity to identify chemical inhibitors of protein-protein interactions. Among the additional findings was specific cellular depletion of the Dst1:Rbp9 complex by the anthracycline drug doxorubicin, but not by the related drug idarubicin. The assay also revealed chemical-induced accumulation of several binary multidrug transporter complexes that largely paralleled increases in transcript levels. Further assessment of two such interactions (Tpo1:Pdr5 and Snq2:Pdr5) in the presence of 1,246 unique chemical compounds revealed a positive correlation between drug lipophilicity and the drug response in yeast.&quot;, &quot;author&quot; : [ { &quot;dropping-particle&quot; : &quot;&quot;, &quot;family&quot; : &quot;Schlecht&quot;, &quot;given&quot; : &quot;Ulrich&quot;, &quot;non-dropping-particle&quot; : &quot;&quot;, &quot;parse-names&quot; : false, &quot;suffix&quot; : &quot;&quot; }, { &quot;dropping-particle&quot; : &quot;&quot;, &quot;family&quot; : &quot;Miranda&quot;, &quot;given&quot; : &quot;Molly&quot;, &quot;non-dropping-particle&quot; : &quot;&quot;, &quot;parse-names&quot; : false, &quot;suffix&quot; : &quot;&quot; }, { &quot;dropping-particle&quot; : &quot;&quot;, &quot;family&quot; : &quot;Suresh&quot;, &quot;given&quot; : &quot;Sundari&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St.Onge&quot;, &quot;given&quot; : &quot;R. P.&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St.Onge&quot;, &quot;given&quot; : &quot;R. P.&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container-title&quot; : &quot;Proceedings of the National Academy of Sciences of the United States of America&quot;, &quot;id&quot; : &quot;ITEM-2&quot;, &quot;issue&quot; : &quot;23&quot;, &quot;issued&quot; : { &quot;date-parts&quot; : [ [ &quot;2012&quot;, &quot;6&quot;, &quot;5&quot; ] ] }, &quot;page&quot; : &quot;9213-8&quot;, &quot;title&quot; : &quot;Multiplex assay for condition-dependent changes in protein-protein interactions.&quot;, &quot;type&quot; : &quot;article-journal&quot;, &quot;volume&quot; : &quot;109&quot; }, &quot;uris&quot; : [ &quot;http://www.mendeley.com/documents/?uuid=f9590737-23b7-4edc-9674-36992b3c8cf9&quot; ] } ], &quot;mendeley&quot; : { &quot;formattedCitation&quot; : &quot;&lt;sup&gt;37,38&lt;/sup&gt;&quot;, &quot;plainTextFormattedCitation&quot; : &quot;37,38&quot;, &quot;previouslyFormattedCitation&quot; : &quot;&lt;sup&gt;37,38&lt;/sup&gt;&quot; }, &quot;properties&quot; : {  }, &quot;schema&quot; : &quot;https://github.com/citation-style-language/schema/raw/master/csl-citation.json&quot; }"/><text:span text:style-name="T5">37,38</text:span><field:fieldmark-end/><text:span text:style-name="T2">, and a Pdr5p homodimer has also been detected using the membrane yeast-two-hybrid (MYTH)</text:span><field:fieldmark-start text:name="__Fieldmark__2681_670295454" field:type="ADDIN CSL_CITATION { &quot;citationItems&quot; : [ { &quot;id&quot; : &quot;ITEM-1&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1&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mendeley&quot; : { &quot;formattedCitation&quot; : &quot;&lt;sup&gt;28&lt;/sup&gt;&quot;, &quot;plainTextFormattedCitation&quot; : &quot;28&quot;, &quot;previouslyFormattedCitation&quot; : &quot;&lt;sup&gt;28&lt;/sup&gt;&quot; }, &quot;properties&quot; : {  }, &quot;schema&quot; : &quot;https://github.com/citation-style-language/schema/raw/master/csl-citation.json&quot; }"/><text:span text:style-name="T5">28</text:span><field:fieldmark-end/><text:span text:style-name="T2"> assay. <text:s/>An investigation of Pdr5p structure using single-particle electron microscopy furthermore finds a four-lobed homodimeric conformation, with an asymetric conformation in each lobe supporting a functional dependence between the two units which may be disrupted by interactions with its paralogues</text:span><field:fieldmark-start text:name="__Fieldmark__2697_670295454" field:type="ADDIN CSL_CITATION { &quot;citationItems&quot; : [ { &quot;id&quot; : &quot;ITEM-1&quot;, &quot;itemData&quot; : { &quot;DOI&quot; : &quot;10.1074/jbc.M212198200&quot;, &quot;ISSN&quot; : &quot;0021-9258&quot;, &quot;PMID&quot; : &quot;12551908&quot;, &quot;abstract&quot; : &quot;Pdr5p, the major multidrug exporter in Saccharomyces cerevisiae, is a member of the ATP-binding cassette (ABC) superfamily. Pdr5p shares similar mechanisms of substrate recognition and transport with the human MDR1-Pgp, despite an inverted topology of transmembrane and ATP-binding domains. The hexahistidine-tagged Pdr5p multidrug transporter was highly overexpressed in yeast strains where other ABC genes have been deleted. After solubilization and purification, the 160-kDa recombinant Pdr5p has been reconstituted into a lipid bilayer. Controlled detergent removal from Pdr5p-lipid-detergent micelles allowed the production of peculiar square-shaped particles coexisting with liposomes and proteoliposomes. These particles having 11 nm in side were well suited for single particle analysis by electron microscopy. From such analysis, a computed volume has been determined at 25-A resolution, giving insight into the structural organization of Pdr5p. Comparison with the reported structures of different bacterial ABC transporters was consistent with a dimeric organization of Pdr5p in the square particles. Each monomer was composed of three subregions corresponding to a membrane region of about 50 A in height that joins two well separated protruding stalks of about 40 A in height, ending each one with a cytoplasmic nucleotide-binding domain (NBD) lobe of about 50-60 A in diameter. The three-dimensional reconstruction of Pdr5p revealed a close arrangement and a structural asymmetric organization of the two NBDs that appeared oriented perpendicularly within a monomer. The existence of different angular positions of the NBDs, with respect to the stalks, suggest rotational movements during the catalytic cycle.&quot;, &quot;author&quot; : [ { &quot;dropping-particle&quot; : &quot;&quot;, &quot;family&quot; : &quot;Ferreira-Pereira&quot;, &quot;given&quot; : &quot;Antonio&quot;, &quot;non-dropping-particle&quot; : &quot;&quot;, &quot;parse-names&quot; : false, &quot;suffix&quot; : &quot;&quot; }, { &quot;dropping-particle&quot; : &quot;&quot;, &quot;family&quot; : &quot;Marco&quot;, &quot;given&quot; : &quot;Sergio&quot;, &quot;non-dropping-particle&quot; : &quot;&quot;, &quot;parse-names&quot; : false, &quot;suffix&quot; : &quot;&quot; }, { &quot;dropping-particle&quot; : &quot;&quot;, &quot;family&quot; : &quot;Decottignies&quot;, &quot;given&quot; : &quot;Annabelle&quot;, &quot;non-dropping-particle&quot; : &quot;&quot;, &quot;parse-names&quot; : false, &quot;suffix&quot; : &quot;&quot; }, { &quot;dropping-particle&quot; : &quot;&quot;, &quot;family&quot; : &quot;Nader&quot;, &quot;given&quot; : &quot;Joseph&quot;, &quot;non-dropping-particle&quot; : &quot;&quot;, &quot;parse-names&quot; : false, &quot;suffix&quot; : &quot;&quot; }, { &quot;dropping-particle&quot; : &quot;&quot;, &quot;family&quot; : &quot;Goffeau&quot;, &quot;given&quot; : &quot;Andr\u00e9&quot;, &quot;non-dropping-particle&quot; : &quot;&quot;, &quot;parse-names&quot; : false, &quot;suffix&quot; : &quot;&quot; }, { &quot;dropping-particle&quot; : &quot;&quot;, &quot;family&quot; : &quot;Rigaud&quot;, &quot;given&quot; : &quot;Jean-Louis&quot;, &quot;non-dropping-particle&quot; : &quot;&quot;, &quot;parse-names&quot; : false, &quot;suffix&quot; : &quot;&quot; } ], &quot;container-title&quot; : &quot;The Journal of biological chemistry&quot;, &quot;id&quot; : &quot;ITEM-1&quot;, &quot;issue&quot; : &quot;14&quot;, &quot;issued&quot; : { &quot;date-parts&quot; : [ [ &quot;2003&quot;, &quot;4&quot;, &quot;4&quot; ] ] }, &quot;page&quot; : &quot;11995-9&quot;, &quot;publisher&quot; : &quot;American Society for Biochemistry and Molecular Biology&quot;, &quot;title&quot; : &quot;Three-dimensional reconstruction of the Saccharomyces cerevisiae multidrug resistance protein Pdr5p.&quot;, &quot;type&quot; : &quot;article-journal&quot;, &quot;volume&quot; : &quot;278&quot; }, &quot;uris&quot; : [ &quot;http://www.mendeley.com/documents/?uuid=aea25a5e-1618-34ba-bf14-a907ba2536b3&quot; ] } ], &quot;mendeley&quot; : { &quot;formattedCitation&quot; : &quot;&lt;sup&gt;39&lt;/sup&gt;&quot;, &quot;plainTextFormattedCitation&quot; : &quot;39&quot;, &quot;previouslyFormattedCitation&quot; : &quot;&lt;sup&gt;39&lt;/sup&gt;&quot; }, &quot;properties&quot; : {  }, &quot;schema&quot; : &quot;https://github.com/citation-style-language/schema/raw/master/csl-citation.json&quot; }"/><text:span text:style-name="T5">39</text:span><field:fieldmark-end/><text:span text:style-name="T2">. <text:s/>Consistent with an interaction-based inhibition model, a Pdr5-Snq2 interaction has been reported in both MYTH and PCA</text:span><field:fieldmark-start text:name="__Fieldmark__2712_670295454" field:type="ADDIN CSL_CITATION { &quot;citationItems&quot; : [ { &quot;id&quot; : &quot;ITEM-1&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1&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id&quot; : &quot;ITEM-2&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2&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mendeley&quot; : { &quot;formattedCitation&quot; : &quot;&lt;sup&gt;28,37&lt;/sup&gt;&quot;, &quot;plainTextFormattedCitation&quot; : &quot;28,37&quot;, &quot;previouslyFormattedCitation&quot; : &quot;&lt;sup&gt;28,37&lt;/sup&gt;&quot; }, &quot;properties&quot; : {  }, &quot;schema&quot; : &quot;https://github.com/citation-style-language/schema/raw/master/csl-citation.json&quot; }"/><text:span text:style-name="T5">28,37</text:span><field:fieldmark-end/><text:span text:style-name="T2">. <text:s/>However, this interaction-based inhibition model would also predict a previously-unreported Pdr5-Yor1 heterodimer, which was re-tested here using both MYTH and PCA. <text:s/>While PCA did not find evidence for this interaction (Fig. S11), it was found using MYTH (Fig. 4F, S12). <text:s/>All previously-known MYTH and PCA interactions amongst Pdr5, Snq2, and Yor1 were also reproduced here (Fig. 4F, S11, S12). <text:s/>These protein-protein interaction patterns may also underlie other patterns of mutual repression between </text:span><text:span text:style-name="T43">YOR1, SNQ2</text:span><text:span text:style-name="T2">, and </text:span><text:span text:style-name="T43">PDR5 </text:span><text:span text:style-name="T2">suggested in drugs other than fluconazole (Fig. 4A). <text:s/>Taken together, these experiments support a mixed inhibition model where all four genes appear to</text:span><text:span text:style-name="T43"> </text:span><text:span text:style-name="T2">suppress </text:span><text:span text:style-name="T43">PDR5 </text:span><text:span text:style-name="T2">expression, while </text:span><text:span text:style-name="T43">SNQ2 </text:span><text:span text:style-name="T2">and </text:span><text:span text:style-name="T43">YOR1 </text:span><text:span text:style-name="T2">potentially inhibit the formation of an active homodimeric form.</text:span><text:span text:style-name="T13"> </text:span></text:p>
      <text:h text:style-name="P2" text:outline-level="1"/>
      <text:h text:style-name="P20" text:outline-level="1"><text:soft-page-break/><text:span text:style-name="T13">Discussion</text:span></text:h>
      <text:h text:style-name="P40" text:outline-level="1"/>
      <text:h text:style-name="P37" text:outline-level="1"><text:span text:style-name="T2">The lack of tools to efficiently engineer many combinations of gene variants and characterize their impact has resulted in a limited genetic understanding of many complex traits. <text:s/>We present a method to straightforwardly generate and profile a large population of multi-mutant individuals, and demonstrate that their characterization in diverse environments can reveal previously-unknown gene functions and an expanded model of gene-gene relationships, even in a within highly-studied gene family. <text:s/>Within the 16 ABC transporters studied here, knockout phenotypes were highly dependent on both the drug being tested and the genetic background, motivating similar exploration of other gene groups, and the further use of this population for studying the ABC-transporter-mediated drug clearance of other compounds over single-knockout approaches. <text:s/></text:span></text:h>
      <text:p text:style-name="P21"><text:span text:style-name="T2"><text:tab/>The development of a ‘universal barcoder pool’ enabled the use of a cross-based method to efficiently introduce mutations into a population of uniquely-identifiable cells, and for a straightforward adaptation of this method for use with other multi-gene deletion yeast strains. <text:s/>In other model organisms such as </text:span><text:span text:style-name="T43">C. elegans</text:span><text:span text:style-name="T2">, methods to introduce targeted gene knockouts</text:span><field:fieldmark-start text:name="__Fieldmark__2864_670295454" field:type="ADDIN CSL_CITATION { &quot;citationItems&quot; : [ { &quot;id&quot; : &quot;ITEM-1&quot;, &quot;itemData&quot; : { &quot;DOI&quot; : &quot;10.1534/g3.112.003830&quot;, &quot;ISSN&quot; : &quot;2160-1836&quot;, &quot;PMID&quot; : &quot;23173093&quot;, &quot;abstract&quot; : &quot;The nematode Caenorhabditis elegans is a powerful model system to study contemporary biological problems. This system would be even more useful if we had mutations in all the genes of this multicellular metazoan. The combined efforts of the C. elegans Deletion Mutant Consortium and individuals within the worm community are moving us ever closer to this goal. At present, of the 20,377 protein-coding genes in this organism, 6764 genes with associated molecular lesions are either deletions or null mutations (WormBase WS220). Our three laboratories have contributed the majority of mutated genes, 6841 mutations in 6013 genes. The principal method we used to detect deletion mutations in the nematode utilizes polymerase chain reaction (PCR). More recently, we have used array comparative genome hybridization (aCGH) to detect deletions across the entire coding part of the genome and massively parallel short-read sequencing to identify nonsense, splicing, and missense defects in open reading frames. As deletion strains can be frozen and then thawed when needed, these strains will be an enduring community resource. Our combined molecular screening strategies have improved the overall throughput of our gene-knockout facilities and have broadened the types of mutations that we and others can identify. These multiple strategies should enable us to eventually identify a mutation in every gene in this multicellular organism. This knowledge will usher in a new age of metazoan genetics in which the contribution to any biological process can be assessed for all genes.&quot;, &quot;author&quot; : [ { &quot;dropping-particle&quot; : &quot;&quot;, &quot;family&quot; : &quot;C. elegans Deletion Mutant Consortium&quot;, &quot;given&quot; : &quot;&quot;, &quot;non-dropping-particle&quot; : &quot;&quot;, &quot;parse-names&quot; : false, &quot;suffix&quot; : &quot;&quot; } ], &quot;container-title&quot; : &quot;G3: Genes,Genomes,Genetics&quot;, &quot;id&quot; : &quot;ITEM-1&quot;, &quot;issue&quot; : &quot;11&quot;, &quot;issued&quot; : { &quot;date-parts&quot; : [ [ &quot;2012&quot;, &quot;11&quot; ] ] }, &quot;page&quot; : &quot;1415-1425&quot;, &quot;title&quot; : &quot;Large-Scale Screening for Targeted Knockouts in the Caenorhabditis elegans Genome&quot;, &quot;type&quot; : &quot;article-journal&quot;, &quot;volume&quot; : &quot;2&quot; }, &quot;uris&quot; : [ &quot;http://www.mendeley.com/documents/?uuid=343d231d-129a-331a-ac2c-d358983cbb54&quot; ] } ], &quot;mendeley&quot; : { &quot;formattedCitation&quot; : &quot;&lt;sup&gt;40&lt;/sup&gt;&quot;, &quot;plainTextFormattedCitation&quot; : &quot;40&quot;, &quot;previouslyFormattedCitation&quot; : &quot;&lt;sup&gt;40&lt;/sup&gt;&quot; }, &quot;properties&quot; : {  }, &quot;schema&quot; : &quot;https://github.com/citation-style-language/schema/raw/master/csl-citation.json&quot; }"/><text:span text:style-name="T5">40</text:span><field:fieldmark-end/><text:span text:style-name="T2"> or loss-of-function mutations</text:span><field:fieldmark-start text:name="__Fieldmark__2869_670295454" field:type="ADDIN CSL_CITATION { &quot;citationItems&quot; : [ { &quot;id&quot; : &quot;ITEM-1&quot;, &quot;itemData&quot; : { &quot;DOI&quot; : &quot;10.1101/gr.157651.113&quot;, &quot;ISSN&quot; : &quot;1088-9051&quot;, &quot;PMID&quot; : &quot;23800452&quot;, &quot;abstract&quot; : &quot;We have created a library of 2007 mutagenized Caenorhabditis elegans strains, each sequenced to a target depth of 15-fold coverage, to provide the research community with mutant alleles for each of the worm's more than 20,000 genes. The library contains over 800,000 unique single nucleotide variants (SNVs) with an average of eight nonsynonymous changes per gene and more than 16,000 insertion/deletion (indel) and copy number changes, providing an unprecedented genetic resource for this multicellular organism. To supplement this collection, we also sequenced 40 wild isolates, identifying more than 630,000 unique SNVs and 220,000 indels. Comparison of the two sets demonstrates that the mutant collection has a much richer array of both nonsense and missense mutations than the wild isolate set. We also find a wide range of rDNA and telomere repeat copy number in both sets. Scanning the mutant collection for molecular phenotypes reveals a nonsense suppressor as well as strains with higher levels of indels that harbor mutations in DNA repair genes and strains with abundant males associated with him mutations. All the strains are available through the Caenorhabditis Genetics Center and all the sequence changes have been deposited in WormBase and are available through an interactive website.&quot;, &quot;author&quot; : [ { &quot;dropping-particle&quot; : &quot;&quot;, &quot;family&quot; : &quot;Thompson&quot;, &quot;given&quot; : &quot;O.&quot;, &quot;non-dropping-particle&quot; : &quot;&quot;, &quot;parse-names&quot; : false, &quot;suffix&quot; : &quot;&quot; }, { &quot;dropping-particle&quot; : &quot;&quot;, &quot;family&quot; : &quot;Edgley&quot;, &quot;given&quot; : &quot;M.&quot;, &quot;non-dropping-particle&quot; : &quot;&quot;, &quot;parse-names&quot; : false, &quot;suffix&quot; : &quot;&quot; }, { &quot;dropping-particle&quot; : &quot;&quot;, &quot;family&quot; : &quot;Strasbourger&quot;, &quot;given&quot; : &quot;P.&quot;, &quot;non-dropping-particle&quot; : &quot;&quot;, &quot;parse-names&quot; : false, &quot;suffix&quot; : &quot;&quot; }, { &quot;dropping-particle&quot; : &quot;&quot;, &quot;family&quot; : &quot;Flibotte&quot;, &quot;given&quot; : &quot;S.&quot;, &quot;non-dropping-particle&quot; : &quot;&quot;, &quot;parse-names&quot; : false, &quot;suffix&quot; : &quot;&quot; }, { &quot;dropping-particle&quot; : &quot;&quot;, &quot;family&quot; : &quot;Ewing&quot;, &quot;given&quot; : &quot;B.&quot;, &quot;non-dropping-particle&quot; : &quot;&quot;, &quot;parse-names&quot; : false, &quot;suffix&quot; : &quot;&quot; }, { &quot;dropping-particle&quot; : &quot;&quot;, &quot;family&quot; : &quot;Adair&quot;, &quot;given&quot; : &quot;R.&quot;, &quot;non-dropping-particle&quot; : &quot;&quot;, &quot;parse-names&quot; : false, &quot;suffix&quot; : &quot;&quot; }, { &quot;dropping-particle&quot; : &quot;&quot;, &quot;family&quot; : &quot;Au&quot;, &quot;given&quot; : &quot;V.&quot;, &quot;non-dropping-particle&quot; : &quot;&quot;, &quot;parse-names&quot; : false, &quot;suffix&quot; : &quot;&quot; }, { &quot;dropping-particle&quot; : &quot;&quot;, &quot;family&quot; : &quot;Chaudhry&quot;, &quot;given&quot; : &quot;I.&quot;, &quot;non-dropping-particle&quot; : &quot;&quot;, &quot;parse-names&quot; : false, &quot;suffix&quot; : &quot;&quot; }, { &quot;dropping-particle&quot; : &quot;&quot;, &quot;family&quot; : &quot;Fernando&quot;, &quot;given&quot; : &quot;L.&quot;, &quot;non-dropping-particle&quot; : &quot;&quot;, &quot;parse-names&quot; : false, &quot;suffix&quot; : &quot;&quot; }, { &quot;dropping-particle&quot; : &quot;&quot;, &quot;family&quot; : &quot;Hutter&quot;, &quot;given&quot; : &quot;H.&quot;, &quot;non-dropping-particle&quot; : &quot;&quot;, &quot;parse-names&quot; : false, &quot;suffix&quot; : &quot;&quot; }, { &quot;dropping-particle&quot; : &quot;&quot;, &quot;family&quot; : &quot;Kieffer&quot;, &quot;given&quot; : &quot;A.&quot;, &quot;non-dropping-particle&quot; : &quot;&quot;, &quot;parse-names&quot; : false, &quot;suffix&quot; : &quot;&quot; }, { &quot;dropping-particle&quot; : &quot;&quot;, &quot;family&quot; : &quot;Lau&quot;, &quot;given&quot; : &quot;J.&quot;, &quot;non-dropping-particle&quot; : &quot;&quot;, &quot;parse-names&quot; : false, &quot;suffix&quot; : &quot;&quot; }, { &quot;dropping-particle&quot; : &quot;&quot;, &quot;family&quot; : &quot;Lee&quot;, &quot;given&quot; : &quot;N.&quot;, &quot;non-dropping-particle&quot; : &quot;&quot;, &quot;parse-names&quot; : false, &quot;suffix&quot; : &quot;&quot; }, { &quot;dropping-particle&quot; : &quot;&quot;, &quot;family&quot; : &quot;Miller&quot;, &quot;given&quot; : &quot;A.&quot;, &quot;non-dropping-particle&quot; : &quot;&quot;, &quot;parse-names&quot; : false, &quot;suffix&quot; : &quot;&quot; }, { &quot;dropping-particle&quot; : &quot;&quot;, &quot;family&quot; : &quot;Raymant&quot;, &quot;given&quot; : &quot;G.&quot;, &quot;non-dropping-particle&quot; : &quot;&quot;, &quot;parse-names&quot; : false, &quot;suffix&quot; : &quot;&quot; }, { &quot;dropping-particle&quot; : &quot;&quot;, &quot;family&quot; : &quot;Shen&quot;, &quot;given&quot; : &quot;B.&quot;, &quot;non-dropping-particle&quot; : &quot;&quot;, &quot;parse-names&quot; : false, &quot;suffix&quot; : &quot;&quot; }, { &quot;dropping-particle&quot; : &quot;&quot;, &quot;family&quot; : &quot;Shendure&quot;, &quot;given&quot; : &quot;J.&quot;, &quot;non-dropping-particle&quot; : &quot;&quot;, &quot;parse-names&quot; : false, &quot;suffix&quot; : &quot;&quot; }, { &quot;dropping-particle&quot; : &quot;&quot;, &quot;family&quot; : &quot;Taylor&quot;, &quot;given&quot; : &quot;J.&quot;, &quot;non-dropping-particle&quot; : &quot;&quot;, &quot;parse-names&quot; : false, &quot;suffix&quot; : &quot;&quot; }, { &quot;dropping-particle&quot; : &quot;&quot;, &quot;family&quot; : &quot;Turner&quot;, &quot;given&quot; : &quot;E. H.&quot;, &quot;non-dropping-particle&quot; : &quot;&quot;, &quot;parse-names&quot; : false, &quot;suffix&quot; : &quot;&quot; }, { &quot;dropping-particle&quot; : &quot;&quot;, &quot;family&quot; : &quot;Hillier&quot;, &quot;given&quot; : &quot;L. W.&quot;, &quot;non-dropping-particle&quot; : &quot;&quot;, &quot;parse-names&quot; : false, &quot;suffix&quot; : &quot;&quot; }, { &quot;dropping-particle&quot; : &quot;&quot;, &quot;family&quot; : &quot;Moerman&quot;, &quot;given&quot; : &quot;D. G.&quot;, &quot;non-dropping-particle&quot; : &quot;&quot;, &quot;parse-names&quot; : false, &quot;suffix&quot; : &quot;&quot; }, { &quot;dropping-particle&quot; : &quot;&quot;, &quot;family&quot; : &quot;Waterston&quot;, &quot;given&quot; : &quot;R. H.&quot;, &quot;non-dropping-particle&quot; : &quot;&quot;, &quot;parse-names&quot; : false, &quot;suffix&quot; : &quot;&quot; } ], &quot;container-title&quot; : &quot;Genome Research&quot;, &quot;id&quot; : &quot;ITEM-1&quot;, &quot;issue&quot; : &quot;10&quot;, &quot;issued&quot; : { &quot;date-parts&quot; : [ [ &quot;2013&quot;, &quot;10&quot;, &quot;1&quot; ] ] }, &quot;page&quot; : &quot;1749-1762&quot;, &quot;title&quot; : &quot;The million mutation project: A new approach to genetics in Caenorhabditis elegans&quot;, &quot;type&quot; : &quot;article-journal&quot;, &quot;volume&quot; : &quot;23&quot; }, &quot;uris&quot; : [ &quot;http://www.mendeley.com/documents/?uuid=dd7c8026-0d68-3c88-91d9-155754dc7387&quot; ] } ], &quot;mendeley&quot; : { &quot;formattedCitation&quot; : &quot;&lt;sup&gt;41&lt;/sup&gt;&quot;, &quot;plainTextFormattedCitation&quot; : &quot;41&quot;, &quot;previouslyFormattedCitation&quot; : &quot;&lt;sup&gt;41&lt;/sup&gt;&quot; }, &quot;properties&quot; : {  }, &quot;schema&quot; : &quot;https://github.com/citation-style-language/schema/raw/master/csl-citation.json&quot; }"/><text:span text:style-name="T5">41</text:span><field:fieldmark-end/><text:span text:style-name="T2"> may enable analogous strategies. <text:s/>The cross-based approach permits flexibility in the distribution of mutations between the two parents, permitting a similar strategy even if introduction of all mutations into a single individual would cause considerable defects or lethality. <text:s/>To further avoid such potential ‘dead ends’, it is also possible to extend the cross-based strategy using a more complex series of matings between several multi-mutant parents.</text:span></text:p>
      <text:p text:style-name="P36"><text:span text:style-name="T2">To extend engineered population profiling beyond cross-based methods, development of new tools may allow the direct introduction of multi-allele diversity into a population using molecular tools. <text:s/>While such ‘direct’ engineering may simplify cross-based approaches, it importantly allows for population engineering of non-mating model systems, such as human cell lines. <text:s/>The ability to work with cell lines would enable, for example, analogous studies of human </text:span><text:span text:style-name="T2"><office:annotation office:name="__Annotation__2939_670295454"><dc:creator>Albi Celaj</dc:creator><dc:date>2018-04-12T16:54:00</dc:date><loext:sender-initials>AC</loext:sender-initials><text:p>Obligatory cancer mention etc</text:p></office:annotation></text:span><text:span text:style-name="T2">ABC transporter function</text:span><office:annotation-end office:name="__Annotation__2939_670295454"/><text:span text:style-name="T2">. <text:s/>However, the direct introduction of variation into many strains at multiple loci at intermediate frequency is more challenging than engineering one or a few parental strains, and this is therefore an area of future development</text:span><field:fieldmark-start text:name="__Fieldmark__2951_670295454" field:type="ADDIN CSL_CITATION { &quot;citationItems&quot; : [ { &quot;id&quot; : &quot;ITEM-1&quot;, &quot;itemData&quot; : { &quot;DOI&quot; : &quot;10.1021/acssynbio.6b00376&quot;, &quot;ISSN&quot; : &quot;2161-5063&quot;, &quot;abstract&quot; : &quot;Advances in synthetic biology and genomics have enabled full-scale genome engineering efforts on laboratory time scales. However, the absence of sufficient approaches for mapping engineered genomes at system-wide scales onto performance has limited the adoption of more sophisticated algorithms for engineering complex biological systems. Here we report on the development and application of a robust approach to quantitatively map combinatorially engineered populations at scales up to several dozen target sites. This approach works by assembling genome engineered sites with cell-specific barcodes into a format compatible with high-throughput sequencing technologies. This approach, called barcoded-TRACE (bTRACE) was applied to assess E. coli populations engineered by recursive multiplex recombineering across both 6-target sites and 31-target sites. The 31-target library was then tracked throughout growth selections in the presence and absence of isopentenol (a potential next-generation biofuel). We also use t...&quot;, &quot;author&quot; : [ { &quot;dropping-particle&quot; : &quot;&quot;, &quot;family&quot; : &quot;Zeitoun&quot;, &quot;given&quot; : &quot;Ramsey I.&quot;, &quot;non-dropping-particle&quot; : &quot;&quot;, &quot;parse-names&quot; : false, &quot;suffix&quot; : &quot;&quot; }, { &quot;dropping-particle&quot; : &quot;&quot;, &quot;family&quot; : &quot;Pines&quot;, &quot;given&quot; : &quot;Gur&quot;, &quot;non-dropping-particle&quot; : &quot;&quot;, &quot;parse-names&quot; : false, &quot;suffix&quot; : &quot;&quot; }, { &quot;dropping-particle&quot; : &quot;&quot;, &quot;family&quot; : &quot;Grau&quot;, &quot;given&quot; : &quot;Willliam C.&quot;, &quot;non-dropping-particle&quot; : &quot;&quot;, &quot;parse-names&quot; : false, &quot;suffix&quot; : &quot;&quot; }, { &quot;dropping-particle&quot; : &quot;&quot;, &quot;family&quot; : &quot;Gill&quot;, &quot;given&quot; : &quot;Ryan T.&quot;, &quot;non-dropping-particle&quot; : &quot;&quot;, &quot;parse-names&quot; : false, &quot;suffix&quot; : &quot;&quot; } ], &quot;container-title&quot; : &quot;ACS Synthetic Biology&quot;, &quot;id&quot; : &quot;ITEM-1&quot;, &quot;issue&quot; : &quot;4&quot;, &quot;issued&quot; : { &quot;date-parts&quot; : [ [ &quot;2017&quot;, &quot;4&quot;, &quot;21&quot; ] ] }, &quot;page&quot; : &quot;619-627&quot;, &quot;publisher&quot; : &quot;American Chemical Society&quot;, &quot;title&quot; : &quot;Quantitative Tracking of Combinatorially Engineered Populations with Multiplexed Binary Assemblies&quot;, &quot;type&quot; : &quot;article-journal&quot;, &quot;volume&quot; : &quot;6&quot; }, &quot;uris&quot; : [ &quot;http://www.mendeley.com/documents/?uuid=d5f136d1-405b-4b99-ad6c-538cc6684b55&quot; ] } ], &quot;mendeley&quot; : { &quot;formattedCitation&quot; : &quot;&lt;sup&gt;20&lt;/sup&gt;&quot;, &quot;plainTextFormattedCitation&quot; : &quot;20&quot;, &quot;previouslyFormattedCitation&quot; : &quot;&lt;sup&gt;20&lt;/sup&gt;&quot; }, &quot;properties&quot; : {  }, &quot;schema&quot; : &quot;https://github.com/citation-style-language/schema/raw/master/csl-citation.json&quot; }"/><text:span text:style-name="T5">20</text:span><field:fieldmark-end/><text:span text:style-name="T2">.</text:span></text:p>
      <text:p text:style-name="P36"><text:span text:style-name="T2">The engineered ABC-16 population is by far the largest collection of genotyped multi-mutants amongst these genes. <text:s/>However, the majority of knockout combinations amongst the 16 ABC transporters (~92%) remain to be generated and characterized. <text:s/>A major bottleneck to achieving the scalability required to generate the remaining strains was the requirement that a separate PCR reaction must be peformed on each isolated individual in order to link genotype to a DNA barcode. <text:s/>A method to perform genotyping and DNA barcode mapping in a pooled (i.e. ‘population-wide’) will likely permit the engineering of populations which are orders of magnitude larger than what was demonstrated here, allowing a better representation of all possible multi-knockout strains, and the exploration of even more combinatorially complex interactions involving multiple alleles at multiple genes</text:span><field:fieldmark-start text:name="__Fieldmark__2988_670295454" field:type="ADDIN CSL_CITATION { &quot;citationItems&quot; : [ { &quot;id&quot; : &quot;ITEM-1&quot;, &quot;itemData&quot; : { &quot;DOI&quot; : &quot;10.1038/nrg3575&quot;, &quot;ISSN&quot; : &quot;1471-0064&quot;, &quot;PMID&quot; : &quot;24296534&quot;, &quot;abstract&quot; : &quot;Systems genetics is an approach to understand the flow of biological information that underlies complex traits. It uses a range of experimental and statistical methods to quantitate and integrate intermediate phenotypes, such as transcript, protein or metabolite levels, in populations that vary for traits of interest. Systems genetics studies have provided the first global view of the molecular architecture of complex traits and are useful for the identification of genes, pathways and networks that underlie common human diseases. Given the urgent need to understand how the thousands of loci that have been identified in genome-wide association studies contribute to disease susceptibility, systems genetics is likely to become an increasingly important approach to understanding both biology and disease.&quot;, &quot;author&quot; : [ { &quot;dropping-particle&quot; : &quot;&quot;, &quot;family&quot; : &quot;Civelek&quot;, &quot;given&quot; : &quot;Mete&quot;, &quot;non-dropping-particle&quot; : &quot;&quot;, &quot;parse-names&quot; : false, &quot;suffix&quot; : &quot;&quot; }, { &quot;dropping-particle&quot; : &quot;&quot;, &quot;family&quot; : &quot;Lusis&quot;, &quot;given&quot; : &quot;Aldons J&quot;, &quot;non-dropping-particle&quot; : &quot;&quot;, &quot;parse-names&quot; : false, &quot;suffix&quot; : &quot;&quot; } ], &quot;container-title&quot; : &quot;Nature reviews. Genetics&quot;, &quot;id&quot; : &quot;ITEM-1&quot;, &quot;issue&quot; : &quot;1&quot;, &quot;issued&quot; : { &quot;date-parts&quot; : [ [ &quot;2014&quot;, &quot;1&quot; ] ] }, &quot;page&quot; : &quot;34-48&quot;, &quot;publisher&quot; : &quot;NIH Public Access&quot;, &quot;title&quot; : &quot;Systems genetics approaches to understand complex traits.&quot;, &quot;type&quot; : &quot;article-journal&quot;, &quot;volume&quot; : &quot;15&quot; }, &quot;uris&quot; : [ &quot;http://www.mendeley.com/documents/?uuid=a97a69a9-d7df-3096-adc7-6b9f55883d79&quot; ] } ], &quot;mendeley&quot; : { &quot;formattedCitation&quot; : &quot;&lt;sup&gt;4&lt;/sup&gt;&quot;, &quot;plainTextFormattedCitation&quot; : &quot;4&quot;, &quot;previouslyFormattedCitation&quot; : &quot;&lt;sup&gt;4&lt;/sup&gt;&quot; }, &quot;properties&quot; : {  }, &quot;schema&quot; : &quot;https://github.com/citation-style-language/schema/raw/master/csl-citation.json&quot; }"/><text:span text:style-name="T5">4</text:span><field:fieldmark-end/><text:span text:style-name="T2">. </text:span></text:p>
      <text:p text:style-name="P21"><text:span text:style-name="T2"><text:tab/>A major element in the demonstrated engineered population profiling approach was the use of a strain-specific molecular barcode. <text:s/>Use of the appropriate selection conditions coupled with sequencing of molecular barcodes alows for many traits which can be measured and linked to a specific genotype </text:span><text:span text:style-name="T43">en masse</text:span><text:span text:style-name="T2">. <text:s/>For example, drug efflux dynamics may be studied by incubating cells with fluorescence-conjugated drugs and measuring efflux-mediated reduction in</text:span><text:span text:style-name="T2"><office:annotation office:name="__Annotation__3020_670295454"><dc:creator>Albi Celaj</dc:creator><dc:date>2018-04-12T17:08:00</dc:date><loext:sender-initials>AC</loext:sender-initials><text:p>Ref?</text:p></office:annotation></text:span><text:span text:style-name="T2"> fluoresence using a combination of cell sorting and barcode sequencing at various time points</text:span><office:annotation-end office:name="__Annotation__3020_670295454"/><text:span text:style-name="T2">. <text:s/>Similar sorting strategies can convert many fluorescence-based assays into a barcode sequencing </text:span><text:soft-page-break/><text:span text:style-name="T2">output, such as those using a reporter to study the effects of knockouts on the activation of signalling pathways, phosphorylation state, epigenetic modifications, or protein abundance</text:span><field:fieldmark-start text:name="__Fieldmark__3028_670295454" field:type="ADDIN CSL_CITATION { &quot;citationItems&quot; : [ { &quot;id&quot; : &quot;ITEM-1&quot;, &quot;itemData&quot; : { &quot;DOI&quot; : &quot;10.1038/nature22376&quot;, &quot;ISSN&quot; : &quot;1476-4687&quot;, &quot;PMID&quot; : &quot;28562590&quot;, &quot;abstract&quot; : &quot;As key executers of biological functions, the activity and abundance of proteins are subjected to extensive regulation. Deciphering the genetic architecture underlying this regulation is critical for understanding cellular signalling events and responses to environmental cues. Using random mutagenesis in haploid human cells, we apply a sensitive approach to directly couple genomic mutations to protein measurements in individual cells. Here we use this to examine a suite of cellular processes, such as transcriptional induction, regulation of protein abundance and splicing, signalling cascades (mitogen-activated protein kinase (MAPK), G-protein-coupled receptor (GPCR), protein kinase B (AKT), interferon, and Wingless and Int-related protein (WNT) pathways) and epigenetic modifications (histone crotonylation and methylation). This scalable, sequencing-based procedure elucidates the genetic landscapes that control protein states, identifying genes that cause very narrow phenotypic effects and genes that lead to broad phenotypic consequences. The resulting genetic wiring map identifies the E3-ligase substrate adaptor KCTD5 (ref. 1) as a negative regulator of the AKT pathway, a key signalling cascade frequently deregulated in cancer. KCTD5-deficient cells show elevated levels of phospho-AKT at S473 that could not be attributed to effects on canonical pathway components. To reveal the genetic requirements for this phenotype, we iteratively analysed the regulatory network linked to AKT activity in the knockout background. This genetic modifier screen exposes suppressors of the KCTD5 phenotype and mechanistically demonstrates that KCTD5 acts as an off-switch for GPCR signalling by triggering proteolysis of G\u03b2\u03b3 heterodimers dissociated from the G\u03b1 subunit. Although biological networks have previously been constructed on the basis of gene expression, protein-protein associations, or genetic interaction profiles, we foresee that the approach described here will enable the generation of a comprehensive genetic wiring map for human cells on the basis of quantitative protein states.&quot;, &quot;author&quot; : [ { &quot;dropping-particle&quot; : &quot;&quot;, &quot;family&quot; : &quot;Brockmann&quot;, &quot;given&quot; : &quot;Markus&quot;, &quot;non-dropping-particle&quot; : &quot;&quot;, &quot;parse-names&quot; : false, &quot;suffix&quot; : &quot;&quot; }, { &quot;dropping-particle&quot; : &quot;&quot;, &quot;family&quot; : &quot;Blomen&quot;, &quot;given&quot; : &quot;Vincent A&quot;, &quot;non-dropping-particle&quot; : &quot;&quot;, &quot;parse-names&quot; : false, &quot;suffix&quot; : &quot;&quot; }, { &quot;dropping-particle&quot; : &quot;&quot;, &quot;family&quot; : &quot;Nieuwenhuis&quot;, &quot;given&quot; : &quot;Joppe&quot;, &quot;non-dropping-particle&quot; : &quot;&quot;, &quot;parse-names&quot; : false, &quot;suffix&quot; : &quot;&quot; }, { &quot;dropping-particle&quot; : &quot;&quot;, &quot;family&quot; : &quot;Stickel&quot;, &quot;given&quot; : &quot;Elmer&quot;, &quot;non-dropping-particle&quot; : &quot;&quot;, &quot;parse-names&quot; : false, &quot;suffix&quot; : &quot;&quot; }, { &quot;dropping-particle&quot; : &quot;&quot;, &quot;family&quot; : &quot;Raaben&quot;, &quot;given&quot; : &quot;Matthijs&quot;, &quot;non-dropping-particle&quot; : &quot;&quot;, &quot;parse-names&quot; : false, &quot;suffix&quot; : &quot;&quot; }, { &quot;dropping-particle&quot; : &quot;&quot;, &quot;family&quot; : &quot;Bleijerveld&quot;, &quot;given&quot; : &quot;Onno B&quot;, &quot;non-dropping-particle&quot; : &quot;&quot;, &quot;parse-names&quot; : false, &quot;suffix&quot; : &quot;&quot; }, { &quot;dropping-particle&quot; : &quot;&quot;, &quot;family&quot; : &quot;Altelaar&quot;, &quot;given&quot; : &quot;A F Maarten&quot;, &quot;non-dropping-particle&quot; : &quot;&quot;, &quot;parse-names&quot; : false, &quot;suffix&quot; : &quot;&quot; }, { &quot;dropping-particle&quot; : &quot;&quot;, &quot;family&quot; : &quot;Jae&quot;, &quot;given&quot; : &quot;Lucas T&quot;, &quot;non-dropping-particle&quot; : &quot;&quot;, &quot;parse-names&quot; : false, &quot;suffix&quot; : &quot;&quot; }, { &quot;dropping-particle&quot; : &quot;&quot;, &quot;family&quot; : &quot;Brummelkamp&quot;, &quot;given&quot; : &quot;Thijn R&quot;, &quot;non-dropping-particle&quot; : &quot;&quot;, &quot;parse-names&quot; : false, &quot;suffix&quot; : &quot;&quot; } ], &quot;container-title&quot; : &quot;Nature&quot;, &quot;id&quot; : &quot;ITEM-1&quot;, &quot;issue&quot; : &quot;7657&quot;, &quot;issued&quot; : { &quot;date-parts&quot; : [ [ &quot;2017&quot;, &quot;6&quot;, &quot;8&quot; ] ] }, &quot;page&quot; : &quot;307-311&quot;, &quot;title&quot; : &quot;Genetic wiring maps of single-cell protein states reveal an off-switch for GPCR signalling.&quot;, &quot;type&quot; : &quot;article-journal&quot;, &quot;volume&quot; : &quot;546&quot; }, &quot;uris&quot; : [ &quot;http://www.mendeley.com/documents/?uuid=9f5aa124-b928-37f7-a1f1-b6926ed1ff37&quot; ] } ], &quot;mendeley&quot; : { &quot;formattedCitation&quot; : &quot;&lt;sup&gt;42&lt;/sup&gt;&quot;, &quot;plainTextFormattedCitation&quot; : &quot;42&quot;, &quot;previouslyFormattedCitation&quot; : &quot;&lt;sup&gt;42&lt;/sup&gt;&quot; }, &quot;properties&quot; : {  }, &quot;schema&quot; : &quot;https://github.com/citation-style-language/schema/raw/master/csl-citation.json&quot; }"/><text:span text:style-name="T5">42</text:span><field:fieldmark-end/><text:span text:style-name="T2">. <text:s/>In addition to DNA-based molecular barcodes, methods to genotype large populations of cells after imaging are being developed, which would allow high-content characterization of multi-knockout strains</text:span><field:fieldmark-start text:name="__Fieldmark__3048_670295454" field:type="ADDIN CSL_CITATION { &quot;citationItems&quot; : [ { &quot;id&quot; : &quot;ITEM-1&quot;, &quot;itemData&quot; : { &quot;author&quot; : [ { &quot;dropping-particle&quot; : &quot;&quot;, &quot;family&quot; : &quot;Emanuel&quot;, &quot;given&quot; : &quot;George&quot;, &quot;non-dropping-particle&quot; : &quot;&quot;, &quot;parse-names&quot; : false, &quot;suffix&quot; : &quot;&quot; }, { &quot;dropping-particle&quot; : &quot;&quot;, &quot;family&quot; : &quot;Moffitt&quot;, &quot;given&quot; : &quot;Jeffrey R&quot;, &quot;non-dropping-particle&quot; : &quot;&quot;, &quot;parse-names&quot; : false, &quot;suffix&quot; : &quot;&quot; }, { &quot;dropping-particle&quot; : &quot;&quot;, &quot;family&quot; : &quot;Zhuang&quot;, &quot;given&quot; : &quot;Xiaowei&quot;, &quot;non-dropping-particle&quot; : &quot;&quot;, &quot;parse-names&quot; : false, &quot;suffix&quot; : &quot;&quot; } ], &quot;container-title&quot; : &quot;bioRxiv&quot;, &quot;id&quot; : &quot;ITEM-1&quot;, &quot;issued&quot; : { &quot;date-parts&quot; : [ [ &quot;2017&quot; ] ] }, &quot;title&quot; : &quot;High-throughput, image-based screening of genetic variant libraries&quot;, &quot;type&quot; : &quot;article-journal&quot; }, &quot;uris&quot; : [ &quot;http://www.mendeley.com/documents/?uuid=ecb5f488-3065-371e-9d87-e8c5169deb48&quot; ] } ], &quot;mendeley&quot; : { &quot;formattedCitation&quot; : &quot;&lt;sup&gt;43&lt;/sup&gt;&quot;, &quot;plainTextFormattedCitation&quot; : &quot;43&quot;, &quot;previouslyFormattedCitation&quot; : &quot;&lt;sup&gt;43&lt;/sup&gt;&quot; }, &quot;properties&quot; : {  }, &quot;schema&quot; : &quot;https://github.com/citation-style-language/schema/raw/master/csl-citation.json&quot; }"/><text:span text:style-name="T5">43</text:span><field:fieldmark-end/><text:span text:style-name="T2">. <text:s/>Thus, with the appropriate design, multi-knockout strains obtained by population engineering can be characterized for many phenotypes at a large scale.</text:span></text:p>
      <text:p text:style-name="P36"><text:span text:style-name="T2">We envision that the profiling of engineered populations will permit a</text:span><text:bookmark text:name="_GoBack"/><text:span text:style-name="T2"> DCGA of biological systems in multiple organisms. <text:s/>Future molecular tools will allow an expansion of the demonstrated approach in scale, allelic variety, and complexity of phenotypic characterization. <text:s/>Ultimately, this will allow for a much greater understanding of many gene functions and gene-gene relationships in the context of a living system.</text:span></text:p>
      <text:p text:style-name="P39"/>
      <text:h text:style-name="P20" text:outline-level="1"><text:span text:style-name="T13">Materials and Methods</text:span></text:h>
      <text:h text:style-name="P20" text:outline-level="1"><text:span text:style-name="T16">Yeast Strains</text:span></text:h>
      <text:p text:style-name="Standard"><text:span text:style-name="T14"><office:annotation office:name="__Annotation__3102_670295454"><dc:creator>Albi Celaj [2]</dc:creator><dc:date>2017-08-24T14:59:00</dc:date><loext:sender-initials>AC</loext:sender-initials><text:p>Nozomu: Are there any differences between RY0622 and GM512 or are they synonymous?</text:p></office:annotation></text:span><text:span text:style-name="T14">RY0622/GM512 (Green Monster MAT</text:span><text:span text:style-name="T20">a</text:span><text:span text:style-name="T14">):</text:span><office:annotation-end office:name="__Annotation__3102_670295454"/></text:p>
      <text:p text:style-name="P21"><text:span text:style-name="T44">MAT</text:span><text:span text:style-name="T18">a</text:span><text:span text:style-name="T15"> </text:span><text:span text:style-name="T44">adp1Δ snq2Δ ycf1Δ pdr15Δ yor1Δ vmr1Δ pdr11Δ nft1Δ bpt1Δ ybt1Δ pdr18Δ yol075cΔ aus1Δ pdr5Δ pdr10Δ pdr12Δ can1Δ::GMToolkit</text:span><text:span text:style-name="T15">-</text:span><text:span text:style-name="T18">a</text:span><text:span text:style-name="T15"> (</text:span><text:span text:style-name="T44">CMVpr-rtTA KanMX4 STE2pr-Sp-his5</text:span><text:span text:style-name="T15">) </text:span><text:span text:style-name="T44">his3Δ1 leu2Δ0 ura3Δ0 met15Δ0</text:span></text:p>
      <text:p text:style-name="P12"/>
      <text:p text:style-name="Standard"><text:span text:style-name="T15">RY0146 (Toolkit-a strain):</text:span></text:p>
      <text:p text:style-name="P21"><text:span text:style-name="T42">MAT</text:span><text:span text:style-name="T46">a</text:span><text:span text:style-name="T42"> lyp1Δ his3Δ1 leu2Δ0 ura3Δ0 met15Δ0 can1Δ::GMToolkit-a (CMVpr-rtTA KanMX4 STE2pr-Sp-his5) </text:span></text:p>
      <text:p text:style-name="P19"/>
      <text:p text:style-name="Standard"><text:span text:style-name="T14">RY0148 (Barcoder Strain MAT</text:span><text:span text:style-name="T21">α</text:span><text:span text:style-name="T14">):</text:span></text:p>
      <text:p text:style-name="P21"><text:span text:style-name="T48">MAT</text:span><text:span text:style-name="T47">α</text:span><text:span text:style-name="T48"> lyp1Δ his3Δ1 leu2Δ0 ura3Δ0 met15Δ0 can1Δ::GMToolkit-</text:span><text:span text:style-name="T49">α</text:span><text:span text:style-name="T48"> (CMVpr-rtTA NatMX4 STE3pr-LEU2) ho</text:span><text:span text:style-name="T14">∆</text:span><text:span text:style-name="T48">::LoxP UP-tag HphMX4 DN-tag Lox2272</text:span></text:p>
      <text:p text:style-name="P25"/>
      <text:h text:style-name="P20" text:outline-level="1"><text:span text:style-name="T73"><office:annotation office:name="__Annotation__3151_670295454"><dc:creator>Albi Celaj [2]</dc:creator><dc:date>2017-08-24T14:59:00</dc:date><loext:sender-initials>AC</loext:sender-initials><text:p>-May need details of growth selection media used</text:p><text:p>-May require source of all chemicals and concentrations used for selection (will ask lab for this)</text:p><text:p/></office:annotation></text:span><text:span text:style-name="T73">Media</text:span><office:annotation-end office:name="__Annotation__3151_670295454"/></text:h>
      <text:h text:style-name="P20" text:outline-level="1"><text:span text:style-name="T73">SC (SC-His, SC-Leu, SC-Ura)</text:span></text:h>
      <text:h text:style-name="P20" text:outline-level="1"><text:span text:style-name="T73">YPD (+HygroB, +Clonnat, +G418)</text:span></text:h>
      <text:p text:style-name="P4"/>
      <text:h text:style-name="P23" text:outline-level="1"><text:span text:style-name="T16">Creating the Barcoder Plasmid</text:span></text:h>
      <text:p text:style-name="P36"><text:span text:style-name="T2">We added a barcoder locus flanked by LoxP and Lox2272 into a pSH47 plasmid backbone expressing GAL1pr-CRE. <text:s/>This barcoder locus consisted of a random 25bp DNA sequence (‘UP tag’) in between two common primer regions (US1 and US2), followed by a HphMX4 cassette, <text:s/>and another random 25bp DNA sequence (‘DN tag’) in between two common primer regions (DS1 and DS2).</text:span></text:p>
      <text:p text:style-name="P36"><text:span text:style-name="T2">First, a barcoded HphMX4 construct was created. <text:s/>HphMX4 was amplified from a </text:span><text:span text:style-name="T15">pIS420 plasmid using the STEP1F and STEP1R primers containing HphMX4 homology and US2/DS1 overhangs (Data S1). <text:s/></text:span><text:span text:style-name="T15"><office:annotation office:name="__Annotation__3198_670295454"><dc:creator>Albi Celaj [2]</dc:creator><dc:date>2017-09-05T17:04:00</dc:date><loext:sender-initials>AC</loext:sender-initials><text:p>Latest mention in Louai’s notebook used these conditions</text:p></office:annotation></text:span><text:span text:style-name="T15">The PCR program used for this step was 98°C for 30sec; 25 cycles of 98°C for 10sec, 59°C for 10sec, 72°C for 60sec; 72°C for 5min; 4°C forever</text:span><office:annotation-end office:name="__Annotation__3198_670295454"/><text:span text:style-name="T15">. <text:s/>These PCR products were purified using a Qiagen Qiaspin kit and confirmed using 2% gel electrophoresis. </text:span><text:span text:style-name="T74"><text:s/></text:span><text:span text:style-name="T15">To the resulting purified products, the STEP2F and STEP2R primers were used to add the random barcodes and US1/DS2 regions with the following PCR program: 98°C for 30sec; 25 cycles of 98°C for 10sec, 68°C for 10sec, 72°C for 60sec; 72°C for 5min; 4°C forever. <text:s/>These resulting products were again purified using a Qiagen Qiaspin kit and ~1.5-1.6kb products </text:span><text:soft-page-break/><text:span text:style-name="T15">were confirmed using 2% gel electrophoresis. <text:s/></text:span><text:span text:style-name="T2">To add </text:span>LoxP/Lox2272 sites, PCR was performed with the STEP2 products using the SacI-LoxP-HphMX4-Barcode-F / SacI-Lox2272-HphMX4-Barcode-R primers. <text:s/>The PCR program used for this step was: <text:s text:c="2"/><text:span text:style-name="T15">98°C for 30sec; 26 cycles of 98°C for 15sec, 64°C for 20sec, 72°C for 65sec; 72°C for 5min; 4°C forever</text:span><text:span text:style-name="T15"><office:annotation><dc:creator>Albi Celaj [2]</dc:creator><dc:date>2017-09-05T17:04:00</dc:date><loext:sender-initials>AC</loext:sender-initials><text:p>Latest mention in Louai’s notebook</text:p></office:annotation></text:span><text:span text:style-name="T15">. <text:s/>The resulting PCR products were purified using a Qiagen Qiaspin Kit, and ~1950bp products were confirmed using 2% gel electrophoresis. <text:s/>Two PCR reactions were performed on the resulting products to confirm correct synthesis. <text:s/>The first PCR reaction was performed with the </text:span><text:span text:style-name="T79">SacI Reamp F/US2 primer pairs, and the second was performed using DS1/SacI Reamp R primer pairs. </text:span>The PCR program used for both of these reactions was: <text:s text:c="2"/><text:span text:style-name="T15">98°C for 30sec; 25 cycles of 98°C for 10sec, 59°C for 15sec, 72°C for 30sec; 72°C for 5min; 4°C forever. <text:s/>Expected sizes (~132bp, 137bp) were confirmed using 4% gel electrophoresis. All above PCR reactions were performed using High Fidelity Phusion Master Mix (NEB).</text:span></text:p>
      <text:p text:style-name="P35">To prepare for cloning of the barcoder locus, pSH47 was digested with SacI using 100μl of 250ng/μl pSH47, 100μl NEB Buffer 4, 10μl BSA, 10μl SacI-HF in 1ml sterile water. <text:s/>100μl of this mixture was incubated at 37°C for two hours, and inactivated by incubation at 65°C for 20min. <text:s/>Digest products were purified using a Qiagen Qiaspin kit, and confirmed using 0.8% gel electrophoresis. </text:p>
      <text:p text:style-name="P41"/>
      <text:p text:style-name="P21"><text:span text:style-name="T16">Generating a Barcoder Strain</text:span></text:p>
      <text:p text:style-name="P36"><text:span text:style-name="T2">A linear URA3 cassette flanked by LoxP and Lox2272 sites and homology to the HO gene was amplified from </text:span><text:span text:style-name="T30">purified </text:span><text:span text:style-name="T2">pIS418 with the 5'HO-LoxP-URA and URA-Lox2272-3'HO primers using the following PCR program: </text:span><text:span text:style-name="T15">98°C for 30sec; 25 cycles of 98°C for 10sec, 60°C for 10sec, 72°C for 70sec; 72°C for 5min; 4°C forever</text:span><text:span text:style-name="T15"><office:annotation><dc:creator>Albi Celaj [2]</dc:creator><dc:date>2017-09-05T17:04:00</dc:date><loext:sender-initials>AC</loext:sender-initials><text:p>The 25 cycles step was mentioned clearly in the notebook, the other parts weren’t so I can’t confirm them, but this is what I saw commonly used in other reactions</text:p></office:annotation></text:span><text:span text:style-name="T2">. <text:s text:c="2"/>This PCR reaction was performed using High Fidelity Phusion Master Mix (NEB) and was purified using Qiagen Qiaspin. <text:s/>This cassette was integrated into the HO locus of the RY0148 strain through transformation to serve as the ‘landing pad’ for barcode integration using an EZ transformation kit. <text:s/>Transformants selected for growth in SC –Ura plates, and were later verified to exhibit no growth in 5-FOA. <text:s/>A transformant was selected to confirm HO locus integration using three PCR reactions with the following primer pairs: 5'HO-URAreamp + midURA-5'; 5'HO-URAreamp + midURA-3'; 5'HO-URAreamp + 3'HO-URAreamp. <text:s/>All PCR reactions were performed using High Fidelity Phusion Master Mix (NEB) with the following program: </text:span><text:span text:style-name="T15">98°C for 30sec; 25 cycles of 98°C for 10sec, 50°C for 10sec, 72°C for 70sec; 72°C for 5min; 4°C forever</text:span><text:span text:style-name="T15"><office:annotation><dc:creator>Albi Celaj [2]</dc:creator><dc:date>2017-09-05T17:04:00</dc:date><loext:sender-initials>AC</loext:sender-initials><text:p>There were some other PCR reactions mention in the notebook with the “<text:span text:style-name="T2">5'HO-URAnewseq” primers but I can’t find the sequences for these. <text:s/>The conclusions were the same however</text:span></text:p></office:annotation></text:span><text:span text:style-name="T15">. <text:s/>Expected PCR product size was confirmed using 2% gel electrophoresis.</text:span></text:p>
      <text:p text:style-name="P36"><text:span text:style-name="T15">The HO::LoxP-URA3-Lox2272 integrant strain was then transformed with a mixture of digested pSH47 and purified PCR products to enable in-yeast-assembly</text:span><field:fieldmark-start text:name="__Fieldmark__3386_670295454" field:type="ADDIN CSL_CITATION { &quot;citationItems&quot; : [ { &quot;id&quot; : &quot;ITEM-1&quot;, &quot;itemData&quot; : { &quot;DOI&quot; : &quot;10.1038/nmeth.1318&quot;, &quot;ISSN&quot; : &quot;1548-7105&quot;, &quot;PMID&quot; : &quot;19363495&quot;, &quot;abstract&quot; : &quot;We describe an isothermal, single-reaction method for assembling multiple overlapping DNA molecules by the concerted action of a 5' exonuclease, a DNA polymerase and a DNA ligase. First we recessed DNA fragments, yielding single-stranded DNA overhangs that specifically annealed, and then covalently joined them. This assembly method can be used to seamlessly construct synthetic and natural genes, genetic pathways and entire genomes, and could be a useful molecular engineering tool.&quot;, &quot;author&quot; : [ { &quot;dropping-particle&quot; : &quot;&quot;, &quot;family&quot; : &quot;Gibson&quot;, &quot;given&quot; : &quot;Daniel G&quot;, &quot;non-dropping-particle&quot; : &quot;&quot;, &quot;parse-names&quot; : false, &quot;suffix&quot; : &quot;&quot; }, { &quot;dropping-particle&quot; : &quot;&quot;, &quot;family&quot; : &quot;Young&quot;, &quot;given&quot; : &quot;Lei&quot;, &quot;non-dropping-particle&quot; : &quot;&quot;, &quot;parse-names&quot; : false, &quot;suffix&quot; : &quot;&quot; }, { &quot;dropping-particle&quot; : &quot;&quot;, &quot;family&quot; : &quot;Chuang&quot;, &quot;given&quot; : &quot;Ray-Yuan&quot;, &quot;non-dropping-particle&quot; : &quot;&quot;, &quot;parse-names&quot; : false, &quot;suffix&quot; : &quot;&quot; }, { &quot;dropping-particle&quot; : &quot;&quot;, &quot;family&quot; : &quot;Venter&quot;, &quot;given&quot; : &quot;J Craig&quot;, &quot;non-dropping-particle&quot; : &quot;&quot;, &quot;parse-names&quot; : false, &quot;suffix&quot; : &quot;&quot; }, { &quot;dropping-particle&quot; : &quot;&quot;, &quot;family&quot; : &quot;Hutchison&quot;, &quot;given&quot; : &quot;Clyde A&quot;, &quot;non-dropping-particle&quot; : &quot;&quot;, &quot;parse-names&quot; : false, &quot;suffix&quot; : &quot;&quot; }, { &quot;dropping-particle&quot; : &quot;&quot;, &quot;family&quot; : &quot;Smith&quot;, &quot;given&quot; : &quot;Hamilton O&quot;, &quot;non-dropping-particle&quot; : &quot;&quot;, &quot;parse-names&quot; : false, &quot;suffix&quot; : &quot;&quot; } ], &quot;container-title&quot; : &quot;Nature methods&quot;, &quot;id&quot; : &quot;ITEM-1&quot;, &quot;issue&quot; : &quot;5&quot;, &quot;issued&quot; : { &quot;date-parts&quot; : [ [ &quot;2009&quot;, &quot;5&quot; ] ] }, &quot;page&quot; : &quot;343-5&quot;, &quot;title&quot; : &quot;Enzymatic assembly of DNA molecules up to several hundred kilobases.&quot;, &quot;type&quot; : &quot;article-journal&quot;, &quot;volume&quot; : &quot;6&quot; }, &quot;uris&quot; : [ &quot;http://www.mendeley.com/documents/?uuid=c0719c67-5ebf-4c45-9c82-1a012b4e6ee3&quot; ] } ], &quot;mendeley&quot; : { &quot;formattedCitation&quot; : &quot;&lt;sup&gt;44&lt;/sup&gt;&quot;, &quot;plainTextFormattedCitation&quot; : &quot;44&quot;, &quot;previouslyFormattedCitation&quot; : &quot;&lt;sup&gt;44&lt;/sup&gt;&quot; }, &quot;properties&quot; : {  }, &quot;schema&quot; : &quot;https://github.com/citation-style-language/schema/raw/master/csl-citation.json&quot; }"/><text:span text:style-name="T5">44</text:span><field:fieldmark-end/><text:span text:style-name="T15">. <text:s/>Transformation was carried out using a previously established protocol</text:span><field:fieldmark-start text:name="__Fieldmark__3392_670295454" field:type="ADDIN CSL_CITATION { &quot;citationItems&quot; : [ { &quot;id&quot; : &quot;ITEM-1&quot;, &quot;itemData&quot; : { &quot;DOI&quot; : &quot;10.1038/nprot.2007.13&quot;, &quot;ISSN&quot; : &quot;1754-2189&quot;, &quot;author&quot; : [ { &quot;dropping-particle&quot; : &quot;&quot;, &quot;family&quot; : &quot;Gietz&quot;, &quot;given&quot; : &quot;R Daniel&quot;, &quot;non-dropping-particle&quot; : &quot;&quot;, &quot;parse-names&quot; : false, &quot;suffix&quot; : &quot;&quot; }, { &quot;dropping-particle&quot; : &quot;&quot;, &quot;family&quot; : &quot;Schiestl&quot;, &quot;given&quot; : &quot;Robert H&quot;, &quot;non-dropping-particle&quot; : &quot;&quot;, &quot;parse-names&quot; : false, &quot;suffix&quot; : &quot;&quot; } ], &quot;container-title&quot; : &quot;Nature Protocols&quot;, &quot;id&quot; : &quot;ITEM-1&quot;, &quot;issue&quot; : &quot;1&quot;, &quot;issued&quot; : { &quot;date-parts&quot; : [ [ &quot;2007&quot;, &quot;1&quot;, &quot;31&quot; ] ] }, &quot;page&quot; : &quot;31-34&quot;, &quot;publisher&quot; : &quot;Nature Publishing Group&quot;, &quot;title&quot; : &quot;High-efficiency yeast transformation using the LiAc/SS carrier DNA/PEG method&quot;, &quot;type&quot; : &quot;article-journal&quot;, &quot;volume&quot; : &quot;2&quot; }, &quot;uris&quot; : [ &quot;http://www.mendeley.com/documents/?uuid=3273b69b-7185-3447-a7b7-b13f93c9ab0f&quot; ] } ], &quot;mendeley&quot; : { &quot;formattedCitation&quot; : &quot;&lt;sup&gt;45&lt;/sup&gt;&quot;, &quot;plainTextFormattedCitation&quot; : &quot;45&quot;, &quot;previouslyFormattedCitation&quot; : &quot;&lt;sup&gt;45&lt;/sup&gt;&quot; }, &quot;properties&quot; : {  }, &quot;schema&quot; : &quot;https://github.com/citation-style-language/schema/raw/master/csl-citation.json&quot; }"/><text:span text:style-name="T9">45</text:span><field:fieldmark-end/><text:span text:style-name="T15">, with a ~1:6 mixture of digested pSH47:HphMX4 barcode cassette (</text:span>~12<text:span text:style-name="T66">μ</text:span>g digested pSH47 and 15<text:span text:style-name="T66">μ</text:span>g cassette)<text:span text:style-name="T15">. <text:s/>Transformants </text:span><text:span text:style-name="T2">were grown at 30°C in YPG +HygroB plates for 3 days, allowing both selection of successful transformants and Gal1p-Cre induction. These cells were then scraped and grown overnight in 5-FOA plates to select against non-recombinant strains, and strains containing the recombined barcoder plasmid.</text:span></text:p>
      <text:p text:style-name="P36"><text:span text:style-name="T2">Twenty colonies were tested for barcode integration using PCR and Sanger sequencing. <text:s/>Lysates were made by mixing a sample of each colony with </text:span>2μl Sterile DNA Free Water, 2μl 0.2M pH 7.4 Sodium Phosphate Buffer, 0.5 μl 5U/μl zymoresearch zymolyase and incubated at 37°C for 25min and 95°C for 10 min, and stopped by adding 125μl of sterile DNA-free Water. To each lyzed colonly, two <text:span text:style-name="T2">sets of primer pairs to verify the strain barcode-specific UP and DN </text:span><text:soft-page-break/><text:span text:style-name="T2">tag - US2 and a sequence complementary to 5’ of the HO gene (5’HO); DS1 and a sequence complementary to the 3’ of the HO gene (3’HO)</text:span><text:span text:style-name="T15">, </text:span><text:span text:style-name="T2">using the following program:</text:span><text:span text:style-name="T15"> 98°C for 30sec; 25 cycles of 98°C for 10sec, 59°C for 15sec, 72°C for 30sec; 72°C for 5min; 4°C forever.</text:span><text:span text:style-name="T2"> <text:s/>PCR reactions were performed using High Fidelity Phusion Master Mix (NEB) and analyzed using 4% gel electrophoresis to verify the presence of 263bp and 251bp bands. <text:s/>EXOSAP purification was performed on the PCR products by adding 10</text:span>μl EXOSAP mix (0.025μl ExoI (0.5U), 0.1μl Antarctic Phosphatase (0.5U), 3.5μl 10X Antarctic Phosphatase Buffer, 6.375μl dH<text:span text:style-name="T80">2</text:span>O) to 25μl of PCR products and incubating at <text:span text:style-name="T15">37°C for 30min; 80°C for 20min, then diluting with 35</text:span>μl of DNA-free H<text:span text:style-name="T80">2</text:span>O to stop the reaction. <text:s/><office:annotation office:name="__Annotation__3518_670295454"><dc:creator>Albi Celaj [2]</dc:creator><dc:date>2017-09-11T18:31:00</dc:date><loext:sender-initials>AC</loext:sender-initials><text:p>I am going to omit the MiSeq step to verify complexity, let me know if it is worth mentioning here + the results</text:p></office:annotation>Diluted EXOSAP products were Sanger sequenced with the 5’HO seq and 3’HO seq primers to confirm the correct barcode construct.<office:annotation-end office:name="__Annotation__3518_670295454"/></text:p>
      <text:p text:style-name="P9"/>
      <text:h text:style-name="P23" text:outline-level="1"><text:span text:style-name="T16">Creating A ‘Gold Standard’ Genotyped Set</text:span></text:h>
      <text:p text:style-name="P36"><text:span text:style-name="T2">To create a ‘Gold Standard’ genotyped set, 40 progeny strains (19 MAT</text:span><text:span text:style-name="T16">a</text:span><text:span text:style-name="T2"> and 21 MAT</text:span><text:span text:style-name="T22">α</text:span><text:span text:style-name="T30">) were subject to i</text:span><text:span text:style-name="T2">ndividual strain genotyping. For these 40 strains, and for an RY0148 isolate, the strain-specific UP and DN tags were also PCR amplified using two sets of primers and subject to Sanger sequencing as above. </text:span></text:p>
      <text:p text:style-name="P36"><text:span text:style-name="T81">To genotype each strain at the 16 ABC transporter loci, two PCR reactions were performed for each locus - one to determine the presence of a GFP integration cassette, and another to determine the presence of the wild type gene, as previously described</text:span><field:fieldmark-start text:name="__Fieldmark__3537_670295454"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16&lt;/sup&gt;&quot;, &quot;plainTextFormattedCitation&quot; : &quot;16&quot;, &quot;previouslyFormattedCitation&quot; : &quot;&lt;sup&gt;16&lt;/sup&gt;&quot; }, &quot;properties&quot; : {  }, &quot;schema&quot; : &quot;https://github.com/citation-style-language/schema/raw/master/csl-citation.json&quot; }"/><text:span text:style-name="T84">16</text:span><field:fieldmark-end/><text:span text:style-name="T81">. <text:s/>For the cassette confirmation reactions, locus–specific PCR primers from the 5</text:span><text:span text:style-name="T83">′</text:span><text:span text:style-name="T81"> flanking sequences of each gene were paired with a common primer complementary to the </text:span><text:span text:style-name="T85">GFP</text:span><text:span text:style-name="T81"> cassette (Data S2). <text:s/>Gene presence confirmation primers were designed individually for each gene (Data S2). PCR reactions were performed with a Platinum HiFi mix using the following program: </text:span><text:span text:style-name="T15">94°C for 2min; 34 cycles of 94°C for 30sec, 55°C for 30sec, 68°C for 60sec; 68°C for 10min; 4°C forever.</text:span><text:span text:style-name="T81"> <text:s/>PCR products were analyzed using gel electrophoresis.</text:span></text:p>
      <text:h text:style-name="P10" text:outline-level="1"/>
      <text:h text:style-name="P23" text:outline-level="1"><text:span text:style-name="T16">Generating Barcoded Random Knockout Progeny</text:span></text:h>
      <text:p text:style-name="P21"><text:span text:style-name="T53">Mating, sporulation, and haploid selection was performed between the RY0622 ‘Green Monster’ strain (</text:span><text:span text:style-name="T81">MAT</text:span><text:span text:style-name="T86">a</text:span><text:span text:style-name="T82">) and the RY0148 </text:span><text:span text:style-name="T81">barcoder strain (MAT</text:span><text:span text:style-name="T87">α</text:span><text:span text:style-name="T81">) as </text:span><text:span text:style-name="T81"><office:annotation office:name="__Annotation__3595_670295454"><dc:creator>Albi Celaj [2]</dc:creator><dc:date>2017-08-24T14:59:00</dc:date><loext:sender-initials>AC</loext:sender-initials><text:p>Seems from Louai’s notes that the same protocol was used, so no need to copy and paste</text:p></office:annotation></text:span><text:span text:style-name="T81">previously described</text:span><office:annotation-end office:name="__Annotation__3595_670295454"/><field:fieldmark-start text:name="__Fieldmark__3597_670295454"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16&lt;/sup&gt;&quot;, &quot;plainTextFormattedCitation&quot; : &quot;16&quot;, &quot;previouslyFormattedCitation&quot; : &quot;&lt;sup&gt;16&lt;/sup&gt;&quot; }, &quot;properties&quot; : {  }, &quot;schema&quot; : &quot;https://github.com/citation-style-language/schema/raw/master/csl-citation.json&quot; }"/><text:span text:style-name="T84">16</text:span><field:fieldmark-end/><text:span text:style-name="T81">, selecting for MAT</text:span><text:span text:style-name="T86">a</text:span><text:span text:style-name="T81"> and MAT</text:span><text:span text:style-name="T87">α</text:span><text:span text:style-name="T81"> progeny separately. <text:s/></text:span><text:span text:style-name="T75">Using colony plating, sporulation efficiency was estimated at 24% - 1080 colonies grew in SC, 140 colonies grew in SC </text:span><text:span text:style-name="T76">–</text:span><text:span text:style-name="T75">His (MAT</text:span><text:span text:style-name="T77">a</text:span><text:span text:style-name="T75"> haploid selection), and 120 colonies grew in SC </text:span><text:span text:style-name="T76">–</text:span><text:span text:style-name="T75">Leu (MAT</text:span><text:span text:style-name="T78">α</text:span><text:span text:style-name="T75"> haploid selection).</text:span><text:span text:style-name="T81"> <text:s/>The two pools were then grown in YPD +HygroB to select for barcoded haploids. <text:s/>The SC </text:span><text:span text:style-name="T2">–</text:span><text:span text:style-name="T81">Leu pool was further grown in SC </text:span><text:span text:style-name="T2">–</text:span><text:span text:style-name="T81">Ura to select against barcoder strain parents that may have escaped diploid selection. </text:span><text:span text:style-name="T94"><office:annotation office:name="__Annotation__3656_670295454"><dc:creator>Albi Celaj [2]</dc:creator><dc:date>2017-09-08T11:26:00</dc:date><loext:sender-initials>AC</loext:sender-initials><text:p>In Apr 2012 Powerpoint, it’s 5,078 MATa and 5,844 MATalpha, but from the file these are the numbers used (makes sense as this corresponds to a whole number of plates)</text:p></office:annotation></text:span><text:span text:style-name="T81">Using a QPix colony picker, 5,461 MAT</text:span><text:span text:style-name="T86">a </text:span><text:span text:style-name="T82"><text:s/>and 5,461 MAT</text:span><text:span text:style-name="T87">α</text:span><text:span text:style-name="T83"> </text:span><text:span text:style-name="T82">colonies were picked </text:span><text:span text:style-name="T83">onto 384 well plates. </text:span><office:annotation-end office:name="__Annotation__3656_670295454"/><text:span text:style-name="T83"><text:s/></text:span><office:annotation office:name="__Annotation__3682_670295454"><dc:creator>Albi Celaj [2]</dc:creator><dc:date>2017-09-12T12:06:00</dc:date><loext:sender-initials>AC</loext:sender-initials><text:p>Nozomu: The positions of these strains stated don’t correspond to the data. <text:s/>I can either leave out the positions or double check</text:p></office:annotation><text:span text:style-name="T53">In addition, 299 known positions in both the </text:span><text:span text:style-name="T81">MAT</text:span><text:span text:style-name="T86">a</text:span><text:span text:style-name="T53"> and </text:span><text:span text:style-name="T82">MAT</text:span><text:span text:style-name="T87">α</text:span><text:span text:style-name="T53"> arrayed collections consisted of known strains – either one of 40 ‘Gold Standard’ genotyped strains, RY0148, or RY0622 – to act as genotyping controls (Data S2). <text:s/></text:span><office:annotation-end office:name="__Annotation__3682_670295454"/></text:p>
      <text:p text:style-name="P24"/>
      <text:h text:style-name="P20" text:outline-level="1"><text:span text:style-name="T16">Pooled Strain Genotyping</text:span></text:h>
      <text:p text:style-name="P36"><text:span text:style-name="T2">A previously-developed Row-Column-Plate (RCP)-PCR protocol</text:span><field:fieldmark-start text:name="__Fieldmark__3694_670295454"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25&lt;/sup&gt;&quot;, &quot;plainTextFormattedCitation&quot; : &quot;25&quot;, &quot;previouslyFormattedCitation&quot; : &quot;&lt;sup&gt;25&lt;/sup&gt;&quot; }, &quot;properties&quot; : {  }, &quot;schema&quot; : &quot;https://github.com/citation-style-language/schema/raw/master/csl-citation.json&quot; }"/><text:span text:style-name="T5">25</text:span><field:fieldmark-end/><text:span text:style-name="T2"> was adapted in order to perform </text:span><text:span text:style-name="T43">en-masse </text:span><text:span text:style-name="T2">genotyping of the random knockout progeny using high throughput sequencing. <text:s/>This protocol first uniquely tags PCR products originating from the same well on a given plate, by the use of a 5’ tag encoding the well row (R) in forward primers, a 5’ tag encoding the well column (C) in the reverse primers</text:span><field:fieldmark-start text:name="__Fieldmark__3727_670295454"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25&lt;/sup&gt;&quot;, &quot;plainTextFormattedCitation&quot; : &quot;25&quot;, &quot;previouslyFormattedCitation&quot; : &quot;&lt;sup&gt;25&lt;/sup&gt;&quot; }, &quot;properties&quot; : {  }, &quot;schema&quot; : &quot;https://github.com/citation-style-language/schema/raw/master/csl-citation.json&quot; }"/><text:span text:style-name="T5">25</text:span><field:fieldmark-end/><text:span text:style-name="T2">. Additionally, these primers contain a </text:span><text:soft-page-break/><text:span text:style-name="T2">linker sequence (PS1 or PS2) which primes a second reaction encoding the plate of origin (</text:span><text:span text:style-name="T53">Data S2</text:span><text:span text:style-name="T2">). <text:s/></text:span></text:p>
      <text:p text:style-name="P35"><text:span text:style-name="T2">For each well in the collection, lysates were made on a new set of plates. <text:s/>4μl of overnight yeast culture was mixed with </text:span>8<text:span text:style-name="T2">μ</text:span>l 0.2M sodium phosphate buffer (pH 7.4), 4<text:span text:style-name="T2">μ</text:span>l DNA free dH2O, 0.05<text:span text:style-name="T2">μ</text:span>l 5U/<text:span text:style-name="T2">μ</text:span>l Zymoresearch zymolyase and incubated at 37<text:span text:style-name="T15">°</text:span>C for 35 minutes. <text:s/>64<text:span text:style-name="T2">μ</text:span>l DNA free dH2O was added to each well to stop the reaction.</text:p>
      <text:p text:style-name="P36"><text:span text:style-name="T2">Four ‘Row-Column’ PCR reactions were performed on the lysates with the following primer pairs: PS1+R+U1 and PS2+C+U2 to amplify DNA barcodes encoding the UP tags for each gene deletion; PS1+R+D1 and PS2+C+D2 to amplify the deletion-specific DN tags; PS1+R+US1 and PS2+C+US2 to amplify the strain-specific UP tag; PS1+R+DS1 and PS2+C+DS2 to amplify the strain-specific DN tag (Data S2). <text:s/>PCR reactions were performed with 2μl of lysed colonies using a Hydrocycler with the following program: </text:span><text:span text:style-name="T15">95°C for 5min; 23 cycles of 95°C for 60sec, 57°C for 35sec, 72°C for 45sec; 72°C for 2min; 4°C forever</text:span><text:span text:style-name="T2">. <text:s/>Row-Column PCR products from each plate were pooled and size was verified on a 4% agarose gel. <text:s/></text:span><text:span text:style-name="T15">PCR products from each plate were pooled and 260</text:span><text:span text:style-name="T26">μ</text:span><text:span text:style-name="T15">l was purified using a </text:span>Qiagen Qiaquik Spin<text:span text:style-name="T15"> kit</text:span><text:span text:style-name="T2">. <text:s/></text:span><text:span text:style-name="T30">DNA yield was quantified using a Nanoquant. <text:s/></text:span><text:span text:style-name="T2">From the resulting products from each plate, Illumina adapters containing plate tags were added using an additional PCR reaction as previously described</text:span><field:fieldmark-start text:name="__Fieldmark__3890_670295454"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25&lt;/sup&gt;&quot;, &quot;plainTextFormattedCitation&quot; : &quot;25&quot;, &quot;previouslyFormattedCitation&quot; : &quot;&lt;sup&gt;25&lt;/sup&gt;&quot; }, &quot;properties&quot; : {  }, &quot;schema&quot; : &quot;https://github.com/citation-style-language/schema/raw/master/csl-citation.json&quot; }"/><text:span text:style-name="T5">25</text:span><field:fieldmark-end/><text:span text:style-name="T2">. A pair of PXX_PE1.0 and PYY_PE2.0 primers (Data S2) were added to 3-6</text:span><text:span text:style-name="T28">μ</text:span><text:span text:style-name="T2">l pooled products (calibrated to ~150ng) from each plate to encode the plate of origin, and were amplified using the following PCR program: </text:span><text:span text:style-name="T15">98°C for 30sec; 15 cycles of 98°C for 10sec, 59°C for 15sec, 72°C for 40sec; 72°C for 2min; 4°C forever. <text:s/>All PCR reactions above were performed using High Fidelity Phusion Master Mix (NEB). <text:s/></text:span></text:p>
      <text:p text:style-name="P36"><text:span text:style-name="T15">Expected product size from the plate tags was confirmed on 4% agarose gel. PCR products were purified using a </text:span>Qiagen Qiaquik Spin<text:span text:style-name="T15"> kit. <text:s/>qPCR was performed on all plate tag PCR products using a light cycler and KAPA Illumina sequencing quantification kit. <text:s/>qPCR results were used to pool approximately equal amounts of all samples, and 100</text:span><text:span text:style-name="T26">μ</text:span><text:span text:style-name="T15">l of this multiplexed sample were run on a 4% gel. <text:s/>Products of the</text:span><text:span text:style-name="T15"><office:annotation office:name="__Annotation__3953_670295454"><dc:creator>Albi Celaj [2]</dc:creator><dc:date>2017-09-12T11:37:00</dc:date><loext:sender-initials>AC</loext:sender-initials><text:p>Nozomu: There was a bead enrichment strategy mentioned in Louai’s notes. <text:s/>My assumption is that this wasn’t used ultimately?</text:p></office:annotation></text:span><text:span text:style-name="T15"> desired size (260-290bp) were isolated from each lane, and purified using a Qiagen gel purify kit and another qPCR was run on the purified sample.</text:span><text:span text:style-name="T34"> </text:span><office:annotation-end office:name="__Annotation__3953_670295454"/></text:p>
      <text:p text:style-name="P4"/>
      <text:h text:style-name="P20" text:outline-level="1"><text:span text:style-name="T16">Analysis of Pooled </text:span><text:span text:style-name="T16"><office:annotation office:name="__Annotation__3958_670295454"><dc:creator>Albi Celaj [2]</dc:creator><dc:date>2017-08-24T14:59:00</dc:date><loext:sender-initials>AC</loext:sender-initials><text:p>Nozomu: I have no idea about the sequencing performed here and how the script works</text:p></office:annotation></text:span><text:span text:style-name="T16">Strain Genotyping</text:span><office:annotation-end office:name="__Annotation__3958_670295454"/><text:span text:style-name="T16"> Data</text:span></text:h>
      <text:p text:style-name="P36"><text:span text:style-name="T2">Pooled strain genotyping PCR products were sequenced using an Illumina HiSeq, and the reads were demultiplexed into individual samples corresponding to a plate and well of origin using a Perl script. <text:s/></text:span></text:p>
      <text:p text:style-name="P36"><text:span text:style-name="T2">For each sample</text:span><text:span text:style-name="T2"><office:annotation office:name="__Annotation__3998_670295454"><dc:creator>Albi Celaj [2]</dc:creator><dc:date>2017-08-24T14:59:00</dc:date><loext:sender-initials>AC</loext:sender-initials><text:p>Nozomu: I will need your help to describe the pipeline briefly here. </text:p></office:annotation></text:span><text:span text:style-name="T2">, a genotype calling pipeline determined the strain-specific tag sequences and genotype from the reads</text:span><office:annotation-end office:name="__Annotation__3998_670295454"/><text:span text:style-name="T2">. The parameters of this pipeline were trained based on known reference strains. <text:s/>Cross-validated accuracy for each gene is reported in Fig. S2A.</text:span></text:p>
      <text:p text:style-name="P36"><text:span text:style-name="T2">UP or DN tag identity and a corresponding genotype was successfully determined for 7,195 samples. For 7,030 samples, the UP or DN tag was unique, and for 165 samples, both the UP and DN tag sequences were redundant with another sample where the called genotype was isogenic or highly similar (</text:span><text:span text:style-name="T90">≤2 differences), indicating the presence of a single strain in multiple wells. When processing the sequencing data, a single strain was randomly chosen to represent each unique UP and DN tag sequence.</text:span></text:p>
      <text:p text:style-name="P7"/>
      <text:h text:style-name="P20" text:outline-level="1"><text:span text:style-name="T16">Examining Putative Wild-Type Pool Strains</text:span></text:h>
      <text:p text:style-name="P21"><text:soft-page-break/><text:span text:style-name="T2">For </text:span><office:annotation office:name="__Annotation__4061_670295454"><dc:creator>Albi Celaj [2]</dc:creator><dc:date>2017-08-24T14:59:00</dc:date><loext:sender-initials>AC</loext:sender-initials><text:p>Note to self: Double check these numbers</text:p></office:annotation><text:span text:style-name="T2">73 MAT</text:span><text:span text:style-name="T16">a</text:span><text:span text:style-name="T2"> and 131 MAT</text:span><text:span text:style-name="T87">α</text:span><text:span text:style-name="T83"> strains</text:span><office:annotation-end office:name="__Annotation__4061_670295454"/><text:span text:style-name="T83">, pooled sequencing analysis had called the genotype as wild-type. <text:s/>Many of these strains were isolated and tested for the presence of one or more gene knockout cassettes by growth in SC –Ura. Out of 96 MAT</text:span><text:span text:style-name="T87">α</text:span><text:span text:style-name="T83"> strains, </text:span><text:span text:style-name="T83"><office:annotation office:name="__Annotation__4076_670295454"><dc:creator>Albi Celaj [2]</dc:creator><dc:date>2017-08-24T14:59:00</dc:date><loext:sender-initials>AC</loext:sender-initials><text:p>Note to self: I should actually re-run the pipeline with these strains present, and collapse all redundant barcodes into one strain</text:p></office:annotation></text:span><text:span text:style-name="T83">74 exhibited no detectable growth</text:span><office:annotation-end office:name="__Annotation__4076_670295454"/><text:span text:style-name="T83"> in SC –Ura, and likely arose from remaining barcoder parents which had escaped a previous SC –Ura selection step. <text:s/>The genotypes for the these 74 strains were kept as is, while the other 23 strains, as well as 46 untested strains were discarded from the analysis. Out of 45 MAT</text:span><text:span text:style-name="T16">a </text:span><text:span text:style-name="T2">strains, all exhibited growth in SC-Ura. Individual genotyping was performed for these MAT</text:span><text:span text:style-name="T16">a</text:span><text:span text:style-name="T2"> strains, and was successful for 40 of 45 strains, confirming the lack of true wild types. These strains had their stated genotype was corrected (Data S2). The 5 unsucessfully genotyped strains, as well as 28 additional strains were discarded from analysis. <text:s/>When calculating linkage and distribution of gene knockouts (Fig. S2), the wild-type MAT</text:span><text:span text:style-name="T87">α</text:span><text:span text:style-name="T83"> strains were excluded from analysis as they were likely parental strains rather than progeny arising from mating.</text:span></text:p>
      <text:p text:style-name="P7"/>
      <text:h text:style-name="P20" text:outline-level="1"><text:span text:style-name="T16">Estimating Genotyping Accuracy by Knockout Distribution</text:span></text:h>
      <text:p text:style-name="P21">To lend independent support to the genotyping accuracy determined by gold standard strains, an alternate method based on the distribution of knockouts in the population was used. <text:s/>Since <text:span text:style-name="T60">en masse </text:span>genotyping associates barcode sequences with ABC transporter knockouts, the absence of a given barcode implies either a wild-type genotype at that locus or a failure in amplification, sequencing, or calling. <text:s/>Conversely, <office:annotation office:name="__Annotation__4126_670295454"><dc:creator>Albi Celaj [2]</dc:creator><dc:date>2017-08-24T14:59:00</dc:date><loext:sender-initials>AC</loext:sender-initials><text:p>Nozomu: Is it possible to have the per-gene confusion matrix for the high throughput genotyping? (i.e. to know how often the knockout was called as wildtype, and how often the wildtype was called as knockout).</text:p></office:annotation>cases where a wild-type is called as a mutant are expected to be comparably <office:annotation-end office:name="__Annotation__4126_670295454"/>rare. <text:s/>Excess wild-type calls lead to a reduction in the average number of knockouts in the pool, and can be used to estimate genotyping accuracy. <text:s/><text:span text:style-name="T15">The average number of knockouts in the pool was 7.0, lower than the 8 expected with perfect genotyping. <text:s/>If there are no wild-type to mutant miscalls, this number is most likely with an asymmetric genotyping accuracy of 93.8%, compared to the 93.2% estimated by comparison to gold standards (Fig. S2C). </text:span></text:p>
      <text:p text:style-name="P7"/>
      <text:h text:style-name="P20" text:outline-level="1"><text:span text:style-name="T16">Indiviual Liquid Growth Profiling</text:span></text:h>
      <text:p text:style-name="P21"><text:span text:style-name="T2">To measure individual strain growth, the </text:span><text:span text:style-name="T81">OD</text:span><text:span text:style-name="T88">600 nm <text:s/></text:span><text:span text:style-name="T2">of a 0.0625 OD</text:span><text:span text:style-name="T88">600 nm</text:span><text:span text:style-name="T2"> starting culture was measured in the appropriate medium every 15 mins using a GENios microplate reader (Tecan).</text:span></text:p>
      <text:p text:style-name="P7"/>
      <text:h text:style-name="P20" text:outline-level="1"><text:span text:style-name="T16">Drug Testing for Growth Inhibition</text:span></text:h>
      <text:p text:style-name="P21"><text:span text:style-name="T2">The effects of 16 different drugs on strain growth were tested to find a concentration which inhibits </text:span><text:span text:style-name="T2"><office:annotation office:name="__Annotation__4167_670295454"><dc:creator>Albi Celaj [2]</dc:creator><dc:date>2017-08-24T14:59:00</dc:date><loext:sender-initials>AC</loext:sender-initials><text:p>Marinella: Which strain was wild type? Was it the barcoder strain?</text:p></office:annotation></text:span><text:span text:style-name="T2">wild type </text:span><office:annotation-end office:name="__Annotation__4167_670295454"/><text:span text:style-name="T2">growth by approximately 20% (Data S3). <text:s/>All drugs used were dissolved in 2% DMSO, which was used as a solvent control. <text:s/>Growth was determined by the Average_G metric</text:span><field:fieldmark-start text:name="__Fieldmark__4173_670295454" field:type="ADDIN CSL_CITATION { &quot;citationItems&quot; : [ { &quot;id&quot; : &quot;ITEM-1&quot;, &quot;itemData&quot; : { &quot;DOI&quot; : &quot;10.1007/978-1-61779-173-4_15&quot;, &quot;author&quot; : [ { &quot;dropping-particle&quot; : &quot;&quot;, &quot;family&quot; : &quot;Proctor&quot;, &quot;given&quot; : &quot;Michael&quot;, &quot;non-dropping-particle&quot; : &quot;&quot;, &quot;parse-names&quot; : false, &quot;suffix&quot; : &quot;&quot; }, { &quot;dropping-particle&quot; : &quot;&quot;, &quot;family&quot; : &quot;Urbanus&quot;, &quot;given&quot; : &quot;Malene L.&quot;, &quot;non-dropping-particle&quot; : &quot;&quot;, &quot;parse-names&quot; : false, &quot;suffix&quot; : &quot;&quot; }, { &quot;dropping-particle&quot; : &quot;&quot;, &quot;family&quot; : &quot;Fung&quot;, &quot;given&quot; : &quot;Eula L.&quot;, &quot;non-dropping-particle&quot; : &quot;&quot;, &quot;parse-names&quot; : false, &quot;suffix&quot; : &quot;&quot; }, { &quot;dropping-particle&quot; : &quot;&quot;, &quot;family&quot; : &quot;Jaramillo&quot;, &quot;given&quot; : &quot;Daniel F.&quot;, &quot;non-dropping-particle&quot; : &quot;&quot;, &quot;parse-names&quot; : false, &quot;suffix&quot; : &quot;&quot; }, { &quot;dropping-particle&quot; : &quot;&quot;, &quot;family&quot; : &quot;Davis&quot;, &quot;given&quot; : &quot;Ronald W.&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id&quot; : &quot;ITEM-1&quot;, &quot;issued&quot; : { &quot;date-parts&quot; : [ [ &quot;2011&quot; ] ] }, &quot;page&quot; : &quot;239-269&quot;, &quot;publisher&quot; : &quot;Humana Press&quot;, &quot;title&quot; : &quot;The Automated Cell: Compound and Environment Screening System (ACCESS) for Chemogenomic Screening&quot;, &quot;type&quot; : &quot;chapter&quot; }, &quot;uris&quot; : [ &quot;http://www.mendeley.com/documents/?uuid=00b312a1-1d4f-364a-b2de-cd00ccc99b69&quot; ] } ], &quot;mendeley&quot; : { &quot;formattedCitation&quot; : &quot;&lt;sup&gt;46&lt;/sup&gt;&quot;, &quot;plainTextFormattedCitation&quot; : &quot;46&quot;, &quot;previouslyFormattedCitation&quot; : &quot;&lt;sup&gt;46&lt;/sup&gt;&quot; }, &quot;properties&quot; : {  }, &quot;schema&quot; : &quot;https://github.com/citation-style-language/schema/raw/master/csl-citation.json&quot; }"/><text:span text:style-name="T5">46</text:span><field:fieldmark-end/><text:span text:style-name="T2">, which represents the average generation time. </text:span></text:p>
      <text:p text:style-name="P7"/>
      <text:h text:style-name="P20" text:outline-level="1"><text:span text:style-name="T16"><office:annotation office:name="__Annotation__4183_670295454"><dc:creator>Albi Celaj [2]</dc:creator><dc:date>2017-08-24T14:59:00</dc:date><loext:sender-initials>AC</loext:sender-initials><text:p>Marinella may have to review this part, ask for her protocol</text:p></office:annotation></text:span><text:span text:style-name="T16">Population Growth Profiling by High-Throughput Sequencing</text:span><office:annotation-end office:name="__Annotation__4183_670295454"/></text:h>
      <text:p text:style-name="P21"><text:span text:style-name="T2">Progeny with at least one mapped strain-specific barcode (Data S2) were combined into two separate liquid </text:span><text:span text:style-name="T2"><office:annotation office:name="__Annotation__4199_670295454"><dc:creator>Albi Celaj [2]</dc:creator><dc:date>2017-08-24T14:59:00</dc:date><loext:sender-initials>AC</loext:sender-initials><text:p>Nozomu: Were there any strains excluded when making these? (e.g. those for which the barcode could not be determined)</text:p><text:p/><text:p>I could also test this computationally if you don’t have the answer at hand</text:p></office:annotation></text:span><text:span text:style-name="T2">YPD + glycerol pools</text:span><office:annotation-end office:name="__Annotation__4199_670295454"/><text:span text:style-name="T2"> separated by mating type, and kept at −80°C. <text:s/></text:span><text:span text:style-name="T81">Samples from the original YPD + glycerol pool were thawn and added to the appropriate drug or solvent containing medium at a final concentration of 0.0625 OD</text:span><text:span text:style-name="T88">600 nm </text:span><text:span text:style-name="T81">in 10ml. <text:s/>For the solvent control, a 0 generation sample was immediately harvested for sequencing. <text:s/>After growth to approximately 2 OD</text:span><text:span text:style-name="T88">600 nm</text:span><text:span text:style-name="T81">, </text:span><text:span text:style-name="T81"><office:annotation office:name="__Annotation__4241_670295454"><dc:creator>Albi Celaj [2]</dc:creator><dc:date>2017-08-24T14:59:00</dc:date><loext:sender-initials>AC</loext:sender-initials><text:p>Marinella: how much was taken?</text:p></office:annotation></text:span><text:span text:style-name="T81">a sample </text:span><office:annotation-end office:name="__Annotation__4241_670295454"/><text:span text:style-name="T81">was taken from each drug for sequencing and cells were resuspended in fresh medium to a final concentration of 0.0625 OD</text:span><text:span text:style-name="T88">600 nm</text:span><text:span text:style-name="T81">. <text:s/>This process was repeated until 4 generations of samples were collected. <text:s/>Collected samples corresponded approximately to 5, 10, 15, and 20 generations of growth. <text:s/></text:span><text:span text:style-name="T2">Harvested samples were subject to </text:span><text:span text:style-name="T2"><office:annotation office:name="__Annotation__4273_670295454"><dc:creator>Albi Celaj [2]</dc:creator><dc:date>2017-08-24T14:59:00</dc:date><loext:sender-initials>AC</loext:sender-initials><text:p>Marinella: Is this correct?</text:p></office:annotation></text:span><text:span text:style-name="T2">genomic DNA extraction</text:span><office:annotation-end office:name="__Annotation__4273_670295454"/><text:span text:style-name="T2"> using a YeaStar™ Genomic DNA Kit, quantified using a Qubit</text:span><text:span text:style-name="T5">®</text:span><text:span text:style-name="T2"> 2.0 fluorometer, and diluted to a </text:span><text:soft-page-break/><text:span text:style-name="T2">final concentration of 20ng/</text:span><text:span text:style-name="T28">μ</text:span><text:span text:style-name="T30">l. <text:s/></text:span><text:span text:style-name="T2">Approximately 350ng of isolated DNA was extracted from each sample and added to 20</text:span><text:span text:style-name="T28">μ</text:span><text:span text:style-name="T2">L of 2x Platinum PCR SuperMix High Fidelity, 1</text:span><text:span text:style-name="T28">μ</text:span><text:span text:style-name="T2">L of 10</text:span><text:span text:style-name="T28">μ</text:span><text:span text:style-name="T2">M F primer, and 1μl of 10</text:span><text:span text:style-name="T28">μ</text:span><text:span text:style-name="T2">M R primer. <text:s/>F and R primer pairs were PXX+US1/</text:span> <text:span text:style-name="T2">PYY+US2 and PXX+DS1/PYY+DS2 for the strain-specific UP and DN tag, respectively. PXX and PYY correspond to sequences containing plate-specific Illumina sequencing adapters, as well as tags which were used to demultiplex the samples (See Data S2).</text:span><text:span text:style-name="T89"> <text:s/></text:span><text:span text:style-name="T2">PCR products amplified using the following PCR program: 98°C for 30sec; 24 cycles of 98°C for 10sec, 60°C for 10sec, 72°C for 1min; 72°C for 5min; 4°C forever.</text:span></text:p>
      <text:p text:style-name="P21"><text:span text:style-name="T30">PCR products were subject to gel electrophoresis, and ~210bp bands were isolated, subject <text:s/>to gel purification, and eluted in 60</text:span><text:span text:style-name="T28">μ</text:span><text:span text:style-name="T30">l tris buffer. <text:s/>DNA yield was quantified in duplicate using a KAPA qPCR assay kit, at 1,000-fold, 10,000-fold, and 100,000-fold dilutions to find a concentration within standard curve range. <text:s/>Samples were pooled to yield approximately equal amounts of DNA, and subject to sequencing using an Illumina NextSeq 500 Mid Output kit.</text:span></text:p>
      <text:p text:style-name="P16"/>
      <text:h text:style-name="P20" text:outline-level="1"><text:span text:style-name="T16">Sequence Data Processing</text:span></text:h>
      <text:p text:style-name="P21"><text:span text:style-name="T2">Paired-end Illumina sequencing data were first de-multiplexed using a custom Python script which searches for an exact match to the tag regions of the PXX and PYY primers within each pair of reads. <text:s/>For each strain in each de-multiplexed sample (corresponding to a combination of mating type, timepoint, and drug), <text:s/>strain identification is attempted. <text:s/>To perform this identification, a search is performed for all barcodes matching the sample mating type. <text:s/>If an exact match is not found, up to two ungapped mismatches are permitted to assign a putative strain identity, which is then accepted if there are at least 2 additional mismatches separating this identity with the next closest match (e.g. if 2 mismatches are present with the closest match, then the next closest match must have 4 or more mismatches). <text:s/>This process was performed for both the forward and reverse reads (corresponding to the UP and DN tags) for each strain, and potential cases where the putative strain identity differed between tags were discarded.</text:span></text:p>
      <text:p text:style-name="P21"><text:span text:style-name="T2">All samples with less than 200,000 reads were discarded from the analysis. <text:s/></text:span><text:span text:style-name="T2"><office:annotation office:name="__Annotation__4419_670295454"><dc:creator>Albi Celaj [2]</dc:creator><dc:date>2017-08-24T14:59:00</dc:date><loext:sender-initials>AC</loext:sender-initials><text:p>This makes the results more reproducible, but maybe it looks sketchy</text:p></office:annotation></text:span><text:span text:style-name="T2">Additionally, if a sample was discarded for one mating type, the corresponding sample for the opposite mating type was also discarded (e.g. if ‘miconazole t=15 MAT</text:span><text:span text:style-name="T16">a</text:span><text:span text:style-name="T2">’ was discarded due to lack of coverage, ‘miconazole t=15 MAT</text:span><text:span text:style-name="T22">α</text:span><text:span text:style-name="T2">’ </text:span><text:span text:style-name="T30">would also be discarded regardless of coverage).</text:span><office:annotation-end office:name="__Annotation__4419_670295454"/></text:p>
      <text:p text:style-name="P16"/>
      <text:h text:style-name="P20" text:outline-level="1"><text:span text:style-name="T16">Defining a Resistance Metric</text:span></text:h>
      <text:p text:style-name="Standard"><text:span text:style-name="T2">From the sequence data processing, a</text:span><text:span text:style-name="T30"> count </text:span><text:span text:style-name="T30"><draw:frame draw:style-name="fr1" text:anchor-type="as-char" svg:width="0.413cm" svg:height="0.467cm" draw:z-index="10"><draw:object xlink:href="./Object 22" xlink:type="simple" xlink:show="embed" xlink:actuate="onLoad"/><draw:image xlink:href="./ObjectReplacements/Object 22" xlink:type="simple" xlink:show="embed" xlink:actuate="onLoad"/></draw:frame></text:span><text:span text:style-name="T30"> was assigned for each strain </text:span><text:span text:style-name="T30"><draw:frame draw:style-name="fr1" text:anchor-type="as-char" svg:width="0.527cm" svg:height="0.531cm" draw:z-index="11"><draw:object xlink:href="./Object 24" xlink:type="simple" xlink:show="embed" xlink:actuate="onLoad"/><draw:image xlink:href="./ObjectReplacements/Object 24" xlink:type="simple" xlink:show="embed" xlink:actuate="onLoad"/></draw:frame></text:span><text:span text:style-name="T30"> in a pool under drug </text:span><text:span text:style-name="T30"><draw:frame draw:style-name="fr1" text:anchor-type="as-char" svg:width="0.443cm" svg:height="0.467cm" draw:z-index="12"><draw:object xlink:href="./Object 26" xlink:type="simple" xlink:show="embed" xlink:actuate="onLoad"/><draw:image xlink:href="./ObjectReplacements/Object 26" xlink:type="simple" xlink:show="embed" xlink:actuate="onLoad"/></draw:frame></text:span><text:span text:style-name="T30"> sequenced at time </text:span><text:span text:style-name="T30"><draw:frame draw:style-name="fr1" text:anchor-type="as-char" svg:width="0.349cm" svg:height="0.467cm" draw:z-index="13"><draw:object xlink:href="./Object 28" xlink:type="simple" xlink:show="embed" xlink:actuate="onLoad"/><draw:image xlink:href="./ObjectReplacements/Object 28" xlink:type="simple" xlink:show="embed" xlink:actuate="onLoad"/></draw:frame></text:span><text:span text:style-name="T35"> (</text:span><text:span text:style-name="T35"><draw:frame draw:style-name="fr1" text:anchor-type="as-char" svg:width="1.314cm" svg:height="0.568cm" draw:z-index="14"><draw:object xlink:href="./Object 30" xlink:type="simple" xlink:show="embed" xlink:actuate="onLoad"/><draw:image xlink:href="./ObjectReplacements/Object 30" xlink:type="simple" xlink:show="embed" xlink:actuate="onLoad"/></draw:frame></text:span><text:span text:style-name="T30">. <text:s/>If both an UP and DN tag for a given strain were successfully linked to a genotype, the UP and DN counts in a given sample were averaged to yield</text:span><text:span text:style-name="T37"> </text:span><text:span text:style-name="T37"><draw:frame draw:style-name="fr1" text:anchor-type="as-char" svg:width="1.078cm" svg:height="0.568cm" draw:z-index="15"><draw:object xlink:href="./Object 32" xlink:type="simple" xlink:show="embed" xlink:actuate="onLoad"/><draw:image xlink:href="./ObjectReplacements/Object 32" xlink:type="simple" xlink:show="embed" xlink:actuate="onLoad"/></draw:frame></text:span><text:span text:style-name="T30">. <text:s/>Otherwise the available tag was used as </text:span><text:span text:style-name="T30"><draw:frame draw:style-name="fr1" text:anchor-type="as-char" svg:width="1.078cm" svg:height="0.568cm" draw:z-index="16"><draw:object xlink:href="./Object 34" xlink:type="simple" xlink:show="embed" xlink:actuate="onLoad"/><draw:image xlink:href="./ObjectReplacements/Object 34" xlink:type="simple" xlink:show="embed" xlink:actuate="onLoad"/></draw:frame></text:span><text:span text:style-name="T30">. <text:s/>The counts in each sample were then converted to a frequency </text:span><text:span text:style-name="T30"><draw:frame draw:style-name="fr1" text:anchor-type="as-char" svg:width="1.067cm" svg:height="0.568cm" draw:z-index="17"><draw:object xlink:href="./Object 36" xlink:type="simple" xlink:show="embed" xlink:actuate="onLoad"/><draw:image xlink:href="./ObjectReplacements/Object 36" xlink:type="simple" xlink:show="embed" xlink:actuate="onLoad"/></draw:frame></text:span><text:span text:style-name="T30"> by division with the total count for all strains in that sample:</text:span></text:p>
      <text:p text:style-name="Standard"><draw:frame draw:style-name="fr1" text:anchor-type="as-char" svg:width="2.905cm" svg:height="1.769cm" draw:z-index="18"><draw:object xlink:href="./Object 38" xlink:type="simple" xlink:show="embed" xlink:actuate="onLoad"/><draw:image xlink:href="./ObjectReplacements/Object 38" xlink:type="simple" xlink:show="embed" xlink:actuate="onLoad"/></draw:frame></text:p>
      <text:p text:style-name="Standard"><text:span text:style-name="T30">The frequency of each strain was then converted into a ‘virtual area under the growth curve’ (</text:span><text:span text:style-name="T30"><draw:frame draw:style-name="fr1" text:anchor-type="as-char" svg:width="1.272cm" svg:height="0.467cm" draw:z-index="19"><draw:object xlink:href="./Object 40" xlink:type="simple" xlink:show="embed" xlink:actuate="onLoad"/><draw:image xlink:href="./ObjectReplacements/Object 40" xlink:type="simple" xlink:show="embed" xlink:actuate="onLoad"/></draw:frame></text:span><text:span text:style-name="T30">) by first multiplying the frequency at each time point by the expected overall pool growth at that time (</text:span><text:span text:style-name="T30"><draw:frame draw:style-name="fr1" text:anchor-type="as-char" svg:width="0.503cm" svg:height="0.527cm" draw:z-index="20"><draw:object xlink:href="./Object 42" xlink:type="simple" xlink:show="embed" xlink:actuate="onLoad"/><draw:image xlink:href="./ObjectReplacements/Object 42" xlink:type="simple" xlink:show="embed" xlink:actuate="onLoad"/></draw:frame></text:span><text:span text:style-name="T37">, since </text:span><text:span text:style-name="T37"><draw:frame draw:style-name="fr1" text:anchor-type="as-char" svg:width="0.349cm" svg:height="0.467cm" draw:z-index="21"><draw:object xlink:href="./Object 44" xlink:type="simple" xlink:show="embed" xlink:actuate="onLoad"/><draw:image xlink:href="./ObjectReplacements/Object 44" xlink:type="simple" xlink:show="embed" xlink:actuate="onLoad"/></draw:frame></text:span><text:span text:style-name="T37"> is defined by the number of generations), then taking the </text:span><text:soft-page-break/><text:span text:style-name="T37">integral over all measured timepoints </text:span><text:span text:style-name="T37"><draw:frame draw:style-name="fr1" text:anchor-type="as-char" svg:width="0.422cm" svg:height="0.467cm" draw:z-index="22"><draw:object xlink:href="./Object 46" xlink:type="simple" xlink:show="embed" xlink:actuate="onLoad"/><draw:image xlink:href="./ObjectReplacements/Object 46" xlink:type="simple" xlink:show="embed" xlink:actuate="onLoad"/></draw:frame></text:span><text:span text:style-name="T37"> to </text:span><text:span text:style-name="T37"><draw:frame draw:style-name="fr1" text:anchor-type="as-char" svg:width="0.482cm" svg:height="0.467cm" draw:z-index="23"><draw:object xlink:href="./Object 48" xlink:type="simple" xlink:show="embed" xlink:actuate="onLoad"/><draw:image xlink:href="./ObjectReplacements/Object 48" xlink:type="simple" xlink:show="embed" xlink:actuate="onLoad"/></draw:frame></text:span><text:span text:style-name="T37"> (the total number of pool generations measured). <text:s/>Frequencies between measured timepoints</text:span><text:span text:style-name="T30"> were linearly interpolated.</text:span></text:p>
      <text:p text:style-name="Standard"><draw:frame draw:style-name="fr1" text:anchor-type="as-char" svg:width="4.075cm" svg:height="1.198cm" draw:z-index="24"><draw:object xlink:href="./Object 50" xlink:type="simple" xlink:show="embed" xlink:actuate="onLoad"/><draw:image xlink:href="./ObjectReplacements/Object 50" xlink:type="simple" xlink:show="embed" xlink:actuate="onLoad"/></draw:frame></text:p>
      <text:p text:style-name="Standard"><text:span text:style-name="T30">The drug resistance score of a strain </text:span><text:span text:style-name="T30"><draw:frame draw:style-name="fr1" text:anchor-type="as-char" svg:width="0.466cm" svg:height="0.531cm" draw:z-index="25"><draw:object xlink:href="./Object 52" xlink:type="simple" xlink:show="embed" xlink:actuate="onLoad"/><draw:image xlink:href="./ObjectReplacements/Object 52" xlink:type="simple" xlink:show="embed" xlink:actuate="onLoad"/></draw:frame></text:span><text:span text:style-name="T37"> is defined </text:span><text:span text:style-name="T30">as the ratio of its total growth in a drug </text:span><text:span text:style-name="T30"><draw:frame draw:style-name="fr1" text:anchor-type="as-char" svg:width="0.443cm" svg:height="0.467cm" draw:z-index="26"><draw:object xlink:href="./Object 54" xlink:type="simple" xlink:show="embed" xlink:actuate="onLoad"/><draw:image xlink:href="./ObjectReplacements/Object 54" xlink:type="simple" xlink:show="embed" xlink:actuate="onLoad"/></draw:frame></text:span><text:span text:style-name="T30"> compared to its growth in the solvent control </text:span><text:span text:style-name="T30"><draw:frame draw:style-name="fr1" text:anchor-type="as-char" svg:width="0.917cm" svg:height="0.467cm" draw:z-index="27"><draw:object xlink:href="./Object 56" xlink:type="simple" xlink:show="embed" xlink:actuate="onLoad"/><draw:image xlink:href="./ObjectReplacements/Object 56" xlink:type="simple" xlink:show="embed" xlink:actuate="onLoad"/></draw:frame></text:span><text:span text:style-name="T30">, per pool generation:</text:span></text:p>
      <text:p text:style-name="Standard"><draw:frame draw:style-name="fr1" text:anchor-type="as-char" svg:width="3.545cm" svg:height="1.321cm" draw:z-index="28"><draw:object xlink:href="./Object 58" xlink:type="simple" xlink:show="embed" xlink:actuate="onLoad"/><draw:image xlink:href="./ObjectReplacements/Object 58" xlink:type="simple" xlink:show="embed" xlink:actuate="onLoad"/></draw:frame></text:p>
      <text:p text:style-name="P7"/>
      <text:h text:style-name="P23" text:outline-level="1"><text:span text:style-name="T16">Finding Complex Genetic Interactions using a Linear Model</text:span></text:h>
      <text:p text:style-name="P21"><text:span text:style-name="T2">The multiplicative model of genetic interactions</text:span><field:fieldmark-start text:name="__Fieldmark__4520_670295454" field:type="ADDIN CSL_CITATION { &quot;citationItems&quot; : [ { &quot;id&quot; : &quot;ITEM-1&quot;, &quot;itemData&quot; : { &quot;DOI&quot; : &quot;10.1073/pnas.0712255105&quot;, &quot;ISSN&quot; : &quot;1091-6490&quot;, &quot;PMID&quot; : &quot;18305163&quot;, &quot;abstract&quot; : &quot;Sometimes mutations in two genes produce a phenotype that is surprising in light of each mutation's individual effects. This phenomenon, which defines genetic interaction, can reveal functional relationships between genes and pathways. For example, double mutants with surprisingly slow growth define synergistic interactions that can identify compensatory pathways or protein complexes. Recent studies have used four mathematically distinct definitions of genetic interaction (here termed Product, Additive, Log, and Min). Whether this choice holds practical consequences has not been clear, because the definitions yield identical results under some conditions. Here, we show that the choice among alternative definitions can have profound consequences. Although 52% of known synergistic genetic interactions in Saccharomyces cerevisiae were inferred according to the Min definition, we find that both Product and Log definitions (shown here to be practically equivalent) are better than Min for identifying functional relationships. Additionally, we show that the Additive and Log definitions, each commonly used in population genetics, lead to differing conclusions related to the selective advantages of sexual reproduction.&quot;, &quot;author&quot; : [ { &quot;dropping-particle&quot; : &quot;&quot;, &quot;family&quot; : &quot;Mani&quot;, &quot;given&quot; : &quot;Ramamurthy&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Hartman&quot;, &quot;given&quot; : &quot;John L&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Proceedings of the National Academy of Sciences of the United States of America&quot;, &quot;id&quot; : &quot;ITEM-1&quot;, &quot;issue&quot; : &quot;9&quot;, &quot;issued&quot; : { &quot;date-parts&quot; : [ [ &quot;2008&quot;, &quot;3&quot;, &quot;4&quot; ] ] }, &quot;page&quot; : &quot;3461-6&quot;, &quot;title&quot; : &quot;Defining genetic interaction.&quot;, &quot;type&quot; : &quot;article-journal&quot;, &quot;volume&quot; : &quot;105&quot; }, &quot;uris&quot; : [ &quot;http://www.mendeley.com/documents/?uuid=ce2dc9e7-8364-4fa0-8021-938e1ece56cc&quot; ] } ], &quot;mendeley&quot; : { &quot;formattedCitation&quot; : &quot;&lt;sup&gt;35&lt;/sup&gt;&quot;, &quot;plainTextFormattedCitation&quot; : &quot;35&quot;, &quot;previouslyFormattedCitation&quot; : &quot;&lt;sup&gt;35&lt;/sup&gt;&quot; }, &quot;properties&quot; : {  }, &quot;schema&quot; : &quot;https://github.com/citation-style-language/schema/raw/master/csl-citation.json&quot; }"/><text:span text:style-name="T5">35</text:span><field:fieldmark-end/><text:span text:style-name="T2"> was applied to the </text:span><text:span text:style-name="T2"><draw:frame draw:style-name="fr1" text:anchor-type="as-char" svg:width="0.392cm" svg:height="0.467cm" draw:z-index="29"><draw:object xlink:href="./Object 60" xlink:type="simple" xlink:show="embed" xlink:actuate="onLoad"/><draw:image xlink:href="./ObjectReplacements/Object 60" xlink:type="simple" xlink:show="embed" xlink:actuate="onLoad"/></draw:frame></text:span><text:span text:style-name="T37"> metric. <text:s/>In this model, the expected resistance of a double knockout strain </text:span><text:span text:style-name="T37"><draw:frame draw:style-name="fr1" text:anchor-type="as-char" svg:width="1.39cm" svg:height="0.467cm" draw:z-index="30"><draw:object xlink:href="./Object 62" xlink:type="simple" xlink:show="embed" xlink:actuate="onLoad"/><draw:image xlink:href="./ObjectReplacements/Object 62" xlink:type="simple" xlink:show="embed" xlink:actuate="onLoad"/></draw:frame></text:span><text:span text:style-name="T37">in a given drug (</text:span><text:span text:style-name="T37"><draw:frame draw:style-name="fr1" text:anchor-type="as-char" svg:width="1.362cm" svg:height="0.531cm" draw:z-index="31"><draw:object xlink:href="./Object 64" xlink:type="simple" xlink:show="embed" xlink:actuate="onLoad"/><draw:image xlink:href="./ObjectReplacements/Object 64" xlink:type="simple" xlink:show="embed" xlink:actuate="onLoad"/></draw:frame></text:span><text:span text:style-name="T37">) is the product of the resistances of the corresponding single knockout strains:</text:span></text:p>
      <text:p text:style-name="P21"><draw:frame draw:style-name="fr1" text:anchor-type="as-char" svg:width="3.348cm" svg:height="0.531cm" draw:z-index="32"><draw:object xlink:href="./Object 66" xlink:type="simple" xlink:show="embed" xlink:actuate="onLoad"/><draw:image xlink:href="./ObjectReplacements/Object 66" xlink:type="simple" xlink:show="embed" xlink:actuate="onLoad"/></draw:frame></text:p>
      <text:p text:style-name="P21"><text:span text:style-name="T37">To use this model in an additive rather than multiplicative form, the log of the resistance metric was taken </text:span><text:span text:style-name="T37"><draw:frame draw:style-name="fr1" text:anchor-type="as-char" svg:width="2.681cm" svg:height="0.63cm" draw:z-index="33"><draw:object xlink:href="./Object 68" xlink:type="simple" xlink:show="embed" xlink:actuate="onLoad"/><draw:image xlink:href="./ObjectReplacements/Object 68" xlink:type="simple" xlink:show="embed" xlink:actuate="onLoad"/></draw:frame></text:span><text:span text:style-name="T37">, so that:</text:span></text:p>
      <text:p text:style-name="P21"><draw:frame draw:style-name="fr1" text:anchor-type="as-char" svg:width="3.41cm" svg:height="0.593cm" draw:z-index="34"><draw:object xlink:href="./Object 70" xlink:type="simple" xlink:show="embed" xlink:actuate="onLoad"/><draw:image xlink:href="./ObjectReplacements/Object 70" xlink:type="simple" xlink:show="embed" xlink:actuate="onLoad"/></draw:frame></text:p>
      <text:p text:style-name="P21"><text:span text:style-name="T37">We defined a two-gene interaction term </text:span><text:span text:style-name="T37"><draw:frame draw:style-name="fr1" text:anchor-type="as-char" svg:width="1.371cm" svg:height="0.531cm" draw:z-index="35"><draw:object xlink:href="./Object 72" xlink:type="simple" xlink:show="embed" xlink:actuate="onLoad"/><draw:image xlink:href="./ObjectReplacements/Object 72" xlink:type="simple" xlink:show="embed" xlink:actuate="onLoad"/></draw:frame></text:span><text:span text:style-name="T37"> as the deviation of the observed double mutant log-fitness from this expectation, rather than the traditional linear difference from a multiplicative estimate.</text:span></text:p>
      <text:p text:style-name="P21"><draw:frame draw:style-name="fr1" text:anchor-type="as-char" svg:width="7.922cm" svg:height="0.593cm" draw:z-index="36"><draw:object xlink:href="./Object 74" xlink:type="simple" xlink:show="embed" xlink:actuate="onLoad"/><draw:image xlink:href="./ObjectReplacements/Object 74" xlink:type="simple" xlink:show="embed" xlink:actuate="onLoad"/></draw:frame></text:p>
      <text:p text:style-name="P21"><text:span text:style-name="T37">When modelling an expected triple knockout fitness, all relevant two-gene interaction terms are added:</text:span></text:p>
      <text:p text:style-name="P21"><draw:frame draw:style-name="fr1" text:anchor-type="as-char" svg:width="9.075cm" svg:height="0.593cm" draw:z-index="37"><draw:object xlink:href="./Object 76" xlink:type="simple" xlink:show="embed" xlink:actuate="onLoad"/><draw:image xlink:href="./ObjectReplacements/Object 76" xlink:type="simple" xlink:show="embed" xlink:actuate="onLoad"/></draw:frame></text:p>
      <text:p text:style-name="P21"><text:span text:style-name="T37">Similarly, a three gene interaction term is the deviation from this expectation:</text:span></text:p>
      <text:p text:style-name="P21"><draw:frame draw:style-name="fr1" text:anchor-type="as-char" svg:width="5.316cm" svg:height="0.593cm" draw:z-index="38"><draw:object xlink:href="./Object 78" xlink:type="simple" xlink:show="embed" xlink:actuate="onLoad"/><draw:image xlink:href="./ObjectReplacements/Object 78" xlink:type="simple" xlink:show="embed" xlink:actuate="onLoad"/></draw:frame></text:p>
      <text:p text:style-name="P21"><text:span text:style-name="T30">This definition can be analogously extended for interactions of arbitrary complexity, and signficant </text:span><text:span text:style-name="T30"><draw:frame draw:style-name="fr1" text:anchor-type="as-char" svg:width="0.4cm" svg:height="0.467cm" draw:z-index="39"><draw:object xlink:href="./Object 80" xlink:type="simple" xlink:show="embed" xlink:actuate="onLoad"/><draw:image xlink:href="./ObjectReplacements/Object 80" xlink:type="simple" xlink:show="embed" xlink:actuate="onLoad"/></draw:frame></text:span><text:span text:style-name="T37"> terms denote interactions between the corresponding knockouts. <text:s/>The genotype of each strain is encoded using a binary variable, so that </text:span><text:span text:style-name="T37"><draw:frame draw:style-name="fr1" text:anchor-type="as-char" svg:width="0.965cm" svg:height="0.467cm" draw:z-index="40"><draw:object xlink:href="./Object 82" xlink:type="simple" xlink:show="embed" xlink:actuate="onLoad"/><draw:image xlink:href="./ObjectReplacements/Object 82" xlink:type="simple" xlink:show="embed" xlink:actuate="onLoad"/></draw:frame></text:span><text:span text:style-name="T37"> if and only if all the corresponding genes in the </text:span><text:span text:style-name="T37"><draw:frame draw:style-name="fr1" text:anchor-type="as-char" svg:width="0.4cm" svg:height="0.467cm" draw:z-index="41"><draw:object xlink:href="./Object 84" xlink:type="simple" xlink:show="embed" xlink:actuate="onLoad"/><draw:image xlink:href="./ObjectReplacements/Object 84" xlink:type="simple" xlink:show="embed" xlink:actuate="onLoad"/></draw:frame></text:span><text:span text:style-name="T37"> term are knocked out.</text:span></text:p>
      <text:p text:style-name="P17"/>
      <text:p text:style-name="P21"><text:span text:style-name="T37">For each sample, a linear model was trained relating genotype to log resistance </text:span><text:span text:style-name="T37"><draw:frame draw:style-name="fr1" text:anchor-type="as-char" svg:width="0.33cm" svg:height="0.467cm" draw:z-index="42"><draw:object xlink:href="./Object 86" xlink:type="simple" xlink:show="embed" xlink:actuate="onLoad"/><draw:image xlink:href="./ObjectReplacements/Object 86" xlink:type="simple" xlink:show="embed" xlink:actuate="onLoad"/></draw:frame></text:span><text:span text:style-name="T37">, including all </text:span><text:span text:style-name="T37"><draw:frame draw:style-name="fr1" text:anchor-type="as-char" svg:width="0.4cm" svg:height="0.467cm" draw:z-index="43"><draw:object xlink:href="./Object 88" xlink:type="simple" xlink:show="embed" xlink:actuate="onLoad"/><draw:image xlink:href="./ObjectReplacements/Object 88" xlink:type="simple" xlink:show="embed" xlink:actuate="onLoad"/></draw:frame></text:span><text:span text:style-name="T37"> terms up to a chosen level of complexity. <text:s/>Additionally, each trained model contained terms stating the plate of origin for each strain as a way to account for a potential batch effect.</text:span></text:p>
      <text:p text:style-name="P17"/>
      <text:p text:style-name="P21"><text:span text:style-name="T37">To perform marginal association, we fitted an initial linear model with no </text:span><text:span text:style-name="T37"><draw:frame draw:style-name="fr1" text:anchor-type="as-char" svg:width="0.4cm" svg:height="0.467cm" draw:z-index="44"><draw:object xlink:href="./Object 90" xlink:type="simple" xlink:show="embed" xlink:actuate="onLoad"/><draw:image xlink:href="./ObjectReplacements/Object 90" xlink:type="simple" xlink:show="embed" xlink:actuate="onLoad"/></draw:frame></text:span><text:span text:style-name="T37"> terms, and performed stepwise feature elimination (eliminating the gene with the highest </text:span><text:span text:style-name="T37"><draw:frame draw:style-name="fr1" text:anchor-type="as-char" svg:width="0.466cm" svg:height="0.467cm" draw:z-index="45"><draw:object xlink:href="./Object 92" xlink:type="simple" xlink:show="embed" xlink:actuate="onLoad"/><draw:image xlink:href="./ObjectReplacements/Object 92" xlink:type="simple" xlink:show="embed" xlink:actuate="onLoad"/></draw:frame></text:span><text:span text:style-name="T37"> value at each step) until all included terms had a significance level of </text:span><text:span text:style-name="T37"><draw:frame draw:style-name="fr1" text:anchor-type="as-char" svg:width="2.147cm" svg:height="0.467cm" draw:z-index="46"><draw:object xlink:href="./Object 94" xlink:type="simple" xlink:show="embed" xlink:actuate="onLoad"/><draw:image xlink:href="./ObjectReplacements/Object 94" xlink:type="simple" xlink:show="embed" xlink:actuate="onLoad"/></draw:frame></text:span><text:span text:style-name="T37">. <text:s/>Linear model term significance was tested using the Type III Sums of Squares ANOVA implementation given in the car package in R.</text:span></text:p>
      <text:p text:style-name="P18"/>
      <text:p text:style-name="P21"><text:span text:style-name="T30">To train models containing </text:span><text:span text:style-name="T30"><draw:frame draw:style-name="fr1" text:anchor-type="as-char" svg:width="0.4cm" svg:height="0.467cm" draw:z-index="47"><draw:object xlink:href="./Object 96" xlink:type="simple" xlink:show="embed" xlink:actuate="onLoad"/><draw:image xlink:href="./ObjectReplacements/Object 96" xlink:type="simple" xlink:show="embed" xlink:actuate="onLoad"/></draw:frame></text:span><text:span text:style-name="T37"> terms of up to </text:span><text:span text:style-name="T37"><draw:frame draw:style-name="fr1" text:anchor-type="as-char" svg:width="0.422cm" svg:height="0.467cm" draw:z-index="48"><draw:object xlink:href="./Object 98" xlink:type="simple" xlink:show="embed" xlink:actuate="onLoad"/><draw:image xlink:href="./ObjectReplacements/Object 98" xlink:type="simple" xlink:show="embed" xlink:actuate="onLoad"/></draw:frame></text:span><text:span text:style-name="T37">-way complexity, additional steps were performed. <text:s/>First, an initial set of a genes was chosen by testing whether a knockout of the 16 ABC transporters resulted in a significant population-level difference in log-resistance, first in </text:span><text:soft-page-break/><text:span text:style-name="T37">the context of the overall population, then in the context of all </text:span><text:span text:style-name="T37"><draw:frame draw:style-name="fr1" text:anchor-type="as-char" svg:width="1.924cm" svg:height="0.467cm" draw:z-index="49"><draw:object xlink:href="./Object 100" xlink:type="simple" xlink:show="embed" xlink:actuate="onLoad"/><draw:image xlink:href="./ObjectReplacements/Object 100" xlink:type="simple" xlink:show="embed" xlink:actuate="onLoad"/></draw:frame></text:span><text:span text:style-name="T37"> additional gene knockouts (where </text:span><text:span text:style-name="T37"><draw:frame draw:style-name="fr1" text:anchor-type="as-char" svg:width="0.422cm" svg:height="0.467cm" draw:z-index="50"><draw:object xlink:href="./Object 102" xlink:type="simple" xlink:show="embed" xlink:actuate="onLoad"/><draw:image xlink:href="./ObjectReplacements/Object 102" xlink:type="simple" xlink:show="embed" xlink:actuate="onLoad"/></draw:frame></text:span><text:span text:style-name="T37"> is the desired level of gene-gene interaction complexity to be fit in the overall model). <text:s/>Significant differences were evaluated using a t-test, requiring a </text:span><text:span text:style-name="T37"><draw:frame draw:style-name="fr1" text:anchor-type="as-char" svg:width="0.466cm" svg:height="0.467cm" draw:z-index="51"><draw:object xlink:href="./Object 104" xlink:type="simple" xlink:show="embed" xlink:actuate="onLoad"/><draw:image xlink:href="./ObjectReplacements/Object 104" xlink:type="simple" xlink:show="embed" xlink:actuate="onLoad"/></draw:frame></text:span><text:span text:style-name="T37"> value of </text:span><text:span text:style-name="T37"><draw:frame draw:style-name="fr1" text:anchor-type="as-char" svg:width="1.355cm" svg:height="0.467cm" draw:z-index="52"><draw:object xlink:href="./Object 106" xlink:type="simple" xlink:show="embed" xlink:actuate="onLoad"/><draw:image xlink:href="./ObjectReplacements/Object 106" xlink:type="simple" xlink:show="embed" xlink:actuate="onLoad"/></draw:frame></text:span><text:span text:style-name="T37">, where </text:span><text:span text:style-name="T37"><draw:frame draw:style-name="fr1" text:anchor-type="as-char" svg:width="0.423cm" svg:height="0.467cm" draw:z-index="53"><draw:object xlink:href="./Object 108" xlink:type="simple" xlink:show="embed" xlink:actuate="onLoad"/><draw:image xlink:href="./ObjectReplacements/Object 108" xlink:type="simple" xlink:show="embed" xlink:actuate="onLoad"/></draw:frame></text:span><text:span text:style-name="T37"> is the total number of genetic background contexts tested for that gene. <text:s/>A linear model including genes passing this test and all of their </text:span><text:span text:style-name="T37"><draw:frame draw:style-name="fr1" text:anchor-type="as-char" svg:width="1.362cm" svg:height="0.467cm" draw:z-index="54"><draw:object xlink:href="./Object 110" xlink:type="simple" xlink:show="embed" xlink:actuate="onLoad"/><draw:image xlink:href="./ObjectReplacements/Object 110" xlink:type="simple" xlink:show="embed" xlink:actuate="onLoad"/></draw:frame></text:span><text:span text:style-name="T37"> way interactions was then fit.</text:span></text:p>
      <text:p text:style-name="P17"/>
      <text:p text:style-name="P21"><text:span text:style-name="T37">To speed up feature elimination, many terms were first heuristically eliminated using cross-validated LASSO regression implmented using the cv.glmnet function in R (using the default parameters of alpha = 1, nfolds = 10, type.measure = ‘deviance’). The </text:span><text:span text:style-name="T29">λ</text:span><text:span text:style-name="T37"> which minimizes the mean cross validated error value was then chosen, and all terms with a nonzero coefficient at that </text:span><text:span text:style-name="T29">λ</text:span><text:span text:style-name="T37"> value were selected for further elimination. <text:s/>These terms were subjected to stepwise elimination (again eliminating the gene with the highest </text:span><text:span text:style-name="T37"><draw:frame draw:style-name="fr1" text:anchor-type="as-char" svg:width="0.466cm" svg:height="0.467cm" draw:z-index="55"><draw:object xlink:href="./Object 112" xlink:type="simple" xlink:show="embed" xlink:actuate="onLoad"/><draw:image xlink:href="./ObjectReplacements/Object 112" xlink:type="simple" xlink:show="embed" xlink:actuate="onLoad"/></draw:frame></text:span><text:span text:style-name="T37"> value at each step), at a significance threshold of </text:span><text:span text:style-name="T37"><draw:frame draw:style-name="fr1" text:anchor-type="as-char" svg:width="1.939cm" svg:height="0.467cm" draw:z-index="56"><draw:object xlink:href="./Object 114" xlink:type="simple" xlink:show="embed" xlink:actuate="onLoad"/><draw:image xlink:href="./ObjectReplacements/Object 114" xlink:type="simple" xlink:show="embed" xlink:actuate="onLoad"/></draw:frame></text:span><text:span text:style-name="T37"> where </text:span><text:span text:style-name="T37"><draw:frame draw:style-name="fr1" text:anchor-type="as-char" svg:width="0.423cm" svg:height="0.467cm" draw:z-index="57"><draw:object xlink:href="./Object 116" xlink:type="simple" xlink:show="embed" xlink:actuate="onLoad"/><draw:image xlink:href="./ObjectReplacements/Object 116" xlink:type="simple" xlink:show="embed" xlink:actuate="onLoad"/></draw:frame></text:span><text:span text:style-name="T37"> is the number of terms in the initial linear model.</text:span></text:p>
      <text:p text:style-name="P7"/>
      <text:h text:style-name="P20" text:outline-level="1"><text:span text:style-name="T16">Targeted Mating and Selection to Obtain 32 Knockouts</text:span></text:h>
      <text:p text:style-name="P21"><text:span text:style-name="T15">The TWAS21230902 strain (</text:span><text:span text:style-name="T42">pdr10∆ pdr18∆ pdr5∆ snq2∆ ybt1∆ ycf1∆ yor1∆;</text:span><text:span text:style-name="T15"> Data S2) was subject to individual strain genotyping, confirming the genotype generated using the RCP-PCR based method. <text:s/>This strain (MAT</text:span><text:span text:style-name="T24">α</text:span><text:span text:style-name="T15">) was mated with RY0146 (MAT</text:span><text:span text:style-name="T17">a</text:span><text:span text:style-name="T15">), and subject to sporulation and MAT</text:span><text:span text:style-name="T17">a </text:span><text:span text:style-name="T15">haploid selection</text:span><field:fieldmark-start text:name="__Fieldmark__4766_670295454" field:type="ADDIN CSL_CITATION { &quot;citationItems&quot; : [ { &quot;id&quot; : &quot;ITEM-1&quot;, &quot;itemData&quot; : { &quot;DOI&quot; : &quot;10.1038/nmeth.1550&quot;, &quot;ISSN&quot; : &quot;1548-7105&quot;, &quot;PMID&quot; : &quot;21217751&quot;, &quot;abstract&quot; : &quot;Phenotypes that might otherwise reveal a gene's function can be obscured by genes with overlapping function. This phenomenon is best known within gene families, in which an important shared function may only be revealed by mutating all family members. Here we describe the 'green monster' technology that enables precise deletion of many genes. In this method, a population of deletion strains with each deletion marked by an inducible green fluorescent protein reporter gene, is subjected to repeated rounds of mating, meiosis and flow-cytometric enrichment. This results in the aggregation of multiple deletion loci in single cells. The green monster strategy is potentially applicable to assembling other engineered alterations in any species with sex or alternative means of allelic assortment. To test the technology, we generated a single broadly drug-sensitive strain of Saccharomyces cerevisiae bearing precise deletions of all 16 ATP-binding cassette transporters within clades associated with multidrug resistance.&quot;, &quot;author&quot; : [ { &quot;dropping-particle&quot; : &quot;&quot;, &quot;family&quot; : &quot;Suzuki&quot;, &quot;given&quot; : &quot;Yo&quot;, &quot;non-dropping-particle&quot; : &quot;&quot;, &quot;parse-names&quot; : false, &quot;suffix&quot; : &quot;&quot; }, { &quot;dropping-particle&quot; : &quot;&quot;, &quot;family&quot; : &quot;St Onge&quot;, &quot;given&quot; : &quot;Robert P&quot;, &quot;non-dropping-particle&quot; : &quot;&quot;, &quot;parse-names&quot; : false, &quot;suffix&quot; : &quot;&quot; }, { &quot;dropping-particle&quot; : &quot;&quot;, &quot;family&quot; : &quot;Mani&quot;, &quot;given&quot; : &quot;Ramamurthy&quot;, &quot;non-dropping-particle&quot; : &quot;&quot;, &quot;parse-names&quot; : false, &quot;suffix&quot; : &quot;&quot; }, { &quot;dropping-particle&quot; : &quot;&quot;, &quot;family&quot; : &quot;King&quot;, &quot;given&quot; : &quot;Oliver D&quot;, &quot;non-dropping-particle&quot; : &quot;&quot;, &quot;parse-names&quot; : false, &quot;suffix&quot; : &quot;&quot; }, { &quot;dropping-particle&quot; : &quot;&quot;, &quot;family&quot; : &quot;Heilbut&quot;, &quot;given&quot; : &quot;Adrian&quot;, &quot;non-dropping-particle&quot; : &quot;&quot;, &quot;parse-names&quot; : false, &quot;suffix&quot; : &quot;&quot; }, { &quot;dropping-particle&quot; : &quot;&quot;, &quot;family&quot; : &quot;Labunskyy&quot;, &quot;given&quot; : &quot;Vyacheslav M&quot;, &quot;non-dropping-particle&quot; : &quot;&quot;, &quot;parse-names&quot; : false, &quot;suffix&quot; : &quot;&quot; }, { &quot;dropping-particle&quot; : &quot;&quot;, &quot;family&quot; : &quot;Chen&quot;, &quot;given&quot; : &quot;Weidong&quot;, &quot;non-dropping-particle&quot; : &quot;&quot;, &quot;parse-names&quot; : false, &quot;suffix&quot; : &quot;&quot; }, { &quot;dropping-particle&quot; : &quot;&quot;, &quot;family&quot; : &quot;Pham&quot;, &quot;given&quot; : &quot;Linda&quot;, &quot;non-dropping-particle&quot; : &quot;&quot;, &quot;parse-names&quot; : false, &quot;suffix&quot; : &quot;&quot; }, { &quot;dropping-particle&quot; : &quot;V&quot;, &quot;family&quot; : &quot;Zhang&quot;, &quot;given&quot; : &quot;Lan&quot;, &quot;non-dropping-particle&quot; : &quot;&quot;, &quot;parse-names&quot; : false, &quot;suffix&quot; : &quot;&quot; }, { &quot;dropping-particle&quot; : &quot;&quot;, &quot;family&quot; : &quot;Tong&quot;, &quot;given&quot; : &quot;Amy H Y&quot;, &quot;non-dropping-particle&quot; : &quot;&quot;, &quot;parse-names&quot; : false, &quot;suffix&quot; : &quot;&quot; }, { &quot;dropping-particle&quot; : &quot;&quot;, &quot;family&quot; : &quot;Nislow&quot;, &quot;given&quot; : &quot;Corey&quot;, &quot;non-dropping-particle&quot; : &quot;&quot;, &quot;parse-names&quot; : false, &quot;suffix&quot; : &quot;&quot; }, { &quot;dropping-particle&quot; : &quot;&quot;, &quot;family&quot; : &quot;Giaever&quot;, &quot;given&quot; : &quot;Guri&quot;, &quot;non-dropping-particle&quot; : &quot;&quot;, &quot;parse-names&quot; : false, &quot;suffix&quot; : &quot;&quot; }, { &quot;dropping-particle&quot; : &quot;&quot;, &quot;family&quot; : &quot;Gladyshev&quot;, &quot;given&quot; : &quot;Vadim N&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Schow&quot;, &quot;given&quot; : &quot;Peter&quot;, &quot;non-dropping-particle&quot; : &quot;&quot;, &quot;parse-names&quot; : false, &quot;suffix&quot; : &quot;&quot; }, { &quot;dropping-particle&quot; : &quot;&quot;, &quot;family&quot; : &quot;Leh\u00e1r&quot;, &quot;given&quot; : &quot;Joseph&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Nature methods&quot;, &quot;id&quot; : &quot;ITEM-1&quot;, &quot;issue&quot; : &quot;2&quot;, &quot;issued&quot; : { &quot;date-parts&quot; : [ [ &quot;2011&quot;, &quot;3&quot; ] ] }, &quot;page&quot; : &quot;159-64&quot;, &quot;title&quot; : &quot;Knocking out multigene redundancies via cycles of sexual assortment and fluorescence selection.&quot;, &quot;type&quot; : &quot;article-journal&quot;, &quot;volume&quot; : &quot;8&quot; }, &quot;uris&quot; : [ &quot;http://www.mendeley.com/documents/?uuid=37457ea4-6a9c-471d-b62e-dfeec5fba47c&quot; ] } ], &quot;mendeley&quot; : { &quot;formattedCitation&quot; : &quot;&lt;sup&gt;16&lt;/sup&gt;&quot;, &quot;plainTextFormattedCitation&quot; : &quot;16&quot;, &quot;previouslyFormattedCitation&quot; : &quot;&lt;sup&gt;16&lt;/sup&gt;&quot; }, &quot;properties&quot; : {  }, &quot;schema&quot; : &quot;https://github.com/citation-style-language/schema/raw/master/csl-citation.json&quot; }"/><text:span text:style-name="T9">16</text:span><field:fieldmark-end/><text:span text:style-name="T15">. <text:s/>Individuals from this cross were arrayed onto a 384 well plate, and individually genotyped at </text:span><text:span text:style-name="T42">PDR10</text:span><text:span text:style-name="T15"> and </text:span><text:span text:style-name="T42">PDR18</text:span><text:span text:style-name="T15">. <text:s/>Strains with no deletions at these genes were further genotyped at </text:span><text:span text:style-name="T42">PDR5, SNQ2, YBT1, YCF1, </text:span><text:span text:style-name="T15">and </text:span><text:span text:style-name="T42">YOR1. <text:s/></text:span><text:span text:style-name="T15">PCR reactions for individual genotyping of these progeny used the Qiagen Mix with the following program: 95°C for 5min; 34 cycles of 95°C for 30sec, 57°C for 30sec, 72°C for 30sec; 68°C for 10min; 4°C forever. <text:s/>After analysis of genotyping results, one strain of each genotype combination was chosen to create the 32-strain collection. <text:s/>These chosen 32 strains were again individually genotyped at these 5 loci for validation.</text:span></text:p>
      <text:p text:style-name="P7"/>
      <text:h text:style-name="P20" text:outline-level="1"><text:span text:style-name="T70"><office:annotation office:name="__Annotation__4810_670295454"><dc:creator>Albi Celaj [2]</dc:creator><dc:date>2017-08-24T14:59:00</dc:date><loext:sender-initials>AC</loext:sender-initials><text:p>Under construction, experiments ongoing. <text:s/>This relates to Figure 4C</text:p></office:annotation></text:span><text:span text:style-name="T70">Analysis of Liquid Growth Data</text:span><office:annotation-end office:name="__Annotation__4810_670295454"/></text:h>
      <text:p text:style-name="P26"/>
      <text:h text:style-name="P20" text:outline-level="1"><text:span text:style-name="T16">MYTH Testing of Protein-Protein Interactions</text:span></text:h>
      <text:h text:style-name="P23" text:outline-level="1"><text:span text:style-name="T2">PDR5, YOR1, and SNQ2 were cloned into the L2 AMBV MYTH bait vector to add a Cub-LexA-VP16 MYTH tag as previously described</text:span><text:span text:style-name="T5">25</text:span><text:span text:style-name="T2">. <text:s/>A previously-cloned artificial MYTH-tagged bait plasmid was retrieved, and acted as a negative interaction control. <text:s/>NubG-PDR5 (PDR5 prey) and NubI-PDR5 (PDR5 positive interaction control) strains were retrieved from a previously constructed genomic prey library</text:span><text:span text:style-name="T5">25</text:span><text:span text:style-name="T2">. <text:s/>Previously-constructed Ost1p-NubG (negative interaction control) and Ost1p-NubI (positive interaction control) strains were also retrieved. <text:s/>All prey-bait combinations were obtained using individual transformations and selected for growth in SD –Trp (SD –W)</text:span><field:fieldmark-start text:name="__Fieldmark__4866_670295454" field:type="ADDIN CSL_CITATION { &quot;citationItems&quot; : [ { &quot;id&quot; : &quot;ITEM-1&quot;, &quot;itemData&quot; : { &quot;DOI&quot; : &quot;10.1038/nprot.2010.83&quot;, &quot;ISSN&quot; : &quot;1754-2189&quot;, &quot;PMID&quot; : &quot;20595957&quot;, &quot;abstract&quot; : &quot;The biological function of proteins may be predicted by identification of their interacting partners, and one of the major goals of the postgenomic era is the mapping of protein interaction networks. Membrane proteins are of particular interest because of their role in disease and because of their prevalence as major pharmaceutical targets. Unfortunately, because of their hydrophobic nature, they have long been difficult to study in a high-throughput format. A powerful technology recently developed to facilitate the characterization of membrane protein interactions is the membrane yeast two-hybrid (MYTH) assay. MYTH adapts the principle of split ubiquitin for use as a potent in vivo sensor of protein-protein interactions, allowing large-scale screening for interactors of full-length membrane proteins, from a range of organisms, using Saccharomyces cerevisiae as a host. In this article, we describe a protocol for MYTH bait generation, validation and library screening. The entire MYTH procedure can generally be completed in 4-6 weeks.&quot;, &quot;author&quot; : [ { &quot;dropping-particle&quot; : &quot;&quot;, &quot;family&quot; : &quot;Snider&quot;, &quot;given&quot; : &quot;Jamie&quot;, &quot;non-dropping-particle&quot; : &quot;&quot;, &quot;parse-names&quot; : false, &quot;suffix&quot; : &quot;&quot; }, { &quot;dropping-particle&quot; : &quot;&quot;, &quot;family&quot; : &quot;Kittanakom&quot;, &quot;given&quot; : &quot;Saranya&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Curak&quot;, &quot;given&quot; : &quot;Jas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Protocols&quot;, &quot;id&quot; : &quot;ITEM-1&quot;, &quot;issue&quot; : &quot;7&quot;, &quot;issued&quot; : { &quot;date-parts&quot; : [ [ &quot;2010&quot;, &quot;7&quot;, &quot;17&quot; ] ] }, &quot;page&quot; : &quot;1281-1293&quot;, &quot;title&quot; : &quot;Detecting interactions with membrane proteins using a membrane two-hybrid assay in yeast&quot;, &quot;type&quot; : &quot;article-journal&quot;, &quot;volume&quot; : &quot;5&quot; }, &quot;uris&quot; : [ &quot;http://www.mendeley.com/documents/?uuid=6dbdf42b-dc26-3364-8915-3c5ab3da0db0&quot; ] } ], &quot;mendeley&quot; : { &quot;formattedCitation&quot; : &quot;&lt;sup&gt;47&lt;/sup&gt;&quot;, &quot;plainTextFormattedCitation&quot; : &quot;47&quot;, &quot;previouslyFormattedCitation&quot; : &quot;&lt;sup&gt;47&lt;/sup&gt;&quot; }, &quot;properties&quot; : {  }, &quot;schema&quot; : &quot;https://github.com/citation-style-language/schema/raw/master/csl-citation.json&quot; }"/><text:span text:style-name="T5">47</text:span><field:fieldmark-end/><text:span text:style-name="T2">. <text:s/>Colonies of transformed strains were grown in solid medium for 5 days in SD –W, SD –Trp–Ade–His (SD –WAH), SD –WAH +25</text:span><text:span text:style-name="T28">μ</text:span><text:span text:style-name="T2">M fluconazole </text:span><text:span text:style-name="T2"><office:annotation office:name="__Annotation__4894_670295454"><dc:creator>Albi Celaj [2]</dc:creator><dc:date>2017-08-29T13:35:00</dc:date><loext:sender-initials>AC</loext:sender-initials><text:p>Jamie: Need confirmation that it was indeed 2%</text:p></office:annotation></text:span><text:span text:style-name="T2">+ 2% DMSO, SD –WAH +50</text:span><text:span text:style-name="T28">μ</text:span><text:span text:style-name="T2">M fluconazole + 2% DMSO, and SD –WAH + 2% DMSO.</text:span><office:annotation-end office:name="__Annotation__4894_670295454"/></text:h>
      <text:h text:style-name="P27" text:outline-level="1"/>
      <text:h text:style-name="P20" text:outline-level="1"><text:span text:style-name="T16"><office:annotation office:name="__Annotation__4900_670295454"><dc:creator>Albi Celaj [2]</dc:creator><dc:date>2017-08-30T09:29:00</dc:date><loext:sender-initials>AC</loext:sender-initials><text:p>Marinella: You had to recreate one of these strains, is it worth mentioning here?</text:p><text:p>- Also need to verify growth conditions, took from Tarassov et al paper</text:p><text:p>-Need fluconazole concentrations</text:p></office:annotation></text:span><text:span text:style-name="T16">PCA Testing of Protein-Protein Interactions</text:span><office:annotation-end office:name="__Annotation__4900_670295454"/></text:h>
      <text:h text:style-name="P20" text:outline-level="1"><text:span text:style-name="T43">PDR5</text:span><text:span text:style-name="T2">, </text:span><text:span text:style-name="T43">YOR1</text:span><text:span text:style-name="T2">, and </text:span><text:span text:style-name="T43">SNQ2</text:span><text:span text:style-name="T2"> </text:span>MAT<text:span text:style-name="T64">a</text:span> (mDHFR-F[1,2]-NatMX fusions) and MAT<text:span text:style-name="T64">α</text:span> (mDHFR-F[3]-HphMX fusions) PCA strains were obtained from a previous genome-wide screen<field:fieldmark-start text:name="__Fieldmark__4924_670295454" field:type="ADDIN CSL_CITATION { &quot;citationItems&quot; : [ { &quot;id&quot; : &quot;ITEM-1&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1&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mendeley&quot; : { &quot;formattedCitation&quot; : &quot;&lt;sup&gt;37&lt;/sup&gt;&quot;, &quot;plainTextFormattedCitation&quot; : &quot;37&quot;, &quot;previouslyFormattedCitation&quot; : &quot;&lt;sup&gt;37&lt;/sup&gt;&quot; }, &quot;properties&quot; : {  }, &quot;schema&quot; : &quot;https://github.com/citation-style-language/schema/raw/master/csl-citation.json&quot; }"/><text:span text:style-name="T54">37</text:span><field:fieldmark-end/>. <text:s/>Additional <text:soft-page-break/>strains acting required to recreated positive and negative controls were also obtained from this screen (Fig. S11). Strains were individually mated and diploids were selected on solid YPD supplemented with Hygromycin B and Nourseothricin (YPD +Hyg +Nat). <text:s/>Diploid strains were spotted on solid YPD +Hyg +Nat supplemented with either 2% DMSO, 2% DMSO + 200 μg/mL methotrexate, or 2% DMSO + 200 μg/mL methotrexate + 46.8<text:span text:style-name="T28">μ</text:span><text:span text:style-name="T2">M fluconazole. <text:s/>Strains were grown for 72 hours at 30</text:span>°C.</text:h>
      <text:p text:style-name="P26"/>
      <text:h text:style-name="P20" text:outline-level="1"><text:span text:style-name="T16"><office:annotation office:name="__Annotation__4959_670295454"><dc:creator>Albi Celaj [2]</dc:creator><dc:date>2017-08-24T14:59:00</dc:date><loext:sender-initials>AC</loext:sender-initials><text:p>This part has to be revised later, these experiments are still in progress</text:p></office:annotation></text:span><text:span text:style-name="T16">Quantitative RT-PCR</text:span><office:annotation-end office:name="__Annotation__4959_670295454"/></text:h>
      <text:p text:style-name="P21"><text:span text:style-name="T2">RNA extraction was performed using the QIAGEN RNeasy</text:span><text:span text:style-name="T5">®</text:span><text:span text:style-name="T2"> kit. <text:s/>1</text:span><text:span text:style-name="T28">μ</text:span><text:span text:style-name="T30">g of isolate was treated with DNAse and analyzed usign an Agilent Bioanalyzer to quantify and verify purity. cDNA synthesis was perfomed using a combination of oligo-DT and random hexamer primers. <text:s/>qPCR on these samples was then performed using a SensiFAST™ Real-Time PCR Kit and Ct values were quantified using a CFX machine. <text:s/></text:span></text:p>
      <text:p text:style-name="P28"/>
      <text:h text:style-name="P20" text:outline-level="1"><text:span text:style-name="T91">Availability of Data and Materials</text:span></text:h>
      <text:h text:style-name="P20" text:outline-level="1"><text:span text:style-name="T91">Competing Interests</text:span></text:h>
      <text:h text:style-name="P20" text:outline-level="1">The authors declare that they have no competing interests.</text:h>
      <text:p text:style-name="P28"/>
      <text:h text:style-name="P20" text:outline-level="1"><text:span text:style-name="T71"><office:annotation office:name="__Annotation__4982_670295454"><dc:creator>Albi Celaj [2]</dc:creator><dc:date>2017-11-07T13:36:00</dc:date><loext:sender-initials>AC</loext:sender-initials><text:p>Fritz: Need funding info</text:p></office:annotation></text:span><text:span text:style-name="T71">Acknowledgements</text:span><office:annotation-end office:name="__Annotation__4982_670295454"/></text:h>
      <text:h text:style-name="P20" text:outline-level="1"><text:span text:style-name="T69">This work was supported by XX.</text:span></text:h>
      <text:p text:style-name="P28"/>
      <text:h text:style-name="P20" text:outline-level="1"><text:span text:style-name="T91"><office:annotation office:name="__Annotation__4987_670295454"><dc:creator>Albi Celaj [2]</dc:creator><dc:date>2017-11-07T13:36:00</dc:date><loext:sender-initials>AC</loext:sender-initials><text:p>Under construction…</text:p></office:annotation></text:span><text:span text:style-name="T91">Author Contributions</text:span><office:annotation-end office:name="__Annotation__4987_670295454"/></text:h>
      <text:p text:style-name="P21">N.Y, F.P.R &amp; A.C conceived the experiments. N.Y, M.G, L.M, S.Z &amp; T.F performed experiments. <text:s/>A.C and N.Y analyzed the data. <text:s/>A.C, F.P.R, &amp; N.Y. wrote the paper.</text:p>
      <text:p text:style-name="P29"/>
      <text:h text:style-name="P20" text:outline-level="1"><text:span text:style-name="T91"><office:annotation office:name="__Annotation__5003_670295454"><dc:creator>Albi Celaj [2]</dc:creator><dc:date>2017-08-24T14:59:00</dc:date><loext:sender-initials>AC</loext:sender-initials><text:p>To add:</text:p><text:p>-Individual growth profiling data</text:p><text:p>-qPCR data</text:p></office:annotation></text:span><text:span text:style-name="T91">Additional Data Files</text:span><office:annotation-end office:name="__Annotation__5003_670295454"/></text:h>
      <text:h text:style-name="P20" text:outline-level="1"><text:span text:style-name="T64">Additional Data S1. </text:span>List of primers used in this study. <text:s/>Includes the primers used to construct the barcoder strain, perform genotyping, RCP-PCR overhangs, and pool multiplexing primers.</text:h>
      <text:h text:style-name="P20" text:outline-level="1"/>
      <text:h text:style-name="P20" text:outline-level="1"><text:span text:style-name="T64">Additional Data S2. </text:span>Genotyping data in the engineered population. <text:s/>Includes a list of control strains used in high-throughput genotyping, initial genotyping results, re-genotyping of putative wild-type strains, and the final set of genotyping data used.</text:h>
      <text:h text:style-name="P30" text:outline-level="1"/>
      <text:h text:style-name="P20" text:outline-level="1"><text:span text:style-name="T64">Additional Data S3. <text:s/></text:span>Drugs used in this study and their concentration in the pooled growth data.<text:span text:style-name="T64"> </text:span></text:h>
      <text:h text:style-name="P30" text:outline-level="1"/>
      <text:h text:style-name="P20" text:outline-level="1"><text:span text:style-name="T64">Additional Data S4.</text:span> <text:s/>List of primer pairs used to multiplex pooled growth sequencing data.</text:h>
      <text:h text:style-name="P30" text:outline-level="1"/>
      <text:h text:style-name="P20" text:outline-level="1"><text:span text:style-name="T64">Additional Data S5. <text:s/></text:span>Growth and resistance metrics obtained for all strains in both the MAT<text:span text:style-name="T64">a </text:span>and MAT<text:span text:style-name="T67">α</text:span> pools.<text:span text:style-name="T64"> </text:span></text:h>
      <text:h text:style-name="P30" text:outline-level="1"/>
      <text:h text:style-name="P20" text:outline-level="1"><text:span text:style-name="T64">Additional Data S6. <text:s/></text:span>Summary of linear modelling results obtained in this study.</text:h>
      <text:h text:style-name="P20" text:outline-level="1"><text:span text:style-name="T64"><text:s/></text:span></text:h>
      <text:h text:style-name="P20" text:outline-level="1"><text:span text:style-name="T64">Additional Data S7. <text:s/></text:span>Previously-known drug knockout associations<text:span text:style-name="T64"> </text:span>within the 16 ABC transporters and 16 drugs studied.</text:h>
      <text:h text:style-name="P20" text:outline-level="1"/>
      <text:h text:style-name="P20" text:outline-level="1"><text:soft-page-break/><text:span text:style-name="T64">Additional Data S8. <text:s/></text:span>Functional interpretations of genetic interactions present in the data.</text:h>
      <text:h text:style-name="P30" text:outline-level="1"/>
      <text:h text:style-name="P20" text:outline-level="1"><text:span text:style-name="T91">References</text:span></text:h>
      <text:p text:style-name="P42"><field:fieldmark-start text:name="__Fieldmark__5062_670295454" field:type="ADDIN Mendeley Bibliography CSL_BIBLIOGRAPHY"/>1.<text:tab/>Benfey, P. N. &amp; Mitchell-Olds, T. From Genotype to Phenotype: Systems Biology Meets Natural Variation. <text:span text:style-name="T61">Science (80-. ).</text:span> <text:span text:style-name="T65">320,</text:span> (2008).<field:fieldmark-end/></text:p>
      <text:p text:style-name="P42">2.<text:tab/>Hartwell, L. Robust Interactions. <text:span text:style-name="T61">Science (80-. ).</text:span> <text:span text:style-name="T65">303,</text:span> (2004).</text:p>
      <text:p text:style-name="P42">3.<text:tab/>Hartman, J. L., Garvik, B. &amp; Hartwell, L. Principles for the Buffering of Genetic Variation. <text:span text:style-name="T61">Science (80-. ).</text:span> <text:span text:style-name="T65">291,</text:span> (2001).</text:p>
      <text:p text:style-name="P42">4.<text:tab/>Civelek, M. &amp; Lusis, A. J. Systems genetics approaches to understand complex traits. <text:span text:style-name="T61">Nat. Rev. Genet.</text:span> <text:span text:style-name="T65">15,</text:span> 34–48 (2014).</text:p>
      <text:p text:style-name="P42">5.<text:tab/>Costanzo, M. <text:span text:style-name="T61">et al.</text:span> A global genetic interaction network maps a wiring diagram of cellular function. <text:span text:style-name="T61">Science (80-. ).</text:span> <text:span text:style-name="T65">353,</text:span> (2016).</text:p>
      <text:p text:style-name="P42">6.<text:tab/>Tong, A. H. Y. <text:span text:style-name="T61">et al.</text:span> Global mapping of the yeast genetic interaction network. <text:span text:style-name="T61">Science</text:span> <text:span text:style-name="T65">303,</text:span> 808–13 (2004).</text:p>
      <text:p text:style-name="P42">7.<text:tab/>Braberg, H. <text:span text:style-name="T61">et al.</text:span> Quantitative analysis of triple-mutant genetic interactions. <text:span text:style-name="T61">Nat. Protoc.</text:span> <text:span text:style-name="T65">9,</text:span> 1867–81 (2014).</text:p>
      <text:p text:style-name="P42">8.<text:tab/>Taylor, M. B., Ehrenreich, I. M., Rothstein, R., Hu, T. &amp; Mast, J. Genetic Interactions Involving Five or More Genes Contribute to a Complex Trait in Yeast. <text:span text:style-name="T61">PLoS Genet.</text:span> <text:span text:style-name="T65">10,</text:span> e1004324 (2014).</text:p>
      <text:p text:style-name="P42">9.<text:tab/>Beh, C. T., Cool, L., Phillips, J. &amp; Rine, J. Overlapping functions of the yeast oxysterol-binding protein homologues. <text:span text:style-name="T61">Genetics</text:span> <text:span text:style-name="T65">157,</text:span> 1117–40 (2001).</text:p>
      <text:p text:style-name="P42">10.<text:tab/>Wieczorke, R. <text:span text:style-name="T61">et al.</text:span> Concurrent knock-out of at least 20 transporter genes is required to block uptake of hexoses in Saccharomyces cerevisiae. <text:span text:style-name="T61">FEBS Lett.</text:span> <text:span text:style-name="T65">464,</text:span> 123–8 (1999).</text:p>
      <text:p text:style-name="P42">11.<text:tab/>Weinreich, D. M., Lan, Y., Wylie, C. S. &amp; Heckendorn, R. B. Should evolutionary geneticists worry about higher-order epistasis? <text:span text:style-name="T61">Curr. Opin. Genet. Dev.</text:span> <text:span text:style-name="T65">23,</text:span> 700–707 (2013).</text:p>
      <text:p text:style-name="P42">12.<text:tab/>Costanzo, M. <text:span text:style-name="T61">et al.</text:span> The genetic landscape of a cell. <text:span text:style-name="T61">Science</text:span> <text:span text:style-name="T65">327,</text:span> 425–31 (2010).</text:p>
      <text:p text:style-name="P42">13.<text:tab/>Bloom, J. S., Ehrenreich, I. M., Loo, W. T., Lite, T.-L. V. &amp; Kruglyak, L. Finding the sources of missing heritability in a yeast cross. <text:span text:style-name="T61">Nature</text:span> <text:span text:style-name="T65">494,</text:span> 234–7 (2013).</text:p>
      <text:p text:style-name="P42">14.<text:tab/>St Onge, R. P. <text:span text:style-name="T61">et al.</text:span> Systematic pathway analysis using high-resolution fitness profiling of combinatorial gene deletions. <text:span text:style-name="T61">Nat. Genet.</text:span> <text:span text:style-name="T65">39,</text:span> 199–206 (2007).</text:p>
      <text:p text:style-name="P42">15.<text:tab/>Giaever, G. <text:span text:style-name="T61">et al.</text:span> Functional profiling of the Saccharomyces cerevisiae genome. <text:span text:style-name="T61">Nature</text:span> <text:span text:style-name="T65">418,</text:span> 387–391 (2002).</text:p>
      <text:p text:style-name="P42">16.<text:tab/>Suzuki, Y. <text:span text:style-name="T61">et al.</text:span> Knocking out multigene redundancies via cycles of sexual assortment and fluorescence selection. <text:span text:style-name="T61">Nat. Methods</text:span> <text:span text:style-name="T65">8,</text:span> 159–64 (2011).</text:p>
      <text:p text:style-name="P42">17.<text:tab/>Wang, H. H. <text:span text:style-name="T61">et al.</text:span> Programming cells by multiplex genome engineering and accelerated evolution. <text:span text:style-name="T61">Nature</text:span> <text:span text:style-name="T65">460,</text:span> 894–8 (2009).</text:p>
      <text:p text:style-name="P42">18.<text:tab/>DiCarlo, J. E. <text:span text:style-name="T61">et al.</text:span> Yeast oligo-mediated genome engineering (YOGE). <text:span text:style-name="T61">ACS Synth. Biol.</text:span> <text:span text:style-name="T65">2,</text:span> 741–9 (2013).</text:p>
      <text:p text:style-name="P42">19.<text:tab/>Zeitoun, R. I. <text:span text:style-name="T61">et al.</text:span> Multiplexed tracking of combinatorial genomic mutations in engineered cell populations. <text:span text:style-name="T61">Nat. Biotechnol.</text:span> <text:span text:style-name="T65">33,</text:span> 631–637 (2015).</text:p>
      <text:p text:style-name="P42">20.<text:tab/>Zeitoun, R. I., Pines, G., Grau, W. C. &amp; Gill, R. T. Quantitative Tracking of Combinatorially Engineered Populations with Multiplexed Binary Assemblies. <text:span text:style-name="T61">ACS Synth. Biol.</text:span> <text:span text:style-name="T65">6,</text:span> 619–627 (2017).</text:p>
      <text:p text:style-name="P42">21.<text:tab/>Brem, R. B. &amp; Kruglyak, L. The landscape of genetic complexity across 5,700 gene expression traits in yeast. <text:span text:style-name="T61">Proc. Natl. Acad. Sci. U. S. A.</text:span> <text:span text:style-name="T65">102,</text:span> 1572–7 (2005).</text:p>
      <text:p text:style-name="P42"><text:soft-page-break/>22.<text:tab/>Perlstein, E. O., Ruderfer, D. M., Roberts, D. C., Schreiber, S. L. &amp; Kruglyak, L. Genetic basis of individual differences in the response to small-molecule drugs in yeast. <text:span text:style-name="T61">Nat. Genet.</text:span> <text:span text:style-name="T65">39,</text:span> 496–502 (2007).</text:p>
      <text:p text:style-name="P42">23.<text:tab/>Lee, A. Y. <text:span text:style-name="T61">et al.</text:span> Mapping the cellular response to small molecules using chemogenomic fitness signatures. <text:span text:style-name="T61">Science</text:span> <text:span text:style-name="T65">344,</text:span> 208–11 (2014).</text:p>
      <text:p text:style-name="P42">24.<text:tab/>Yan, Z. <text:span text:style-name="T61">et al.</text:span> Yeast Barcoders: a chemogenomic application of a universal donor-strain collection carrying bar-code identifiers. <text:span text:style-name="T61">Nat. Methods</text:span> <text:span text:style-name="T65">5,</text:span> 719–725 (2008).</text:p>
      <text:p text:style-name="P42">25.<text:tab/>Yachie, N. <text:span text:style-name="T61">et al.</text:span> Pooled-matrix protein interaction screens using Barcode Fusion Genetics. <text:span text:style-name="T61">Mol. Syst. Biol.</text:span> <text:span text:style-name="T65">12,</text:span> 863 (2016).</text:p>
      <text:p text:style-name="P42">26.<text:tab/>Smith, A. M. <text:span text:style-name="T61">et al.</text:span> Quantitative phenotyping via deep barcode sequencing. <text:span text:style-name="T61">Genome Res.</text:span> <text:span text:style-name="T65">19,</text:span> 1836–42 (2009).</text:p>
      <text:p text:style-name="P42">27.<text:tab/>Kolaczkowska, A., Kolaczkowski, M., Goffeau, A. &amp; Moye-Rowley, W. S. Compensatory activation of the multidrug transporters Pdr5p, Snq2p, and Yor1p by Pdr1p in Saccharomyces cerevisiae. <text:span text:style-name="T61">FEBS Lett.</text:span> <text:span text:style-name="T65">582,</text:span> 977–83 (2008).</text:p>
      <text:p text:style-name="P42">28.<text:tab/>Snider, J. <text:span text:style-name="T61">et al.</text:span> Mapping the functional yeast ABC transporter interactome. <text:span text:style-name="T61">Nat. Chem. Biol.</text:span> <text:span text:style-name="T65">9,</text:span> 565–72 (2013).</text:p>
      <text:p text:style-name="P42">29.<text:tab/>Kovalchuk, A. &amp; Driessen, A. J. M. Phylogenetic analysis of fungal ABC transporters. <text:span text:style-name="T61">BMC Genomics</text:span> <text:span text:style-name="T65">11,</text:span> 177 (2010).</text:p>
      <text:p text:style-name="P42">30.<text:tab/>Donner, M. &amp; Keppler, D. Up-regulation of basolateral multidrug resistance protein 3 (Mrp3) in cholestatic rat liver. <text:span text:style-name="T61">Hepatology</text:span> <text:span text:style-name="T65">34,</text:span> 351–359 (2001).</text:p>
      <text:p text:style-name="P42">31.<text:tab/>König, J., Rost, D., Cui, Y. &amp; Keppler, D. Characterization of the human multidrug resistance protein isoform MRP3 localized to the basolateral hepatocyte membrane. <text:span text:style-name="T61">Hepatology</text:span> <text:span text:style-name="T65">29,</text:span> 1156–1163 (1999).</text:p>
      <text:p text:style-name="P42">32.<text:tab/>Huls, M. <text:span text:style-name="T61">et al.</text:span> The breast cancer resistance protein transporter ABCG2 is expressed in the human kidney proximal tubule apical membrane. <text:span text:style-name="T61">Kidney Int.</text:span> <text:span text:style-name="T65">73,</text:span> 220–225 (2008).</text:p>
      <text:p text:style-name="P42">33.<text:tab/>Jungwirth, H. &amp; Kuchler, K. Yeast ABC transporters – a tale of sex, stress, drugs and aging. <text:span text:style-name="T61">FEBS Lett.</text:span> <text:span text:style-name="T65">580,</text:span> 1131–8 (2006).</text:p>
      <text:p text:style-name="P42">34.<text:tab/>Dean, M., Rzhetsky, A. &amp; Allikmets, R. The human ATP-binding cassette (ABC) transporter superfamily. <text:span text:style-name="T61">Genome Res.</text:span> <text:span text:style-name="T65">11,</text:span> 1156–66 (2001).</text:p>
      <text:p text:style-name="P42">35.<text:tab/>Mani, R., St Onge, R. P., Hartman, J. L., Giaever, G. &amp; Roth, F. P. Defining genetic interaction. <text:span text:style-name="T61">Proc. Natl. Acad. Sci. U. S. A.</text:span> <text:span text:style-name="T65">105,</text:span> 3461–6 (2008).</text:p>
      <text:p text:style-name="P42">36.<text:tab/>Khakhina, S. <text:span text:style-name="T61">et al.</text:span> Control of Plasma Membrane Permeability by ABC Transporters. <text:span text:style-name="T61">Eukaryot. Cell</text:span> <text:span text:style-name="T65">14,</text:span> 442–453 (2015).</text:p>
      <text:p text:style-name="P42">37.<text:tab/>Tarassov, K. <text:span text:style-name="T61">et al.</text:span> An in vivo map of the yeast protein interactome. <text:span text:style-name="T61">Science</text:span> <text:span text:style-name="T65">320,</text:span> 1465–70 (2008).</text:p>
      <text:p text:style-name="P42">38.<text:tab/>Schlecht, U. <text:span text:style-name="T61">et al.</text:span> Multiplex assay for condition-dependent changes in protein-protein interactions. <text:span text:style-name="T61">Proc. Natl. Acad. Sci. U. S. A.</text:span> <text:span text:style-name="T65">109,</text:span> 9213–8 (2012).</text:p>
      <text:p text:style-name="P42">39.<text:tab/>Ferreira-Pereira, A. <text:span text:style-name="T61">et al.</text:span> Three-dimensional reconstruction of the Saccharomyces cerevisiae multidrug resistance protein Pdr5p. <text:span text:style-name="T61">J. Biol. Chem.</text:span> <text:span text:style-name="T65">278,</text:span> 11995–9 (2003).</text:p>
      <text:p text:style-name="P42">40.<text:tab/>C. elegans Deletion Mutant Consortium. Large-Scale Screening for Targeted Knockouts in the Caenorhabditis elegans Genome. <text:span text:style-name="T61">G3 Genes,Genomes,Genetics</text:span> <text:span text:style-name="T65">2,</text:span> 1415–1425 (2012).</text:p>
      <text:p text:style-name="P42">41.<text:tab/>Thompson, O. <text:span text:style-name="T61">et al.</text:span> The million mutation project: A new approach to genetics in Caenorhabditis elegans. <text:span text:style-name="T61">Genome Res.</text:span> <text:span text:style-name="T65">23,</text:span> 1749–1762 (2013).</text:p>
      <text:p text:style-name="P42">42.<text:tab/>Brockmann, M. <text:span text:style-name="T61">et al.</text:span> Genetic wiring maps of single-cell protein states reveal an off-switch for GPCR signalling. <text:span text:style-name="T61">Nature</text:span> <text:span text:style-name="T65">546,</text:span> 307–311 (2017).</text:p>
      <text:p text:style-name="P42">43.<text:tab/>Emanuel, G., Moffitt, J. R. &amp; Zhuang, X. High-throughput, image-based screening of <text:soft-page-break/>genetic variant libraries. <text:span text:style-name="T61">bioRxiv</text:span> (2017).</text:p>
      <text:p text:style-name="P42">44.<text:tab/>Gibson, D. G. <text:span text:style-name="T61">et al.</text:span> Enzymatic assembly of DNA molecules up to several hundred kilobases. <text:span text:style-name="T61">Nat. Methods</text:span> <text:span text:style-name="T65">6,</text:span> 343–5 (2009).</text:p>
      <text:p text:style-name="P42">45.<text:tab/>Gietz, R. D. &amp; Schiestl, R. H. High-efficiency yeast transformation using the LiAc/SS carrier DNA/PEG method. <text:span text:style-name="T61">Nat. Protoc.</text:span> <text:span text:style-name="T65">2,</text:span> 31–34 (2007).</text:p>
      <text:p text:style-name="P42">46.<text:tab/>Proctor, M. <text:span text:style-name="T61">et al.</text:span> in 239–269 (Humana Press, 2011). doi:10.1007/978-1-61779-173-4_15</text:p>
      <text:p text:style-name="P42">47.<text:tab/>Snider, J. <text:span text:style-name="T61">et al.</text:span> Detecting interactions with membrane proteins using a membrane two-hybrid assay in yeast. <text:span text:style-name="T61">Nat. Protoc.</text:span> <text:span text:style-name="T65">5,</text:span> 1281–1293 (2010).</text:p>
      <text:p text:style-name="P43"/>
      <text:h text:style-name="P23" text:outline-level="1"><text:span text:style-name="T91">Figures</text:span></text:h>
      <text:p text:style-name="P21"><text:span text:style-name="T64">Figure 1. <text:s/></text:span>Overview of the engineered population profiling process.</text:p>
      <text:p text:style-name="P21">We created a barcoded wild-type pool (Fig. S1) to enable construction of an engineered population using any multi-mutant strain. <text:s/>In this study, this pool was mated with a 16 ABC transporter knockout strain (ABC-16). <text:s/>The genotype at 16 ABC transporters is indicated by the squares drawn in each cell (black = knockout, white = wild type). <text:s/>Diploids from this cross were subject to sporulation and barcoded haploids were then selected. <text:s/>Each haploid inherits either a wildtype or knockout allele at these 16 loci. <text:s/>Single colonies were picked and arrayed onto a series of 384-well plates. <text:s/><text:span text:style-name="T60">En masse</text:span> genotyping was performed on this collection using an RCP-PCR<field:fieldmark-start text:name="__Fieldmark__5869_670295454" field:type="ADDIN CSL_CITATION { &quot;citationItems&quot; : [ { &quot;id&quot; : &quot;ITEM-1&quot;, &quot;itemData&quot; : { &quot;ISSN&quot; : &quot;1744-4292&quot;, &quot;PMID&quot; : &quot;27107012&quot;, &quot;abstract&quot; : &quot;High-throughput binary protein interaction mapping is continuing to extend our understanding of cellular function and disease mechanisms. However, we remain one or two orders of magnitude away from a complete interaction map for humans and other major model organisms. Completion will require screening at substantially larger scales with many complementary assays, requiring further efficiency gains in proteome-scale interaction mapping. Here, we report Barcode Fusion Genetics-Yeast Two-Hybrid (BFG-Y2H), by which a full matrix of protein pairs can be screened in a single multiplexed strain pool. BFG-Y2H uses Cre recombination to fuse DNA barcodes from distinct plasmids, generating chimeric protein-pair barcodes that can be quantified via next-generation sequencing. We applied BFG-Y2H to four different matrices ranging in scale from ~25\u00a0K to 2.5\u00a0M protein pairs. The results show that BFG-Y2H increases the efficiency of protein matrix screening, with quality that is on par with state-of-the-art Y2H methods.&quot;, &quot;author&quot; : [ { &quot;dropping-particle&quot; : &quot;&quot;, &quot;family&quot; : &quot;Yachie&quot;, &quot;given&quot; : &quot;Nozomu&quot;, &quot;non-dropping-particle&quot; : &quot;&quot;, &quot;parse-names&quot; : false, &quot;suffix&quot; : &quot;&quot; }, { &quot;dropping-particle&quot; : &quot;&quot;, &quot;family&quot; : &quot;Petsalaki&quot;, &quot;given&quot; : &quot;Evangelia&quot;, &quot;non-dropping-particle&quot; : &quot;&quot;, &quot;parse-names&quot; : false, &quot;suffix&quot; : &quot;&quot; }, { &quot;dropping-particle&quot; : &quot;&quot;, &quot;family&quot; : &quot;Mellor&quot;, &quot;given&quot; : &quot;Joseph C&quot;, &quot;non-dropping-particle&quot; : &quot;&quot;, &quot;parse-names&quot; : false, &quot;suffix&quot; : &quot;&quot; }, { &quot;dropping-particle&quot; : &quot;&quot;, &quot;family&quot; : &quot;Weile&quot;, &quot;given&quot; : &quot;Jochen&quot;, &quot;non-dropping-particle&quot; : &quot;&quot;, &quot;parse-names&quot; : false, &quot;suffix&quot; : &quot;&quot; }, { &quot;dropping-particle&quot; : &quot;&quot;, &quot;family&quot; : &quot;Jacob&quot;, &quot;given&quot; : &quot;Yves&quot;, &quot;non-dropping-particle&quot; : &quot;&quot;, &quot;parse-names&quot; : false, &quot;suffix&quot; : &quot;&quot; }, { &quot;dropping-particle&quot; : &quot;&quot;, &quot;family&quot; : &quot;Verby&quot;, &quot;given&quot; : &quot;Marta&quot;, &quot;non-dropping-particle&quot; : &quot;&quot;, &quot;parse-names&quot; : false, &quot;suffix&quot; : &quot;&quot; }, { &quot;dropping-particle&quot; : &quot;&quot;, &quot;family&quot; : &quot;Ozturk&quot;, &quot;given&quot; : &quot;Sedide B&quot;, &quot;non-dropping-particle&quot; : &quot;&quot;, &quot;parse-names&quot; : false, &quot;suffix&quot; : &quot;&quot; }, { &quot;dropping-particle&quot; : &quot;&quot;, &quot;family&quot; : &quot;Li&quot;, &quot;given&quot; : &quot;Siyang&quot;, &quot;non-dropping-particle&quot; : &quot;&quot;, &quot;parse-names&quot; : false, &quot;suffix&quot; : &quot;&quot; }, { &quot;dropping-particle&quot; : &quot;&quot;, &quot;family&quot; : &quot;Cote&quot;, &quot;given&quot; : &quot;Atina G&quot;, &quot;non-dropping-particle&quot; : &quot;&quot;, &quot;parse-names&quot; : false, &quot;suffix&quot; : &quot;&quot; }, { &quot;dropping-particle&quot; : &quot;&quot;, &quot;family&quot; : &quot;Mosca&quot;, &quot;given&quot; : &quot;Roberto&quot;, &quot;non-dropping-particle&quot; : &quot;&quot;, &quot;parse-names&quot; : false, &quot;suffix&quot; : &quot;&quot; }, { &quot;dropping-particle&quot; : &quot;&quot;, &quot;family&quot; : &quot;Knapp&quot;, &quot;given&quot; : &quot;Jennifer J&quot;, &quot;non-dropping-particle&quot; : &quot;&quot;, &quot;parse-names&quot; : false, &quot;suffix&quot; : &quot;&quot; }, { &quot;dropping-particle&quot; : &quot;&quot;, &quot;family&quot; : &quot;Ko&quot;, &quot;given&quot; : &quot;Minjeong&quot;, &quot;non-dropping-particle&quot; : &quot;&quot;, &quot;parse-names&quot; : false, &quot;suffix&quot; : &quot;&quot; }, { &quot;dropping-particle&quot; : &quot;&quot;, &quot;family&quot; : &quot;Yu&quot;, &quot;given&quot; : &quot;Analyn&quot;, &quot;non-dropping-particle&quot; : &quot;&quot;, &quot;parse-names&quot; : false, &quot;suffix&quot; : &quot;&quot; }, { &quot;dropping-particle&quot; : &quot;&quot;, &quot;family&quot; : &quot;Gebbia&quot;, &quot;given&quot; : &quot;Marinella&quot;, &quot;non-dropping-particle&quot; : &quot;&quot;, &quot;parse-names&quot; : false, &quot;suffix&quot; : &quot;&quot; }, { &quot;dropping-particle&quot; : &quot;&quot;, &quot;family&quot; : &quot;Sahni&quot;, &quot;given&quot; : &quot;Nidhi&quot;, &quot;non-dropping-particle&quot; : &quot;&quot;, &quot;parse-names&quot; : false, &quot;suffix&quot; : &quot;&quot; }, { &quot;dropping-particle&quot; : &quot;&quot;, &quot;family&quot; : &quot;Yi&quot;, &quot;given&quot; : &quot;Song&quot;, &quot;non-dropping-particle&quot; : &quot;&quot;, &quot;parse-names&quot; : false, &quot;suffix&quot; : &quot;&quot; }, { &quot;dropping-particle&quot; : &quot;&quot;, &quot;family&quot; : &quot;Tyagi&quot;, &quot;given&quot; : &quot;Tanya&quot;, &quot;non-dropping-particle&quot; : &quot;&quot;, &quot;parse-names&quot; : false, &quot;suffix&quot; : &quot;&quot; }, { &quot;dropping-particle&quot; : &quot;&quot;, &quot;family&quot; : &quot;Sheykhkarimli&quot;, &quot;given&quot; : &quot;Dayag&quot;, &quot;non-dropping-particle&quot; : &quot;&quot;, &quot;parse-names&quot; : false, &quot;suffix&quot; : &quot;&quot; }, { &quot;dropping-particle&quot; : &quot;&quot;, &quot;family&quot; : &quot;Roth&quot;, &quot;given&quot; : &quot;Jonathan F&quot;, &quot;non-dropping-particle&quot; : &quot;&quot;, &quot;parse-names&quot; : false, &quot;suffix&quot; : &quot;&quot; }, { &quot;dropping-particle&quot; : &quot;&quot;, &quot;family&quot; : &quot;Wong&quot;, &quot;given&quot; : &quot;Cassandra&quot;, &quot;non-dropping-particle&quot; : &quot;&quot;, &quot;parse-names&quot; : false, &quot;suffix&quot; : &quot;&quot; }, { &quot;dropping-particle&quot; : &quot;&quot;, &quot;family&quot; : &quot;Musa&quot;, &quot;given&quot; : &quot;Louai&quot;, &quot;non-dropping-particle&quot; : &quot;&quot;, &quot;parse-names&quot; : false, &quot;suffix&quot; : &quot;&quot; }, { &quot;dropping-particle&quot; : &quot;&quot;, &quot;family&quot; : &quot;Snider&quot;, &quot;given&quot; : &quot;Jamie&quot;, &quot;non-dropping-particle&quot; : &quot;&quot;, &quot;parse-names&quot; : false, &quot;suffix&quot; : &quot;&quot; }, { &quot;dropping-particle&quot; : &quot;&quot;, &quot;family&quot; : &quot;Liu&quot;, &quot;given&quot; : &quot;Yi-Chun&quot;, &quot;non-dropping-particle&quot; : &quot;&quot;, &quot;parse-names&quot; : false, &quot;suffix&quot; : &quot;&quot; }, { &quot;dropping-particle&quot; : &quot;&quot;, &quot;family&quot; : &quot;Yu&quot;, &quot;given&quot; : &quot;Haiyuan&quot;, &quot;non-dropping-particle&quot; : &quot;&quot;, &quot;parse-names&quot; : false, &quot;suffix&quot; : &quot;&quot; }, { &quot;dropping-particle&quot; : &quot;&quot;, &quot;family&quot; : &quot;Braun&quot;, &quot;given&quot; : &quot;Pascal&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dropping-particle&quot; : &quot;&quot;, &quot;family&quot; : &quot;Hao&quot;, &quot;given&quot; : &quot;Tong&quot;, &quot;non-dropping-particle&quot; : &quot;&quot;, &quot;parse-names&quot; : false, &quot;suffix&quot; : &quot;&quot; }, { &quot;dropping-particle&quot; : &quot;&quot;, &quot;family&quot; : &quot;Calderwood&quot;, &quot;given&quot; : &quot;Michael A&quot;, &quot;non-dropping-particle&quot; : &quot;&quot;, &quot;parse-names&quot; : false, &quot;suffix&quot; : &quot;&quot; }, { &quot;dropping-particle&quot; : &quot;&quot;, &quot;family&quot; : &quot;Pelletier&quot;, &quot;given&quot; : &quot;Laurence&quot;, &quot;non-dropping-particle&quot; : &quot;&quot;, &quot;parse-names&quot; : false, &quot;suffix&quot; : &quot;&quot; }, { &quot;dropping-particle&quot; : &quot;&quot;, &quot;family&quot; : &quot;Aloy&quot;, &quot;given&quot; : &quot;Patrick&quot;, &quot;non-dropping-particle&quot; : &quot;&quot;, &quot;parse-names&quot; : false, &quot;suffix&quot; : &quot;&quot; }, { &quot;dropping-particle&quot; : &quot;&quot;, &quot;family&quot; : &quot;Hill&quot;, &quot;given&quot; : &quot;David E&quot;, &quot;non-dropping-particle&quot; : &quot;&quot;, &quot;parse-names&quot; : false, &quot;suffix&quot; : &quot;&quot; }, { &quot;dropping-particle&quot; : &quot;&quot;, &quot;family&quot; : &quot;Vidal&quot;, &quot;given&quot; : &quot;Marc&quot;, &quot;non-dropping-particle&quot; : &quot;&quot;, &quot;parse-names&quot; : false, &quot;suffix&quot; : &quot;&quot; }, { &quot;dropping-particle&quot; : &quot;&quot;, &quot;family&quot; : &quot;Roth&quot;, &quot;given&quot; : &quot;Frederick P&quot;, &quot;non-dropping-particle&quot; : &quot;&quot;, &quot;parse-names&quot; : false, &quot;suffix&quot; : &quot;&quot; } ], &quot;container-title&quot; : &quot;Molecular systems biology&quot;, &quot;id&quot; : &quot;ITEM-1&quot;, &quot;issue&quot; : &quot;4&quot;, &quot;issued&quot; : { &quot;date-parts&quot; : [ [ &quot;2016&quot;, &quot;4&quot;, &quot;22&quot; ] ] }, &quot;page&quot; : &quot;863&quot;, &quot;title&quot; : &quot;Pooled-matrix protein interaction screens using Barcode Fusion Genetics.&quot;, &quot;type&quot; : &quot;article-journal&quot;, &quot;volume&quot; : &quot;12&quot; }, &quot;uris&quot; : [ &quot;http://www.mendeley.com/documents/?uuid=0f29177f-3d53-37cb-9a6d-be650e0b92dd&quot; ] } ], &quot;mendeley&quot; : { &quot;formattedCitation&quot; : &quot;&lt;sup&gt;25&lt;/sup&gt;&quot;, &quot;plainTextFormattedCitation&quot; : &quot;25&quot;, &quot;previouslyFormattedCitation&quot; : &quot;&lt;sup&gt;25&lt;/sup&gt;&quot; }, &quot;properties&quot; : {  }, &quot;schema&quot; : &quot;https://github.com/citation-style-language/schema/raw/master/csl-citation.json&quot; }"/><text:span text:style-name="T54">25</text:span><field:fieldmark-end/> strategy, which uses a combination of row and column tags to allow identification of PCR products arising from the same well in each plate. <text:s/>An additional PCR reaction adds a plate tag (not shown). <text:s/>High throughput sequencing of pooled RCP-PCR products allows large scale genotyping and identification of a strain-specific DNA barcode for many strains. <text:s/>Strains with a sucessfully determined barcode and genotype are transferred into two liquid pools based on mating type (MAT<text:span text:style-name="T64">a</text:span> or MAT<text:span text:style-name="T64">α</text:span><text:span text:style-name="T56">), and grown under each of 16 drugs. <text:s/>High throughput sequencing of strain-specific DNA barcodes at t = 0, 5, 10, 15, and 20 generations of growth in each drug reconstructs a</text:span> drug by strain resistance profile, profiling the engineered population.</text:p>
      <text:p text:style-name="P21"/>
      <text:p text:style-name="P21"><text:span text:style-name="T64">Figure 2. <text:s/></text:span>An exploration and assessment of multi-knockout fitness landscapes within a 6-gene group.</text:p>
      <text:p text:style-name="P21"><text:span text:style-name="T64">A<text:tab/></text:span>Comparison of MAT<text:span text:style-name="T64">a</text:span> and MAT<text:span text:style-name="T67">α</text:span> group resistance profiles in camptothecin and tamoxifen. <text:s/>Individuals were grouped by their genotype at <text:span text:style-name="T60">pdr5∆, snq2∆, ybt1∆, bpt1∆, ycf1∆, </text:span>and <text:span text:style-name="T60">yor1∆</text:span>. <text:s/>The 6-locus genotype of each group is indicated by the legend. <text:s/>Individuals in each group vary at the remaining 10 loci. <text:s/>Each point represents the average log<text:span text:style-name="T80">2</text:span>(resistance) of the indicated group in the MAT<text:span text:style-name="T64">a </text:span>pools (x-axis) and MAT<text:span text:style-name="T67">α</text:span><text:span text:style-name="T64"> </text:span>pools (y-axis). <text:s/>Profiles for the remaining drugs are shown in Fig. S6.</text:p>
      <text:p text:style-name="P21"><text:span text:style-name="T64">B<text:tab/></text:span>Distribution of MAT<text:span text:style-name="T64">a</text:span>–MAT<text:span text:style-name="T67">α</text:span><text:span text:style-name="T64"> </text:span>correlations of the grouped log<text:span text:style-name="T80">2</text:span>(resistance) profiles amongst all drugs tested.</text:p>
      <text:p text:style-name="P21"><text:span text:style-name="T64">C<text:tab/></text:span>A radial landscape of benomyl resistance. <text:s/>The graph is centered by the 6-gene wildtype group, with outward extensions adding cumulative knockouts. <text:s/>Each section is coloured by the average resistance of the corresponding 6-gene group relative to the 6-gene wild type. <text:s/>Extensions to 1, 2, and 6 total knockouts are shown. <text:s/>Sections are coloured by the mean resistance of each group relative to the 6-gene wildtype. <text:s/>The colour scale extends equally in both directions by the largest observed difference in resistance between the 6-gene wildtype and any other group (blue for increased resistance, orange for decreased resistance). All paths where any additional knockouts do not result in significant changes (Bonferroni-adjusted <text:span text:style-name="T60">p</text:span> &lt; 0.05, Mann-Whitney U test) are pruned.</text:p>
      <text:p text:style-name="P21"><text:soft-page-break/><text:span text:style-name="T64">D<text:tab/></text:span>As in B, showing radial fitness landscapes for 10 additional drugs. <text:s/>The remaining 5 drugs are shown in Fig. S7.</text:p>
      <text:p text:style-name="P31"/>
      <text:p text:style-name="P21"><text:span text:style-name="T64">Figure 3. </text:span><text:s/>Exploration and formalization of surprising multi-gene knockout phenotypes.</text:p>
      <text:p text:style-name="P21"><text:span text:style-name="T64">A<text:tab/></text:span>A linear landscape of resistance to mitoxantrone, benomyl, and fluconazole in the MAT<text:span text:style-name="T64">a</text:span> pools amongst 6-gene groups. <text:s/>The 6-gene genotype of each group is indicated by the legend. <text:s/>Groups are arranged on the x-axis by the number of knockouts (with jitter added to improve clarity), and the y-axis by average drug resistance. <text:s/>Groups separated by single knockouts are connected by lines. <text:s/>Solid lines indicate significant differences in resistance (Bonferroni-adjusted <text:span text:style-name="T60">p</text:span> &lt; 0.05, Mann-Whitney U test), otherwise dashed lines are used. Linear landscapes for all pools are drawn in Fig. S8.</text:p>
      <text:p text:style-name="P21"><text:span text:style-name="T64">B<text:tab/></text:span>Distribution of fluconazole resistance amongst all <text:span text:style-name="T60">ybt1∆,</text:span> <text:span text:style-name="T60">yor1∆</text:span>,<text:span text:style-name="T60"> snq2∆, ycf1∆, </text:span>and <text:span text:style-name="T60">pdr5∆ </text:span>knockout groups in the MAT<text:span text:style-name="T64">a</text:span> pool. <text:s/>Group genotype is indicated for each line using the same legend as in A). The resistance distribution as a kernel density function is drawn.<text:span text:style-name="T60"> </text:span>The distribution of <text:span text:style-name="T60">pdr5∆ </text:span>groups (magenta) are paired with their corresponding <text:span text:style-name="T60">PDR5+</text:span> equivalent (grey). <text:s/></text:p>
      <text:p text:style-name="P21"><text:span text:style-name="T64">C<text:tab/></text:span>A linear model was used to formally determine significant gene knockout and genetic interaction effects mediating resistance to the tested drugs (see Methods). <text:s/>Linear model terms which were significant (Bonferroni adjusted <text:span text:style-name="T60">p</text:span> &lt; 0.05) in both MAT<text:span text:style-name="T64">a</text:span> and MAT<text:span text:style-name="T67">α</text:span> pools of their given drug are coloured according the legend on the left. <text:s/>Other terms are coloured in grey. <text:s/><text:span text:style-name="T66">ε</text:span><text:span text:style-name="T56"> terms represent n-way interactions (see Methods). <text:s/></text:span>Coefficents are sorted by term complexity. <text:s/>Term complexity is also indicated by the grey colour scale to the immediate left of the heatmap.</text:p>
      <text:p text:style-name="P13"/>
      <text:p text:style-name="P21"><text:span text:style-name="T17">Figure 4. <text:s/></text:span><text:span text:style-name="T15">Interpreting a complex genetic landscape in fluconazole.</text:span></text:p>
      <text:p text:style-name="P21"><text:span text:style-name="T64">A<text:tab/></text:span>A model of drug-dependent transporter-transporter relationships interpreted from the engineered population profiles. <text:s/>Antagonism indicates genetic evidence that the presence of one transporter negatively affects the ability of another to impart drug resistance. <text:s/>Parallelism indicates genetic evidence that multiple transporters are redundantly responsible for resistance to a drug. <text:s text:c="2"/>Data S8 lists the genetic evidence for each relationship.</text:p>
      <text:p text:style-name="P21"><text:span text:style-name="T17">B<text:tab/></text:span><text:span text:style-name="T15">The TWAS21230902 MAT</text:span><text:span text:style-name="T17">α</text:span><text:span text:style-name="T15"> strain (</text:span><text:span text:style-name="T42">pdr10∆ pdr18∆ pdr5∆ snq2∆ ybt1∆ ycf1∆ yor1∆;</text:span><text:span text:style-name="T15"> Data S2) was mated with RY0146 (MAT</text:span><text:span text:style-name="T17">a</text:span><text:span text:style-name="T15">), and subject to sporulation and MAT</text:span><text:span text:style-name="T17">a </text:span><text:span text:style-name="T15">haploid selection. <text:s/>Individuals from this cross were genotyped, and individual strains containing each of 32 knockout combinations at </text:span><text:span text:style-name="T42">pdr5∆</text:span><text:span text:style-name="T15">, </text:span><text:span text:style-name="T42">snq2∆</text:span><text:span text:style-name="T15">, </text:span><text:span text:style-name="T42">ybt1∆</text:span><text:span text:style-name="T15">, </text:span><text:span text:style-name="T42">ycf1∆</text:span><text:span text:style-name="T15">, and </text:span><text:span text:style-name="T42">yor1∆</text:span><text:span text:style-name="T15"> were identified and isolated.</text:span></text:p>
      <text:p text:style-name="P21"><text:span text:style-name="T17">C<text:tab/></text:span><text:span text:style-name="T15">The resistance of 32 single strains to various concentrations of fluconazole was measured as growth compared to the solvent control (DMSO). <text:s/>Resistance was measured at the concentrations labelled on the x-axis, and linearly interpolated in between. <text:s/>Resistance of individual strains at concentrations lower than 15.6</text:span><text:span text:style-name="T26">μ</text:span><text:span text:style-name="T15">M are shown in Fig. S10.</text:span></text:p>
      <text:p text:style-name="P21"><text:span text:style-name="T17">D<text:tab/></text:span><text:span text:style-name="T15">Comparing the IC50 of fluconazole derived from single-strain growth experiments to the resistance expected by in the grouped pool data (MAT</text:span><text:span text:style-name="T17">a</text:span><text:span text:style-name="T15"> and MAT</text:span><text:span text:style-name="T17">α</text:span><text:span text:style-name="T15"> log</text:span><text:span text:style-name="T52">2</text:span><text:span text:style-name="T15">-resistance were averaged). <text:s/>Strain genotype is indicated by the legend.</text:span></text:p>
      <text:p text:style-name="P21"><text:span text:style-name="T17">E<text:tab/></text:span><text:span text:style-name="T15">Measuring the mRNA expression of </text:span><text:span text:style-name="T42">PDR5 </text:span><text:span text:style-name="T15">in wild-type (RY0566), </text:span><text:span text:style-name="T42">snq2∆yor1∆</text:span><text:span text:style-name="T15">, and </text:span><text:span text:style-name="T42">snq2∆yor1∆ybt1∆ycf1∆ </text:span><text:span text:style-name="T15">strains. <text:s/></text:span><text:span text:style-name="T42">PDR5 </text:span><text:span text:style-name="T15">mRNA expression was measured using qRT-PCR and normalized relative to </text:span><text:span text:style-name="T42">UBC6</text:span><text:span text:style-name="T15">. <text:s/>Values represent the ratio of </text:span><text:span text:style-name="T42">PDR5 </text:span><text:span text:style-name="T15">expression compared to the average in RY0566. <text:s/>Error bars indicate standard deviation. <text:s/>Three replicates were used in each experiment. P-values were calculated using a t-test.</text:span></text:p>
      <text:p text:style-name="P22"><text:soft-page-break/><text:span text:style-name="T17">F<text:tab/></text:span><text:span text:style-name="T15">Comparing the modeled </text:span><text:span text:style-name="T42">PDR5 </text:span><text:span text:style-name="T15">repression by </text:span><text:span text:style-name="T42">YOR1 </text:span><text:span text:style-name="T15">and </text:span><text:span text:style-name="T42">SNQ2 </text:span><text:span text:style-name="T15">with with protein-protein interactions found using MYTH and PCA. <text:s/>Interactions were measured in both this study (Fig. S11, S12) and previous studies</text:span><field:fieldmark-start text:name="__Fieldmark__6260_670295454" field:type="ADDIN CSL_CITATION { &quot;citationItems&quot; : [ { &quot;id&quot; : &quot;ITEM-1&quot;, &quot;itemData&quot; : { &quot;DOI&quot; : &quot;10.1038/nchembio.1293&quot;, &quot;ISSN&quot; : &quot;1552-4469&quot;, &quot;PMID&quot; : &quot;23831759&quot;, &quot;abstract&quot; : &quot;ATP-binding cassette (ABC) transporters are a ubiquitous class of integral membrane proteins of immense clinical interest because of their strong association with human disease and pharmacology. To improve our understanding of these proteins, we used membrane yeast two-hybrid technology to map the protein interactome of all of the nonmitochondrial ABC transporters in the model organism Saccharomyces cerevisiae and combined this data with previously reported yeast ABC transporter interactions in the BioGRID database to generate a comprehensive, integrated 'interactome'. We show that ABC transporters physically associate with proteins involved in an unexpectedly diverse range of functions. We specifically examine the importance of the physical interactions of ABC transporters in both the regulation of one another and in the modulation of proteins involved in zinc homeostasis. The interaction network presented here will be a powerful resource for increasing our fundamental understanding of the cellular role and regulation of ABC transporters.&quot;, &quot;author&quot; : [ { &quot;dropping-particle&quot; : &quot;&quot;, &quot;family&quot; : &quot;Snider&quot;, &quot;given&quot; : &quot;Jamie&quot;, &quot;non-dropping-particle&quot; : &quot;&quot;, &quot;parse-names&quot; : false, &quot;suffix&quot; : &quot;&quot; }, { &quot;dropping-particle&quot; : &quot;&quot;, &quot;family&quot; : &quot;Hanif&quot;, &quot;given&quot; : &quot;Asad&quot;, &quot;non-dropping-particle&quot; : &quot;&quot;, &quot;parse-names&quot; : false, &quot;suffix&quot; : &quot;&quot; }, { &quot;dropping-particle&quot; : &quot;&quot;, &quot;family&quot; : &quot;Lee&quot;, &quot;given&quot; : &quot;Mid Eum&quot;, &quot;non-dropping-particle&quot; : &quot;&quot;, &quot;parse-names&quot; : false, &quot;suffix&quot; : &quot;&quot; }, { &quot;dropping-particle&quot; : &quot;&quot;, &quot;family&quot; : &quot;Jin&quot;, &quot;given&quot; : &quot;Ke&quot;, &quot;non-dropping-particle&quot; : &quot;&quot;, &quot;parse-names&quot; : false, &quot;suffix&quot; : &quot;&quot; }, { &quot;dropping-particle&quot; : &quot;&quot;, &quot;family&quot; : &quot;Yu&quot;, &quot;given&quot; : &quot;Analyn R&quot;, &quot;non-dropping-particle&quot; : &quot;&quot;, &quot;parse-names&quot; : false, &quot;suffix&quot; : &quot;&quot; }, { &quot;dropping-particle&quot; : &quot;&quot;, &quot;family&quot; : &quot;Graham&quot;, &quot;given&quot; : &quot;Chris&quot;, &quot;non-dropping-particle&quot; : &quot;&quot;, &quot;parse-names&quot; : false, &quot;suffix&quot; : &quot;&quot; }, { &quot;dropping-particle&quot; : &quot;&quot;, &quot;family&quot; : &quot;Chuk&quot;, &quot;given&quot; : &quot;Matthew&quot;, &quot;non-dropping-particle&quot; : &quot;&quot;, &quot;parse-names&quot; : false, &quot;suffix&quot; : &quot;&quot; }, { &quot;dropping-particle&quot; : &quot;&quot;, &quot;family&quot; : &quot;Damjanovic&quot;, &quot;given&quot; : &quot;Dunja&quot;, &quot;non-dropping-particle&quot; : &quot;&quot;, &quot;parse-names&quot; : false, &quot;suffix&quot; : &quot;&quot; }, { &quot;dropping-particle&quot; : &quot;&quot;, &quot;family&quot; : &quot;Wierzbicka&quot;, &quot;given&quot; : &quot;Marta&quot;, &quot;non-dropping-particle&quot; : &quot;&quot;, &quot;parse-names&quot; : false, &quot;suffix&quot; : &quot;&quot; }, { &quot;dropping-particle&quot; : &quot;&quot;, &quot;family&quot; : &quot;Tang&quot;, &quot;given&quot; : &quot;Priscilla&quot;, &quot;non-dropping-particle&quot; : &quot;&quot;, &quot;parse-names&quot; : false, &quot;suffix&quot; : &quot;&quot; }, { &quot;dropping-particle&quot; : &quot;&quot;, &quot;family&quot; : &quot;Balderes&quot;, &quot;given&quot; : &quot;Dina&quot;, &quot;non-dropping-particle&quot; : &quot;&quot;, &quot;parse-names&quot; : false, &quot;suffix&quot; : &quot;&quot; }, { &quot;dropping-particle&quot; : &quot;&quot;, &quot;family&quot; : &quot;Wong&quot;, &quot;given&quot; : &quot;Victoria&quot;, &quot;non-dropping-particle&quot; : &quot;&quot;, &quot;parse-names&quot; : false, &quot;suffix&quot; : &quot;&quot; }, { &quot;dropping-particle&quot; : &quot;&quot;, &quot;family&quot; : &quot;Jessulat&quot;, &quot;given&quot; : &quot;Matthew&quot;, &quot;non-dropping-particle&quot; : &quot;&quot;, &quot;parse-names&quot; : false, &quot;suffix&quot; : &quot;&quot; }, { &quot;dropping-particle&quot; : &quot;&quot;, &quot;family&quot; : &quot;Darowski&quot;, &quot;given&quot; : &quot;Katelyn D&quot;, &quot;non-dropping-particle&quot; : &quot;&quot;, &quot;parse-names&quot; : false, &quot;suffix&quot; : &quot;&quot; }, { &quot;dropping-particle&quot; : &quot;&quot;, &quot;family&quot; : &quot;San Luis&quot;, &quot;given&quot; : &quot;Bryan-Joseph&quot;, &quot;non-dropping-particle&quot; : &quot;&quot;, &quot;parse-names&quot; : false, &quot;suffix&quot; : &quot;&quot; }, { &quot;dropping-particle&quot; : &quot;&quot;, &quot;family&quot; : &quot;Shevelev&quot;, &quot;given&quot; : &quot;Igor&quot;, &quot;non-dropping-particle&quot; : &quot;&quot;, &quot;parse-names&quot; : false, &quot;suffix&quot; : &quot;&quot; }, { &quot;dropping-particle&quot; : &quot;&quot;, &quot;family&quot; : &quot;Sturley&quot;, &quot;given&quot; : &quot;Stephen L&quot;, &quot;non-dropping-particle&quot; : &quot;&quot;, &quot;parse-names&quot; : false, &quot;suffix&quot; : &quot;&quot; }, { &quot;dropping-particle&quot; : &quot;&quot;, &quot;family&quot; : &quot;Boone&quot;, &quot;given&quot; : &quot;Charles&quot;, &quot;non-dropping-particle&quot; : &quot;&quot;, &quot;parse-names&quot; : false, &quot;suffix&quot; : &quot;&quot; }, { &quot;dropping-particle&quot; : &quot;&quot;, &quot;family&quot; : &quot;Greenblatt&quot;, &quot;given&quot; : &quot;Jack F&quot;, &quot;non-dropping-particle&quot; : &quot;&quot;, &quot;parse-names&quot; : false, &quot;suffix&quot; : &quot;&quot; }, { &quot;dropping-particle&quot; : &quot;&quot;, &quot;family&quot; : &quot;Zhang&quot;, &quot;given&quot; : &quot;Zhaolei&quot;, &quot;non-dropping-particle&quot; : &quot;&quot;, &quot;parse-names&quot; : false, &quot;suffix&quot; : &quot;&quot; }, { &quot;dropping-particle&quot; : &quot;&quot;, &quot;family&quot; : &quot;Paumi&quot;, &quot;given&quot; : &quot;Christian M&quot;, &quot;non-dropping-particle&quot; : &quot;&quot;, &quot;parse-names&quot; : false, &quot;suffix&quot; : &quot;&quot; }, { &quot;dropping-particle&quot; : &quot;&quot;, &quot;family&quot; : &quot;Babu&quot;, &quot;given&quot; : &quot;Mohan&quot;, &quot;non-dropping-particle&quot; : &quot;&quot;, &quot;parse-names&quot; : false, &quot;suffix&quot; : &quot;&quot; }, { &quot;dropping-particle&quot; : &quot;&quot;, &quot;family&quot; : &quot;Park&quot;, &quot;given&quot; : &quot;Hay-Oak&quot;, &quot;non-dropping-particle&quot; : &quot;&quot;, &quot;parse-names&quot; : false, &quot;suffix&quot; : &quot;&quot; }, { &quot;dropping-particle&quot; : &quot;&quot;, &quot;family&quot; : &quot;Michaelis&quot;, &quot;given&quot; : &quot;Susan&quot;, &quot;non-dropping-particle&quot; : &quot;&quot;, &quot;parse-names&quot; : false, &quot;suffix&quot; : &quot;&quot; }, { &quot;dropping-particle&quot; : &quot;&quot;, &quot;family&quot; : &quot;Stagljar&quot;, &quot;given&quot; : &quot;Igor&quot;, &quot;non-dropping-particle&quot; : &quot;&quot;, &quot;parse-names&quot; : false, &quot;suffix&quot; : &quot;&quot; } ], &quot;container-title&quot; : &quot;Nature chemical biology&quot;, &quot;id&quot; : &quot;ITEM-1&quot;, &quot;issue&quot; : &quot;9&quot;, &quot;issued&quot; : { &quot;date-parts&quot; : [ [ &quot;2013&quot;, &quot;9&quot; ] ] }, &quot;page&quot; : &quot;565-72&quot;, &quot;title&quot; : &quot;Mapping the functional yeast ABC transporter interactome.&quot;, &quot;type&quot; : &quot;article-journal&quot;, &quot;volume&quot; : &quot;9&quot; }, &quot;uris&quot; : [ &quot;http://www.mendeley.com/documents/?uuid=0e3d404b-a646-4023-936e-86a457bddbac&quot; ] }, { &quot;id&quot; : &quot;ITEM-2&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2&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mendeley&quot; : { &quot;formattedCitation&quot; : &quot;&lt;sup&gt;28,37&lt;/sup&gt;&quot;, &quot;plainTextFormattedCitation&quot; : &quot;28,37&quot;, &quot;previouslyFormattedCitation&quot; : &quot;&lt;sup&gt;28,37&lt;/sup&gt;&quot; }, &quot;properties&quot; : {  }, &quot;schema&quot; : &quot;https://github.com/citation-style-language/schema/raw/master/csl-citation.json&quot; }"/><text:span text:style-name="T9">28,37</text:span><field:fieldmark-end/><text:span text:style-name="T15">. <text:s/>Spotting assays show a re-testing of Pdr5-Snq2, Pdr5-Pdr5, and Pdr5-Yor1 interactions using MYTH. </text:span><text:span text:style-name="T2">NubG-PDR5, NubI-PDR5, Ost1-NubG, and Ost1-NubI strains were each transformed with plasmids containing clones of </text:span><text:span text:style-name="T43">PDR5</text:span><text:span text:style-name="T2">, </text:span><text:span text:style-name="T43">YOR1</text:span><text:span text:style-name="T2">, </text:span><text:span text:style-name="T43">SNQ2</text:span><text:span text:style-name="T2">, or an artificial bait fused to Cub (YOR1-L2, PDR5-L2, SNQ2-L2, Artificial L2 bait). <text:s/>NubI fusions are expected to spontaneously reconstitute ubiquitin with Cub, while NubG fusions are expected to require a protein-protein interaction for reconstitution. <text:s/>Ost1 is a component of the oligosaccharyltransferase complex localized to the endoplasmic reticulum membrane and is not expected to interact with any baits tested. <text:s/>Colonies of transformed strains were spotted on SD –Trp (SD –W) and SD –Trp–Ade–His (SD –WAH). <text:s/>SD –WAH selects for reconstitution of ubiquitin. </text:span><text:span text:style-name="T15">Spotting assays were also performed in the presence of DMSO and fluconazole (Fig. S12).</text:span></text:p>
      <text:p text:style-name="P19"/>
      <text:p text:style-name="Standard"><text:span text:style-name="T64">Figure S1.<text:tab/></text:span>Creation of a parent barcoder pool.</text:p>
      <text:p text:style-name="P21"><text:span text:style-name="T64">A<text:tab/></text:span>Engineering of a barcoder pool cassette. <text:s/>An HphMX4 cassette was amplified from pIS420, with overhangs adding the US2 and DS1 sites. <text:s/>A second PCR reaction was performed to add 25 random base pairs for use as UP and DN tags, as well as two constant US1 and DS2 regions. <text:s/>A third PCR reaction then adds LoxP/Lox2272 sites, and homology to the pSH47 SacI site.</text:p>
      <text:p text:style-name="P21"><text:span text:style-name="T64">B<text:tab/></text:span>Transforming a pool of barcoder parents. <text:s/>RY0148 was modified to add a LoxP-URA3-Lox2272 site and was co-transformed with the barcoder pool cassette and SacI-digested pSH47 to enable reconstitution of a pSH47-based barcoder plasmid construct through in-yeast assembly. <text:s/>Transformants were selected by growth in YPG +Hyg for 3 days to allow for both selection of successful in-yeast assembly products, as well as induction of Cre to enable recombination and replacement of URA3 with the barcoder pool cassette. <text:s/>Loss of URA3 through Cre-enabled recombination is selected by subsequent growth in 5-FOA.</text:p>
      <text:p text:style-name="Standard"/>
      <text:p text:style-name="Standard"><text:span text:style-name="T64">Figure S2.<text:tab/></text:span>Analysis of pool genotyping quality.</text:p>
      <text:p text:style-name="P21"><text:span text:style-name="T64">A<text:tab/></text:span>Expected genotyping accuracy at the 16 ABC transporters surveyed. <text:s/>Accuracy was estimated by evaluating the performance of the <text:span text:style-name="T60">en masse</text:span> genotyping protocol on a set of known reference strains (Methods, Data S2).</text:p>
      <text:p text:style-name="P21"><text:span text:style-name="T64">B<text:tab/></text:span>Tests of gene linkage within the MAT<text:span text:style-name="T64">a </text:span>pools (upper triangle) and MAT<text:span text:style-name="T67">α</text:span><text:span text:style-name="T58"> </text:span>pools (lower triangle). <text:s text:c="2"/>The Pearson correlation coefficient of the corresponding genotype pairs are indicated on the right. <text:s/>Pairs without significant correlation (Bonferroni-corrected <text:span text:style-name="T60">p</text:span> value ≥ 0.05) are shaded in grey.</text:p>
      <text:p text:style-name="P21"><text:span text:style-name="T64">C<text:tab/></text:span>Distribution of knockouts in the combined MAT<text:span text:style-name="T64">a </text:span>and MAT<text:span text:style-name="T67">α</text:span><text:span text:style-name="T64"> </text:span>pools. <text:s/>The observed number of strains with a given number of knockouts are indicated in grey. The expected number of strains with a given number of knockouts at 93.8% genotyping accuracy under a random assortment model are indicated in black.</text:p>
      <text:p text:style-name="P21"><text:span text:style-name="T64">D<text:tab/></text:span>Distribution of DNA content in the MAT<text:span text:style-name="T64">a </text:span>and MAT<text:span text:style-name="T67">α</text:span><text:span text:style-name="T64"> </text:span>pools compared to a diploid and haploid reference. <text:s/>DNA content was measured using flow cytometry.</text:p>
      <text:p text:style-name="P32"/>
      <text:p text:style-name="P32"/>
      <text:h text:style-name="P20" text:outline-level="1"><text:span text:style-name="T64">Figure S3. <text:s/></text:span>Correlation of fitness estimates from UP and DN tag counts.</text:h>
      <text:p text:style-name="P21"><text:soft-page-break/><text:span text:style-name="T64">A<text:tab/></text:span>Correlation of resistance estimates in the MAT<text:span text:style-name="T64">a</text:span> pool under each drug obtained using UP tag counts (x-axis) compared to those obtained by DN tag counts (y-axis). <text:s/>Strains missing either a mapped UP or DN tag were excluded.</text:p>
      <text:p text:style-name="Standard"><text:span text:style-name="T64">B<text:tab/></text:span>As in A), using data from the MAT<text:span text:style-name="T67">α</text:span> pool.</text:p>
      <text:p text:style-name="Standard"><text:span text:style-name="T64">C<text:tab/></text:span>Distribution of UPtag-DNtag correlation in the pools. <text:s/>The <office:annotation office:name="__Annotation__6504_670295454"><dc:creator>Albi Celaj [2]</dc:creator><dc:date>2017-11-21T13:31:00</dc:date><loext:sender-initials>AC</loext:sender-initials><text:p>Have to confirm this</text:p></office:annotation>minimum<office:annotation-end office:name="__Annotation__6504_670295454"/> correlation in the MAT<text:span text:style-name="T64">a</text:span> and MAT<text:span text:style-name="T67">α</text:span> a pool for each drug is taken.</text:p>
      <text:p text:style-name="Standard"><text:span text:style-name="T64">D<text:tab/></text:span>Comparing UP and DN tag correlation with pool variability in resistance (as <draw:frame draw:style-name="fr1" text:anchor-type="as-char" svg:width="1.478cm" svg:height="0.531cm" draw:z-index="58"><draw:object xlink:href="./Object 118" xlink:type="simple" xlink:show="embed" xlink:actuate="onLoad"/><draw:image xlink:href="./ObjectReplacements/Object 118" xlink:type="simple" xlink:show="embed" xlink:actuate="onLoad"/></draw:frame><text:span text:style-name="T93">). </text:span><text:span text:style-name="T93"><draw:frame draw:style-name="fr1" text:anchor-type="as-char" svg:width="1.478cm" svg:height="0.531cm" draw:z-index="59"><draw:object xlink:href="./Object 120" xlink:type="simple" xlink:show="embed" xlink:actuate="onLoad"/><draw:image xlink:href="./ObjectReplacements/Object 120" xlink:type="simple" xlink:show="embed" xlink:actuate="onLoad"/></draw:frame></text:span><text:span text:style-name="T93"> is taken as the minimum from from </text:span>UP and DN tag estimates.</text:p>
      <text:p text:style-name="Standard"/>
      <text:p text:style-name="Standard"><text:span text:style-name="T64">Figure S4. <text:s/></text:span>Reproducible marginal gene knockout resistance effects in the pool.</text:p>
      <text:p text:style-name="P21">A linear model was used to formally determine significant gene knockout effects mediating resistance to the tested drugs. <text:s/>Linear model terms which were significant (Bonferroni adjusted <text:span text:style-name="T60">p</text:span> &lt; 0.05) in both MAT<text:span text:style-name="T64">a</text:span> and MAT<text:span text:style-name="T67">α</text:span> pools for their given drug are coloured according the legend on the left. <text:s/>Other terms are coloured in grey.</text:p>
      <text:p text:style-name="Standard"/>
      <text:p text:style-name="Standard"><text:span text:style-name="T64">Figure S5. <text:s/></text:span>Profiles of grouped genotype data.</text:p>
      <text:p text:style-name="P21">Strains were grouped by knockout genotypes at <text:span text:style-name="T60">pdr5∆, snq2∆, ybt1∆, ycf1∆, </text:span>and <text:span text:style-name="T60">yor1∆</text:span>. <text:s/>Each section in the heatmap represents the average log<text:span text:style-name="T80">2</text:span>-resistance of strains with the genotype indicated on the y-axis, grown in the pool indicated on the x-axis. <text:s/>Pools are arranged by hierarchical clustering of the grouped resistance data using complete linkage.</text:p>
      <text:p text:style-name="Standard"/>
      <text:p text:style-name="Standard"><text:span text:style-name="T64">Figure S6. <text:s/></text:span>Reproducibility of grouped genotype resistance.</text:p>
      <text:p text:style-name="P21">Strains were grouped on knockout genotypes at <text:span text:style-name="T60">pdr5∆, snq2∆, ybt1∆, ycf1∆, </text:span>and <text:span text:style-name="T60">yor1∆</text:span>. Each point represents a group of strains containing the 6-locus genotype indicated by the legend. <text:s/>Strains in each group vary at the remaining 10 loci. <text:s/>Each point represents the median log<text:span text:style-name="T80">2</text:span>-resistance of each group in the MAT<text:span text:style-name="T64">a </text:span>(x-axis) and MAT<text:span text:style-name="T67">α</text:span><text:span text:style-name="T64"> </text:span>(y-axis) pools.</text:p>
      <text:p text:style-name="Standard"/>
      <text:p text:style-name="P21"><text:span text:style-name="T64">Figure S7. <text:s/></text:span>A radial fitness landscape in six additional drugs.</text:p>
      <text:p text:style-name="P21">A radial fitness landscape in six drugs showing all multi-knockout paths. Each graph is centered by the 6-gene wildtype group, with outward extensions adding cumulative knockouts. <text:s/>Each section is coloured by the average resistance of its corresponding knockout group relative to the 6-gene wild type. <text:s/>Extensions to 1, 2, and 6 total knockouts are shown. <text:s/>Sections are coloured by the mean resistance of each group relative to the 6-gene wildtype. <text:s/>The colour scale extends equally in both directions by the largest observed difference in log<text:span text:style-name="T80">2</text:span>-resistance between the 6-gene wildtype and any other group (blue for increased resistance, orange for decreased resistance). All paths where any additional knockouts do not result in significant changes (Bonferroni-adjusted <text:span text:style-name="T60">p</text:span> &lt; 0.05, Mann-Whitney U test) are pruned.</text:p>
      <text:p text:style-name="P21"/>
      <text:p text:style-name="Standard"><text:span text:style-name="T64">Figure S8. <text:s/></text:span>A linear landscape of resistance to 16 drugs. </text:p>
      <text:p text:style-name="P21"><text:span text:style-name="T64">A<text:tab/></text:span>A linear landscape of resistance to all tested drugs in the MAT<text:span text:style-name="T64">a</text:span> pools amongst 6-gene groups. <text:s/>The 6-gene genotype of each group is indicated by the legend. <text:s/>Groups are arranged on the x-axis by the number of knockouts (with jitter added to improve clarity), and the y-axis by average drug resistance. <text:s/>Groups separated by single knockouts are connected by lines. <text:s/>Solid lines indicate significant differences in resistance (Bonferroni-adjusted <text:span text:style-name="T60">p</text:span> &lt; 0.05, Mann-Whitney U test), otherwise dashed lines are used.</text:p>
      <text:p text:style-name="Standard"><text:span text:style-name="T64">B<text:tab/></text:span>As in A), with values shown for the MAT<text:span text:style-name="T67">α</text:span> pool.</text:p>
      <text:p text:style-name="P21"><text:soft-page-break/></text:p>
      <text:p text:style-name="Standard"><text:span text:style-name="T64"><office:annotation office:name="__Annotation__6658_670295454"><dc:creator>Albi Celaj [2]</dc:creator><dc:date>2017-11-07T13:51:00</dc:date><loext:sender-initials>AC</loext:sender-initials><text:p>I am leaning towards leaving this figure out</text:p></office:annotation></text:span><text:span text:style-name="T64">Figure S9. <text:s/></text:span><office:annotation-end office:name="__Annotation__6658_670295454"/>Reproducibility of linear models.</text:p>
      <text:p text:style-name="Standard">For each drug, a linear model was trained to identify significant terms mediating drug resistance (see Methods). <text:s/>Linear model predictions of log<text:span text:style-name="T80">2</text:span>-resistance are indicated on the y-axis and values observed in the pool are indicated on the x-axis. <text:s/>Each plot is labelled by the pool mating type which was used to train the linear model on the y-axis and to assess its predictions on the x-axis.</text:p>
      <text:p text:style-name="P11"/>
      <text:p text:style-name="P21"><text:span text:style-name="T16">Figure S10. <text:s/></text:span><text:span text:style-name="T15">Comparing drug resistance measured from single-strain experiments to the grouped pool data.</text:span></text:p>
      <text:p text:style-name="P21"><text:span text:style-name="T15">Resistance of <text:s/>individual strains containing each of 32 knockout combinations at </text:span><text:span text:style-name="T42">pdr5∆</text:span><text:span text:style-name="T15">, </text:span><text:span text:style-name="T42">snq2∆</text:span><text:span text:style-name="T15">, </text:span><text:span text:style-name="T42">ybt1∆</text:span><text:span text:style-name="T15">, </text:span><text:span text:style-name="T42">ycf1∆</text:span><text:span text:style-name="T15">, and </text:span><text:span text:style-name="T42">yor1∆</text:span><text:span text:style-name="T15"> was measured and compared to the resistance to the pool data. <text:s/>Pool strains were grouped based on genotype at these 5 loci, median log</text:span><text:span text:style-name="T52">2</text:span><text:span text:style-name="T15">-resistance was determined for each group in MAT</text:span><text:span text:style-name="T17">a</text:span><text:span text:style-name="T15"> and MAT</text:span><text:span text:style-name="T17">α</text:span><text:span text:style-name="T15"> pools, and these values were averaged to obtain a single pool value. <text:s/>Strain genotype is indicated by the legend. <text:s/>Growth of individual strains was measured at 1.9, 3.9, 7.8, 15.6, 23.4, 31.2, 35, and 40</text:span><text:span text:style-name="T26">μ</text:span><text:span text:style-name="T15">m of fluconazole.</text:span></text:p>
      <text:p text:style-name="P5"/>
      <text:p text:style-name="P21"><text:span text:style-name="T16">Figure S11. <text:s/></text:span><text:span text:style-name="T2">Measuring all protein-protein interactions between Pdr5, Snq2, and Yor1 using mDHFR PCA.</text:span></text:p>
      <text:p text:style-name="P21"><text:span text:style-name="T43">PDR5</text:span><text:span text:style-name="T2">, </text:span><text:span text:style-name="T43">YOR1</text:span><text:span text:style-name="T2">, and </text:span><text:span text:style-name="T43">SNQ2</text:span><text:span text:style-name="T2"> </text:span>MAT<text:span text:style-name="T64">a</text:span> (mDHFR-F[1,2]-NatMX fusions) and MAT<text:span text:style-name="T64">α</text:span> (mDHFR-F[3]-HphMX fusions) PCA strains were obtained from a previous genome-wide screen<field:fieldmark-start text:name="__Fieldmark__6755_670295454" field:type="ADDIN CSL_CITATION { &quot;citationItems&quot; : [ { &quot;id&quot; : &quot;ITEM-1&quot;, &quot;itemData&quot; : { &quot;DOI&quot; : &quot;10.1126/science.1153878&quot;, &quot;ISSN&quot; : &quot;1095-9203&quot;, &quot;PMID&quot; : &quot;18467557&quot;, &quot;abstract&quot; : &quot;Protein interactions regulate the systems-level behavior of cells; thus, deciphering the structure and dynamics of protein interaction networks in their cellular context is a central goal in biology. We have performed a genome-wide in vivo screen for protein-protein interactions in Saccharomyces cerevisiae by means of a protein-fragment complementation assay (PCA). We identified 2770 interactions among 1124 endogenously expressed proteins. Comparison with previous studies confirmed known interactions, but most were not known, revealing a previously unexplored subspace of the yeast protein interactome. The PCA detected structural and topological relationships between proteins, providing an 8-nanometer-resolution map of dynamically interacting complexes in vivo and extended networks that provide insights into fundamental cellular processes, including cell polarization and autophagy, pathways that are evolutionarily conserved and central to both development and human health.&quot;, &quot;author&quot; : [ { &quot;dropping-particle&quot; : &quot;&quot;, &quot;family&quot; : &quot;Tarassov&quot;, &quot;given&quot; : &quot;Kirill&quot;, &quot;non-dropping-particle&quot; : &quot;&quot;, &quot;parse-names&quot; : false, &quot;suffix&quot; : &quot;&quot; }, { &quot;dropping-particle&quot; : &quot;&quot;, &quot;family&quot; : &quot;Messier&quot;, &quot;given&quot; : &quot;Vincent&quot;, &quot;non-dropping-particle&quot; : &quot;&quot;, &quot;parse-names&quot; : false, &quot;suffix&quot; : &quot;&quot; }, { &quot;dropping-particle&quot; : &quot;&quot;, &quot;family&quot; : &quot;Landry&quot;, &quot;given&quot; : &quot;Christian R&quot;, &quot;non-dropping-particle&quot; : &quot;&quot;, &quot;parse-names&quot; : false, &quot;suffix&quot; : &quot;&quot; }, { &quot;dropping-particle&quot; : &quot;&quot;, &quot;family&quot; : &quot;Radinovic&quot;, &quot;given&quot; : &quot;Stevo&quot;, &quot;non-dropping-particle&quot; : &quot;&quot;, &quot;parse-names&quot; : false, &quot;suffix&quot; : &quot;&quot; }, { &quot;dropping-particle&quot; : &quot;&quot;, &quot;family&quot; : &quot;Serna Molina&quot;, &quot;given&quot; : &quot;Mercedes M&quot;, &quot;non-dropping-particle&quot; : &quot;&quot;, &quot;parse-names&quot; : false, &quot;suffix&quot; : &quot;&quot; }, { &quot;dropping-particle&quot; : &quot;&quot;, &quot;family&quot; : &quot;Shames&quot;, &quot;given&quot; : &quot;Igor&quot;, &quot;non-dropping-particle&quot; : &quot;&quot;, &quot;parse-names&quot; : false, &quot;suffix&quot; : &quot;&quot; }, { &quot;dropping-particle&quot; : &quot;&quot;, &quot;family&quot; : &quot;Malitskaya&quot;, &quot;given&quot; : &quot;Yelena&quot;, &quot;non-dropping-particle&quot; : &quot;&quot;, &quot;parse-names&quot; : false, &quot;suffix&quot; : &quot;&quot; }, { &quot;dropping-particle&quot; : &quot;&quot;, &quot;family&quot; : &quot;Vogel&quot;, &quot;given&quot; : &quot;Jackie&quot;, &quot;non-dropping-particle&quot; : &quot;&quot;, &quot;parse-names&quot; : false, &quot;suffix&quot; : &quot;&quot; }, { &quot;dropping-particle&quot; : &quot;&quot;, &quot;family&quot; : &quot;Bussey&quot;, &quot;given&quot; : &quot;Howard&quot;, &quot;non-dropping-particle&quot; : &quot;&quot;, &quot;parse-names&quot; : false, &quot;suffix&quot; : &quot;&quot; }, { &quot;dropping-particle&quot; : &quot;&quot;, &quot;family&quot; : &quot;Michnick&quot;, &quot;given&quot; : &quot;Stephen W&quot;, &quot;non-dropping-particle&quot; : &quot;&quot;, &quot;parse-names&quot; : false, &quot;suffix&quot; : &quot;&quot; } ], &quot;container-title&quot; : &quot;Science (New York, N.Y.)&quot;, &quot;id&quot; : &quot;ITEM-1&quot;, &quot;issue&quot; : &quot;5882&quot;, &quot;issued&quot; : { &quot;date-parts&quot; : [ [ &quot;2008&quot;, &quot;6&quot;, &quot;13&quot; ] ] }, &quot;page&quot; : &quot;1465-70&quot;, &quot;title&quot; : &quot;An in vivo map of the yeast protein interactome.&quot;, &quot;type&quot; : &quot;article-journal&quot;, &quot;volume&quot; : &quot;320&quot; }, &quot;uris&quot; : [ &quot;http://www.mendeley.com/documents/?uuid=090ec31c-01ab-445e-99ef-67483a1943a8&quot; ] } ], &quot;mendeley&quot; : { &quot;formattedCitation&quot; : &quot;&lt;sup&gt;37&lt;/sup&gt;&quot;, &quot;plainTextFormattedCitation&quot; : &quot;37&quot;, &quot;previouslyFormattedCitation&quot; : &quot;&lt;sup&gt;37&lt;/sup&gt;&quot; }, &quot;properties&quot; : {  }, &quot;schema&quot; : &quot;https://github.com/citation-style-language/schema/raw/master/csl-citation.json&quot; }"/><text:span text:style-name="T54">37</text:span><field:fieldmark-end/>. <text:s/>Strains were individually mated to obtain the indicated diploids. <text:s/>Diploid strains <text:span text:style-name="T2">were spotted on YPD containing either DMSO, DMSO + methotrexate (MTX), or DMSO + MTX + 46.8μM fluconazole. <text:s/>MTX selects for successful reconstruction of mDHFR from the F[1,2] and F[3] fragments via a protein-protein interaction. <text:s/>Link-F[1,2]/ Link-F[3] is a diploid strain which tests against interaction of the universal linker regions when fused to the mDHFR fragments. <text:s text:c="2"/>Zip-F[1,2]/ Zip-F[3] is a diploid strain which tests for interaction between </text:span><text:span text:style-name="T53">two leucine Zipper sequences fused to the mDHFR fragments. </text:span><text:span text:style-name="T2"><text:s/>Strains were grown for 3 days at 30</text:span>°C.</text:p>
      <text:p text:style-name="P4"/>
      <text:p text:style-name="P33"><text:span text:style-name="T16">Figure S12.</text:span><text:span text:style-name="T2"> Measuring protein-protein interactions of Pdr5 with Snq2 and Yor1 using MYTH.</text:span></text:p>
      <text:h text:style-name="P23" text:outline-level="1"><text:span text:style-name="T2">NubG-PDR5, NubI-PDR5, Ost1-NubG, and Ost1-NubI strains were retrieved from a previously constructed genomic prey library</text:span><text:span text:style-name="T5">25</text:span><text:span text:style-name="T2"> and were each transformed with plasmids containing clones of </text:span><text:span text:style-name="T43">PDR5</text:span><text:span text:style-name="T2">, </text:span><text:span text:style-name="T43">YOR1</text:span><text:span text:style-name="T2">, </text:span><text:span text:style-name="T43">SNQ2</text:span><text:span text:style-name="T2">, or an artificial bait fused to Cub (YOR1-L2, PDR5-L2, SNQ2-L2, Artificial L2 bait). <text:s/>NubI fusions are expected to spontaneously reconstitute ubiquitin with Cub, while NubG fusions are expected to require a protein-protein interaction for reconstitution. <text:s/>Ost1 is a component of the oligosaccharyltransferase complex localized to the endoplasmic reticulum membrane and is not expected to interact with any baits tested. <text:s/>Colonies of transformed strains were spotted on SD –Trp (SD –W), SD –Trp–Ade–His (SD –WAH), SD –WAH +25</text:span><text:span text:style-name="T28">μ</text:span><text:span text:style-name="T2">M fluconazole + 2% DMSO, SD –WAH +50</text:span><text:span text:style-name="T28">μ</text:span><text:span text:style-name="T2">M fluconazole + 2% DMSO, and SD –WAH + 2% DMSO. <text:s/>SD –WAH conditions select for reconstitution of ubiquitin.</text:span></text:h>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2f549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annotation_20_text" style:display-name="annotation text" style:family="paragraph" style:parent-style-name="Standard" style:default-outline-level="">
      <style:text-properties style:font-name="Calibri" fo:font-family="Calibri" style:font-family-generic="roman" style:font-pitch="variable" style:font-name-complex="F" style:font-family-generic-complex="system" style:font-pitch-complex="variable"/>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fo:font-size="9pt" style:font-size-asian="9pt" style:font-size-complex="9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p1" style:family="paragraph" style:parent-style-name="Standard" style:default-outline-level="">
      <style:text-properties fo:color="#000000" style:font-name="Helvetica Neue" fo:font-family="'Helvetica Neue'" style:font-family-generic="roman" style:font-pitch="variable" fo:font-size="19.5pt" style:font-size-asian="19.5pt" style:font-size-complex="19.5pt"/>
    </style:style>
    <style:style style:name="Document_20_Map" style:display-name="Document Map" style:family="paragraph" style:parent-style-name="Standard" style:default-outline-level=""/>
    <style:style style:name="Revis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_20_text" style:display-name="footnote text" style:family="paragraph" style:parent-style-name="Standard" style:default-outline-level=""/>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pple-converted-space" style:family="text" style:parent-style-name="Default_20_Paragraph_20_Font"/>
    <style:style style:name="mb"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Document_20_Map_20_Char" style:display-name="Document Map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i Celaj</meta:initial-creator>
    <meta:editing-cycles>8</meta:editing-cycles>
    <meta:print-date>2018-04-06T16:34:00</meta:print-date>
    <meta:creation-date>2018-07-24T21:39:00</meta:creation-date>
    <dc:date>2018-07-25T00:12:44.683710836</dc:date>
    <meta:editing-duration>PT26M49S</meta:editing-duration>
    <meta:generator>LibreOffice/5.1.6.2$Linux_X86_64 LibreOffice_project/10m0$Build-2</meta:generator>
    <meta:document-statistic meta:table-count="0" meta:image-count="0" meta:object-count="60" meta:page-count="26" meta:paragraph-count="250" meta:word-count="13731" meta:character-count="89229" meta:non-whitespace-character-count="755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genetics</meta:user-defined>
    <meta:user-defined meta:name="Mendeley Document_1" meta:value-type="string">True</meta:user-defined>
    <meta:user-defined meta:name="Mendeley Recent Style Id 0_1" meta:value-type="string">http://www.zotero.org/styles/apa</meta:user-defined>
    <meta:user-defined meta:name="Mendeley Recent Style Id 1_1" meta:value-type="string">http://www.zotero.org/styles/genome-biology</meta:user-defined>
    <meta:user-defined meta:name="Mendeley Recent Style Id 2_1" meta:value-type="string">http://www.zotero.org/styles/harvard1</meta:user-defined>
    <meta:user-defined meta:name="Mendeley Recent Style Id 3_1" meta:value-type="string">http://www.zotero.org/styles/ieee</meta:user-defined>
    <meta:user-defined meta:name="Mendeley Recent Style Id 4_1" meta:value-type="string">http://www.zotero.org/styles/modern-humanities-research-association</meta:user-defined>
    <meta:user-defined meta:name="Mendeley Recent Style Id 5_1" meta:value-type="string">http://www.zotero.org/styles/modern-language-association</meta:user-defined>
    <meta:user-defined meta:name="Mendeley Recent Style Id 6_1" meta:value-type="string">http://www.zotero.org/styles/molecular-systems-biology</meta:user-defined>
    <meta:user-defined meta:name="Mendeley Recent Style Id 7_1" meta:value-type="string">http://www.zotero.org/styles/nature</meta:user-defined>
    <meta:user-defined meta:name="Mendeley Recent Style Id 8_1" meta:value-type="string">http://www.zotero.org/styles/nature-genetics</meta:user-defined>
    <meta:user-defined meta:name="Mendeley Recent Style Id 9_1" meta:value-type="string">http://www.zotero.org/styles/plos-computational-biology</meta:user-defined>
    <meta:user-defined meta:name="Mendeley Recent Style Name 0_1" meta:value-type="string">American Psychological Association 6th edition</meta:user-defined>
    <meta:user-defined meta:name="Mendeley Recent Style Name 1_1" meta:value-type="string">Genome Biology</meta:user-defined>
    <meta:user-defined meta:name="Mendeley Recent Style Name 2_1" meta:value-type="string">Harvard Reference format 1 (author-date)</meta:user-defined>
    <meta:user-defined meta:name="Mendeley Recent Style Name 3_1" meta:value-type="string">IEEE</meta:user-defined>
    <meta:user-defined meta:name="Mendeley Recent Style Name 4_1" meta:value-type="string">Modern Humanities Research Association 3rd edition (note with bibliography)</meta:user-defined>
    <meta:user-defined meta:name="Mendeley Recent Style Name 5_1" meta:value-type="string">Modern Language Association 7th edition</meta:user-defined>
    <meta:user-defined meta:name="Mendeley Recent Style Name 6_1" meta:value-type="string">Molecular Systems Biology</meta:user-defined>
    <meta:user-defined meta:name="Mendeley Recent Style Name 7_1" meta:value-type="string">Nature</meta:user-defined>
    <meta:user-defined meta:name="Mendeley Recent Style Name 8_1" meta:value-type="string">Nature Genetics</meta:user-defined>
    <meta:user-defined meta:name="Mendeley Recent Style Name 9_1" meta:value-type="string">PLOS Computational Biology</meta:user-defined>
    <meta:user-defined meta:name="Mendeley Unique User Id_1" meta:value-type="string">b15335d3-b1b2-375e-bbd2-b37e00766d00</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ε</mi>
      <mrow>
        <mi mathvariant="italic">ybt</mi>
        <mn>1</mn>
        <mi>∆</mi>
        <mi mathvariant="italic">ycf</mi>
        <mn>1</mn>
        <mi>∆</mi>
        <mi mathvariant="italic">yor</mi>
        <mn>1</mn>
        <mi>∆</mi>
      </mrow>
    </msub>
    <annotation encoding="StarMath 5.0">{ε} rsub {ybt1∆ycf1∆yor1∆}</annotation>
  </semantics>
</math>
</file>

<file path=Object 100/content.xml><?xml version="1.0" encoding="utf-8"?>
<math xmlns="http://www.w3.org/1998/Math/MathML" display="block">
  <semantics>
    <mrow>
      <mn>1,</mn>
      <mi>…</mi>
      <mi>,</mi>
      <mrow>
        <mi>n</mi>
        <mo stretchy="false">−</mo>
        <mn>1</mn>
      </mrow>
    </mrow>
    <annotation encoding="StarMath 5.0">1,…,n-1</annotation>
  </semantics>
</math>
</file>

<file path=Object 102/content.xml><?xml version="1.0" encoding="utf-8"?>
<math xmlns="http://www.w3.org/1998/Math/MathML" display="block">
  <semantics>
    <mi>n</mi>
    <annotation encoding="StarMath 5.0">n</annotation>
  </semantics>
</math>
</file>

<file path=Object 104/content.xml><?xml version="1.0" encoding="utf-8"?>
<math xmlns="http://www.w3.org/1998/Math/MathML" display="block">
  <semantics>
    <mi>p</mi>
    <annotation encoding="StarMath 5.0">p</annotation>
  </semantics>
</math>
</file>

<file path=Object 106/content.xml><?xml version="1.0" encoding="utf-8"?>
<math xmlns="http://www.w3.org/1998/Math/MathML" display="block">
  <semantics>
    <mrow>
      <mn>0.05</mn>
      <mo stretchy="false">/</mo>
      <mi>k</mi>
    </mrow>
    <annotation encoding="StarMath 5.0">0.05/k</annotation>
  </semantics>
</math>
</file>

<file path=Object 108/content.xml><?xml version="1.0" encoding="utf-8"?>
<math xmlns="http://www.w3.org/1998/Math/MathML" display="block">
  <semantics>
    <mi>k</mi>
    <annotation encoding="StarMath 5.0">k</annotation>
  </semantics>
</math>
</file>

<file path=Object 110/content.xml><?xml version="1.0" encoding="utf-8"?>
<math xmlns="http://www.w3.org/1998/Math/MathML" display="block">
  <semantics>
    <mrow>
      <mn>2,</mn>
      <mi>…</mi>
      <mi>,</mi>
      <mi>n</mi>
    </mrow>
    <annotation encoding="StarMath 5.0">2,…, n</annotation>
  </semantics>
</math>
</file>

<file path=Object 112/content.xml><?xml version="1.0" encoding="utf-8"?>
<math xmlns="http://www.w3.org/1998/Math/MathML" display="block">
  <semantics>
    <mi>p</mi>
    <annotation encoding="StarMath 5.0">p</annotation>
  </semantics>
</math>
</file>

<file path=Object 114/content.xml><?xml version="1.0" encoding="utf-8"?>
<math xmlns="http://www.w3.org/1998/Math/MathML" display="block">
  <semantics>
    <mrow>
      <mi>α</mi>
      <mi>≤</mi>
      <mrow>
        <mn>0.05</mn>
        <mo stretchy="false">/</mo>
        <mi>k</mi>
      </mrow>
    </mrow>
    <annotation encoding="StarMath 5.0">α≤0.05/k</annotation>
  </semantics>
</math>
</file>

<file path=Object 116/content.xml><?xml version="1.0" encoding="utf-8"?>
<math xmlns="http://www.w3.org/1998/Math/MathML" display="block">
  <semantics>
    <mi>k</mi>
    <annotation encoding="StarMath 5.0">k</annotation>
  </semantics>
</math>
</file>

<file path=Object 118/content.xml><?xml version="1.0" encoding="utf-8"?>
<math xmlns="http://www.w3.org/1998/Math/MathML" display="block">
  <semantics>
    <msub>
      <mi>σ</mi>
      <mi mathvariant="italic">resistance</mi>
    </msub>
    <annotation encoding="StarMath 5.0">{σ} rsub {resistance}</annotation>
  </semantics>
</math>
</file>

<file path=Object 12/content.xml><?xml version="1.0" encoding="utf-8"?>
<math xmlns="http://www.w3.org/1998/Math/MathML" display="block">
  <semantics>
    <msub>
      <mi>ε</mi>
      <mrow>
        <mi mathvariant="italic">snq</mi>
        <mn>2</mn>
        <mi>∆</mi>
        <mi mathvariant="italic">ybt</mi>
        <mn>1</mn>
        <mi>∆</mi>
        <mi mathvariant="italic">yor</mi>
        <mn>1</mn>
        <mi>∆</mi>
      </mrow>
    </msub>
    <annotation encoding="StarMath 5.0">{ε} rsub {snq2∆ybt1∆yor1∆}</annotation>
  </semantics>
</math>
</file>

<file path=Object 120/content.xml><?xml version="1.0" encoding="utf-8"?>
<math xmlns="http://www.w3.org/1998/Math/MathML" display="block">
  <semantics>
    <msub>
      <mi>σ</mi>
      <mi mathvariant="italic">resistance</mi>
    </msub>
    <annotation encoding="StarMath 5.0">{σ} rsub {resistance}</annotation>
  </semantics>
</math>
</file>

<file path=Object 14/content.xml><?xml version="1.0" encoding="utf-8"?>
<math xmlns="http://www.w3.org/1998/Math/MathML" display="block">
  <semantics>
    <msub>
      <mi>ε</mi>
      <mrow>
        <mi mathvariant="italic">snq</mi>
        <mn>2</mn>
        <mi>∆</mi>
        <mi mathvariant="italic">ycf</mi>
        <mn>1</mn>
        <mi>∆</mi>
        <mi mathvariant="italic">yor</mi>
        <mn>1</mn>
        <mi>∆</mi>
      </mrow>
    </msub>
    <annotation encoding="StarMath 5.0">{ε} rsub {snq2∆ycf1∆yor1∆}</annotation>
  </semantics>
</math>
</file>

<file path=Object 16/content.xml><?xml version="1.0" encoding="utf-8"?>
<math xmlns="http://www.w3.org/1998/Math/MathML" display="block">
  <semantics>
    <msub>
      <mi>ε</mi>
      <mrow>
        <mi mathvariant="italic">pdr</mi>
        <mn>5</mn>
        <mi>∆</mi>
        <mi mathvariant="italic">ybt</mi>
        <mn>1</mn>
        <mi>∆</mi>
        <mi mathvariant="italic">ycf</mi>
        <mn>1</mn>
        <mi>∆</mi>
        <mi mathvariant="italic">yor</mi>
        <mn>1</mn>
        <mi>∆</mi>
      </mrow>
    </msub>
    <annotation encoding="StarMath 5.0">{ε} rsub {pdr5∆ybt1∆ycf1∆yor1∆}</annotation>
  </semantics>
</math>
</file>

<file path=Object 18/content.xml><?xml version="1.0" encoding="utf-8"?>
<math xmlns="http://www.w3.org/1998/Math/MathML" display="block">
  <semantics>
    <msub>
      <mi>ε</mi>
      <mrow>
        <mi mathvariant="italic">pdr</mi>
        <mn>5</mn>
        <mi>∆</mi>
        <mi mathvariant="italic">snq</mi>
        <mn>2</mn>
        <mi>∆</mi>
        <mi mathvariant="italic">ybt</mi>
        <mn>1</mn>
        <mi>∆</mi>
        <mi mathvariant="italic">yor</mi>
        <mn>1</mn>
        <mi>∆</mi>
      </mrow>
    </msub>
    <annotation encoding="StarMath 5.0">{ε} rsub {pdr5∆snq2∆ybt1∆yor1∆}</annotation>
  </semantics>
</math>
</file>

<file path=Object 2/content.xml><?xml version="1.0" encoding="utf-8"?>
<math xmlns="http://www.w3.org/1998/Math/MathML" display="block">
  <semantics>
    <mrow>
      <mrow>
        <msubsup>
          <mi>σ</mi>
          <mi mathvariant="italic">wt</mi>
          <mn>2</mn>
        </msubsup>
        <mo stretchy="false">=</mo>
        <mn>0.024</mn>
      </mrow>
      <mi mathvariant="italic">MAT</mi>
      <mi>a</mi>
      <mi>,</mi>
      <mn>0.017</mn>
      <mi mathvariant="italic">MAT</mi>
      <mi>α</mi>
      <mi>;</mi>
      <mrow>
        <msubsup>
          <mi>σ</mi>
          <mrow>
            <mi mathvariant="italic">pdr</mi>
            <mn>5</mn>
            <mi>∆</mi>
          </mrow>
          <mn>2</mn>
        </msubsup>
        <mo stretchy="false">=</mo>
        <mn>0.009,</mn>
      </mrow>
      <mn>0.003</mn>
    </mrow>
    <annotation encoding="StarMath 5.0">{σ} rsub {wt} rsup {2} =0.024  MAT a ,0.017  MAT α ;  {σ} rsub {pdr5∆} rsup {2} =0.009, 0.003</annotation>
  </semantics>
</math>
</file>

<file path=Object 20/content.xml><?xml version="1.0" encoding="utf-8"?>
<math xmlns="http://www.w3.org/1998/Math/MathML" display="block">
  <semantics>
    <msub>
      <mi>ε</mi>
      <mrow>
        <mi mathvariant="italic">pdr</mi>
        <mn>5</mn>
        <mi>∆</mi>
        <mi mathvariant="italic">snq</mi>
        <mn>2</mn>
        <mi>∆</mi>
        <mi mathvariant="italic">ycf</mi>
        <mn>1</mn>
        <mi>∆</mi>
        <mi mathvariant="italic">yor</mi>
        <mn>1</mn>
        <mi>∆</mi>
      </mrow>
    </msub>
    <annotation encoding="StarMath 5.0">{ε} rsub {pdr5∆snq2∆ycf1∆yor1∆}</annotation>
  </semantics>
</math>
</file>

<file path=Object 22/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sub>
      <mi>s</mi>
      <mi>x</mi>
    </msub>
    <annotation encoding="StarMath 5.0">{s} rsub {x}</annotation>
  </semantics>
</math>
</file>

<file path=Object 26/content.xml><?xml version="1.0" encoding="utf-8"?>
<math xmlns="http://www.w3.org/1998/Math/MathML" display="block">
  <semantics>
    <mi>d</mi>
    <annotation encoding="StarMath 5.0">d</annotation>
  </semantics>
</math>
</file>

<file path=Object 28/content.xml><?xml version="1.0" encoding="utf-8"?>
<math xmlns="http://www.w3.org/1998/Math/MathML" display="block">
  <semantics>
    <mi>t</mi>
    <annotation encoding="StarMath 5.0">t</annotation>
  </semantics>
</math>
</file>

<file path=Object 30/content.xml><?xml version="1.0" encoding="utf-8"?>
<math xmlns="http://www.w3.org/1998/Math/MathML" display="block">
  <semantics>
    <mrow>
      <msub>
        <mi>c</mi>
        <mrow>
          <msub>
            <mi>s</mi>
            <mi>x</mi>
          </msub>
          <mi>,</mi>
          <mi>d</mi>
          <mi>,</mi>
          <mi>t</mi>
        </mrow>
      </msub>
      <mrow/>
    </mrow>
    <annotation encoding="StarMath 5.0">{c} rsub {{s} rsub {x} ,d,t} )</annotation>
  </semantics>
</math>
</file>

<file path=Object 32/content.xml><?xml version="1.0" encoding="utf-8"?>
<math xmlns="http://www.w3.org/1998/Math/MathML" display="block">
  <semantics>
    <msub>
      <mi>c</mi>
      <mrow>
        <msub>
          <mi>s</mi>
          <mi>x</mi>
        </msub>
        <mi>,</mi>
        <mi>d</mi>
        <mi>,</mi>
        <mi>t</mi>
      </mrow>
    </msub>
    <annotation encoding="StarMath 5.0">{c} rsub {{s} rsub {x} ,d,t}</annotation>
  </semantics>
</math>
</file>

<file path=Object 34/content.xml><?xml version="1.0" encoding="utf-8"?>
<math xmlns="http://www.w3.org/1998/Math/MathML" display="block">
  <semantics>
    <msub>
      <mi>c</mi>
      <mrow>
        <msub>
          <mi>s</mi>
          <mi>x</mi>
        </msub>
        <mi>,</mi>
        <mi>d</mi>
        <mi>,</mi>
        <mi>t</mi>
      </mrow>
    </msub>
    <annotation encoding="StarMath 5.0">{c} rsub {{s} rsub {x} ,d,t}</annotation>
  </semantics>
</math>
</file>

<file path=Object 36/content.xml><?xml version="1.0" encoding="utf-8"?>
<math xmlns="http://www.w3.org/1998/Math/MathML" display="block">
  <semantics>
    <msub>
      <mi>f</mi>
      <mrow>
        <msub>
          <mi>s</mi>
          <mi>x</mi>
        </msub>
        <mi>,</mi>
        <mi>d</mi>
        <mi>,</mi>
        <mi>t</mi>
      </mrow>
    </msub>
    <annotation encoding="StarMath 5.0">{f} rsub {{s} rsub {x} ,d,t}</annotation>
  </semantics>
</math>
</file>

<file path=Object 38/content.xml><?xml version="1.0" encoding="utf-8"?>
<math xmlns="http://www.w3.org/1998/Math/MathML" display="block">
  <semantics>
    <mrow>
      <msub>
        <mi>f</mi>
        <mrow>
          <msub>
            <mi>s</mi>
            <mi>x</mi>
          </msub>
          <mi>,</mi>
          <mi>d</mi>
          <mi>,</mi>
          <mi>t</mi>
        </mrow>
      </msub>
      <mo stretchy="false">=</mo>
      <mfrac>
        <msub>
          <mi>c</mi>
          <mrow>
            <msub>
              <mi>s</mi>
              <mi>x</mi>
            </msub>
            <mi>,</mi>
            <mi>d</mi>
            <mi>,</mi>
            <mi>t</mi>
          </mrow>
        </msub>
        <mrow>
          <munderover>
            <mo stretchy="false">∑</mo>
            <mrow>
              <mi>i</mi>
              <mo stretchy="false">=</mo>
              <mn>1</mn>
            </mrow>
            <mi>n</mi>
          </munderover>
          <msub>
            <mi>c</mi>
            <mrow>
              <msub>
                <mi>s</mi>
                <mi>i</mi>
              </msub>
              <mi>,</mi>
              <mi>d</mi>
              <mi>,</mi>
              <mi>t</mi>
            </mrow>
          </msub>
        </mrow>
      </mfrac>
    </mrow>
    <annotation encoding="StarMath 5.0">{f} rsub {{s} rsub {x} ,d,t} = {{c} rsub {{s} rsub {x} ,d,t}} over {sum from {i=1} to {n} {{c} rsub {{s} rsub {i} ,d,t}}}</annotation>
  </semantics>
</math>
</file>

<file path=Object 4/content.xml><?xml version="1.0" encoding="utf-8"?>
<math xmlns="http://www.w3.org/1998/Math/MathML" display="block">
  <semantics>
    <msub>
      <mi>ε</mi>
      <mrow>
        <mi mathvariant="italic">pdr</mi>
        <mn>5</mn>
        <mi>∆</mi>
        <mi mathvariant="italic">snq</mi>
        <mn>2</mn>
        <mi>∆</mi>
      </mrow>
    </msub>
    <annotation encoding="StarMath 5.0">{ε} rsub {pdr5∆snq2∆}</annotation>
  </semantics>
</math>
</file>

<file path=Object 40/content.xml><?xml version="1.0" encoding="utf-8"?>
<math xmlns="http://www.w3.org/1998/Math/MathML" display="block">
  <semantics>
    <mi mathvariant="italic">vAUC</mi>
    <annotation encoding="StarMath 5.0">vAUC</annotation>
  </semantics>
</math>
</file>

<file path=Object 42/content.xml><?xml version="1.0" encoding="utf-8"?>
<math xmlns="http://www.w3.org/1998/Math/MathML" display="block">
  <semantics>
    <msup>
      <mn>2</mn>
      <mi>t</mi>
    </msup>
    <annotation encoding="StarMath 5.0">{2} ^ {t}</annotation>
  </semantics>
</math>
</file>

<file path=Object 44/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n>0</mn>
    <annotation encoding="StarMath 5.0">0</annotation>
  </semantics>
</math>
</file>

<file path=Object 48/content.xml><?xml version="1.0" encoding="utf-8"?>
<math xmlns="http://www.w3.org/1998/Math/MathML" display="block">
  <semantics>
    <mi>T</mi>
    <annotation encoding="StarMath 5.0">T</annotation>
  </semantics>
</math>
</file>

<file path=Object 50/content.xml><?xml version="1.0" encoding="utf-8"?>
<math xmlns="http://www.w3.org/1998/Math/MathML" display="block">
  <semantics>
    <mrow>
      <msub>
        <mi mathvariant="italic">vAUC</mi>
        <mrow>
          <msub>
            <mi>s</mi>
            <mi>x</mi>
          </msub>
          <mi>,</mi>
          <mi>d</mi>
        </mrow>
      </msub>
      <mo stretchy="false">=</mo>
      <mrow>
        <munderover>
          <mo stretchy="false">∫</mo>
          <mn>0</mn>
          <mi>T</mi>
        </munderover>
        <mrow>
          <msub>
            <mi>f</mi>
            <mrow>
              <msub>
                <mi>s</mi>
                <mi>x</mi>
              </msub>
              <mi>,</mi>
              <mi>d</mi>
              <mi>,</mi>
              <mi>t</mi>
            </mrow>
          </msub>
          <msup>
            <mn>2</mn>
            <mi>t</mi>
          </msup>
          <mi mathvariant="italic">dt</mi>
        </mrow>
      </mrow>
    </mrow>
    <annotation encoding="StarMath 5.0">{vAUC} rsub {{s} rsub {x} ,d} = int from {0} to {T} {{f} rsub {{s} rsub {x} ,d,t} {2} ^ {t} dt}</annotation>
  </semantics>
</math>
</file>

<file path=Object 52/content.xml><?xml version="1.0" encoding="utf-8"?>
<math xmlns="http://www.w3.org/1998/Math/MathML" display="block">
  <semantics>
    <msub>
      <mi>s</mi>
      <mi>i</mi>
    </msub>
    <annotation encoding="StarMath 5.0">{s} rsub {i}</annotation>
  </semantics>
</math>
</file>

<file path=Object 54/content.xml><?xml version="1.0" encoding="utf-8"?>
<math xmlns="http://www.w3.org/1998/Math/MathML" display="block">
  <semantics>
    <mi>d</mi>
    <annotation encoding="StarMath 5.0">d</annotation>
  </semantics>
</math>
</file>

<file path=Object 56/content.xml><?xml version="1.0" encoding="utf-8"?>
<math xmlns="http://www.w3.org/1998/Math/MathML" display="block">
  <semantics>
    <mi mathvariant="italic">solv</mi>
    <annotation encoding="StarMath 5.0">solv</annotation>
  </semantics>
</math>
</file>

<file path=Object 58/content.xml><?xml version="1.0" encoding="utf-8"?>
<math xmlns="http://www.w3.org/1998/Math/MathML" display="block">
  <semantics>
    <mrow>
      <msub>
        <mi>r</mi>
        <mrow>
          <msub>
            <mi>s</mi>
            <mi>i</mi>
          </msub>
          <mi>,</mi>
          <mi>d</mi>
        </mrow>
      </msub>
      <mo stretchy="false">=</mo>
      <msup>
        <mrow>
          <mo fence="true" stretchy="true">(</mo>
          <mrow>
            <mfrac>
              <msub>
                <mi mathvariant="italic">vAUC</mi>
                <mrow>
                  <msub>
                    <mi>s</mi>
                    <mi>i</mi>
                  </msub>
                  <mi>,</mi>
                  <mi>d</mi>
                </mrow>
              </msub>
              <msub>
                <mi mathvariant="italic">vAUC</mi>
                <mrow>
                  <msub>
                    <mi>s</mi>
                    <mi>i</mi>
                  </msub>
                  <mi>,</mi>
                  <mi mathvariant="italic">solv</mi>
                </mrow>
              </msub>
            </mfrac>
          </mrow>
          <mo fence="true" stretchy="true">)</mo>
        </mrow>
        <mfrac>
          <mn>1</mn>
          <mi>T</mi>
        </mfrac>
      </msup>
    </mrow>
    <annotation encoding="StarMath 5.0">{r} rsub {{s} rsub {i} ,d} = {left ({{vAUC} rsub {{s} rsub {i} ,d}} over {{vAUC} rsub {{s} rsub {i} ,solv}} right )} ^ {{1} over {T}}</annotation>
  </semantics>
</math>
</file>

<file path=Object 6/content.xml><?xml version="1.0" encoding="utf-8"?>
<math xmlns="http://www.w3.org/1998/Math/MathML" display="block">
  <semantics>
    <msub>
      <mi>ε</mi>
      <mrow>
        <mi mathvariant="italic">pdr</mi>
        <mn>5</mn>
        <mi>∆</mi>
        <mi mathvariant="italic">snq</mi>
        <mn>2</mn>
        <mi>∆</mi>
        <mi mathvariant="italic">ybt</mi>
        <mn>1</mn>
        <mi>∆</mi>
      </mrow>
    </msub>
    <annotation encoding="StarMath 5.0">{ε} rsub {pdr5∆snq2∆ybt1∆}</annotation>
  </semantics>
</math>
</file>

<file path=Object 60/content.xml><?xml version="1.0" encoding="utf-8"?>
<math xmlns="http://www.w3.org/1998/Math/MathML" display="block">
  <semantics>
    <mi>r</mi>
    <annotation encoding="StarMath 5.0">r</annotation>
  </semantics>
</math>
</file>

<file path=Object 62/content.xml><?xml version="1.0" encoding="utf-8"?>
<math xmlns="http://www.w3.org/1998/Math/MathML" display="block">
  <semantics>
    <mrow>
      <mi>x</mi>
      <mi>∆</mi>
      <mi>y</mi>
      <mi>∆</mi>
    </mrow>
    <annotation encoding="StarMath 5.0">x∆y∆ </annotation>
  </semantics>
</math>
</file>

<file path=Object 64/content.xml><?xml version="1.0" encoding="utf-8"?>
<math xmlns="http://www.w3.org/1998/Math/MathML" display="block">
  <semantics>
    <msub>
      <mover accent="true">
        <mi>r</mi>
        <mo stretchy="true">^</mo>
      </mover>
      <mrow>
        <mi>x</mi>
        <mi>∆</mi>
        <mi>y</mi>
        <mi>∆</mi>
        <mi>,</mi>
        <mi>d</mi>
      </mrow>
    </msub>
    <annotation encoding="StarMath 5.0">{widehat {r}} rsub {x∆y∆,d}</annotation>
  </semantics>
</math>
</file>

<file path=Object 66/content.xml><?xml version="1.0" encoding="utf-8"?>
<math xmlns="http://www.w3.org/1998/Math/MathML" display="block">
  <semantics>
    <mrow>
      <mrow>
        <msub>
          <mover accent="true">
            <mi>r</mi>
            <mo stretchy="true">^</mo>
          </mover>
          <mrow>
            <mi>x</mi>
            <mi>∆</mi>
            <mi>y</mi>
            <mi>∆</mi>
            <mi>,</mi>
            <mi>d</mi>
          </mrow>
        </msub>
        <mo stretchy="false">=</mo>
        <msub>
          <mi>r</mi>
          <mrow>
            <mi>x</mi>
            <mi>∆</mi>
            <mi>,</mi>
            <mi>d</mi>
          </mrow>
        </msub>
      </mrow>
      <msub>
        <mi>r</mi>
        <mrow>
          <mi>y</mi>
          <mi>∆</mi>
          <mi>,</mi>
          <mi>d</mi>
        </mrow>
      </msub>
    </mrow>
    <annotation encoding="StarMath 5.0">{widehat {r}} rsub {x∆y∆,d} = {r} rsub {x∆,d} {r} rsub {y∆,d}</annotation>
  </semantics>
</math>
</file>

<file path=Object 68/content.xml><?xml version="1.0" encoding="utf-8"?>
<math xmlns="http://www.w3.org/1998/Math/MathML" display="block">
  <semantics>
    <mrow>
      <msub>
        <mi>log</mi>
        <mn>2</mn>
      </msub>
      <mrow>
        <mrow>
          <mo fence="true" stretchy="true">(</mo>
          <mrow>
            <msub>
              <mi>r</mi>
              <mrow>
                <msub>
                  <mi>s</mi>
                  <mi>i</mi>
                </msub>
                <mi>,</mi>
                <mi>d</mi>
              </mrow>
            </msub>
          </mrow>
          <mo fence="true" stretchy="true">)</mo>
        </mrow>
        <mo stretchy="false">=</mo>
        <msub>
          <mi>l</mi>
          <mrow>
            <msub>
              <mi>s</mi>
              <mi>i</mi>
            </msub>
            <mi>,</mi>
            <mi>d</mi>
          </mrow>
        </msub>
      </mrow>
    </mrow>
    <annotation encoding="StarMath 5.0">{log} rsub {2} left ({r} rsub {{s} rsub {i} ,d} right ) = {l} rsub {{s} rsub {i} ,d}</annotation>
  </semantics>
</math>
</file>

<file path=Object 70/content.xml><?xml version="1.0" encoding="utf-8"?>
<math xmlns="http://www.w3.org/1998/Math/MathML" display="block">
  <semantics>
    <mrow>
      <msub>
        <mover accent="true">
          <mi>l</mi>
          <mo stretchy="true">^</mo>
        </mover>
        <mrow>
          <mi>x</mi>
          <mi>∆</mi>
          <mi>y</mi>
          <mi>∆</mi>
          <mi>,</mi>
          <mi>d</mi>
        </mrow>
      </msub>
      <mo stretchy="false">=</mo>
      <mrow>
        <msub>
          <mi>l</mi>
          <mrow>
            <mi>x</mi>
            <mi>∆</mi>
            <mi>,</mi>
            <mi>d</mi>
          </mrow>
        </msub>
        <mo stretchy="false">+</mo>
        <msub>
          <mi>l</mi>
          <mrow>
            <mi>y</mi>
            <mi>∆</mi>
            <mi>,</mi>
            <mi>d</mi>
          </mrow>
        </msub>
      </mrow>
    </mrow>
    <annotation encoding="StarMath 5.0">{widehat {l}} rsub {x∆y∆,d} = {l} rsub {x∆,d} + {l} rsub {y∆,d}</annotation>
  </semantics>
</math>
</file>

<file path=Object 72/content.xml><?xml version="1.0" encoding="utf-8"?>
<math xmlns="http://www.w3.org/1998/Math/MathML" display="block">
  <semantics>
    <msub>
      <mi>ε</mi>
      <mrow>
        <mi>x</mi>
        <mi>∆</mi>
        <mi>y</mi>
        <mi>∆</mi>
        <mi>,</mi>
        <mi>d</mi>
      </mrow>
    </msub>
    <annotation encoding="StarMath 5.0">{ε} rsub {x∆y∆,d}</annotation>
  </semantics>
</math>
</file>

<file path=Object 74/content.xml><?xml version="1.0" encoding="utf-8"?>
<math xmlns="http://www.w3.org/1998/Math/MathML" display="block">
  <semantics>
    <mrow>
      <msub>
        <mi>ε</mi>
        <mrow>
          <mi>x</mi>
          <mi>∆</mi>
          <mi>y</mi>
          <mi>∆</mi>
          <mi>,</mi>
          <mi>d</mi>
        </mrow>
      </msub>
      <mi>≡</mi>
      <mrow>
        <mrow>
          <msub>
            <mi>l</mi>
            <mrow>
              <mi>x</mi>
              <mi>∆</mi>
              <mi>y</mi>
              <mi>∆</mi>
              <mi>,</mi>
              <mi>d</mi>
            </mrow>
          </msub>
          <mo stretchy="false">−</mo>
          <msub>
            <mover accent="true">
              <mi>l</mi>
              <mo stretchy="true">^</mo>
            </mover>
            <mrow>
              <mi>x</mi>
              <mi>∆</mi>
              <mi>y</mi>
              <mi>∆</mi>
              <mi>,</mi>
              <mi>d</mi>
            </mrow>
          </msub>
        </mrow>
        <mo stretchy="false">=</mo>
        <mrow>
          <msub>
            <mi>l</mi>
            <mrow>
              <mi>x</mi>
              <mi>∆</mi>
              <mi>y</mi>
              <mi>∆</mi>
              <mi>,</mi>
              <mi>d</mi>
            </mrow>
          </msub>
          <mo stretchy="false">−</mo>
          <msub>
            <mi>l</mi>
            <mrow>
              <mi>x</mi>
              <mi>∆</mi>
              <mi>,</mi>
              <mi>d</mi>
            </mrow>
          </msub>
          <mo stretchy="false">−</mo>
          <msub>
            <mi>l</mi>
            <mrow>
              <mi>y</mi>
              <mi>∆</mi>
              <mi>,</mi>
              <mi>d</mi>
            </mrow>
          </msub>
        </mrow>
      </mrow>
    </mrow>
    <annotation encoding="StarMath 5.0">{ε} rsub {x∆y∆,d} ≡ {l} rsub {x∆y∆,d} - {widehat {l}} rsub {x∆y∆,d} = {l} rsub {x∆y∆,d} - {l} rsub {x∆,d} - {l} rsub {y∆,d}</annotation>
  </semantics>
</math>
</file>

<file path=Object 76/content.xml><?xml version="1.0" encoding="utf-8"?>
<math xmlns="http://www.w3.org/1998/Math/MathML" display="block">
  <semantics>
    <mrow>
      <msub>
        <mover accent="true">
          <mi>l</mi>
          <mo stretchy="true">^</mo>
        </mover>
        <mrow>
          <mi>x</mi>
          <mi>∆</mi>
          <mi>y</mi>
          <mi>∆</mi>
          <mi>z</mi>
          <mi>∆</mi>
          <mi>,</mi>
          <mi>d</mi>
        </mrow>
      </msub>
      <mo stretchy="false">=</mo>
      <mrow>
        <msub>
          <mi>l</mi>
          <mrow>
            <mi>x</mi>
            <mi>∆</mi>
            <mi>,</mi>
            <mi>d</mi>
          </mrow>
        </msub>
        <mo stretchy="false">+</mo>
        <msub>
          <mi>l</mi>
          <mrow>
            <mi>y</mi>
            <mi>∆</mi>
            <mi>,</mi>
            <mi>d</mi>
          </mrow>
        </msub>
        <mo stretchy="false">+</mo>
        <msub>
          <mi>l</mi>
          <mrow>
            <mi>z</mi>
            <mi>∆</mi>
            <mi>,</mi>
            <mi>d</mi>
          </mrow>
        </msub>
        <mo stretchy="false">+</mo>
        <msub>
          <mi>ε</mi>
          <mrow>
            <mi>x</mi>
            <mi>∆</mi>
            <mi>y</mi>
            <mi>∆</mi>
            <mi>,</mi>
            <mi>d</mi>
          </mrow>
        </msub>
        <mo stretchy="false">+</mo>
        <msub>
          <mi>ε</mi>
          <mrow>
            <mi>x</mi>
            <mi>∆</mi>
            <mi>z</mi>
            <mi>∆</mi>
            <mi>,</mi>
            <mi>d</mi>
          </mrow>
        </msub>
        <mo stretchy="false">+</mo>
        <msub>
          <mi>ε</mi>
          <mrow>
            <mi>y</mi>
            <mi>∆</mi>
            <mi>z</mi>
            <mi>∆</mi>
            <mi>,</mi>
            <mi>d</mi>
          </mrow>
        </msub>
      </mrow>
    </mrow>
    <annotation encoding="StarMath 5.0">{widehat {l}} rsub {x∆y∆z∆,d} = {l} rsub {x∆,d} + {l} rsub {y∆,d} + {l} rsub {z∆,d} + {ε} rsub {x∆y∆,d} + {ε} rsub {x∆z∆,d} + {ε} rsub {y∆z∆,d}</annotation>
  </semantics>
</math>
</file>

<file path=Object 78/content.xml><?xml version="1.0" encoding="utf-8"?>
<math xmlns="http://www.w3.org/1998/Math/MathML" display="block">
  <semantics>
    <mrow>
      <msub>
        <mi>ε</mi>
        <mrow>
          <mi>x</mi>
          <mi>∆</mi>
          <mi>y</mi>
          <mi>∆</mi>
          <mi>z</mi>
          <mi>∆</mi>
          <mi>,</mi>
          <mi>d</mi>
        </mrow>
      </msub>
      <mi>≡</mi>
      <mrow>
        <msub>
          <mi>l</mi>
          <mrow>
            <mi>x</mi>
            <mi>∆</mi>
            <mi>y</mi>
            <mi>∆</mi>
            <mi>z</mi>
            <mi>∆</mi>
            <mi>,</mi>
            <mi>d</mi>
          </mrow>
        </msub>
        <mo stretchy="false">−</mo>
        <msub>
          <mover accent="true">
            <mi>l</mi>
            <mo stretchy="true">^</mo>
          </mover>
          <mrow>
            <mi>x</mi>
            <mi>∆</mi>
            <mi>y</mi>
            <mi>∆</mi>
            <mi>z</mi>
            <mi>∆</mi>
            <mi>,</mi>
            <mi>d</mi>
          </mrow>
        </msub>
      </mrow>
    </mrow>
    <annotation encoding="StarMath 5.0">{ε} rsub {x∆y∆z∆,d} ≡ {l} rsub {x∆y∆z∆,d} - {widehat {l}} rsub {x∆y∆z∆,d}</annotation>
  </semantics>
</math>
</file>

<file path=Object 8/content.xml><?xml version="1.0" encoding="utf-8"?>
<math xmlns="http://www.w3.org/1998/Math/MathML" display="block">
  <semantics>
    <msub>
      <mi>ε</mi>
      <mrow>
        <mi mathvariant="italic">pdr</mi>
        <mn>5</mn>
        <mi>∆</mi>
        <mi mathvariant="italic">snq</mi>
        <mn>2</mn>
        <mi>∆</mi>
        <mi mathvariant="italic">yor</mi>
        <mn>1</mn>
        <mi>∆</mi>
      </mrow>
    </msub>
    <annotation encoding="StarMath 5.0">{ε} rsub {pdr5∆snq2∆yor1∆}</annotation>
  </semantics>
</math>
</file>

<file path=Object 80/content.xml><?xml version="1.0" encoding="utf-8"?>
<math xmlns="http://www.w3.org/1998/Math/MathML" display="block">
  <semantics>
    <mi>ε</mi>
    <annotation encoding="StarMath 5.0">ε</annotation>
  </semantics>
</math>
</file>

<file path=Object 82/content.xml><?xml version="1.0" encoding="utf-8"?>
<math xmlns="http://www.w3.org/1998/Math/MathML" display="block">
  <semantics>
    <mrow>
      <mi>ε</mi>
      <mo stretchy="false">=</mo>
      <mn>1</mn>
    </mrow>
    <annotation encoding="StarMath 5.0">ε=1</annotation>
  </semantics>
</math>
</file>

<file path=Object 84/content.xml><?xml version="1.0" encoding="utf-8"?>
<math xmlns="http://www.w3.org/1998/Math/MathML" display="block">
  <semantics>
    <mi>ε</mi>
    <annotation encoding="StarMath 5.0">ε</annotation>
  </semantics>
</math>
</file>

<file path=Object 86/content.xml><?xml version="1.0" encoding="utf-8"?>
<math xmlns="http://www.w3.org/1998/Math/MathML" display="block">
  <semantics>
    <mi>l</mi>
    <annotation encoding="StarMath 5.0">l</annotation>
  </semantics>
</math>
</file>

<file path=Object 88/content.xml><?xml version="1.0" encoding="utf-8"?>
<math xmlns="http://www.w3.org/1998/Math/MathML" display="block">
  <semantics>
    <mi>ε</mi>
    <annotation encoding="StarMath 5.0">ε</annotation>
  </semantics>
</math>
</file>

<file path=Object 90/content.xml><?xml version="1.0" encoding="utf-8"?>
<math xmlns="http://www.w3.org/1998/Math/MathML" display="block">
  <semantics>
    <mi>ε</mi>
    <annotation encoding="StarMath 5.0">ε</annotation>
  </semantics>
</math>
</file>

<file path=Object 92/content.xml><?xml version="1.0" encoding="utf-8"?>
<math xmlns="http://www.w3.org/1998/Math/MathML" display="block">
  <semantics>
    <mi>p</mi>
    <annotation encoding="StarMath 5.0">p</annotation>
  </semantics>
</math>
</file>

<file path=Object 94/content.xml><?xml version="1.0" encoding="utf-8"?>
<math xmlns="http://www.w3.org/1998/Math/MathML" display="block">
  <semantics>
    <mrow>
      <mi>α</mi>
      <mi>≤</mi>
      <mrow>
        <mn>0.05</mn>
        <mo stretchy="false">/</mo>
        <mn>16</mn>
      </mrow>
    </mrow>
    <annotation encoding="StarMath 5.0">α≤0.05/16</annotation>
  </semantics>
</math>
</file>

<file path=Object 96/content.xml><?xml version="1.0" encoding="utf-8"?>
<math xmlns="http://www.w3.org/1998/Math/MathML" display="block">
  <semantics>
    <mi>ε</mi>
    <annotation encoding="StarMath 5.0">ε</annotation>
  </semantics>
</math>
</file>

<file path=Object 98/content.xml><?xml version="1.0" encoding="utf-8"?>
<math xmlns="http://www.w3.org/1998/Math/MathML" display="block">
  <semantics>
    <mi>n</mi>
    <annotation encoding="StarMath 5.0">n</annotation>
  </semantics>
</math>
</file>